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Sans" svg:font-family="LiberationSans"/>
    <style:font-face style:name="LiberationSerif" svg:font-family="LiberationSerif"/>
    <style:font-face style:name="TimesNewRomanPSMT" svg:font-family="TimesNewRomanPSMT"/>
    <style:font-face style:name="F" svg:font-family="" style:font-family-generic="roman"/>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0.59mm"/>
    </style:style>
    <style:style style:name="co2" style:family="table-column">
      <style:table-column-properties fo:break-before="auto" style:column-width="33.57mm"/>
    </style:style>
    <style:style style:name="co3" style:family="table-column">
      <style:table-column-properties fo:break-before="auto" style:column-width="22.14mm"/>
    </style:style>
    <style:style style:name="co4" style:family="table-column">
      <style:table-column-properties fo:break-before="auto" style:column-width="168.65mm"/>
    </style:style>
    <style:style style:name="co5" style:family="table-column">
      <style:table-column-properties fo:break-before="auto" style:column-width="36.02mm"/>
    </style:style>
    <style:style style:name="co6" style:family="table-column">
      <style:table-column-properties fo:break-before="auto" style:column-width="87.22mm"/>
    </style:style>
    <style:style style:name="co7" style:family="table-column">
      <style:table-column-properties fo:break-before="auto" style:column-width="27.09mm"/>
    </style:style>
    <style:style style:name="co8" style:family="table-column">
      <style:table-column-properties fo:break-before="auto" style:column-width="22.58mm"/>
    </style:style>
    <style:style style:name="co9" style:family="table-column">
      <style:table-column-properties fo:break-before="auto" style:column-width="30.96mm"/>
    </style:style>
    <style:style style:name="co10" style:family="table-column">
      <style:table-column-properties fo:break-before="auto" style:column-width="23.04mm"/>
    </style:style>
    <style:style style:name="co11" style:family="table-column">
      <style:table-column-properties fo:break-before="auto" style:column-width="11.64mm"/>
    </style:style>
    <style:style style:name="co12" style:family="table-column">
      <style:table-column-properties fo:break-before="auto" style:column-width="20.55mm"/>
    </style:style>
    <style:style style:name="co13" style:family="table-column">
      <style:table-column-properties fo:break-before="auto" style:column-width="49.76mm"/>
    </style:style>
    <style:style style:name="co14" style:family="table-column">
      <style:table-column-properties fo:break-before="auto" style:column-width="154.32mm"/>
    </style:style>
    <style:style style:name="ro1" style:family="table-row">
      <style:table-row-properties style:row-height="4.52mm" fo:break-before="auto" style:use-optimal-row-height="true"/>
    </style:style>
    <style:style style:name="ro2" style:family="table-row">
      <style:table-row-properties style:row-height="4.7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table-cell-properties fo:background-color="#ffff00"/>
    </style:style>
    <style:style style:name="ce1" style:family="table-cell" style:parent-style-name="Default">
      <style:text-properties fo:color="#999999"/>
    </style:style>
    <style:style style:name="ce5" style:family="table-cell" style:parent-style-name="Default">
      <style:text-properties fo:color="#b2b2b2"/>
    </style:style>
    <style:style style:name="ce2" style:family="table-cell" style:parent-style-name="Default" style:data-style-name="N100"/>
    <style:style style:name="ce3" style:family="table-cell" style:parent-style-name="Default" style:data-style-name="N100">
      <style:text-properties fo:color="#999999"/>
    </style:style>
    <style:style style:name="ce18" style:family="table-cell" style:parent-style-name="Default" style:data-style-name="N100">
      <style:table-cell-properties fo:background-color="#ffff00"/>
    </style:style>
    <style:style style:name="ce14" style:family="table-cell" style:parent-style-name="Default" style:data-style-name="N100">
      <style:text-properties fo:color="#b2b2b2"/>
    </style:style>
    <style:style style:name="ce15" style:family="table-cell" style:parent-style-name="Default">
      <style:text-properties fo:font-weight="normal" style:font-weight-asian="normal" style:font-weight-complex="normal"/>
    </style:style>
    <style:style style:name="ce21" style:family="table-cell" style:parent-style-name="Default">
      <style:table-cell-properties fo:background-color="#ffff00"/>
      <style:text-properties fo:font-weight="normal" style:font-weight-asian="normal" style:font-weight-complex="normal"/>
    </style:style>
    <style:style style:name="ce7" style:family="table-cell" style:parent-style-name="Default">
      <style:text-properties style:text-outline="false" style:text-line-through-style="none" style:text-line-through-type="none" style:font-name="LiberationSerif" fo:font-size="9pt" fo:language="none" fo:country="none" fo:font-style="normal" fo:text-shadow="none" style:text-underline-style="none" fo:font-weight="normal" style:text-underline-mode="continuous" style:text-overline-mode="continuous" style:text-line-through-mode="continuous" style:font-name-asian="LiberationSerif" style:font-size-asian="9pt" style:language-asian="none" style:country-asian="none" style:font-style-asian="normal" style:font-weight-asian="normal" style:font-name-complex="LiberationSerif" style:font-size-complex="9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ff00"/>
      <style:text-properties style:text-outline="false" style:text-line-through-style="none" style:text-line-through-type="none" style:font-name="LiberationSerif" fo:language="none" fo:country="none" fo:font-style="normal" fo:text-shadow="none" style:text-underline-style="none" fo:font-weight="normal" style:text-underline-mode="continuous" style:text-overline-mode="continuous" style:text-line-through-mode="continuous" style:font-name-asian="LiberationSerif" style:language-asian="none" style:country-asian="none" style:font-style-asian="normal" style:font-weight-asian="normal" style:font-name-complex="LiberationSerif"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ext-properties fo:color="#0000ff" style:text-outline="false" style:text-line-through-style="none" style:text-line-through-type="none" style:font-name="TimesNewRomanPSMT" fo:font-size="9pt" fo:language="none" fo:country="none" fo:font-style="normal" fo:text-shadow="none" style:text-underline-style="none" fo:font-weight="normal" style:text-underline-mode="continuous" style:text-overline-mode="continuous" style:text-line-through-mode="continuous" style:font-name-asian="TimesNewRomanPSMT" style:font-size-asian="9pt" style:language-asian="none" style:country-asian="none" style:font-style-asian="normal" style:font-weight-asian="normal" style:font-name-complex="TimesNewRomanPSMT" style:font-size-complex="9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ffff00"/>
      <style:text-properties style:text-outline="false" style:text-line-through-style="none" style:text-line-through-type="none" style:font-name="LiberationSerif" fo:font-size="9pt" fo:language="none" fo:country="none" fo:font-style="normal" fo:text-shadow="none" style:text-underline-style="none" fo:font-weight="normal" style:text-underline-mode="continuous" style:text-overline-mode="continuous" style:text-line-through-mode="continuous" style:font-name-asian="LiberationSerif" style:font-size-asian="9pt" style:language-asian="none" style:country-asian="none" style:font-style-asian="normal" style:font-weight-asian="normal" style:font-name-complex="LiberationSerif" style:font-size-complex="9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ff00"/>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style:text-outline="false" style:text-line-through-style="none" style:text-line-through-type="none" style:font-name="LiberationSerif" fo:language="none" fo:country="none" fo:font-style="normal" fo:text-shadow="none" style:text-underline-style="none" fo:font-weight="normal" style:text-underline-mode="continuous" style:text-overline-mode="continuous" style:text-line-through-mode="continuous" style:font-name-asian="LiberationSerif" style:language-asian="none" style:country-asian="none" style:font-style-asian="normal" style:font-weight-asian="normal" style:font-name-complex="LiberationSerif"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ext-properties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Obje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Document</text:p>
          </table:table-cell>
          <table:table-cell office:value-type="string" calcext:value-type="string">
            <text:p>Objet géographique</text:p>
          </table:table-cell>
          <table:table-cell office:value-type="string" calcext:value-type="string">
            <text:p>Champs</text:p>
          </table:table-cell>
          <table:table-cell office:value-type="string" calcext:value-type="string">
            <text:p>Définition</text:p>
          </table:table-cell>
          <table:table-cell office:value-type="string" calcext:value-type="string">
            <text:p>Valeur vide autorisée</text:p>
          </table:table-cell>
          <table:table-cell office:value-type="string" calcext:value-type="string">
            <text:p>Contraintes de l’attribut</text:p>
          </table:table-cell>
          <table:table-cell office:value-type="string" calcext:value-type="string">
            <text:p>Codification</text:p>
          </table:table-cell>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IDURBA</text:p>
          </table:table-cell>
          <table:table-cell office:value-type="string" calcext:value-type="string">
            <text:p>Identifiant du document d'urbanisme : Constitue une clé externe dans les autres tables du lot de données</text:p>
          </table:table-cell>
          <table:table-cell office:value-type="string" calcext:value-type="string">
            <text:p>non</text:p>
          </table:table-cell>
          <table:table-cell office:value-type="string" calcext:value-type="string">
            <text:p>Format : &lt;INSSE ou SIREN&gt;_PSMV_&lt;DATAPPRO&gt;</text:p>
          </table:table-cell>
          <table:table-cell office:value-type="string" calcext:value-type="string">
            <text:p>non</text:p>
          </table:table-cell>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TYPEDOC</text:p>
          </table:table-cell>
          <table:table-cell office:value-type="string" calcext:value-type="string">
            <text:p>Type du document d’urbanisme</text:p>
          </table:table-cell>
          <table:table-cell office:value-type="string" calcext:value-type="string">
            <text:p>non</text:p>
          </table:table-cell>
          <table:table-cell office:value-type="string" calcext:value-type="string">
            <text:p>PSMV</text:p>
          </table:table-cell>
          <table:table-cell office:value-type="string" calcext:value-type="string">
            <text:p>non</text:p>
          </table:table-cell>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ETAT</text:p>
          </table:table-cell>
          <table:table-cell office:value-type="string" calcext:value-type="string">
            <text:p>Forme du document au regard de sa procédure ou de son annulation contentieuse.</text:p>
          </table:table-cell>
          <table:table-cell office:value-type="string" calcext:value-type="string">
            <text:p>non</text:p>
          </table:table-cell>
          <table:table-cell office:value-type="string" calcext:value-type="string">
            <text:p>null</text:p>
          </table:table-cell>
          <table:table-cell office:value-type="string" calcext:value-type="string">
            <text:p>oui</text:p>
          </table:table-cell>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NOMPROC</text:p>
          </table:table-cell>
          <table:table-cell office:value-type="string" calcext:value-type="string">
            <text:p>Nom de la dernière procédure (ou de la plus importante dans le cas de plusieurs procédures le même jour)</text:p>
          </table:table-cell>
          <table:table-cell office:value-type="string" calcext:value-type="string">
            <text:p>non</text:p>
          </table:table-cell>
          <table:table-cell office:value-type="string" calcext:value-type="string">
            <text:p>null</text:p>
          </table:table-cell>
          <table:table-cell office:value-type="string" calcext:value-type="string">
            <text:p>oui</text:p>
          </table:table-cell>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DATAPPRO</text:p>
          </table:table-cell>
          <table:table-cell office:value-type="string" calcext:value-type="string">
            <text:p>Date d'approbation de la dernière procédure administrative ayant fait évoluer le PSMV. Dans le cas d'un PSMV cette date correspond à celle de l’arrêté préfectoral ou du décret en Conseil d’État dans le cas où la collectivité a donné un avis défavorable sur le projet de PSMV.</text:p>
          </table:table-cell>
          <table:table-cell office:value-type="string" calcext:value-type="string">
            <text:p>condition</text:p>
          </table:table-cell>
          <table:table-cell office:value-type="string" calcext:value-type="string">
            <text:p>Valeur vide interdite si l'état du document vaut 'Opposable'. Valeur ‘00000000’ pour un document d’urbanisme en cours de procédure</text:p>
          </table:table-cell>
          <table:table-cell office:value-type="string" calcext:value-type="string">
            <text:p>non</text:p>
          </table:table-cell>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DATEFIN</text:p>
          </table:table-cell>
          <table:table-cell office:value-type="string" calcext:value-type="string">
            <text:p>Date de fin de validité du PSMV. Si le PSMV est remplacé, cette date correspond à la date d'approbation du document qui le remplace. Si le PSMV est annulé, cette date correspond à la date d'annulation du PSMV.</text:p>
          </table:table-cell>
          <table:table-cell office:value-type="string" calcext:value-type="string">
            <text:p>condition</text:p>
          </table:table-cell>
          <table:table-cell office:value-type="string" calcext:value-type="string">
            <text:p>Valeur vide interdite si l'état du document vaut 04 'Annulé' ou 05 'Remplacé'</text:p>
          </table:table-cell>
          <table:table-cell office:value-type="string" calcext:value-type="string">
            <text:p>non</text:p>
          </table:table-cell>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SIREN</text:p>
          </table:table-cell>
          <table:table-cell office:value-type="string" calcext:value-type="string">
            <text:p>Le cas échéant, numéro SIREN de l'intercommunalité compétente en matière d'urbanisme ayant pris part à l’élaboration du PSMV</text:p>
          </table:table-cell>
          <table:table-cell office:value-type="string" calcext:value-type="string">
            <text:p>condition</text:p>
          </table:table-cell>
          <table:table-cell office:value-type="string" calcext:value-type="string">
            <text:p>Valeur vide si la collectivité compétente est une commune</text:p>
          </table:table-cell>
          <table:table-cell office:value-type="string" calcext:value-type="string">
            <text:p>non</text:p>
          </table:table-cell>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NOMREG</text:p>
          </table:table-cell>
          <table:table-cell office:value-type="string" calcext:value-type="string">
            <text:p>Nom ou référence du fichier contenant le règlement du PSMV</text:p>
          </table:table-cell>
          <table:table-cell office:value-type="string" calcext:value-type="string">
            <text:p>non</text:p>
          </table:table-cell>
          <table:table-cell office:value-type="string" calcext:value-type="string">
            <text:p>Les noms des fichiers respectent une convention de nommage</text:p>
          </table:table-cell>
          <table:table-cell office:value-type="string" calcext:value-type="string">
            <text:p>non</text:p>
          </table:table-cell>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URLREG</text:p>
          </table:table-cell>
          <table:table-cell office:value-type="string" calcext:value-type="string">
            <text:p>Lien d'accès au fichier du règlement intégral sous forme numérique</text:p>
          </table:table-cell>
          <table:table-cell office:value-type="string" calcext:value-type="string">
            <text:p>oui</text:p>
          </table:table-cell>
          <table:table-cell office:value-type="string" calcext:value-type="string">
            <text:p>Hyperlien</text:p>
          </table:table-cell>
          <table:table-cell office:value-type="string" calcext:value-type="string">
            <text:p>non</text:p>
          </table:table-cell>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NOMPLAN</text:p>
          </table:table-cell>
          <table:table-cell office:value-type="string" calcext:value-type="string">
            <text:p>Nom ou référence du fichier du plan origine scanné ou d'une archive zip regroupant les plans scannés. Il s'agit du plan sur lequel figure le tampon juridique.</text:p>
          </table:table-cell>
          <table:table-cell office:value-type="string" calcext:value-type="string">
            <text:p>oui</text:p>
          </table:table-cell>
          <table:table-cell office:value-type="string" calcext:value-type="string">
            <text:p>Les noms des fichiers respectent une convention de nommage</text:p>
          </table:table-cell>
          <table:table-cell office:value-type="string" calcext:value-type="string">
            <text:p>non</text:p>
          </table:table-cell>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URLPLAN</text:p>
          </table:table-cell>
          <table:table-cell office:value-type="string" calcext:value-type="string">
            <text:p>Lien d’accès au fichier du plan scanné, ou d'une archive zip regroupant les plans scannés</text:p>
          </table:table-cell>
          <table:table-cell office:value-type="string" calcext:value-type="string">
            <text:p>oui</text:p>
          </table:table-cell>
          <table:table-cell office:value-type="string" calcext:value-type="string">
            <text:p>Hyperlien</text:p>
          </table:table-cell>
          <table:table-cell office:value-type="string" calcext:value-type="string">
            <text:p>non</text:p>
          </table:table-cell>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URLPE</text:p>
          </table:table-cell>
          <table:table-cell office:value-type="string" calcext:value-type="string">
            <text:p>Lien d’accès à l’archive zip comprenant l’ensemble des pièces écrites</text:p>
          </table:table-cell>
          <table:table-cell office:value-type="string" calcext:value-type="string">
            <text:p>oui</text:p>
          </table:table-cell>
          <table:table-cell office:value-type="string" calcext:value-type="string">
            <text:p>Hyperlien</text:p>
          </table:table-cell>
          <table:table-cell office:value-type="string" calcext:value-type="string">
            <text:p>non</text:p>
          </table:table-cell>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SITEWEB</text:p>
          </table:table-cell>
          <table:table-cell office:value-type="string" calcext:value-type="string">
            <text:p>Page web du service de consultation du PSMV</text:p>
          </table:table-cell>
          <table:table-cell office:value-type="string" calcext:value-type="string">
            <text:p>oui</text:p>
          </table:table-cell>
          <table:table-cell office:value-type="string" calcext:value-type="string">
            <text:p>La valeur vide signifie que le PSMV n'est pas accessible sur internet ou que son adresse n'est pas connue.</text:p>
          </table:table-cell>
          <table:table-cell office:value-type="string" calcext:value-type="string">
            <text:p>non</text:p>
          </table:table-cell>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TYPEREF</text:p>
          </table:table-cell>
          <table:table-cell office:value-type="string" calcext:value-type="string">
            <text:p>Référentiel cadastral ou topographique utilisé lors de la numérisation des documents graphiques</text:p>
          </table:table-cell>
          <table:table-cell office:value-type="string" calcext:value-type="string">
            <text:p>oui</text:p>
          </table:table-cell>
          <table:table-cell office:value-type="string" calcext:value-type="string">
            <text:p>La valeur vide signifie que le référentiel de saisie n'est pas connu ou n'a pas pu être identifié</text:p>
          </table:table-cell>
          <table:table-cell office:value-type="string" calcext:value-type="string">
            <text:p>oui</text:p>
          </table:table-cell>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DATEREF</text:p>
          </table:table-cell>
          <table:table-cell office:value-type="string" calcext:value-type="string">
            <text:p>Date d'actualité ou de mise à jour du référentiel cadastral ou topographique utilisé</text:p>
          </table:table-cell>
          <table:table-cell office:value-type="string" calcext:value-type="string">
            <text:p>non</text:p>
          </table:table-cell>
          <table:table-cell office:value-type="string" calcext:value-type="string">
            <text:p>null</text:p>
          </table:table-cell>
          <table:table-cell office:value-type="string" calcext:value-type="string">
            <text:p>non</text:p>
          </table:table-cell>
        </table:table-row>
        <table:table-row table:style-name="ro1">
          <table:table-cell office:value-type="string" calcext:value-type="string">
            <text:p>DOCURBA_COM</text:p>
          </table:table-cell>
          <table:table-cell office:value-type="string" calcext:value-type="string">
            <text:p>non</text:p>
          </table:table-cell>
          <table:table-cell office:value-type="string" calcext:value-type="string">
            <text:p>IDURBA</text:p>
          </table:table-cell>
          <table:table-cell office:value-type="string" calcext:value-type="string">
            <text:p>Identifiant du PSMV</text:p>
          </table:table-cell>
          <table:table-cell office:value-type="string" calcext:value-type="string">
            <text:p>non</text:p>
          </table:table-cell>
          <table:table-cell office:value-type="string" calcext:value-type="string">
            <text:p>null</text:p>
          </table:table-cell>
          <table:table-cell office:value-type="string" calcext:value-type="string">
            <text:p>non</text:p>
          </table:table-cell>
        </table:table-row>
        <table:table-row table:style-name="ro1">
          <table:table-cell office:value-type="string" calcext:value-type="string">
            <text:p>DOCURBA_COM</text:p>
          </table:table-cell>
          <table:table-cell office:value-type="string" calcext:value-type="string">
            <text:p>non</text:p>
          </table:table-cell>
          <table:table-cell office:value-type="string" calcext:value-type="string">
            <text:p>INSEE</text:p>
          </table:table-cell>
          <table:table-cell office:value-type="string" calcext:value-type="string">
            <text:p>Code INSEE de la commune sur laquelle il s’applique</text:p>
          </table:table-cell>
          <table:table-cell office:value-type="string" calcext:value-type="string">
            <text:p>non</text:p>
          </table:table-cell>
          <table:table-cell office:value-type="string" calcext:value-type="string">
            <text:p>null</text:p>
          </table:table-cell>
          <table:table-cell office:value-type="string" calcext:value-type="string">
            <text:p>non</text:p>
          </table:table-cell>
        </table:table-row>
        <table:table-row table:style-name="ro1">
          <table:table-cell office:value-type="string" calcext:value-type="string">
            <text:p>ZONE_URBA</text:p>
          </table:table-cell>
          <table:table-cell office:value-type="string" calcext:value-type="string">
            <text:p>surfacique</text:p>
          </table:table-cell>
          <table:table-cell office:value-type="string" calcext:value-type="string">
            <text:p>LIBELLE</text:p>
          </table:table-cell>
          <table:table-cell office:value-type="string" calcext:value-type="string">
            <text:p>Nom court de la zone tel qu'il apparaît sur le plan de zonage</text:p>
          </table:table-cell>
          <table:table-cell office:value-type="string" calcext:value-type="string">
            <text:p>non</text:p>
          </table:table-cell>
          <table:table-cell office:value-type="string" calcext:value-type="string">
            <text:p>null</text:p>
          </table:table-cell>
          <table:table-cell office:value-type="string" calcext:value-type="string">
            <text:p>non</text:p>
          </table:table-cell>
        </table:table-row>
        <table:table-row table:style-name="ro1">
          <table:table-cell office:value-type="string" calcext:value-type="string">
            <text:p>ZONE_URBA</text:p>
          </table:table-cell>
          <table:table-cell office:value-type="string" calcext:value-type="string">
            <text:p>surfacique</text:p>
          </table:table-cell>
          <table:table-cell office:value-type="string" calcext:value-type="string">
            <text:p>LIBELONG</text:p>
          </table:table-cell>
          <table:table-cell office:value-type="string" calcext:value-type="string">
            <text:p>Nom complet littéral de la zone tel qu’il apparaît dans le chapitre du règlement écrit.</text:p>
          </table:table-cell>
          <table:table-cell office:value-type="string" calcext:value-type="string">
            <text:p>oui</text:p>
          </table:table-cell>
          <table:table-cell office:value-type="string" calcext:value-type="string">
            <text:p>null</text:p>
          </table:table-cell>
          <table:table-cell office:value-type="string" calcext:value-type="string">
            <text:p>non</text:p>
          </table:table-cell>
        </table:table-row>
        <table:table-row table:style-name="ro1">
          <table:table-cell office:value-type="string" calcext:value-type="string">
            <text:p>ZONE_URBA</text:p>
          </table:table-cell>
          <table:table-cell office:value-type="string" calcext:value-type="string">
            <text:p>surfacique</text:p>
          </table:table-cell>
          <table:table-cell office:value-type="string" calcext:value-type="string">
            <text:p>TYPEZONE</text:p>
          </table:table-cell>
          <table:table-cell office:value-type="string" calcext:value-type="string">
            <text:p>Type de la zone classé dans une nomenclature simplifiée.</text:p>
          </table:table-cell>
          <table:table-cell office:value-type="string" calcext:value-type="string">
            <text:p>non</text:p>
          </table:table-cell>
          <table:table-cell office:value-type="string" calcext:value-type="string">
            <text:p>null</text:p>
          </table:table-cell>
          <table:table-cell office:value-type="string" calcext:value-type="string">
            <text:p>oui</text:p>
          </table:table-cell>
        </table:table-row>
        <table:table-row table:style-name="ro1">
          <table:table-cell office:value-type="string" calcext:value-type="string">
            <text:p>ZONE_URBA</text:p>
          </table:table-cell>
          <table:table-cell office:value-type="string" calcext:value-type="string">
            <text:p>surfacique</text:p>
          </table:table-cell>
          <table:table-cell office:value-type="string" calcext:value-type="string">
            <text:p>NOMFIC</text:p>
          </table:table-cell>
          <table:table-cell office:value-type="string" calcext:value-type="string">
            <text:p>Nom du fichier contenant le texte du règlement de la zone</text:p>
          </table:table-cell>
          <table:table-cell office:value-type="string" calcext:value-type="string">
            <text:p>non</text:p>
          </table:table-cell>
          <table:table-cell office:value-type="string" calcext:value-type="string">
            <text:p>Les noms des fichiers respectent une convention de nommage</text:p>
          </table:table-cell>
          <table:table-cell office:value-type="string" calcext:value-type="string">
            <text:p>non</text:p>
          </table:table-cell>
        </table:table-row>
        <table:table-row table:style-name="ro1">
          <table:table-cell office:value-type="string" calcext:value-type="string">
            <text:p>ZONE_URBA</text:p>
          </table:table-cell>
          <table:table-cell office:value-type="string" calcext:value-type="string">
            <text:p>surfacique</text:p>
          </table:table-cell>
          <table:table-cell office:value-type="string" calcext:value-type="string">
            <text:p>URLFIC</text:p>
          </table:table-cell>
          <table:table-cell office:value-type="string" calcext:value-type="string">
            <text:p>Lien d’accès au fichier contenant le texte du règlement de la zone ou à défaut du règlement intégral indexé</text:p>
          </table:table-cell>
          <table:table-cell office:value-type="string" calcext:value-type="string">
            <text:p>oui</text:p>
          </table:table-cell>
          <table:table-cell office:value-type="string" calcext:value-type="string">
            <text:p>Hyperlien</text:p>
          </table:table-cell>
          <table:table-cell office:value-type="string" calcext:value-type="string">
            <text:p>non</text:p>
          </table:table-cell>
        </table:table-row>
        <table:table-row table:style-name="ro1">
          <table:table-cell office:value-type="string" calcext:value-type="string">
            <text:p>ZONE_URBA</text:p>
          </table:table-cell>
          <table:table-cell office:value-type="string" calcext:value-type="string">
            <text:p>surfacique</text:p>
          </table:table-cell>
          <table:table-cell office:value-type="string" calcext:value-type="string">
            <text:p>IDURBA</text:p>
          </table:table-cell>
          <table:table-cell office:value-type="string" calcext:value-type="string">
            <text:p>Identifiant du PSMV</text:p>
          </table:table-cell>
          <table:table-cell office:value-type="string" calcext:value-type="string">
            <text:p>non</text:p>
          </table:table-cell>
          <table:table-cell office:value-type="string" calcext:value-type="string">
            <text:p>Format : &lt;INSSE ou SIREN&gt;_PSMV_&lt;DATAPPRO&gt;</text:p>
          </table:table-cell>
          <table:table-cell office:value-type="string" calcext:value-type="string">
            <text:p>non</text:p>
          </table:table-cell>
        </table:table-row>
        <table:table-row table:style-name="ro1">
          <table:table-cell office:value-type="string" calcext:value-type="string">
            <text:p>ZONE_URBA</text:p>
          </table:table-cell>
          <table:table-cell office:value-type="string" calcext:value-type="string">
            <text:p>surfacique</text:p>
          </table:table-cell>
          <table:table-cell office:value-type="string" calcext:value-type="string">
            <text:p>DATVALID</text:p>
          </table:table-cell>
          <table:table-cell office:value-type="string" calcext:value-type="string">
            <text:p>La date de la dernière validation de la zone correspond à celle du dernier changement apporté à la zone ou à son règlement. a) Si une zone d'urbanisme porte une date de validation égale au 6 mai 2007 au sein d'un PSMV approuvé le 25 février 2012, cela signifie qu'elle n'a pas été impactée par les évolutions du PSMV depuis le 6 mai 2007. b) Si pour une zone AU seules les OAP sont modifiées, il y a lieu tout de même de modifier sa date de validation.</text:p>
          </table:table-cell>
          <table:table-cell office:value-type="string" calcext:value-type="string">
            <text:p>condition</text:p>
          </table:table-cell>
          <table:table-cell office:value-type="string" calcext:value-type="string">
            <text:p>Antérieure ou égale à DATAPPRO. Valeur vide autorisée, sauf dans le cas d’une révision totale où toutes les dates de validation sont réinitialisées à la date d'approbation du nouveau document.</text:p>
          </table:table-cell>
          <table:table-cell office:value-type="string" calcext:value-type="string">
            <text:p>non</text:p>
          </table:table-cell>
        </table:table-row>
        <table:table-row table:style-name="ro1">
          <table:table-cell office:value-type="string" calcext:value-type="string">
            <text:p>PRESCRIPTION</text:p>
          </table:table-cell>
          <table:table-cell office:value-type="string" calcext:value-type="string">
            <text:p>surfacique/linéaire/ponctuelle</text:p>
          </table:table-cell>
          <table:table-cell office:value-type="string" calcext:value-type="string">
            <text:p>LIBELLE</text:p>
          </table:table-cell>
          <table:table-cell office:value-type="string" calcext:value-type="string">
            <text:p>Description physique de la prescription. L’attribut LIBELLE peut également être utilisé pour caractériser des éléments hors légende nationale PSMV</text:p>
          </table:table-cell>
          <table:table-cell office:value-type="string" calcext:value-type="string">
            <text:p>non</text:p>
          </table:table-cell>
          <table:table-cell office:value-type="string" calcext:value-type="string">
            <text:p>null</text:p>
          </table:table-cell>
          <table:table-cell office:value-type="string" calcext:value-type="string">
            <text:p>non</text:p>
          </table:table-cell>
        </table:table-row>
        <table:table-row table:style-name="ro1">
          <table:table-cell office:value-type="string" calcext:value-type="string">
            <text:p>PRESCRIPTION</text:p>
          </table:table-cell>
          <table:table-cell office:value-type="string" calcext:value-type="string">
            <text:p>surfacique/linéaire/ponctuelle</text:p>
          </table:table-cell>
          <table:table-cell office:value-type="string" calcext:value-type="string">
            <text:p>TXT</text:p>
          </table:table-cell>
          <table:table-cell office:value-type="string" calcext:value-type="string">
            <text:p>Étiquette (libellé court) associée au nom de la prescription</text:p>
          </table:table-cell>
          <table:table-cell office:value-type="string" calcext:value-type="string">
            <text:p>condition</text:p>
          </table:table-cell>
          <table:table-cell office:value-type="string" calcext:value-type="string">
            <text:p>Valeur vide interdite si TYPEPSC=07 et STYPEPSC=51 TYPEPSC=39</text:p>
          </table:table-cell>
          <table:table-cell office:value-type="string" calcext:value-type="string">
            <text:p>non</text:p>
          </table:table-cell>
        </table:table-row>
        <table:table-row table:style-name="ro1">
          <table:table-cell office:value-type="string" calcext:value-type="string">
            <text:p>PRESCRIPTION</text:p>
          </table:table-cell>
          <table:table-cell office:value-type="string" calcext:value-type="string">
            <text:p>surfacique/linéaire/ponctuelle</text:p>
          </table:table-cell>
          <table:table-cell office:value-type="string" calcext:value-type="string">
            <text:p>TYPEPSC</text:p>
          </table:table-cell>
          <table:table-cell office:value-type="string" calcext:value-type="string">
            <text:p>Type précisant l'objet de la prescription</text:p>
          </table:table-cell>
          <table:table-cell office:value-type="string" calcext:value-type="string">
            <text:p>non</text:p>
          </table:table-cell>
          <table:table-cell office:value-type="string" calcext:value-type="string">
            <text:p>Codification réalisée à partir de TYPEPSC et STYPEPSC</text:p>
          </table:table-cell>
          <table:table-cell office:value-type="string" calcext:value-type="string">
            <text:p>oui</text:p>
          </table:table-cell>
        </table:table-row>
        <table:table-row table:style-name="ro1">
          <table:table-cell office:value-type="string" calcext:value-type="string">
            <text:p>PRESCRIPTION</text:p>
          </table:table-cell>
          <table:table-cell office:value-type="string" calcext:value-type="string">
            <text:p>surfacique/linéaire/ponctuelle</text:p>
          </table:table-cell>
          <table:table-cell office:value-type="string" calcext:value-type="string">
            <text:p>STYPEPSC</text:p>
          </table:table-cell>
          <table:table-cell office:value-type="string" calcext:value-type="string">
            <text:p>sous-type détaillant le type</text:p>
          </table:table-cell>
          <table:table-cell office:value-type="string" calcext:value-type="string">
            <text:p>non</text:p>
          </table:table-cell>
          <table:table-cell office:value-type="string" calcext:value-type="string">
            <text:p>Codification réalisée à partir de TYPEPSC et STYPEPSC</text:p>
          </table:table-cell>
          <table:table-cell office:value-type="string" calcext:value-type="string">
            <text:p>oui</text:p>
          </table:table-cell>
        </table:table-row>
        <table:table-row table:style-name="ro1">
          <table:table-cell office:value-type="string" calcext:value-type="string">
            <text:p>PRESCRIPTION</text:p>
          </table:table-cell>
          <table:table-cell office:value-type="string" calcext:value-type="string">
            <text:p>surfacique/linéaire/ponctuelle</text:p>
          </table:table-cell>
          <table:table-cell office:value-type="string" calcext:value-type="string">
            <text:p>NOMFIC</text:p>
          </table:table-cell>
          <table:table-cell office:value-type="string" calcext:value-type="string">
            <text:p>Nom du fichier contenant le texte décrivant la prescription, à défaut : le nom du fichier du règlement</text:p>
          </table:table-cell>
          <table:table-cell office:value-type="string" calcext:value-type="string">
            <text:p>oui</text:p>
          </table:table-cell>
          <table:table-cell office:value-type="string" calcext:value-type="string">
            <text:p>Les noms des fichiers respectent une convention de nommage</text:p>
          </table:table-cell>
          <table:table-cell office:value-type="string" calcext:value-type="string">
            <text:p>non</text:p>
          </table:table-cell>
        </table:table-row>
        <table:table-row table:style-name="ro1">
          <table:table-cell office:value-type="string" calcext:value-type="string">
            <text:p>PRESCRIPTION</text:p>
          </table:table-cell>
          <table:table-cell office:value-type="string" calcext:value-type="string">
            <text:p>surfacique/linéaire/ponctuelle</text:p>
          </table:table-cell>
          <table:table-cell office:value-type="string" calcext:value-type="string">
            <text:p>URLFIC</text:p>
          </table:table-cell>
          <table:table-cell office:value-type="string" calcext:value-type="string">
            <text:p>Lien d’accès au fichier contenant le texte décrivant la prescription</text:p>
          </table:table-cell>
          <table:table-cell office:value-type="string" calcext:value-type="string">
            <text:p>oui</text:p>
          </table:table-cell>
          <table:table-cell office:value-type="string" calcext:value-type="string">
            <text:p>Hyperlien</text:p>
          </table:table-cell>
          <table:table-cell office:value-type="string" calcext:value-type="string">
            <text:p>non</text:p>
          </table:table-cell>
        </table:table-row>
        <table:table-row table:style-name="ro1">
          <table:table-cell office:value-type="string" calcext:value-type="string">
            <text:p>PRESCRIPTION</text:p>
          </table:table-cell>
          <table:table-cell office:value-type="string" calcext:value-type="string">
            <text:p>surfacique/linéaire/ponctuelle</text:p>
          </table:table-cell>
          <table:table-cell office:value-type="string" calcext:value-type="string">
            <text:p>IDURBA</text:p>
          </table:table-cell>
          <table:table-cell office:value-type="string" calcext:value-type="string">
            <text:p>Identifiant du document d'urbanisme : Constitue une clé externe dans les autres tables du lot de données</text:p>
          </table:table-cell>
          <table:table-cell office:value-type="string" calcext:value-type="string">
            <text:p>non</text:p>
          </table:table-cell>
          <table:table-cell office:value-type="string" calcext:value-type="string">
            <text:p>Format : &lt;INSSE ou SIREN&gt;_PSMV_&lt;DATAPPRO&gt;</text:p>
          </table:table-cell>
          <table:table-cell office:value-type="string" calcext:value-type="string">
            <text:p>non</text:p>
          </table:table-cell>
        </table:table-row>
        <table:table-row table:style-name="ro1">
          <table:table-cell office:value-type="string" calcext:value-type="string">
            <text:p>PRESCRIPTION</text:p>
          </table:table-cell>
          <table:table-cell office:value-type="string" calcext:value-type="string">
            <text:p>surfacique/linéaire/ponctuelle</text:p>
          </table:table-cell>
          <table:table-cell office:value-type="string" calcext:value-type="string">
            <text:p>DATVALID</text:p>
          </table:table-cell>
          <table:table-cell office:value-type="string" calcext:value-type="string">
            <text:p>Date de la dernière validation de la prescription. Cette date correspond à celle du dernier changement apporté à la prescription ou à son règlement.&lt;br /&gt;La date de validation est donc antérieure ou égale à la date d'approbation du PSMV auquel appartient la prescription.</text:p>
          </table:table-cell>
          <table:table-cell office:value-type="string" calcext:value-type="string">
            <text:p>oui</text:p>
          </table:table-cell>
          <table:table-cell office:value-type="string" calcext:value-type="string">
            <text:p>null</text:p>
          </table:table-cell>
          <table:table-cell office:value-type="string" calcext:value-type="string">
            <text:p>non</text:p>
          </table:table-cell>
        </table:table-row>
        <table:table-row table:style-name="ro1">
          <table:table-cell office:value-type="string" calcext:value-type="string">
            <text:p>INFORMATION</text:p>
          </table:table-cell>
          <table:table-cell office:value-type="string" calcext:value-type="string">
            <text:p>surfacique/linéaire/ponctuelle</text:p>
          </table:table-cell>
          <table:table-cell office:value-type="string" calcext:value-type="string">
            <text:p>LIBELLE</text:p>
          </table:table-cell>
          <table:table-cell office:value-type="string" calcext:value-type="string">
            <text:p>Description du périmètre d’information.&lt;br /&gt;L’attribut LIBELLE peut également être utilisé pour caractériser des éléments hors légende nationale PSMV</text:p>
          </table:table-cell>
          <table:table-cell office:value-type="string" calcext:value-type="string">
            <text:p>non</text:p>
          </table:table-cell>
          <table:table-cell office:value-type="string" calcext:value-type="string">
            <text:p>null</text:p>
          </table:table-cell>
          <table:table-cell office:value-type="string" calcext:value-type="string">
            <text:p>non</text:p>
          </table:table-cell>
        </table:table-row>
        <table:table-row table:style-name="ro1">
          <table:table-cell office:value-type="string" calcext:value-type="string">
            <text:p>INFORMATION</text:p>
          </table:table-cell>
          <table:table-cell office:value-type="string" calcext:value-type="string">
            <text:p>surfacique/linéaire/ponctuelle</text:p>
          </table:table-cell>
          <table:table-cell office:value-type="string" calcext:value-type="string">
            <text:p>TXT</text:p>
          </table:table-cell>
          <table:table-cell office:value-type="string" calcext:value-type="string">
            <text:p>Etiquette contenant le libellé court de l'information</text:p>
          </table:table-cell>
          <table:table-cell office:value-type="string" calcext:value-type="string">
            <text:p>non</text:p>
          </table:table-cell>
          <table:table-cell office:value-type="string" calcext:value-type="string">
            <text:p>null</text:p>
          </table:table-cell>
          <table:table-cell office:value-type="string" calcext:value-type="string">
            <text:p>non</text:p>
          </table:table-cell>
        </table:table-row>
        <table:table-row table:style-name="ro1">
          <table:table-cell office:value-type="string" calcext:value-type="string">
            <text:p>INFORMATION</text:p>
          </table:table-cell>
          <table:table-cell office:value-type="string" calcext:value-type="string">
            <text:p>surfacique/linéaire/ponctuelle</text:p>
          </table:table-cell>
          <table:table-cell office:value-type="string" calcext:value-type="string">
            <text:p>TYPEINF</text:p>
          </table:table-cell>
          <table:table-cell office:value-type="string" calcext:value-type="string">
            <text:p>Type d'information</text:p>
          </table:table-cell>
          <table:table-cell office:value-type="string" calcext:value-type="string">
            <text:p>non</text:p>
          </table:table-cell>
          <table:table-cell office:value-type="string" calcext:value-type="string">
            <text:p>null</text:p>
          </table:table-cell>
          <table:table-cell office:value-type="string" calcext:value-type="string">
            <text:p>oui</text:p>
          </table:table-cell>
        </table:table-row>
        <table:table-row table:style-name="ro1">
          <table:table-cell office:value-type="string" calcext:value-type="string">
            <text:p>INFORMATION</text:p>
          </table:table-cell>
          <table:table-cell office:value-type="string" calcext:value-type="string">
            <text:p>surfacique/linéaire/ponctuelle</text:p>
          </table:table-cell>
          <table:table-cell office:value-type="string" calcext:value-type="string">
            <text:p>STYPEINF</text:p>
          </table:table-cell>
          <table:table-cell office:value-type="string" calcext:value-type="string">
            <text:p>sous-type détaillant le type</text:p>
          </table:table-cell>
          <table:table-cell office:value-type="string" calcext:value-type="string">
            <text:p>non</text:p>
          </table:table-cell>
          <table:table-cell office:value-type="string" calcext:value-type="string">
            <text:p>null</text:p>
          </table:table-cell>
          <table:table-cell office:value-type="string" calcext:value-type="string">
            <text:p>oui</text:p>
          </table:table-cell>
        </table:table-row>
        <table:table-row table:style-name="ro1">
          <table:table-cell office:value-type="string" calcext:value-type="string">
            <text:p>INFORMATION</text:p>
          </table:table-cell>
          <table:table-cell office:value-type="string" calcext:value-type="string">
            <text:p>surfacique/linéaire/ponctuelle</text:p>
          </table:table-cell>
          <table:table-cell office:value-type="string" calcext:value-type="string">
            <text:p>NOMFIC</text:p>
          </table:table-cell>
          <table:table-cell office:value-type="string" calcext:value-type="string">
            <text:p>Nom du fichier contenant le texte décrivant l'information.&lt;br /&gt;Dans le cas où ce texte se trouve dans le rapport de présentation, on indiquera le nom du fichier du rapport de présentation suivi de #page=n pour indiquer le n° de la page.</text:p>
          </table:table-cell>
          <table:table-cell office:value-type="string" calcext:value-type="string">
            <text:p>oui</text:p>
          </table:table-cell>
          <table:table-cell office:value-type="string" calcext:value-type="string">
            <text:p>Les noms des fichiers respectent une convention de nommage</text:p>
          </table:table-cell>
          <table:table-cell office:value-type="string" calcext:value-type="string">
            <text:p>non</text:p>
          </table:table-cell>
        </table:table-row>
        <table:table-row table:style-name="ro1">
          <table:table-cell office:value-type="string" calcext:value-type="string">
            <text:p>INFORMATION</text:p>
          </table:table-cell>
          <table:table-cell office:value-type="string" calcext:value-type="string">
            <text:p>surfacique/linéaire/ponctuelle</text:p>
          </table:table-cell>
          <table:table-cell office:value-type="string" calcext:value-type="string">
            <text:p>URLFIC</text:p>
          </table:table-cell>
          <table:table-cell office:value-type="string" calcext:value-type="string">
            <text:p>Lien d’accès au fichier contenant le texte décrivant l'information</text:p>
          </table:table-cell>
          <table:table-cell office:value-type="string" calcext:value-type="string">
            <text:p>oui</text:p>
          </table:table-cell>
          <table:table-cell office:value-type="string" calcext:value-type="string">
            <text:p>Hyperlien</text:p>
          </table:table-cell>
          <table:table-cell office:value-type="string" calcext:value-type="string">
            <text:p>non</text:p>
          </table:table-cell>
        </table:table-row>
        <table:table-row table:style-name="ro1">
          <table:table-cell office:value-type="string" calcext:value-type="string">
            <text:p>INFORMATION</text:p>
          </table:table-cell>
          <table:table-cell office:value-type="string" calcext:value-type="string">
            <text:p>surfacique/linéaire/ponctuelle</text:p>
          </table:table-cell>
          <table:table-cell office:value-type="string" calcext:value-type="string">
            <text:p>IDURBA</text:p>
          </table:table-cell>
          <table:table-cell office:value-type="string" calcext:value-type="string">
            <text:p>Identifiant du document d'urbanisme : Constitue une clé externe dans les autres tables du lot de données</text:p>
          </table:table-cell>
          <table:table-cell office:value-type="string" calcext:value-type="string">
            <text:p>non</text:p>
          </table:table-cell>
          <table:table-cell office:value-type="string" calcext:value-type="string">
            <text:p>Format : &lt;INSSE ou SIREN&gt;_PSMV_&lt;DATAPPRO&gt;</text:p>
          </table:table-cell>
          <table:table-cell office:value-type="string" calcext:value-type="string">
            <text:p>non</text:p>
          </table:table-cell>
        </table:table-row>
        <table:table-row table:style-name="ro1">
          <table:table-cell office:value-type="string" calcext:value-type="string">
            <text:p>INFORMATION</text:p>
          </table:table-cell>
          <table:table-cell office:value-type="string" calcext:value-type="string">
            <text:p>surfacique/linéaire/ponctuelle</text:p>
          </table:table-cell>
          <table:table-cell office:value-type="string" calcext:value-type="string">
            <text:p>DATVALID</text:p>
          </table:table-cell>
          <table:table-cell office:value-type="string" calcext:value-type="string">
            <text:p>Date de la mise à jour du PSMV ayant pour objet l'annexion du périmètre d'information au document d'urbanisme.&gt;br /&gt;La date de validation est donc antérieure ou égale à la date d'approbation du PSMV auquel appartient le périmètre d’information.</text:p>
          </table:table-cell>
          <table:table-cell office:value-type="string" calcext:value-type="string">
            <text:p>oui</text:p>
          </table:table-cell>
          <table:table-cell office:value-type="string" calcext:value-type="string">
            <text:p>Antérieure ou égale à DATAPPRO</text:p>
          </table:table-cell>
          <table:table-cell office:value-type="string" calcext:value-type="string">
            <text:p>non</text:p>
          </table:table-cell>
        </table:table-row>
      </table:table>
      <table:table table:name="details_attributs" table:style-name="ta1">
        <table:table-column table:style-name="co9" table:default-cell-style-name="Default"/>
        <table:table-column table:style-name="co10" table:default-cell-style-name="Default"/>
        <table:table-column table:style-name="co11" table:default-cell-style-name="ce2"/>
        <table:table-column table:style-name="co12" table:default-cell-style-name="ce2"/>
        <table:table-column table:style-name="co13" table:default-cell-style-name="Default"/>
        <table:table-column table:style-name="co14" table:default-cell-style-name="Default"/>
        <table:table-column table:style-name="co8" table:number-columns-repeated="1018" table:default-cell-style-name="Default"/>
        <table:table-row table:style-name="ro1">
          <table:table-cell office:value-type="string" calcext:value-type="string">
            <text:p>Document</text:p>
          </table:table-cell>
          <table:table-cell office:value-type="string" calcext:value-type="string">
            <text:p>Champ</text:p>
          </table:table-cell>
          <table:table-cell office:value-type="string" calcext:value-type="string">
            <text:p>Code</text:p>
          </table:table-cell>
          <table:table-cell office:value-type="string" calcext:value-type="string">
            <text:p>Sous-code</text:p>
          </table:table-cell>
          <table:table-cell office:value-type="string" calcext:value-type="string">
            <text:p>Libelle_court</text:p>
          </table:table-cell>
          <table:table-cell office:value-type="string" calcext:value-type="string">
            <text:p>Libelle_long</text:p>
          </table:table-cell>
          <table:table-cell office:value-type="string" calcext:value-type="string">
            <text:p>Référence législative</text:p>
          </table:table-cell>
          <table:table-cell office:value-type="string" calcext:value-type="string">
            <text:p>Référence réglementaire</text:p>
          </table:table-cell>
          <table:table-cell table:number-columns-repeated="1016"/>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1</text:p>
          </table:table-cell>
          <table:table-cell office:value-type="string" calcext:value-type="string">
            <text:p>null</text:p>
          </table:table-cell>
          <table:table-cell office:value-type="string" calcext:value-type="string">
            <text:p>En cours de procédure</text:p>
          </table:table-cell>
          <table:table-cell office:value-type="string" calcext:value-type="string">
            <text:p>Le document est en cours de procédure quand une procédure a été engagée (prescrite) mais qu’aucune décision d’approbation n'a encore été prise</text:p>
          </table:table-cell>
          <table:table-cell table:number-columns-repeated="2" office:value-type="string" calcext:value-type="string">
            <text:p>null</text:p>
          </table:table-cell>
          <table:table-cell table:number-columns-repeated="1016"/>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3</text:p>
          </table:table-cell>
          <table:table-cell office:value-type="string" calcext:value-type="string">
            <text:p>null</text:p>
          </table:table-cell>
          <table:table-cell office:value-type="string" calcext:value-type="string">
            <text:p>Opposable</text:p>
          </table:table-cell>
          <table:table-cell office:value-type="string" calcext:value-type="string">
            <text:p>Le document est approuvé par l'autorité publique compétente et a fait l'objet de toutes les transmissions et publicités nécessaires.</text:p>
          </table:table-cell>
          <table:table-cell table:number-columns-repeated="2" office:value-type="string" calcext:value-type="string">
            <text:p>null</text:p>
          </table:table-cell>
          <table:table-cell table:number-columns-repeated="1016"/>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4</text:p>
          </table:table-cell>
          <table:table-cell office:value-type="string" calcext:value-type="string">
            <text:p>null</text:p>
          </table:table-cell>
          <table:table-cell office:value-type="string" calcext:value-type="string">
            <text:p>Annulé</text:p>
          </table:table-cell>
          <table:table-cell office:value-type="string" calcext:value-type="string">
            <text:p>Le document a été annulé par une décision de justice. Le document précédent s'applique sous réserve de n'être pas devenu illégal entre temps. A défaut de document antérieur, le règlement national d’urbanisme (RNU) s’applique.</text:p>
          </table:table-cell>
          <table:table-cell table:number-columns-repeated="2" office:value-type="string" calcext:value-type="string">
            <text:p>null</text:p>
          </table:table-cell>
          <table:table-cell table:number-columns-repeated="1016"/>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5</text:p>
          </table:table-cell>
          <table:table-cell office:value-type="string" calcext:value-type="string">
            <text:p>null</text:p>
          </table:table-cell>
          <table:table-cell office:value-type="string" calcext:value-type="string">
            <text:p>Remplaçé</text:p>
          </table:table-cell>
          <table:table-cell office:value-type="string" calcext:value-type="string">
            <text:p>Le document n'est plus en vigueur et a été remplacé suite à une nouvelle procédure</text:p>
          </table:table-cell>
          <table:table-cell table:number-columns-repeated="2" office:value-type="string" calcext:value-type="string">
            <text:p>null</text:p>
          </table:table-cell>
          <table:table-cell table:number-columns-repeated="1016"/>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6</text:p>
          </table:table-cell>
          <table:table-cell office:value-type="string" calcext:value-type="string">
            <text:p>null</text:p>
          </table:table-cell>
          <table:table-cell office:value-type="string" calcext:value-type="string">
            <text:p>Abrogé</text:p>
          </table:table-cell>
          <table:table-cell office:value-type="string" calcext:value-type="string">
            <text:p>Le document est annulé par décision de l'autorité publique compétente.</text:p>
          </table:table-cell>
          <table:table-cell table:number-columns-repeated="2" office:value-type="string" calcext:value-type="string">
            <text:p>null</text:p>
          </table:table-cell>
          <table:table-cell table:number-columns-repeated="1016"/>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7</text:p>
          </table:table-cell>
          <table:table-cell office:value-type="string" calcext:value-type="string">
            <text:p>null</text:p>
          </table:table-cell>
          <table:table-cell office:value-type="string" calcext:value-type="string">
            <text:p>Approuvé</text:p>
          </table:table-cell>
          <table:table-cell office:value-type="string" calcext:value-type="string">
            <text:p>L'approbation a été prononcée et a donné lieu à une délibération de l’autorité compétente, mais le document n’a pas encore fait l'objet de toutes les transmissions et publicités nécessaires.</text:p>
          </table:table-cell>
          <table:table-cell table:number-columns-repeated="2" office:value-type="string" calcext:value-type="string">
            <text:p>null</text:p>
          </table:table-cell>
          <table:table-cell table:number-columns-repeated="1016"/>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8</text:p>
          </table:table-cell>
          <table:table-cell office:value-type="string" calcext:value-type="string">
            <text:p>null</text:p>
          </table:table-cell>
          <table:table-cell office:value-type="string" calcext:value-type="string">
            <text:p>Partiellement annulé</text:p>
          </table:table-cell>
          <table:table-cell office:value-type="string" calcext:value-type="string">
            <text:p>Le document a été partiellement annulé par une décision de justice</text:p>
          </table:table-cell>
          <table:table-cell table:number-columns-repeated="2" office:value-type="string" calcext:value-type="string">
            <text:p>null</text:p>
          </table:table-cell>
          <table:table-cell table:number-columns-repeated="1016"/>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9</text:p>
          </table:table-cell>
          <table:table-cell office:value-type="string" calcext:value-type="string">
            <text:p>null</text:p>
          </table:table-cell>
          <table:table-cell office:value-type="string" calcext:value-type="string">
            <text:p>Caduc</text:p>
          </table:table-cell>
          <table:table-cell office:value-type="string" calcext:value-type="string">
            <text:p>Le document est rendu caduc par la réglementation</text:p>
          </table:table-cell>
          <table:table-cell table:number-columns-repeated="2" office:value-type="string" calcext:value-type="string">
            <text:p>null</text:p>
          </table:table-cell>
          <table:table-cell table:number-columns-repeated="1016"/>
        </table:table-row>
        <table:table-row table:style-name="ro1">
          <table:table-cell office:value-type="string" calcext:value-type="string">
            <text:p>DOCURBA</text:p>
          </table:table-cell>
          <table:table-cell office:value-type="string" calcext:value-type="string">
            <text:p>NOMPROC</text:p>
          </table:table-cell>
          <table:table-cell office:value-type="string" calcext:value-type="string">
            <text:p>E</text:p>
          </table:table-cell>
          <table:table-cell office:value-type="string" calcext:value-type="string">
            <text:p>null</text:p>
          </table:table-cell>
          <table:table-cell office:value-type="string" calcext:value-type="string">
            <text:p>Elaboration</text:p>
          </table:table-cell>
          <table:table-cell table:number-columns-repeated="3" office:value-type="string" calcext:value-type="string">
            <text:p>null</text:p>
          </table:table-cell>
          <table:table-cell table:number-columns-repeated="1016"/>
        </table:table-row>
        <table:table-row table:style-name="ro1">
          <table:table-cell office:value-type="string" calcext:value-type="string">
            <text:p>DOCURBA</text:p>
          </table:table-cell>
          <table:table-cell office:value-type="string" calcext:value-type="string">
            <text:p>NOMPROC</text:p>
          </table:table-cell>
          <table:table-cell office:value-type="string" calcext:value-type="string">
            <text:p>MC</text:p>
          </table:table-cell>
          <table:table-cell office:value-type="string" calcext:value-type="string">
            <text:p>null</text:p>
          </table:table-cell>
          <table:table-cell office:value-type="string" calcext:value-type="string">
            <text:p>Mise en comptabilité</text:p>
          </table:table-cell>
          <table:table-cell office:value-type="string" calcext:value-type="string">
            <text:p>MC3 est la troisième procédure de mise en comptabilité</text:p>
          </table:table-cell>
          <table:table-cell table:number-columns-repeated="2" office:value-type="string" calcext:value-type="string">
            <text:p>null</text:p>
          </table:table-cell>
          <table:table-cell table:number-columns-repeated="1016"/>
        </table:table-row>
        <table:table-row table:style-name="ro1">
          <table:table-cell office:value-type="string" calcext:value-type="string">
            <text:p>DOCURBA</text:p>
          </table:table-cell>
          <table:table-cell office:value-type="string" calcext:value-type="string">
            <text:p>NOMPROC</text:p>
          </table:table-cell>
          <table:table-cell office:value-type="string" calcext:value-type="string">
            <text:p>MJ</text:p>
          </table:table-cell>
          <table:table-cell office:value-type="string" calcext:value-type="string">
            <text:p>null</text:p>
          </table:table-cell>
          <table:table-cell office:value-type="string" calcext:value-type="string">
            <text:p>Mise à jour</text:p>
          </table:table-cell>
          <table:table-cell office:value-type="string" calcext:value-type="string">
            <text:p>MJ4 est la quatrième procédure de mise à jour</text:p>
          </table:table-cell>
          <table:table-cell table:number-columns-repeated="2" office:value-type="string" calcext:value-type="string">
            <text:p>null</text:p>
          </table:table-cell>
          <table:table-cell table:number-columns-repeated="1016"/>
        </table:table-row>
        <table:table-row table:style-name="ro1">
          <table:table-cell office:value-type="string" calcext:value-type="string">
            <text:p>DOCURBA</text:p>
          </table:table-cell>
          <table:table-cell office:value-type="string" calcext:value-type="string">
            <text:p>NOMPROC</text:p>
          </table:table-cell>
          <table:table-cell office:value-type="string" calcext:value-type="string">
            <text:p>M</text:p>
          </table:table-cell>
          <table:table-cell office:value-type="string" calcext:value-type="string">
            <text:p>null</text:p>
          </table:table-cell>
          <table:table-cell office:value-type="string" calcext:value-type="string">
            <text:p>Modification de droit commun</text:p>
          </table:table-cell>
          <table:table-cell office:value-type="string" calcext:value-type="string">
            <text:p>M2 est la deuxième procédure de modification</text:p>
          </table:table-cell>
          <table:table-cell table:number-columns-repeated="2" office:value-type="string" calcext:value-type="string">
            <text:p>null</text:p>
          </table:table-cell>
          <table:table-cell table:number-columns-repeated="1016"/>
        </table:table-row>
        <table:table-row table:style-name="ro1">
          <table:table-cell office:value-type="string" calcext:value-type="string">
            <text:p>DOCURBA</text:p>
          </table:table-cell>
          <table:table-cell office:value-type="string" calcext:value-type="string">
            <text:p>NOMPROC</text:p>
          </table:table-cell>
          <table:table-cell office:value-type="string" calcext:value-type="string">
            <text:p>R</text:p>
          </table:table-cell>
          <table:table-cell office:value-type="string" calcext:value-type="string">
            <text:p>null</text:p>
          </table:table-cell>
          <table:table-cell office:value-type="string" calcext:value-type="string">
            <text:p>Révision</text:p>
          </table:table-cell>
          <table:table-cell table:number-columns-repeated="3" office:value-type="string" calcext:value-type="string">
            <text:p>null</text:p>
          </table:table-cell>
          <table:table-cell table:number-columns-repeated="1016"/>
        </table:table-row>
        <table:table-row table:style-name="ro1">
          <table:table-cell office:value-type="string" calcext:value-type="string">
            <text:p>DOCURBA</text:p>
          </table:table-cell>
          <table:table-cell office:value-type="string" calcext:value-type="string">
            <text:p>NOMPROC</text:p>
          </table:table-cell>
          <table:table-cell office:value-type="string" calcext:value-type="string">
            <text:p>A</text:p>
          </table:table-cell>
          <table:table-cell office:value-type="string" calcext:value-type="string">
            <text:p>null</text:p>
          </table:table-cell>
          <table:table-cell office:value-type="string" calcext:value-type="string">
            <text:p>Abrogation</text:p>
          </table:table-cell>
          <table:table-cell table:number-columns-repeated="3" office:value-type="string" calcext:value-type="string">
            <text:p>null</text:p>
          </table:table-cell>
          <table:table-cell table:number-columns-repeated="1016"/>
        </table:table-row>
        <table:table-row table:style-name="ro1">
          <table:table-cell office:value-type="string" calcext:value-type="string">
            <text:p>DOCURBA</text:p>
          </table:table-cell>
          <table:table-cell office:value-type="string" calcext:value-type="string">
            <text:p>TYPEREF</text:p>
          </table:table-cell>
          <table:table-cell office:value-type="string" calcext:value-type="string">
            <text:p>01</text:p>
          </table:table-cell>
          <table:table-cell office:value-type="string" calcext:value-type="string">
            <text:p>null</text:p>
          </table:table-cell>
          <table:table-cell office:value-type="string" calcext:value-type="string">
            <text:p>PCI</text:p>
          </table:table-cell>
          <table:table-cell office:value-type="string" calcext:value-type="string">
            <text:p>Plan Cadastral Informatisé</text:p>
          </table:table-cell>
          <table:table-cell table:number-columns-repeated="2" office:value-type="string" calcext:value-type="string">
            <text:p>null</text:p>
          </table:table-cell>
          <table:table-cell table:number-columns-repeated="1016"/>
        </table:table-row>
        <table:table-row table:style-name="ro1">
          <table:table-cell office:value-type="string" calcext:value-type="string">
            <text:p>DOCURBA</text:p>
          </table:table-cell>
          <table:table-cell office:value-type="string" calcext:value-type="string">
            <text:p>TYPEREF</text:p>
          </table:table-cell>
          <table:table-cell office:value-type="string" calcext:value-type="string">
            <text:p>02</text:p>
          </table:table-cell>
          <table:table-cell office:value-type="string" calcext:value-type="string">
            <text:p>null</text:p>
          </table:table-cell>
          <table:table-cell office:value-type="string" calcext:value-type="string">
            <text:p>BD Parcellaire</text:p>
          </table:table-cell>
          <table:table-cell table:number-columns-repeated="3" office:value-type="string" calcext:value-type="string">
            <text:p>null</text:p>
          </table:table-cell>
          <table:table-cell table:number-columns-repeated="1016"/>
        </table:table-row>
        <table:table-row table:style-name="ro1">
          <table:table-cell office:value-type="string" calcext:value-type="string">
            <text:p>DOCURBA</text:p>
          </table:table-cell>
          <table:table-cell office:value-type="string" calcext:value-type="string">
            <text:p>TYPEREF</text:p>
          </table:table-cell>
          <table:table-cell office:value-type="string" calcext:value-type="string">
            <text:p>03</text:p>
          </table:table-cell>
          <table:table-cell office:value-type="string" calcext:value-type="string">
            <text:p>null</text:p>
          </table:table-cell>
          <table:table-cell office:value-type="string" calcext:value-type="string">
            <text:p>RPCU</text:p>
          </table:table-cell>
          <table:table-cell office:value-type="string" calcext:value-type="string">
            <text:p>Représentation Parcellaire Cadastrale Unique</text:p>
          </table:table-cell>
          <table:table-cell table:number-columns-repeated="2" office:value-type="string" calcext:value-type="string">
            <text:p>null</text:p>
          </table:table-cell>
          <table:table-cell table:number-columns-repeated="1016"/>
        </table:table-row>
        <table:table-row table:style-name="ro1">
          <table:table-cell office:value-type="string" calcext:value-type="string">
            <text:p>DOCURBA</text:p>
          </table:table-cell>
          <table:table-cell office:value-type="string" calcext:value-type="string">
            <text:p>TYPEREF</text:p>
          </table:table-cell>
          <table:table-cell office:value-type="string" calcext:value-type="string">
            <text:p>04</text:p>
          </table:table-cell>
          <table:table-cell office:value-type="string" calcext:value-type="string">
            <text:p>null</text:p>
          </table:table-cell>
          <table:table-cell office:value-type="string" calcext:value-type="string">
            <text:p>Référentiel local</text:p>
          </table:table-cell>
          <table:table-cell office:value-type="string" calcext:value-type="string">
            <text:p>Référentiel local, propre à la collectivité, réputé plus détaillé et précis que le référentiel cadastral</text:p>
          </table:table-cell>
          <table:table-cell table:number-columns-repeated="2" office:value-type="string" calcext:value-type="string">
            <text:p>null</text:p>
          </table:table-cell>
          <table:table-cell table:number-columns-repeated="1016"/>
        </table:table-row>
        <table:table-row table:style-name="ro1">
          <table:table-cell office:value-type="string" calcext:value-type="string">
            <text:p>ZONE_URBA</text:p>
          </table:table-cell>
          <table:table-cell office:value-type="string" calcext:value-type="string">
            <text:p>TYPEZONE</text:p>
          </table:table-cell>
          <table:table-cell office:value-type="string" calcext:value-type="string">
            <text:p>U</text:p>
          </table:table-cell>
          <table:table-cell office:value-type="string" calcext:value-type="string">
            <text:p>null</text:p>
          </table:table-cell>
          <table:table-cell office:value-type="string" calcext:value-type="string">
            <text:p>urbaine</text:p>
          </table:table-cell>
          <table:table-cell office:value-type="string" calcext:value-type="string">
            <text:p>Secteurs déjà urbanisés et secteurs où les équipements publics existants ou en cours de réalisation ont une capacité suffisante pour desservir les constructions à implanter</text:p>
          </table:table-cell>
          <table:table-cell table:number-columns-repeated="2" office:value-type="string" calcext:value-type="string">
            <text:p>null</text:p>
          </table:table-cell>
          <table:table-cell table:number-columns-repeated="1016"/>
        </table:table-row>
        <table:table-row table:style-name="ro1">
          <table:table-cell office:value-type="string" calcext:value-type="string">
            <text:p>ZONE_URBA</text:p>
          </table:table-cell>
          <table:table-cell office:value-type="string" calcext:value-type="string">
            <text:p>TYPEZONE</text:p>
          </table:table-cell>
          <table:table-cell office:value-type="string" calcext:value-type="string">
            <text:p>AUc</text:p>
          </table:table-cell>
          <table:table-cell office:value-type="string" calcext:value-type="string">
            <text:p>null</text:p>
          </table:table-cell>
          <table:table-cell office:value-type="string" calcext:value-type="string">
            <text:p>à urbaniser</text:p>
          </table:table-cell>
          <table:table-cell office:value-type="string" calcext:value-type="string">
            <text:p>Zone d’urbanisation future qui pourra être urbanisée ponctuellement ou à l’occasion de la réalisation d’opérations d’aménagement ou de constructions compatibles avec les orientations d’aménagement et de programmation et, le cas échéant, le règlement.</text:p>
          </table:table-cell>
          <table:table-cell table:number-columns-repeated="2" office:value-type="string" calcext:value-type="string">
            <text:p>null</text:p>
          </table:table-cell>
          <table:table-cell table:number-columns-repeated="1016"/>
        </table:table-row>
        <table:table-row table:style-name="ro1">
          <table:table-cell office:value-type="string" calcext:value-type="string">
            <text:p>ZONE_URBA</text:p>
          </table:table-cell>
          <table:table-cell office:value-type="string" calcext:value-type="string">
            <text:p>TYPEZONE</text:p>
          </table:table-cell>
          <table:table-cell office:value-type="string" calcext:value-type="string">
            <text:p>AUs</text:p>
          </table:table-cell>
          <table:table-cell office:value-type="string" calcext:value-type="string">
            <text:p>null</text:p>
          </table:table-cell>
          <table:table-cell office:value-type="string" calcext:value-type="string">
            <text:p>à urbaniser bloquée</text:p>
          </table:table-cell>
          <table:table-cell office:value-type="string" calcext:value-type="string">
            <text:p>Zone à urbaniser, mais dont l'ouverture est subordonnée à une modification ou une révision du PSMV</text:p>
          </table:table-cell>
          <table:table-cell table:number-columns-repeated="2" office:value-type="string" calcext:value-type="string">
            <text:p>null</text:p>
          </table:table-cell>
          <table:table-cell table:number-columns-repeated="1016"/>
        </table:table-row>
        <table:table-row table:style-name="ro1">
          <table:table-cell office:value-type="string" calcext:value-type="string">
            <text:p>ZONE_URBA</text:p>
          </table:table-cell>
          <table:table-cell office:value-type="string" calcext:value-type="string">
            <text:p>TYPEZONE</text:p>
          </table:table-cell>
          <table:table-cell office:value-type="string" calcext:value-type="string">
            <text:p>A</text:p>
          </table:table-cell>
          <table:table-cell office:value-type="string" calcext:value-type="string">
            <text:p>null</text:p>
          </table:table-cell>
          <table:table-cell office:value-type="string" calcext:value-type="string">
            <text:p>agricole</text:p>
          </table:table-cell>
          <table:table-cell office:value-type="string" calcext:value-type="string">
            <text:p>Secteurs de la commune, équipés ou non, à protéger en raison du potentiel agronomique, biologique ou économique des terres agricoles.</text:p>
          </table:table-cell>
          <table:table-cell table:number-columns-repeated="2" office:value-type="string" calcext:value-type="string">
            <text:p>null</text:p>
          </table:table-cell>
          <table:table-cell table:number-columns-repeated="1016"/>
        </table:table-row>
        <table:table-row table:style-name="ro1">
          <table:table-cell office:value-type="string" calcext:value-type="string">
            <text:p>ZONE_URBA</text:p>
          </table:table-cell>
          <table:table-cell office:value-type="string" calcext:value-type="string">
            <text:p>TYPEZONE</text:p>
          </table:table-cell>
          <table:table-cell office:value-type="string" calcext:value-type="string">
            <text:p>N</text:p>
          </table:table-cell>
          <table:table-cell office:value-type="string" calcext:value-type="string">
            <text:p>null</text:p>
          </table:table-cell>
          <table:table-cell office:value-type="string" calcext:value-type="string">
            <text:p>naturelle et forestière</text:p>
          </table:table-cell>
          <table:table-cell office:value-type="string" calcext:value-type="string">
            <text:p>Secteurs de la commune, équipés ou non, à protéger en raison soit de la qualité des sites, des milieux naturels, des paysages et de leur intérêt, notamment du point de vue esthétique, historique ou écologique, soit de l'existence d'une exploitation forestière, soit de leur caractère d'espaces naturels.</text:p>
          </table:table-cell>
          <table:table-cell table:number-columns-repeated="2" office:value-type="string" calcext:value-type="string">
            <text:p>null</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1</text:p>
          </table:table-cell>
          <table:table-cell office:value-type="string" calcext:value-type="string">
            <text:p>00</text:p>
          </table:table-cell>
          <table:table-cell office:value-type="string" calcext:value-type="string">
            <text:p>EBC*</text:p>
          </table:table-cell>
          <table:table-cell office:value-type="string" calcext:value-type="string">
            <text:p>Espace boisé classé</text:p>
          </table:table-cell>
          <table:table-cell office:value-type="string" calcext:value-type="string">
            <text:p>null</text:p>
          </table:table-cell>
          <table:table-cell table:style-name="ce7" office:value-type="string" calcext:value-type="string">
            <text:p>&lt;p&gt;&lt;a href="https://www.legifrance.gouv.fr/affichCodeArticle.do?idArticle=LEGIARTI000031720583&amp;cidTexte=LEGITEXT000006074075"&gt;Article R151-31 1°&lt;/a&gt; : Dans les zones U, AU, A et N, les documents graphiques du règlement font apparaître, s'il y a lieu :&lt;br /&gt;1° Les espaces boisés classés définis à l'article &lt;a href="https://www.legifrance.gouv.fr/affichCodeArticle.do?cidTexte=LEGITEXT000006074075&amp;idArticle=LEGIARTI000031210297&amp;dateTexte=&amp;categorieLien=cid"&gt;L113-1&lt;/a&gt; ;&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table:number-columns-repeated="2" office:value-type="string" calcext:value-type="string">
            <text:p>01</text:p>
          </table:table-cell>
          <table:table-cell/>
          <table:table-cell office:value-type="string" calcext:value-type="string">
            <text:p>Espace boisé classé à protéger ou conserver</text:p>
          </table:table-cell>
          <table:table-cell office:value-type="string" calcext:value-type="string">
            <text:p>null</text:p>
          </table:table-cell>
          <table:table-cell table:style-name="ce7" office:value-type="string" calcext:value-type="string">
            <text:p>&lt;p&gt;&lt;a href="https://www.legifrance.gouv.fr/affichCodeArticle.do?idArticle=LEGIARTI000031720583&amp;cidTexte=LEGITEXT000006074075"&gt;Article R151-31 1°&lt;/a&gt; : Dans les zones U, AU, A et N, les documents graphiques du règlement font apparaître, s'il y a lieu :&lt;br /&gt;1° Les espaces boisés classés définis à l'article &lt;a href="https://www.legifrance.gouv.fr/affichCodeArticle.do?cidTexte=LEGITEXT000006074075&amp;idArticle=LEGIARTI000031210297&amp;dateTexte=&amp;categorieLien=cid"&gt;L113-1&lt;/a&gt; ;&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1</text:p>
          </table:table-cell>
          <table:table-cell office:value-type="string" calcext:value-type="string">
            <text:p>02</text:p>
          </table:table-cell>
          <table:table-cell/>
          <table:table-cell office:value-type="string" calcext:value-type="string">
            <text:p>Espace boisé classé à créer</text:p>
          </table:table-cell>
          <table:table-cell office:value-type="string" calcext:value-type="string">
            <text:p>null</text:p>
          </table:table-cell>
          <table:table-cell table:style-name="ce7" office:value-type="string" calcext:value-type="string">
            <text:p>&lt;p&gt;&lt;a href="https://www.legifrance.gouv.fr/affichCodeArticle.do?idArticle=LEGIARTI000031720583&amp;cidTexte=LEGITEXT000006074075"&gt;Article R151-31 1°&lt;/a&gt; : Dans les zones U, AU, A et N, les documents graphiques du règlement font apparaître, s'il y a lieu :&lt;br /&gt;1° Les espaces boisés classés définis à l'article &lt;a href="https://www.legifrance.gouv.fr/affichCodeArticle.do?cidTexte=LEGITEXT000006074075&amp;idArticle=LEGIARTI000031210297&amp;dateTexte=&amp;categorieLien=cid"&gt;L113-1&lt;/a&gt; ;&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table:style-name="ce3" office:value-type="string" calcext:value-type="string">
            <text:p>01</text:p>
          </table:table-cell>
          <table:table-cell table:style-name="ce3" office:value-type="string" calcext:value-type="string">
            <text:p>03</text:p>
          </table:table-cell>
          <table:table-cell table:style-name="ce1"/>
          <table:table-cell table:style-name="ce1" office:value-type="string" calcext:value-type="string">
            <text:p>Espace boisé classé significatif au titre de la loi littoral</text:p>
          </table:table-cell>
          <table:table-cell office:value-type="string" calcext:value-type="string">
            <text:p>null</text:p>
          </table:table-cell>
          <table:table-cell table:style-name="ce1" office:value-type="string" calcext:value-type="string">
            <text:p>null</text:p>
          </table:table-cell>
          <table:table-cell table:style-name="ce1" office:value-type="string" calcext:value-type="string">
            <text:p>Les codes dont le libellé est grisé correspondent à des dispositions qui ne figurent plus dans la réglementation en vigueur mais ont été applicables antérieurement et peuvent avoir été utilisées par certains PSMV</text:p>
          </table:table-cell>
          <table:table-cell table:style-name="ce1" table:number-columns-repeated="55"/>
          <table:table-cell table:number-columns-repeated="960"/>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2</text:p>
          </table:table-cell>
          <table:table-cell office:value-type="string" calcext:value-type="string">
            <text:p>00</text:p>
          </table:table-cell>
          <table:table-cell/>
          <table:table-cell office:value-type="string" calcext:value-type="string">
            <text:p>Limitations de la constructibilité pour des raisons environnementales, de risques, d’intérêt général</text:p>
          </table:table-cell>
          <table:table-cell office:value-type="string" calcext:value-type="string">
            <text:p>null</text:p>
          </table:table-cell>
          <table:table-cell office:value-type="string" calcext:value-type="string">
            <text:p>&lt;p&gt;&lt;a href="https://www.legifrance.gouv.fr/affichCodeArticle.do?idArticle=LEGIARTI000031720583&amp;cidTexte=LEGITEXT000006074075"&gt;Article R151-31 2° du Code de l'Urbanisme&lt;/a&gt; : Dans les zones U, AU, A et N, les documents graphiques du règlement font apparaître, s'il y a lieu :&lt;br /&gt;(...)&lt;br /&gt;2° Les secteurs où les nécessités du fonctionnement des services publics, de l'hygiène, de la protection contre les nuisances et de la préservation des ressources naturelles ou l'existence de risques naturels, de risques miniers ou de risques technologiques justifient que soient interdites les constructions et installations de toute nature, permanentes ou non, les plantations, dépôts, affouillements, forages et exhaussements des sols.&lt;/p&gt;&lt;p&gt;&lt;a href="https://www.legifrance.gouv.fr/affichCodeArticle.do?idArticle=LEGIARTI000031720577&amp;cidTexte=LEGITEXT000006074075"&gt;Article R151-34 1° du Code de l'Urbanisme&lt;/a&gt; : Dans les zones U, AU, A et N les documents graphiques du règlement font apparaître, s'il y a lieu :&lt;br /&gt;1° Les secteurs où les nécessités du fonctionnement des services publics, de l'hygiène, de la protection contre les nuisances et de la préservation des ressources naturelles ou l'existence de risques naturels, de risques miniers ou de risques technologiques justifient que soient soumises à des conditions spéciales les constructions et installations de toute nature, permanentes ou non, les plantations, dépôts, affouillements, forages et exhaussements des sols ;&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2</text:p>
          </table:table-cell>
          <table:table-cell office:value-type="string" calcext:value-type="string">
            <text:p>01</text:p>
          </table:table-cell>
          <table:table-cell/>
          <table:table-cell office:value-type="string" calcext:value-type="string">
            <text:p>Secteur avec interdiction de constructibilité pour des raisons environnementales, de risques, d’intérêt général</text:p>
          </table:table-cell>
          <table:table-cell office:value-type="string" calcext:value-type="string">
            <text:p>null</text:p>
          </table:table-cell>
          <table:table-cell table:style-name="ce8" office:value-type="string" calcext:value-type="string">
            <text:p>&lt;p&gt;&lt;a href="https://www.legifrance.gouv.fr/affichCodeArticle.do?idArticle=LEGIARTI000031720583&amp;cidTexte=LEGITEXT000006074075"&gt;Article R151-31 2° du Code de l'Urbanisme&lt;/a&gt; : Dans les zones U, AU, A et N, les documents graphiques du règlement font apparaître, s'il y a lieu :&lt;br /&gt;(...)&lt;br /&gt;2° Les secteurs où les nécessités du fonctionnement des services publics, de l'hygiène, de la protection contre les nuisances et de la préservation des ressources naturelles ou l'existence de risques naturels, de risques miniers ou de risques technologiques justifient que soient interdites les constructions et installations de toute nature, permanentes ou non, les plantations, dépôts, affouillements, forages et exhaussements des sol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table:number-columns-repeated="2" office:value-type="string" calcext:value-type="string">
            <text:p>02</text:p>
          </table:table-cell>
          <table:table-cell/>
          <table:table-cell office:value-type="string" calcext:value-type="string">
            <text:p>Secteur avec conditions spéciales de constructibilité pour des raisons environnementales, de risques, d’intérêt général</text:p>
          </table:table-cell>
          <table:table-cell office:value-type="string" calcext:value-type="string">
            <text:p>null</text:p>
          </table:table-cell>
          <table:table-cell table:style-name="ce7" office:value-type="string" calcext:value-type="string">
            <text:p>&lt;p&gt;&lt;a href="https://www.legifrance.gouv.fr/affichCodeArticle.do?idArticle=LEGIARTI000031720577&amp;cidTexte=LEGITEXT000006074075"&gt;Article R151-34 1° du Code de l'Urbanisme&lt;/a&gt; : Dans les zones U, AU, A et N les documents graphiques du règlement font apparaître, s'il y a lieu :&lt;br /&gt;1° Les secteurs où les nécessités du fonctionnement des services publics, de l'hygiène, de la protection contre les nuisances et de la préservation des ressources naturelles ou l'existence de risques naturels, de risques miniers ou de risques technologiques justifient que soient soumises à des conditions spéciales les constructions et installations de toute nature, permanentes ou non, les plantations, dépôts, affouillements, forages et exhaussements des sols ;&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3</text:p>
          </table:table-cell>
          <table:table-cell office:value-type="string" calcext:value-type="string">
            <text:p>00</text:p>
          </table:table-cell>
          <table:table-cell/>
          <table:table-cell office:value-type="string" calcext:value-type="string">
            <text:p>Secteur avec disposition de reconstruction/démolition</text:p>
          </table:table-cell>
          <table:table-cell office:value-type="string" calcext:value-type="string">
            <text:p>&lt;p&gt;&lt;a href="https://www.legifrance.gouv.fr/affichCodeArticle.do?idArticle=LEGIARTI000032860980&amp;cidTexte=LEGITEXT000006074075"&gt;Article L313-1 III 2° du Code de l'Urbanisme&lt;/a&gt; : I.-Un plan de sauvegarde et de mise en valeur peut être établi sur tout ou partie du site patrimonial remarquable créé en application du titre III du livre VI du code du patrimoine. Sur le périmètre qu'il recouvre, il tient lieu de plan local d'urbanisme. &lt;br /&gt;Lorsque l'élaboration du plan de sauvegarde et de mise en valeur relève de la compétence d'un établissement public de coopération intercommunale, la commune membre de cet établissement dont le territoire est intégralement ou partiellement couvert par le périmètre d'un site patrimonial remarquable peut demander à ce qu'il soit couvert par un plan de sauvegarde et de mise en valeuRElle peut également conduire les études préalables à l'élaboration du plan de sauvegarde et de mise en valeur, avec l'assistance technique et financière de l'Etat si elle la sollicite. Après un débat au sein de l'organe délibérant de l'établissement public de coopération intercommunale, celui-ci délibère sur l'opportunité d'élaborer le plan de sauvegarde et de mise en valeuR&lt;br /&gt;En cas de refus de l'organe délibérant, et lorsque la Commission nationale du patrimoine et de l'architecture a recommandé, en application de l'article &lt;a href="https://www.legifrance.gouv.fr/affichCodeArticle.do?cidTexte=LEGITEXT000006074236&amp;idArticle=LEGIARTI000032858250&amp;dateTexte=&amp;categorieLien=cid"&gt;L631-3&lt;/a&gt; du même code, l'élaboration d'un plan de sauvegarde et de mise en valeur sur tout ou partie du périmètre classé au titre des sites patrimoniaux remarquables, l'autorité administrative peut demander à l'établissement public de coopération intercommunale d'engager la procédure d'élaboration d'un plan de sauvegarde et de mise en valeur sur ce périmètre dans les conditions prévues au II du présent article. &lt;br /&gt;II.-L'acte décidant la mise à l'étude du plan de sauvegarde et de mise en valeur met en révision le plan local d'urbanisme, lorsqu'il existe. Jusqu'à l'approbation du plan de sauvegarde et de mise en valeur, le plan local d'urbanisme mis en révision peut être modifié dans les conditions prévues aux articles &lt;a href="https://www.legifrance.gouv.fr/affichCodeArticle.do?cidTexte=LEGITEXT000006074075&amp;idArticle=LEGIARTI000031211410&amp;dateTexte=&amp;categorieLien=cid"&gt;L153-37&lt;/a&gt;, &lt;a href="https://www.legifrance.gouv.fr/affichCodeArticle.do?cidTexte=LEGITEXT000006074075&amp;idArticle=LEGIARTI000031211416&amp;dateTexte=&amp;categorieLien=cid"&gt;L153-40&lt;/a&gt;, &lt;a href="https://www.legifrance.gouv.fr/affichCodeArticle.do?cidTexte=LEGITEXT000006074075&amp;idArticle=LEGIARTI000031211422&amp;dateTexte=&amp;categorieLien=cid"&gt;L153-42&lt;/a&gt; et &lt;a href="https://www.legifrance.gouv.fr/affichCodeArticle.do;jsessionid=0EF51D11F517E727ACA6790BD362A0E8.tplgfr28s_2?idArticle=LEGIARTI000031211424&amp;cidTexte=LEGITEXT000006074075&amp;dateTexte=20200226&amp;categorieLien=id&amp;oldAction=&amp;nbResultRech="&gt;L153-43&lt;/a&gt; du présent code ou faire l'objet de révisions dans les conditions définies à l'article &lt;a href="https://www.legifrance.gouv.fr/affichCodeArticle.do?cidTexte=LEGITEXT000006074075&amp;idArticle=LEGIARTI000031211402&amp;dateTexte=&amp;categorieLien=cid"&gt;L153-34&lt;/a&gt;. &lt;br /&gt;Le plan de sauvegarde et de mise en valeur est élaboré conjointement par l'Etat et l'autorité compétente en matière de plan local d'urbanisme ou de document en tenant lieu. L'Etat peut toutefois confier l'élaboration d'un plan de sauvegarde et de mise en valeur à l'autorité compétente en matière de plan local d'urbanisme ou de document en tenant lieu qui en fait la demande, et lui apporte si nécessaire son assistance technique et financière. Le projet de plan de sauvegarde et de mise en valeur est soumis pour avis à la commission locale du site patrimonial remarquable et, le cas échéant, à l'avis de la commune concernée. Après avis de l'organe délibérant de l'autorité compétente en matière de plan local d'urbanisme ou de document en tenant lieu et de la Commission nationale du patrimoine et de l'architecture, le projet de plan de sauvegarde et de mise en valeur est soumis à enquête publique par l'autorité administrative dans les formes prévues au chapitre III du titre II du livre Ier du code de l'environnement. Il est approuvé par l'autorité administrative si l'avis de l'organe délibérant de l'autorité compétente en matière de plan local d'urbanisme ou de document en tenant lieu est favorable, par décret en Conseil d'Etat dans le cas contraire. &lt;br /&gt;La révision du plan de sauvegarde et de mise en valeur a lieu dans les mêmes formes que celles prévues pour son élaboration. &lt;br /&gt;III.-Le plan de sauvegarde et de mise en valeur peut comporter l'indication des immeubles ou des parties intérieures ou extérieures d'immeubles : &lt;br /&gt;1° Dont la démolition, l'enlèvement ou l'altération sont interdits et dont la modification est soumise à des conditions spéciales ; &lt;br /&gt;2° Dont la démolition ou la modification peut être imposée à l'occasion d'opérations d'aménagement publiques ou privées. &lt;br /&gt;IV.-Le plan de sauvegarde et de mise en valeur peut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 et 525&lt;/a&gt; du code civil, situés à l'extérieur ou à l'intérieur d'un immeuble. Le propriétaire et l'affectataire domanial peuvent proposer à l'architecte des Bâtiments de France le recensement de nouveaux éléments dans le plan de sauvegarde et de mise en valeuRL'architecte des Bâtiments de France saisit l'autorité administrative qui modifie le plan de sauvegarde et de mise en valeur, après accord de l'organe délibérant mentionné au VI du présent article. &lt;br /&gt;V.-Le plan de sauvegarde et de mise en valeur doit être compatible avec le projet d'aménagement et de développement durables du plan local d'urbanisme, lorsqu'il existe. Lorsque le projet de plan de sauvegarde et de mise en valeur comporte des dispositions qui ne sont pas compatibles avec le projet d'aménagement et de développement durables du plan local d'urbanisme, il ne peut être approuvé que si l'enquête publique a porté à la fois sur le projet de plan de sauvegarde et de mise en valeur et sur la révision du plan local d'urbanisme. L'approbation du plan de sauvegarde et de mise en valeur emporte alors révision du plan local d'urbanisme. &lt;br /&gt;VI.-Sous réserve que la modification envisagée ne porte pas atteinte à son économie générale ou ne réduise pas un espace boisé classé, le plan de sauvegarde et de mise en valeur peut être modifié par l'autorité administrative, à la demande ou après consultation de l'organe délibérant de l'autorité compétente en matière de plan local d'urbanisme ou de document en tenant lieu, après consultation de l'architecte des Bâtiments de France, après avis de la commission locale du site patrimonial remarquable et après enquête publique réalisée dans les formes prévues au chapitre III du titre II du livre Ier du code de l'environnement.&lt;/p&gt;</text:p>
          </table:table-cell>
          <table:table-cell office:value-type="string" calcext:value-type="string">
            <text:p>&lt;p&gt;&lt;a href="https://www.legifrance.gouv.fr/affichCodeArticle.do?idArticle=LEGIARTI000031720577&amp;cidTexte=LEGITEXT000006074075"&gt;Article R151-34 3° du Code de l'Urbanisme&lt;/a&gt; : Dans les zones U, AU, A et N les documents graphiques du règlement font apparaître, s'il y a lieu :&lt;br /&gt;(...)&lt;br /&gt;3° Les secteurs dans lesquels la délivrance du permis de construire peut être subordonnée à la démolition de tout ou partie des bâtiments existants sur le terrain où l'implantation de la construction est envisagée ;&lt;/p&gt;&lt;p&gt;&lt;a href="https://www.legifrance.gouv.fr/affichCodeArticle.do?idArticle=LEGIARTI000034355257&amp;cidTexte=LEGITEXT000006074075"&gt;Article R313-5 3e alinéa du Code de l'Urbanisme&lt;/a&gt; : Le règlement du plan de sauvegarde et de mise en valeur (...) peut préciser les conditions dans lesquelles la démolition ou la modification des immeubles ou des parties intérieures ou extérieures d'immeubles est imposée à l'occasion d'opérations d'aménagement publiques ou privées, en application du 2° du III de l'article &lt;a href="https://www.legifrance.gouv.fr/affichCodeArticle.do?cidTexte=LEGITEXT000006074075&amp;idArticle=LEGIARTI000006815452&amp;dateTexte=&amp;categorieLien=cid"&gt;L313-1&lt;/a&gt;.&lt;/p&gt;</text:p>
          </table:table-cell>
          <table:table-cell table:number-columns-repeated="1016"/>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03</text:p>
          </table:table-cell>
          <table:table-cell table:style-name="ce18" office:value-type="string" calcext:value-type="string">
            <text:p>01</text:p>
          </table:table-cell>
          <table:table-cell table:style-name="ce4"/>
          <table:table-cell table:style-name="ce4" office:value-type="string" calcext:value-type="string">
            <text:p>Secteur dans lequel la reconstruction à l'identique d'un bâtiment détruit par un sinistre n'est pas autorisée</text:p>
          </table:table-cell>
          <table:table-cell table:style-name="ce4" office:value-type="string" calcext:value-type="string">
            <text:p>null</text:p>
          </table:table-cell>
          <table:table-cell office:value-type="string" calcext:value-type="string">
            <text:p>&lt;p&gt;&lt;a href="https://www.legifrance.gouv.fr/affichCodeArticle.do?idArticle=LEGIARTI000031720403&amp;cidTexte=LEGITEXT000006074075&amp;dateTexte=20160101"&gt;Article R161-7 du Code de l'Urbanisme&lt;/a&gt; : &lt;br /&gt;Le ou les documents graphiques délimitent, s'il y a lieu, les secteurs dans lesquels la reconstruction à l'identique d'un bâtiment détruit par un sinistre n'est pas autorisée.&lt;/p&gt;</text:p>
          </table:table-cell>
          <table:table-cell table:style-name="ce4"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3</text:p>
          </table:table-cell>
          <table:table-cell office:value-type="string" calcext:value-type="string">
            <text:p>02</text:p>
          </table:table-cell>
          <table:table-cell/>
          <table:table-cell office:value-type="string" calcext:value-type="string">
            <text:p>Interdiction de restauration de bâtiment dont il reste l’essentiel des murs porteurs</text:p>
          </table:table-cell>
          <table:table-cell office:value-type="string" calcext:value-type="string">
            <text:p>&lt;p&gt;&lt;a href="https://www.legifrance.gouv.fr/affichCodeArticle.do?idArticle=LEGIARTI000031210231&amp;cidTexte=LEGITEXT000006074075"&gt;Article L111-23 du Code de l'Urbanisme&lt;/a&gt; : La restauration d'un bâtiment dont il reste l'essentiel des murs porteurs peut être autorisée, sauf dispositions contraires des documents d'urbanisme et sous réserve des dispositions de l'article &lt;a href="https://www.legifrance.gouv.fr/affichCodeArticle.do?cidTexte=LEGITEXT000006074075&amp;idArticle=LEGIARTI000031210199&amp;dateTexte=&amp;categorieLien=cid"&gt;L111-11&lt;/a&gt;, lorsque son intérêt architectural ou patrimonial en justifie le maintien et sous réserve de respecter les principales caractéristiques de ce bâtiment.&lt;/p&gt;</text:p>
          </table:table-cell>
          <table:table-cell office:value-type="string" calcext:value-type="string">
            <text:p>null</text:p>
          </table:table-cell>
          <table:table-cell table:number-columns-repeated="1016"/>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03</text:p>
          </table:table-cell>
          <table:table-cell table:style-name="ce18" office:value-type="string" calcext:value-type="string">
            <text:p>50</text:p>
          </table:table-cell>
          <table:table-cell table:style-name="ce4"/>
          <table:table-cell table:style-name="ce4" office:value-type="string" calcext:value-type="string">
            <text:p>Immeuble ou partie d’immeuble dont la modification peut être imposée à l’occasion d’opérations d’aménagement publiques ou privées</text:p>
          </table:table-cell>
          <table:table-cell table:style-name="ce4" office:value-type="string" calcext:value-type="string">
            <text:p>&lt;p&gt;&lt;a href="https://www.legifrance.gouv.fr/affichCodeArticle.do?idArticle=LEGIARTI000032860980&amp;cidTexte=LEGITEXT000006074075"&gt;Article L313-1 III 2° du Code de l'Urbanisme&lt;/a&gt; : I.-Un plan de sauvegarde et de mise en valeur peut être établi sur tout ou partie du site patrimonial remarquable créé en application du titre III du livre VI du code du patrimoine. Sur le périmètre qu'il recouvre, il tient lieu de plan local d'urbanisme. &lt;br /&gt;Lorsque l'élaboration du plan de sauvegarde et de mise en valeur relève de la compétence d'un établissement public de coopération intercommunale, la commune membre de cet établissement dont le territoire est intégralement ou partiellement couvert par le périmètre d'un site patrimonial remarquable peut demander à ce qu'il soit couvert par un plan de sauvegarde et de mise en valeuRElle peut également conduire les études préalables à l'élaboration du plan de sauvegarde et de mise en valeur, avec l'assistance technique et financière de l'Etat si elle la sollicite. Après un débat au sein de l'organe délibérant de l'établissement public de coopération intercommunale, celui-ci délibère sur l'opportunité d'élaborer le plan de sauvegarde et de mise en valeuR&lt;br /&gt;En cas de refus de l'organe délibérant, et lorsque la Commission nationale du patrimoine et de l'architecture a recommandé, en application de l'article &lt;a href="https://www.legifrance.gouv.fr/affichCodeArticle.do?cidTexte=LEGITEXT000006074236&amp;idArticle=LEGIARTI000032858250&amp;dateTexte=&amp;categorieLien=cid"&gt;L631-3&lt;/a&gt; du même code, l'élaboration d'un plan de sauvegarde et de mise en valeur sur tout ou partie du périmètre classé au titre des sites patrimoniaux remarquables, l'autorité administrative peut demander à l'établissement public de coopération intercommunale d'engager la procédure d'élaboration d'un plan de sauvegarde et de mise en valeur sur ce périmètre dans les conditions prévues au II du présent article. &lt;br /&gt;II.-L'acte décidant la mise à l'étude du plan de sauvegarde et de mise en valeur met en révision le plan local d'urbanisme, lorsqu'il existe. Jusqu'à l'approbation du plan de sauvegarde et de mise en valeur, le plan local d'urbanisme mis en révision peut être modifié dans les conditions prévues aux articles &lt;a href="https://www.legifrance.gouv.fr/affichCodeArticle.do?cidTexte=LEGITEXT000006074075&amp;idArticle=LEGIARTI000031211410&amp;dateTexte=&amp;categorieLien=cid"&gt;L153-37&lt;/a&gt;, &lt;a href="https://www.legifrance.gouv.fr/affichCodeArticle.do?cidTexte=LEGITEXT000006074075&amp;idArticle=LEGIARTI000031211416&amp;dateTexte=&amp;categorieLien=cid"&gt;L153-40&lt;/a&gt;, &lt;a href="https://www.legifrance.gouv.fr/affichCodeArticle.do?cidTexte=LEGITEXT000006074075&amp;idArticle=LEGIARTI000031211422&amp;dateTexte=&amp;categorieLien=cid"&gt;L153-42&lt;/a&gt; et &lt;a href="https://www.legifrance.gouv.fr/affichCodeArticle.do;jsessionid=0EF51D11F517E727ACA6790BD362A0E8.tplgfr28s_2?idArticle=LEGIARTI000031211424&amp;cidTexte=LEGITEXT000006074075&amp;dateTexte=20200226&amp;categorieLien=id&amp;oldAction=&amp;nbResultRech="&gt;L153-43&lt;/a&gt; du présent code ou faire l'objet de révisions dans les conditions définies à l'article &lt;a href="https://www.legifrance.gouv.fr/affichCodeArticle.do?cidTexte=LEGITEXT000006074075&amp;idArticle=LEGIARTI000031211402&amp;dateTexte=&amp;categorieLien=cid"&gt;L153-34&lt;/a&gt;. &lt;br /&gt;Le plan de sauvegarde et de mise en valeur est élaboré conjointement par l'Etat et l'autorité compétente en matière de plan local d'urbanisme ou de document en tenant lieu. L'Etat peut toutefois confier l'élaboration d'un plan de sauvegarde et de mise en valeur à l'autorité compétente en matière de plan local d'urbanisme ou de document en tenant lieu qui en fait la demande, et lui apporte si nécessaire son assistance technique et financière. Le projet de plan de sauvegarde et de mise en valeur est soumis pour avis à la commission locale du site patrimonial remarquable et, le cas échéant, à l'avis de la commune concernée. Après avis de l'organe délibérant de l'autorité compétente en matière de plan local d'urbanisme ou de document en tenant lieu et de la Commission nationale du patrimoine et de l'architecture, le projet de plan de sauvegarde et de mise en valeur est soumis à enquête publique par l'autorité administrative dans les formes prévues au chapitre III du titre II du livre Ier du code de l'environnement. Il est approuvé par l'autorité administrative si l'avis de l'organe délibérant de l'autorité compétente en matière de plan local d'urbanisme ou de document en tenant lieu est favorable, par décret en Conseil d'Etat dans le cas contraire. &lt;br /&gt;La révision du plan de sauvegarde et de mise en valeur a lieu dans les mêmes formes que celles prévues pour son élaboration. &lt;br /&gt;III.-Le plan de sauvegarde et de mise en valeur peut comporter l'indication des immeubles ou des parties intérieures ou extérieures d'immeubles : &lt;br /&gt;1° Dont la démolition, l'enlèvement ou l'altération sont interdits et dont la modification est soumise à des conditions spéciales ; &lt;br /&gt;2° Dont la démolition ou la modification peut être imposée à l'occasion d'opérations d'aménagement publiques ou privées. &lt;br /&gt;IV.-Le plan de sauvegarde et de mise en valeur peut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 et 525&lt;/a&gt; du code civil, situés à l'extérieur ou à l'intérieur d'un immeuble. Le propriétaire et l'affectataire domanial peuvent proposer à l'architecte des Bâtiments de France le recensement de nouveaux éléments dans le plan de sauvegarde et de mise en valeuRL'architecte des Bâtiments de France saisit l'autorité administrative qui modifie le plan de sauvegarde et de mise en valeur, après accord de l'organe délibérant mentionné au VI du présent article. &lt;br /&gt;V.-Le plan de sauvegarde et de mise en valeur doit être compatible avec le projet d'aménagement et de développement durables du plan local d'urbanisme, lorsqu'il existe. Lorsque le projet de plan de sauvegarde et de mise en valeur comporte des dispositions qui ne sont pas compatibles avec le projet d'aménagement et de développement durables du plan local d'urbanisme, il ne peut être approuvé que si l'enquête publique a porté à la fois sur le projet de plan de sauvegarde et de mise en valeur et sur la révision du plan local d'urbanisme. L'approbation du plan de sauvegarde et de mise en valeur emporte alors révision du plan local d'urbanisme. &lt;br /&gt;VI.-Sous réserve que la modification envisagée ne porte pas atteinte à son économie générale ou ne réduise pas un espace boisé classé, le plan de sauvegarde et de mise en valeur peut être modifié par l'autorité administrative, à la demande ou après consultation de l'organe délibérant de l'autorité compétente en matière de plan local d'urbanisme ou de document en tenant lieu, après consultation de l'architecte des Bâtiments de France, après avis de la commission locale du site patrimonial remarquable et après enquête publique réalisée dans les formes prévues au chapitre III du titre II du livre Ier du code de l'environnement.&lt;/p&gt;</text:p>
          </table:table-cell>
          <table:table-cell table:style-name="ce24" office:value-type="string" calcext:value-type="string">
            <text:p>&lt;p&gt;&lt;a href="https://www.legifrance.gouv.fr/affichCodeArticle.do?idArticle=LEGIARTI000034355257&amp;cidTexte=LEGITEXT000006074075"&gt;Article R313-5 3e alinéa du Code de l'Urbanisme&lt;/a&gt; : Le règlement du plan de sauvegarde et de mise en valeur (...) peut préciser les conditions dans lesquelles la démolition ou la modification des immeubles ou des parties intérieures ou extérieures d'immeubles est imposée à l'occasion d'opérations d'aménagement publiques ou privées, en application du 2° du III de l'article &lt;a href="https://www.legifrance.gouv.fr/affichCodeArticle.do?cidTexte=LEGITEXT000006074075&amp;idArticle=LEGIARTI000006815452&amp;dateTexte=&amp;categorieLien=cid"&gt;L313-1&lt;/a&gt;.&lt;/p&gt;</text:p>
          </table:table-cell>
          <table:table-cell table:style-name="ce4" table:number-columns-repeated="56"/>
          <table:table-cell table:number-columns-repeated="960"/>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03</text:p>
          </table:table-cell>
          <table:table-cell table:style-name="ce18" office:value-type="string" calcext:value-type="string">
            <text:p>51</text:p>
          </table:table-cell>
          <table:table-cell table:style-name="ce4"/>
          <table:table-cell table:style-name="ce4" office:value-type="string" calcext:value-type="string">
            <text:p>Immeuble ou partie d’immeuble dont la démolition peut être imposée à l’occasion d’opérations d’aménagement publiques ou privées</text:p>
          </table:table-cell>
          <table:table-cell table:style-name="ce4" office:value-type="string" calcext:value-type="string">
            <text:p>&lt;p&gt;&lt;a href="https://www.legifrance.gouv.fr/affichCodeArticle.do?idArticle=LEGIARTI000032860980&amp;cidTexte=LEGITEXT000006074075"&gt;Article L313-1 III 2° du Code de l'Urbanisme&lt;/a&gt; : I.-Un plan de sauvegarde et de mise en valeur peut être établi sur tout ou partie du site patrimonial remarquable créé en application du titre III du livre VI du code du patrimoine. Sur le périmètre qu'il recouvre, il tient lieu de plan local d'urbanisme. &lt;br /&gt;Lorsque l'élaboration du plan de sauvegarde et de mise en valeur relève de la compétence d'un établissement public de coopération intercommunale, la commune membre de cet établissement dont le territoire est intégralement ou partiellement couvert par le périmètre d'un site patrimonial remarquable peut demander à ce qu'il soit couvert par un plan de sauvegarde et de mise en valeuRElle peut également conduire les études préalables à l'élaboration du plan de sauvegarde et de mise en valeur, avec l'assistance technique et financière de l'Etat si elle la sollicite. Après un débat au sein de l'organe délibérant de l'établissement public de coopération intercommunale, celui-ci délibère sur l'opportunité d'élaborer le plan de sauvegarde et de mise en valeuR&lt;br /&gt;En cas de refus de l'organe délibérant, et lorsque la Commission nationale du patrimoine et de l'architecture a recommandé, en application de l'article &lt;a href="https://www.legifrance.gouv.fr/affichCodeArticle.do?cidTexte=LEGITEXT000006074236&amp;idArticle=LEGIARTI000032858250&amp;dateTexte=&amp;categorieLien=cid"&gt;L631-3&lt;/a&gt; du même code, l'élaboration d'un plan de sauvegarde et de mise en valeur sur tout ou partie du périmètre classé au titre des sites patrimoniaux remarquables, l'autorité administrative peut demander à l'établissement public de coopération intercommunale d'engager la procédure d'élaboration d'un plan de sauvegarde et de mise en valeur sur ce périmètre dans les conditions prévues au II du présent article. &lt;br /&gt;II.-L'acte décidant la mise à l'étude du plan de sauvegarde et de mise en valeur met en révision le plan local d'urbanisme, lorsqu'il existe. Jusqu'à l'approbation du plan de sauvegarde et de mise en valeur, le plan local d'urbanisme mis en révision peut être modifié dans les conditions prévues aux articles &lt;a href="https://www.legifrance.gouv.fr/affichCodeArticle.do?cidTexte=LEGITEXT000006074075&amp;idArticle=LEGIARTI000031211410&amp;dateTexte=&amp;categorieLien=cid"&gt;L153-37&lt;/a&gt;, &lt;a href="https://www.legifrance.gouv.fr/affichCodeArticle.do?cidTexte=LEGITEXT000006074075&amp;idArticle=LEGIARTI000031211416&amp;dateTexte=&amp;categorieLien=cid"&gt;L153-40&lt;/a&gt;, &lt;a href="https://www.legifrance.gouv.fr/affichCodeArticle.do?cidTexte=LEGITEXT000006074075&amp;idArticle=LEGIARTI000031211422&amp;dateTexte=&amp;categorieLien=cid"&gt;L153-42&lt;/a&gt; et &lt;a href="https://www.legifrance.gouv.fr/affichCodeArticle.do;jsessionid=0EF51D11F517E727ACA6790BD362A0E8.tplgfr28s_2?idArticle=LEGIARTI000031211424&amp;cidTexte=LEGITEXT000006074075&amp;dateTexte=20200226&amp;categorieLien=id&amp;oldAction=&amp;nbResultRech="&gt;L153-43&lt;/a&gt; du présent code ou faire l'objet de révisions dans les conditions définies à l'article &lt;a href="https://www.legifrance.gouv.fr/affichCodeArticle.do?cidTexte=LEGITEXT000006074075&amp;idArticle=LEGIARTI000031211402&amp;dateTexte=&amp;categorieLien=cid"&gt;L153-34&lt;/a&gt;. &lt;br /&gt;Le plan de sauvegarde et de mise en valeur est élaboré conjointement par l'Etat et l'autorité compétente en matière de plan local d'urbanisme ou de document en tenant lieu. L'Etat peut toutefois confier l'élaboration d'un plan de sauvegarde et de mise en valeur à l'autorité compétente en matière de plan local d'urbanisme ou de document en tenant lieu qui en fait la demande, et lui apporte si nécessaire son assistance technique et financière. Le projet de plan de sauvegarde et de mise en valeur est soumis pour avis à la commission locale du site patrimonial remarquable et, le cas échéant, à l'avis de la commune concernée. Après avis de l'organe délibérant de l'autorité compétente en matière de plan local d'urbanisme ou de document en tenant lieu et de la Commission nationale du patrimoine et de l'architecture, le projet de plan de sauvegarde et de mise en valeur est soumis à enquête publique par l'autorité administrative dans les formes prévues au chapitre III du titre II du livre Ier du code de l'environnement. Il est approuvé par l'autorité administrative si l'avis de l'organe délibérant de l'autorité compétente en matière de plan local d'urbanisme ou de document en tenant lieu est favorable, par décret en Conseil d'Etat dans le cas contraire. &lt;br /&gt;La révision du plan de sauvegarde et de mise en valeur a lieu dans les mêmes formes que celles prévues pour son élaboration. &lt;br /&gt;III.-Le plan de sauvegarde et de mise en valeur peut comporter l'indication des immeubles ou des parties intérieures ou extérieures d'immeubles : &lt;br /&gt;1° Dont la démolition, l'enlèvement ou l'altération sont interdits et dont la modification est soumise à des conditions spéciales ; &lt;br /&gt;2° Dont la démolition ou la modification peut être imposée à l'occasion d'opérations d'aménagement publiques ou privées. &lt;br /&gt;IV.-Le plan de sauvegarde et de mise en valeur peut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 et 525&lt;/a&gt; du code civil, situés à l'extérieur ou à l'intérieur d'un immeuble. Le propriétaire et l'affectataire domanial peuvent proposer à l'architecte des Bâtiments de France le recensement de nouveaux éléments dans le plan de sauvegarde et de mise en valeuRL'architecte des Bâtiments de France saisit l'autorité administrative qui modifie le plan de sauvegarde et de mise en valeur, après accord de l'organe délibérant mentionné au VI du présent article. &lt;br /&gt;V.-Le plan de sauvegarde et de mise en valeur doit être compatible avec le projet d'aménagement et de développement durables du plan local d'urbanisme, lorsqu'il existe. Lorsque le projet de plan de sauvegarde et de mise en valeur comporte des dispositions qui ne sont pas compatibles avec le projet d'aménagement et de développement durables du plan local d'urbanisme, il ne peut être approuvé que si l'enquête publique a porté à la fois sur le projet de plan de sauvegarde et de mise en valeur et sur la révision du plan local d'urbanisme. L'approbation du plan de sauvegarde et de mise en valeur emporte alors révision du plan local d'urbanisme. &lt;br /&gt;VI.-Sous réserve que la modification envisagée ne porte pas atteinte à son économie générale ou ne réduise pas un espace boisé classé, le plan de sauvegarde et de mise en valeur peut être modifié par l'autorité administrative, à la demande ou après consultation de l'organe délibérant de l'autorité compétente en matière de plan local d'urbanisme ou de document en tenant lieu, après consultation de l'architecte des Bâtiments de France, après avis de la commission locale du site patrimonial remarquable et après enquête publique réalisée dans les formes prévues au chapitre III du titre II du livre Ier du code de l'environnement.&lt;/p&gt;</text:p>
          </table:table-cell>
          <table:table-cell table:style-name="ce24" office:value-type="string" calcext:value-type="string">
            <text:p>&lt;p&gt;&lt;a href="https://www.legifrance.gouv.fr/affichCodeArticle.do?idArticle=LEGIARTI000034355257&amp;cidTexte=LEGITEXT000006074075"&gt;Article R313-5 3e alinéa du Code de l'Urbanisme&lt;/a&gt; : Le règlement du plan de sauvegarde et de mise en valeur (...) peut préciser les conditions dans lesquelles la démolition ou la modification des immeubles ou des parties intérieures ou extérieures d'immeubles est imposée à l'occasion d'opérations d'aménagement publiques ou privées, en application du 2° du III de l'article &lt;a href="https://www.legifrance.gouv.fr/affichCodeArticle.do?cidTexte=LEGITEXT000006074075&amp;idArticle=LEGIARTI000006815452&amp;dateTexte=&amp;categorieLien=cid"&gt;L313-1&lt;/a&gt;.&lt;/p&gt;</text:p>
          </table:table-cell>
          <table:table-cell table:style-name="ce4" table:number-columns-repeated="56"/>
          <table:table-cell table:number-columns-repeated="960"/>
        </table:table-row>
        <table:table-row table:style-name="ro1">
          <table:table-cell office:value-type="string" calcext:value-type="string">
            <text:p>PRESCRIPTION</text:p>
          </table:table-cell>
          <table:table-cell office:value-type="string" calcext:value-type="string">
            <text:p>STYPEPSC</text:p>
          </table:table-cell>
          <table:table-cell table:style-name="ce3" office:value-type="string" calcext:value-type="string">
            <text:p>04</text:p>
          </table:table-cell>
          <table:table-cell table:style-name="ce3" office:value-type="string" calcext:value-type="string">
            <text:p>00</text:p>
          </table:table-cell>
          <table:table-cell table:style-name="ce1"/>
          <table:table-cell table:style-name="ce1" office:value-type="string" calcext:value-type="string">
            <text:p>Périmètre issu des PDU sur obligation de stationnement</text:p>
          </table:table-cell>
          <table:table-cell table:number-columns-repeated="2" table:style-name="ce1" office:value-type="string" calcext:value-type="string">
            <text:p>null</text:p>
          </table:table-cell>
          <table:table-cell table:style-name="ce1" table:number-columns-repeated="56"/>
          <table:table-cell table:number-columns-repeated="960"/>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5</text:p>
          </table:table-cell>
          <table:table-cell office:value-type="string" calcext:value-type="string">
            <text:p>00</text:p>
          </table:table-cell>
          <table:table-cell/>
          <table:table-cell office:value-type="string" calcext:value-type="string">
            <text:p>Emplacement réservé</text:p>
          </table:table-cell>
          <table:table-cell table:style-name="ce1" office:value-type="string" calcext:value-type="string">
            <text:p>null</text:p>
          </table:table-cell>
          <table:table-cell office:value-type="string" calcext:value-type="string">
            <text:p>null</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5</text:p>
          </table:table-cell>
          <table:table-cell office:value-type="string" calcext:value-type="string">
            <text:p>01</text:p>
          </table:table-cell>
          <table:table-cell/>
          <table:table-cell office:value-type="string" calcext:value-type="string">
            <text:p>Emplacement réservé aux voies publiques</text:p>
          </table:table-cell>
          <table:table-cell table:style-name="ce1" office:value-type="string" calcext:value-type="string">
            <text:p>null</text:p>
          </table:table-cell>
          <table:table-cell table:style-name="ce7" office:value-type="string" calcext:value-type="string">
            <text:p>&lt;p&gt;&lt;a href="https://www.legifrance.gouv.fr/affichCodeArticle.do?idArticle=LEGIARTI000031720533&amp;cidTexte=LEGITEXT000006074075"&gt;Article R151-48 2° du Code de l'Urbanisme&lt;/a&gt; : Dans les zones U, AU, A et N, le ou les documents graphiques du règlement font, en outre, apparaître, s'il y a lieu :&lt;br /&gt;(...)&lt;br /&gt;2° Les emplacements réservés aux voies publiques délimités en application du 1° de l'article L151-41, en précisant leur destination et les collectivités, services et organismes publics bénéficiaires ;&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5</text:p>
          </table:table-cell>
          <table:table-cell office:value-type="string" calcext:value-type="string">
            <text:p>02</text:p>
          </table:table-cell>
          <table:table-cell/>
          <table:table-cell office:value-type="string" calcext:value-type="string">
            <text:p>Emplacement réservé aux ouvrages publics</text:p>
          </table:table-cell>
          <table:table-cell table:style-name="ce1" office:value-type="string" calcext:value-type="string">
            <text:p>null</text:p>
          </table:table-cell>
          <table:table-cell table:style-name="ce7" office:value-type="string" calcext:value-type="string">
            <text:p>&lt;p&gt;&lt;a href="https://www.legifrance.gouv.fr/affichCodeArticle.do?idArticle=LEGIARTI000031720527&amp;cidTexte=LEGITEXT000006074075"&gt;Article R151-50 1° du Code de l'Urbanisme&lt;/a&gt;Dans les zones U, AU, A et N, le ou les documents graphiques font apparaître s'il y a lieu :&lt;br /&gt;1° Les emplacements réservés aux ouvrages publics délimités en application du 1° de l'article &lt;a href="https://www.legifrance.gouv.fr/affichCodeArticle.do?cidTexte=LEGITEXT000006074075&amp;idArticle=LEGIARTI000031211249&amp;dateTexte=&amp;categorieLien=cid"&gt;L151-41&lt;/a&gt;, en précisant leur destination et les collectivités, services et organismes publics bénéficiaires ;&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5</text:p>
          </table:table-cell>
          <table:table-cell office:value-type="string" calcext:value-type="string">
            <text:p>03</text:p>
          </table:table-cell>
          <table:table-cell/>
          <table:table-cell office:value-type="string" calcext:value-type="string">
            <text:p>Emplacement réservé aux installations d’intérêt général</text:p>
          </table:table-cell>
          <table:table-cell table:style-name="ce1" office:value-type="string" calcext:value-type="string">
            <text:p>null</text:p>
          </table:table-cell>
          <table:table-cell table:style-name="ce7" office:value-type="string" calcext:value-type="string">
            <text:p>&lt;p&gt;&lt;a href="https://www.legifrance.gouv.fr/affichCodeArticle.do?idArticle=LEGIARTI000031720577&amp;cidTexte=LEGITEXT000006074075"&gt;Article R151-34 4° du Code de l'Urbanisme&lt;/a&gt; : Dans les zones U, AU, A et N les documents graphiques du règlement font apparaître, s'il y a lieu :&lt;br /&gt;(...)&lt;br /&gt;4° Les emplacements réservés aux équipements et installations d'intérêt général en précisant leur destination et les collectivités, services et organismes publics bénéficiaire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5</text:p>
          </table:table-cell>
          <table:table-cell office:value-type="string" calcext:value-type="string">
            <text:p>04</text:p>
          </table:table-cell>
          <table:table-cell/>
          <table:table-cell office:value-type="string" calcext:value-type="string">
            <text:p>Emplacement réservé aux espaces verts/continuités écologiques</text:p>
          </table:table-cell>
          <table:table-cell table:style-name="ce1" office:value-type="string" calcext:value-type="string">
            <text:p>null</text:p>
          </table:table-cell>
          <table:table-cell table:style-name="ce7" office:value-type="string" calcext:value-type="string">
            <text:p>&lt;p&gt;&lt;a href="https://www.legifrance.gouv.fr/affichCodeArticle.do?idArticle=LEGIARTI000031720549&amp;cidTexte=LEGITEXT000006074075"&gt;Article R151-43 3° du Code de l'Urbanisme&lt;/a&gt; : Afin de contribuer à la qualité du cadre de vie, assurer un équilibre entre les espaces construits et les espaces libres et répondre aux enjeux environnementaux, le règlement peut :&lt;br /&gt;(...)&lt;br /&gt;3° Fixer, en application du 3° de l'article &lt;a href="https://www.legifrance.gouv.fr/affichCodeArticle.do?cidTexte=LEGITEXT000006074075&amp;idArticle=LEGIARTI000031211251&amp;dateTexte=&amp;categorieLien=cid"&gt;L151-41&lt;/a&gt; les emplacements réservés aux espaces verts ainsi qu'aux espaces nécessaires aux continuités écologiques, en précisant leur destination et les collectivités, services et organismes publics bénéficiaires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table:number-columns-repeated="2" office:value-type="string" calcext:value-type="string">
            <text:p>05</text:p>
          </table:table-cell>
          <table:table-cell/>
          <table:table-cell office:value-type="string" calcext:value-type="string">
            <text:p>Emplacement réservé logement social/mixité sociale</text:p>
          </table:table-cell>
          <table:table-cell table:style-name="ce1" office:value-type="string" calcext:value-type="string">
            <text:p>null</text:p>
          </table:table-cell>
          <table:table-cell table:style-name="ce7" office:value-type="string" calcext:value-type="string">
            <text:p>&lt;p&gt;&lt;a href="https://www.legifrance.gouv.fr/affichCodeArticle.do?idArticle=LEGIARTI000031720567&amp;cidTexte=LEGITEXT000006074075"&gt;Article R151-38 1° du Code de l'Urbanisme&lt;/a&gt;Les documents graphiques du règlement délimitent dans les zones U et AU, s'il y a lieu : &lt;br /&gt;1° Les emplacements réservés en application du 4° de l'article &lt;a href="https://www.legifrance.gouv.fr/affichCodeArticle.do?cidTexte=LEGITEXT000006074075&amp;idArticle=LEGIARTI000031211251&amp;dateTexte=&amp;categorieLien=cid"&gt;L151-41&lt;/a&gt; en vue de la réalisation, dans le respect des objectifs de mixité sociale, de programmes de logements en précisant la nature de ces programmes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table:style-name="ce3" office:value-type="string" calcext:value-type="string">
            <text:p>05</text:p>
          </table:table-cell>
          <table:table-cell table:style-name="ce3" office:value-type="string" calcext:value-type="string">
            <text:p>06</text:p>
          </table:table-cell>
          <table:table-cell table:style-name="ce1"/>
          <table:table-cell table:style-name="ce1" office:value-type="string" calcext:value-type="string">
            <text:p>Servitude de localisation des voies, ouvrages publics, installation d’intérêt général et espaces verts en zone U ou AU</text:p>
          </table:table-cell>
          <table:table-cell table:number-columns-repeated="2" table:style-name="ce1" office:value-type="string" calcext:value-type="string">
            <text:p>null</text:p>
          </table:table-cell>
          <table:table-cell table:style-name="ce1" table:number-columns-repeated="56"/>
          <table:table-cell table:number-columns-repeated="960"/>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5</text:p>
          </table:table-cell>
          <table:table-cell office:value-type="string" calcext:value-type="string">
            <text:p>07</text:p>
          </table:table-cell>
          <table:table-cell/>
          <table:table-cell office:value-type="string" calcext:value-type="string">
            <text:p>Secteur de projet en attente d’un projet d’aménagement global</text:p>
          </table:table-cell>
          <table:table-cell table:style-name="ce1" office:value-type="string" calcext:value-type="string">
            <text:p>null</text:p>
          </table:table-cell>
          <table:table-cell table:style-name="ce10" office:value-type="string" calcext:value-type="string">
            <text:p>&lt;p&gt;&lt;a href="https://www.legifrance.gouv.fr/affichCodeArticle.do?idArticle=LEGIARTI000031720581&amp;cidTexte=LEGITEXT000006074075"&gt;Article R151-32 du Code de l'Urbanisme&lt;/a&gt; : Dans les zones U et AU, les documents graphiques du règlement font apparaître, s'il y a lieu les secteurs délimités en application du 5° de l'article &lt;a href="https://www.legifrance.gouv.fr/affichCodeArticle.do?cidTexte=LEGITEXT000006074075&amp;idArticle=LEGIARTI000031211251&amp;dateTexte=&amp;categorieLien=cid"&gt;L151-41&lt;/a&gt; en précisant à partir de quelle surface les constructions ou installations sont interdites et la date à laquelle la servitude sera levée.&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7</text:p>
          </table:table-cell>
          <table:table-cell office:value-type="string" calcext:value-type="string">
            <text:p>00</text:p>
          </table:table-cell>
          <table:table-cell/>
          <table:table-cell office:value-type="string" calcext:value-type="string">
            <text:p>Patrimoine bâti, paysager ou éléments de paysages à protéger pour des motifs d’ordre culturel, historique, architectural ou écologique</text:p>
          </table:table-cell>
          <table:table-cell office:value-type="string" calcext:value-type="string">
            <text:p>&lt;p&gt;&lt;a href="https://www.legifrance.gouv.fr/affichCodeArticle.do?idArticle=LEGIARTI000032860980&amp;cidTexte=LEGITEXT000006074075"&gt;Article L313-1 III 1° et IV du Code de l'Urbanisme&lt;/a&gt; : I.-Un plan de sauvegarde et de mise en valeur peut être établi sur tout ou partie du site patrimonial remarquable créé en application du titre III du livre VI du code du patrimoine. Sur le périmètre qu'il recouvre, il tient lieu de plan local d'urbanisme. &lt;br /&gt;Lorsque l'élaboration du plan de sauvegarde et de mise en valeur relève de la compétence d'un établissement public de coopération intercommunale, la commune membre de cet établissement dont le territoire est intégralement ou partiellement couvert par le périmètre d'un site patrimonial remarquable peut demander à ce qu'il soit couvert par un plan de sauvegarde et de mise en valeuRElle peut également conduire les études préalables à l'élaboration du plan de sauvegarde et de mise en valeur, avec l'assistance technique et financière de l'Etat si elle la sollicite. Après un débat au sein de l'organe délibérant de l'établissement public de coopération intercommunale, celui-ci délibère sur l'opportunité d'élaborer le plan de sauvegarde et de mise en valeuR&lt;br /&gt;En cas de refus de l'organe délibérant, et lorsque la Commission nationale du patrimoine et de l'architecture a recommandé, en application de l'article &lt;a href="https://www.legifrance.gouv.fr/affichCodeArticle.do?cidTexte=LEGITEXT000006074236&amp;idArticle=LEGIARTI000032858250&amp;dateTexte=&amp;categorieLien=cid"&gt;L631-3&lt;/a&gt; du même code, l'élaboration d'un plan de sauvegarde et de mise en valeur sur tout ou partie du périmètre classé au titre des sites patrimoniaux remarquables, l'autorité administrative peut demander à l'établissement public de coopération intercommunale d'engager la procédure d'élaboration d'un plan de sauvegarde et de mise en valeur sur ce périmètre dans les conditions prévues au II du présent article. &lt;br /&gt;II.-L'acte décidant la mise à l'étude du plan de sauvegarde et de mise en valeur met en révision le plan local d'urbanisme, lorsqu'il existe. Jusqu'à l'approbation du plan de sauvegarde et de mise en valeur, le plan local d'urbanisme mis en révision peut être modifié dans les conditions prévues aux articles &lt;a href="https://www.legifrance.gouv.fr/affichCodeArticle.do?cidTexte=LEGITEXT000006074075&amp;idArticle=LEGIARTI000031211410&amp;dateTexte=&amp;categorieLien=cid"&gt;L153-37&lt;/a&gt;, &lt;a href="https://www.legifrance.gouv.fr/affichCodeArticle.do?cidTexte=LEGITEXT000006074075&amp;idArticle=LEGIARTI000031211416&amp;dateTexte=&amp;categorieLien=cid"&gt;L153-40&lt;/a&gt;, &lt;a href="https://www.legifrance.gouv.fr/affichCodeArticle.do?cidTexte=LEGITEXT000006074075&amp;idArticle=LEGIARTI000031211422&amp;dateTexte=&amp;categorieLien=cid"&gt;L153-42&lt;/a&gt; et &lt;a href="https://www.legifrance.gouv.fr/affichCodeArticle.do;jsessionid=0EF51D11F517E727ACA6790BD362A0E8.tplgfr28s_2?idArticle=LEGIARTI000031211424&amp;cidTexte=LEGITEXT000006074075&amp;dateTexte=20200226&amp;categorieLien=id&amp;oldAction=&amp;nbResultRech="&gt;L153-43&lt;/a&gt; du présent code ou faire l'objet de révisions dans les conditions définies à l'article &lt;a href="https://www.legifrance.gouv.fr/affichCodeArticle.do?cidTexte=LEGITEXT000006074075&amp;idArticle=LEGIARTI000031211402&amp;dateTexte=&amp;categorieLien=cid"&gt;L153-34&lt;/a&gt;. &lt;br /&gt;Le plan de sauvegarde et de mise en valeur est élaboré conjointement par l'Etat et l'autorité compétente en matière de plan local d'urbanisme ou de document en tenant lieu. L'Etat peut toutefois confier l'élaboration d'un plan de sauvegarde et de mise en valeur à l'autorité compétente en matière de plan local d'urbanisme ou de document en tenant lieu qui en fait la demande, et lui apporte si nécessaire son assistance technique et financière. Le projet de plan de sauvegarde et de mise en valeur est soumis pour avis à la commission locale du site patrimonial remarquable et, le cas échéant, à l'avis de la commune concernée. Après avis de l'organe délibérant de l'autorité compétente en matière de plan local d'urbanisme ou de document en tenant lieu et de la Commission nationale du patrimoine et de l'architecture, le projet de plan de sauvegarde et de mise en valeur est soumis à enquête publique par l'autorité administrative dans les formes prévues au chapitre III du titre II du livre Ier du code de l'environnement. Il est approuvé par l'autorité administrative si l'avis de l'organe délibérant de l'autorité compétente en matière de plan local d'urbanisme ou de document en tenant lieu est favorable, par décret en Conseil d'Etat dans le cas contraire. &lt;br /&gt;La révision du plan de sauvegarde et de mise en valeur a lieu dans les mêmes formes que celles prévues pour son élaboration. &lt;br /&gt;III.-Le plan de sauvegarde et de mise en valeur peut comporter l'indication des immeubles ou des parties intérieures ou extérieures d'immeubles : &lt;br /&gt;1° Dont la démolition, l'enlèvement ou l'altération sont interdits et dont la modification est soumise à des conditions spéciales ; &lt;br /&gt;2° Dont la démolition ou la modification peut être imposée à l'occasion d'opérations d'aménagement publiques ou privées. &lt;br /&gt;IV.-Le plan de sauvegarde et de mise en valeur peut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 et 525&lt;/a&gt; du code civil, situés à l'extérieur ou à l'intérieur d'un immeuble. Le propriétaire et l'affectataire domanial peuvent proposer à l'architecte des Bâtiments de France le recensement de nouveaux éléments dans le plan de sauvegarde et de mise en valeuRL'architecte des Bâtiments de France saisit l'autorité administrative qui modifie le plan de sauvegarde et de mise en valeur, après accord de l'organe délibérant mentionné au VI du présent article. &lt;br /&gt;V.-Le plan de sauvegarde et de mise en valeur doit être compatible avec le projet d'aménagement et de développement durables du plan local d'urbanisme, lorsqu'il existe. Lorsque le projet de plan de sauvegarde et de mise en valeur comporte des dispositions qui ne sont pas compatibles avec le projet d'aménagement et de développement durables du plan local d'urbanisme, il ne peut être approuvé que si l'enquête publique a porté à la fois sur le projet de plan de sauvegarde et de mise en valeur et sur la révision du plan local d'urbanisme. L'approbation du plan de sauvegarde et de mise en valeur emporte alors révision du plan local d'urbanisme. &lt;br /&gt;VI.-Sous réserve que la modification envisagée ne porte pas atteinte à son économie générale ou ne réduise pas un espace boisé classé, le plan de sauvegarde et de mise en valeur peut être modifié par l'autorité administrative, à la demande ou après consultation de l'organe délibérant de l'autorité compétente en matière de plan local d'urbanisme ou de document en tenant lieu, après consultation de l'architecte des Bâtiments de France, après avis de la commission locale du site patrimonial remarquable et après enquête publique réalisée dans les formes prévues au chapitre III du titre II du livre Ier du code de l'environnement.&lt;/p&gt;&lt;p&gt;&lt;a href="https://www.legifrance.gouv.fr/affichCodeArticle.do?cidTexte=LEGITEXT000006074236&amp;idArticle=LEGIARTI000032858252"&gt;Article L631-4 I 2°c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office:value-type="string" calcext:value-type="string">
            <text:p>&lt;p&gt;&lt;a href="https://www.legifrance.gouv.fr/affichCodeArticle.do?idArticle=LEGIARTI000034355257&amp;cidTexte=LEGITEXT000006074075"&gt;Article R313-5 4e alinéa, du Code de l'Urbanisme&lt;/a&gt; : Le règlement du plan de sauvegarde et de mise en valeur (...) peut en outre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lt;/a&gt; et &lt;a href="https://www.legifrance.gouv.fr/affichCodeArticle.do;jsessionid=90385CBBB91657050B30E90D0CEFEE3D.tplgfr21s_2?idArticle=LEGIARTI000006428682&amp;cidTexte=LEGITEXT000006070721&amp;dateTexte=20200225&amp;categorieLien=id&amp;oldAction=&amp;nbResultRech="&gt;525&lt;/a&gt; du code civil, situés à l'extérieur ou à l'intérieur d'un immeuble.&lt;br /&gt;(...)&lt;/p&gt;&lt;p&gt;&lt;a href="https://www.legifrance.gouv.fr/affichCodeArticle.do?idArticle=LEGIARTI000031720555&amp;cidTexte=LEGITEXT000006074075"&gt;Article R151-41 3° du Code de l'Urbanisme&lt;/a&gt; : Afin d'assurer l'insertion de la construction dans ses abords, la qualité et la diversité architecturale, urbaine et paysagère des constructions ainsi que la conservation et la mise en valeur du patrimoine, le règlement peut :&lt;br /&gt;(...)&lt;br /&gt;3° Identifier et localiser le patrimoine bâti et paysager à protéger, à conserver, à restaurer, à mettre en valeur ou à requalifier mentionné à l'article &lt;a href="https://www.legifrance.gouv.fr/affichCodeArticle.do?cidTexte=LEGITEXT000006074075&amp;idArticle=LEGIARTI000031211201&amp;dateTexte=&amp;categorieLien=cid"&gt;L151-19&lt;/a&gt; pour lesquels les travaux non soumis à un permis de construire sont précédés d'une déclaration préalable et dont la démolition est subordonnée à la délivrance d'un permis de démolir et définir, s'il y a lieu, les prescriptions de nature à atteindre ces objectifs.&lt;/p&gt;&lt;p&gt;&lt;a href="https://www.legifrance.gouv.fr/affichCodeArticle.do?idArticle=LEGIARTI000031720549&amp;cidTexte=LEGITEXT000006074075"&gt;Article R151-43 5° du Code de l'Urbanisme&lt;/a&gt; : Afin de contribuer à la qualité du cadre de vie, assurer un équilibre entre les espaces construits et les espaces libres et répondre aux enjeux environnementaux, le règlement peut :&lt;br /&gt;(...)&lt;br /&gt;5° Identifier, localiser les éléments de paysage et délimiter les sites et secteurs à protéger au titre de l'article &lt;a href="https://www.legifrance.gouv.fr/affichCodeArticle.do?cidTexte=LEGITEXT000006074075&amp;idArticle=LEGIARTI000031211209&amp;dateTexte=&amp;categorieLien=cid"&gt;L151-23&lt;/a&gt; pour lesquels les travaux non soumis à un permis de construire sont précédés d'une déclaration préalable et dont la démolition est subordonnée à la délivrance d'un permis de démolir, et définir, s'il y a lieu, les prescriptions nécessaires pour leur préservation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7</text:p>
          </table:table-cell>
          <table:table-cell office:value-type="string" calcext:value-type="string">
            <text:p>01</text:p>
          </table:table-cell>
          <table:table-cell/>
          <table:table-cell office:value-type="string" calcext:value-type="string">
            <text:p>Patrimoine bâti à protéger pour des motifs d’ordre culturel, historique, architectural</text:p>
          </table:table-cell>
          <table:table-cell office:value-type="string" calcext:value-type="string">
            <text:p>null</text:p>
          </table:table-cell>
          <table:table-cell table:style-name="ce7" office:value-type="string" calcext:value-type="string">
            <text:p>&lt;p&gt;&lt;a href="https://www.legifrance.gouv.fr/affichCodeArticle.do?idArticle=LEGIARTI000031720555&amp;cidTexte=LEGITEXT000006074075"&gt;Article R151-41 3° du Code de l'Urbanisme&lt;/a&gt; : Afin d'assurer l'insertion de la construction dans ses abords, la qualité et la diversité architecturale, urbaine et paysagère des constructions ainsi que la conservation et la mise en valeur du patrimoine, le règlement peut :&lt;br /&gt;(...)&lt;br /&gt;3° Identifier et localiser le patrimoine bâti et paysager à protéger, à conserver, à restaurer, à mettre en valeur ou à requalifier mentionné à l'article &lt;a href="https://www.legifrance.gouv.fr/affichCodeArticle.do?cidTexte=LEGITEXT000006074075&amp;idArticle=LEGIARTI000031211201&amp;dateTexte=&amp;categorieLien=cid"&gt;L151-19&lt;/a&gt; pour lesquels les travaux non soumis à un permis de construire sont précédés d'une déclaration préalable et dont la démolition est subordonnée à la délivrance d'un permis de démolir et définir, s'il y a lieu, les prescriptions de nature à atteindre ces objectif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7</text:p>
          </table:table-cell>
          <table:table-cell office:value-type="string" calcext:value-type="string">
            <text:p>02</text:p>
          </table:table-cell>
          <table:table-cell/>
          <table:table-cell office:value-type="string" calcext:value-type="string">
            <text:p>Patrimoine paysager à protéger pour des motifs d’ordre culturel, historique, architectural</text:p>
          </table:table-cell>
          <table:table-cell office:value-type="string" calcext:value-type="string">
            <text:p>null</text:p>
          </table:table-cell>
          <table:table-cell table:style-name="ce7" office:value-type="string" calcext:value-type="string">
            <text:p>&lt;p&gt;&lt;a href="https://www.legifrance.gouv.fr/affichCodeArticle.do?idArticle=LEGIARTI000031720555&amp;cidTexte=LEGITEXT000006074075"&gt;Article R151-41 3° du Code de l'Urbanisme&lt;/a&gt; : Afin d'assurer l'insertion de la construction dans ses abords, la qualité et la diversité architecturale, urbaine et paysagère des constructions ainsi que la conservation et la mise en valeur du patrimoine, le règlement peut :&lt;br /&gt;(...)&lt;br /&gt;3° Identifier et localiser le patrimoine bâti et paysager à protéger, à conserver, à restaurer, à mettre en valeur ou à requalifier mentionné à l'article &lt;a href="https://www.legifrance.gouv.fr/affichCodeArticle.do?cidTexte=LEGITEXT000006074075&amp;idArticle=LEGIARTI000031211201&amp;dateTexte=&amp;categorieLien=cid"&gt;L151-19&lt;/a&gt; pour lesquels les travaux non soumis à un permis de construire sont précédés d'une déclaration préalable et dont la démolition est subordonnée à la délivrance d'un permis de démolir et définir, s'il y a lieu, les prescriptions de nature à atteindre ces objectif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7</text:p>
          </table:table-cell>
          <table:table-cell office:value-type="string" calcext:value-type="string">
            <text:p>03</text:p>
          </table:table-cell>
          <table:table-cell/>
          <table:table-cell office:value-type="string" calcext:value-type="string">
            <text:p>Patrimoine paysager correspondant à un espace boisé à protéger pour des motifs d’ordre culturel, historique, architectural</text:p>
          </table:table-cell>
          <table:table-cell office:value-type="string" calcext:value-type="string">
            <text:p>null</text:p>
          </table:table-cell>
          <table:table-cell table:style-name="ce7" office:value-type="string" calcext:value-type="string">
            <text:p>&lt;p&gt;&lt;a href="https://www.legifrance.gouv.fr/affichCodeArticle.do?idArticle=LEGIARTI000031720555&amp;cidTexte=LEGITEXT000006074075"&gt;Article R151-41 3° du Code de l'Urbanisme&lt;/a&gt; : Afin d'assurer l'insertion de la construction dans ses abords, la qualité et la diversité architecturale, urbaine et paysagère des constructions ainsi que la conservation et la mise en valeur du patrimoine, le règlement peut :&lt;br /&gt;(...)&lt;br /&gt;3° Identifier et localiser le patrimoine bâti et paysager à protéger, à conserver, à restaurer, à mettre en valeur ou à requalifier mentionné à l'article &lt;a href="https://www.legifrance.gouv.fr/affichCodeArticle.do?cidTexte=LEGITEXT000006074075&amp;idArticle=LEGIARTI000031211201&amp;dateTexte=&amp;categorieLien=cid"&gt;L151-19&lt;/a&gt; pour lesquels les travaux non soumis à un permis de construire sont précédés d'une déclaration préalable et dont la démolition est subordonnée à la délivrance d'un permis de démolir et définir, s'il y a lieu, les prescriptions de nature à atteindre ces objectif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7</text:p>
          </table:table-cell>
          <table:table-cell office:value-type="string" calcext:value-type="string">
            <text:p>04</text:p>
          </table:table-cell>
          <table:table-cell/>
          <table:table-cell office:value-type="string" calcext:value-type="string">
            <text:p>Éléments de paysage (sites et secteurs) à préserver pour des motifs d’ordre écologique</text:p>
          </table:table-cell>
          <table:table-cell office:value-type="string" calcext:value-type="string">
            <text:p>null</text:p>
          </table:table-cell>
          <table:table-cell office:value-type="string" calcext:value-type="string">
            <text:p>&lt;p&gt;&lt;a href="https://www.legifrance.gouv.fr/affichCodeArticle.do?idArticle=LEGIARTI000031720549&amp;cidTexte=LEGITEXT000006074075"&gt;Article R151-43 5° du Code de l'Urbanisme&lt;/a&gt; : Afin de contribuer à la qualité du cadre de vie, assurer un équilibre entre les espaces construits et les espaces libres et répondre aux enjeux environnementaux, le règlement peut :&lt;br /&gt;(...)&lt;br /&gt;5° Identifier, localiser les éléments de paysage et délimiter les sites et secteurs à protéger au titre de l'article &lt;a href="https://www.legifrance.gouv.fr/affichCodeArticle.do?cidTexte=LEGITEXT000006074075&amp;idArticle=LEGIARTI000031211209&amp;dateTexte=&amp;categorieLien=cid"&gt;L151-23&lt;/a&gt; pour lesquels les travaux non soumis à un permis de construire sont précédés d'une déclaration préalable et dont la démolition est subordonnée à la délivrance d'un permis de démolir, et définir, s'il y a lieu, les prescriptions nécessaires pour leur préservation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7</text:p>
          </table:table-cell>
          <table:table-cell office:value-type="string" calcext:value-type="string">
            <text:p>05</text:p>
          </table:table-cell>
          <table:table-cell/>
          <table:table-cell office:value-type="string" calcext:value-type="string">
            <text:p>Éléments de paysage correspondant à un espace boisé (sites et secteurs) à préserver pour des motifs d’ordre écologique</text:p>
          </table:table-cell>
          <table:table-cell office:value-type="string" calcext:value-type="string">
            <text:p>null</text:p>
          </table:table-cell>
          <table:table-cell office:value-type="string" calcext:value-type="string">
            <text:p>&lt;p&gt;&lt;a href="https://www.legifrance.gouv.fr/affichCodeArticle.do?idArticle=LEGIARTI000031720549&amp;cidTexte=LEGITEXT000006074075"&gt;Article R151-43 5° du Code de l'Urbanisme&lt;/a&gt; : Afin de contribuer à la qualité du cadre de vie, assurer un équilibre entre les espaces construits et les espaces libres et répondre aux enjeux environnementaux, le règlement peut :&lt;br /&gt;(...)&lt;br /&gt;5° Identifier, localiser les éléments de paysage et délimiter les sites et secteurs à protéger au titre de l'article &lt;a href="https://www.legifrance.gouv.fr/affichCodeArticle.do?cidTexte=LEGITEXT000006074075&amp;idArticle=LEGIARTI000031211209&amp;dateTexte=&amp;categorieLien=cid"&gt;L151-23&lt;/a&gt; pour lesquels les travaux non soumis à un permis de construire sont précédés d'une déclaration préalable et dont la démolition est subordonnée à la délivrance d'un permis de démolir, et définir, s'il y a lieu, les prescriptions nécessaires pour leur préservation ;&lt;br /&gt;(...)&lt;/p&gt;</text:p>
          </table:table-cell>
          <table:table-cell table:number-columns-repeated="1016"/>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07</text:p>
          </table:table-cell>
          <table:table-cell table:style-name="ce18" office:value-type="string" calcext:value-type="string">
            <text:p>50</text:p>
          </table:table-cell>
          <table:table-cell table:style-name="ce4"/>
          <table:table-cell table:style-name="ce4" office:value-type="string" calcext:value-type="string">
            <text:p>Immeuble bâti dont les parties intérieures et extérieures sont protégées en totalité, à conserver, restaurer et mettre en valeur</text:p>
          </table:table-cell>
          <table:table-cell table:style-name="ce4" office:value-type="string" calcext:value-type="string">
            <text:p>&lt;p&gt;&lt;a href="https://www.legifrance.gouv.fr/affichCodeArticle.do?idArticle=LEGIARTI000032860980&amp;cidTexte=LEGITEXT000006074075"&gt;Article L313-1 III 1° et IV du Code de l'Urbanisme&lt;/a&gt; : I.-Un plan de sauvegarde et de mise en valeur peut être établi sur tout ou partie du site patrimonial remarquable créé en application du titre III du livre VI du code du patrimoine. Sur le périmètre qu'il recouvre, il tient lieu de plan local d'urbanisme. &lt;br /&gt;Lorsque l'élaboration du plan de sauvegarde et de mise en valeur relève de la compétence d'un établissement public de coopération intercommunale, la commune membre de cet établissement dont le territoire est intégralement ou partiellement couvert par le périmètre d'un site patrimonial remarquable peut demander à ce qu'il soit couvert par un plan de sauvegarde et de mise en valeuRElle peut également conduire les études préalables à l'élaboration du plan de sauvegarde et de mise en valeur, avec l'assistance technique et financière de l'Etat si elle la sollicite. Après un débat au sein de l'organe délibérant de l'établissement public de coopération intercommunale, celui-ci délibère sur l'opportunité d'élaborer le plan de sauvegarde et de mise en valeuR&lt;br /&gt;En cas de refus de l'organe délibérant, et lorsque la Commission nationale du patrimoine et de l'architecture a recommandé, en application de l'article &lt;a href="https://www.legifrance.gouv.fr/affichCodeArticle.do?cidTexte=LEGITEXT000006074236&amp;idArticle=LEGIARTI000032858250&amp;dateTexte=&amp;categorieLien=cid"&gt;L631-3&lt;/a&gt; du même code, l'élaboration d'un plan de sauvegarde et de mise en valeur sur tout ou partie du périmètre classé au titre des sites patrimoniaux remarquables, l'autorité administrative peut demander à l'établissement public de coopération intercommunale d'engager la procédure d'élaboration d'un plan de sauvegarde et de mise en valeur sur ce périmètre dans les conditions prévues au II du présent article. &lt;br /&gt;II.-L'acte décidant la mise à l'étude du plan de sauvegarde et de mise en valeur met en révision le plan local d'urbanisme, lorsqu'il existe. Jusqu'à l'approbation du plan de sauvegarde et de mise en valeur, le plan local d'urbanisme mis en révision peut être modifié dans les conditions prévues aux articles &lt;a href="https://www.legifrance.gouv.fr/affichCodeArticle.do?cidTexte=LEGITEXT000006074075&amp;idArticle=LEGIARTI000031211410&amp;dateTexte=&amp;categorieLien=cid"&gt;L153-37&lt;/a&gt;, &lt;a href="https://www.legifrance.gouv.fr/affichCodeArticle.do?cidTexte=LEGITEXT000006074075&amp;idArticle=LEGIARTI000031211416&amp;dateTexte=&amp;categorieLien=cid"&gt;L153-40&lt;/a&gt;, &lt;a href="https://www.legifrance.gouv.fr/affichCodeArticle.do?cidTexte=LEGITEXT000006074075&amp;idArticle=LEGIARTI000031211422&amp;dateTexte=&amp;categorieLien=cid"&gt;L153-42&lt;/a&gt; et &lt;a href="https://www.legifrance.gouv.fr/affichCodeArticle.do;jsessionid=0EF51D11F517E727ACA6790BD362A0E8.tplgfr28s_2?idArticle=LEGIARTI000031211424&amp;cidTexte=LEGITEXT000006074075&amp;dateTexte=20200226&amp;categorieLien=id&amp;oldAction=&amp;nbResultRech="&gt;L153-43&lt;/a&gt; du présent code ou faire l'objet de révisions dans les conditions définies à l'article &lt;a href="https://www.legifrance.gouv.fr/affichCodeArticle.do?cidTexte=LEGITEXT000006074075&amp;idArticle=LEGIARTI000031211402&amp;dateTexte=&amp;categorieLien=cid"&gt;L153-34&lt;/a&gt;. &lt;br /&gt;Le plan de sauvegarde et de mise en valeur est élaboré conjointement par l'Etat et l'autorité compétente en matière de plan local d'urbanisme ou de document en tenant lieu. L'Etat peut toutefois confier l'élaboration d'un plan de sauvegarde et de mise en valeur à l'autorité compétente en matière de plan local d'urbanisme ou de document en tenant lieu qui en fait la demande, et lui apporte si nécessaire son assistance technique et financière. Le projet de plan de sauvegarde et de mise en valeur est soumis pour avis à la commission locale du site patrimonial remarquable et, le cas échéant, à l'avis de la commune concernée. Après avis de l'organe délibérant de l'autorité compétente en matière de plan local d'urbanisme ou de document en tenant lieu et de la Commission nationale du patrimoine et de l'architecture, le projet de plan de sauvegarde et de mise en valeur est soumis à enquête publique par l'autorité administrative dans les formes prévues au chapitre III du titre II du livre Ier du code de l'environnement. Il est approuvé par l'autorité administrative si l'avis de l'organe délibérant de l'autorité compétente en matière de plan local d'urbanisme ou de document en tenant lieu est favorable, par décret en Conseil d'Etat dans le cas contraire. &lt;br /&gt;La révision du plan de sauvegarde et de mise en valeur a lieu dans les mêmes formes que celles prévues pour son élaboration. &lt;br /&gt;III.-Le plan de sauvegarde et de mise en valeur peut comporter l'indication des immeubles ou des parties intérieures ou extérieures d'immeubles : &lt;br /&gt;1° Dont la démolition, l'enlèvement ou l'altération sont interdits et dont la modification est soumise à des conditions spéciales ; &lt;br /&gt;2° Dont la démolition ou la modification peut être imposée à l'occasion d'opérations d'aménagement publiques ou privées. &lt;br /&gt;IV.-Le plan de sauvegarde et de mise en valeur peut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 et 525&lt;/a&gt; du code civil, situés à l'extérieur ou à l'intérieur d'un immeuble. Le propriétaire et l'affectataire domanial peuvent proposer à l'architecte des Bâtiments de France le recensement de nouveaux éléments dans le plan de sauvegarde et de mise en valeuRL'architecte des Bâtiments de France saisit l'autorité administrative qui modifie le plan de sauvegarde et de mise en valeur, après accord de l'organe délibérant mentionné au VI du présent article. &lt;br /&gt;V.-Le plan de sauvegarde et de mise en valeur doit être compatible avec le projet d'aménagement et de développement durables du plan local d'urbanisme, lorsqu'il existe. Lorsque le projet de plan de sauvegarde et de mise en valeur comporte des dispositions qui ne sont pas compatibles avec le projet d'aménagement et de développement durables du plan local d'urbanisme, il ne peut être approuvé que si l'enquête publique a porté à la fois sur le projet de plan de sauvegarde et de mise en valeur et sur la révision du plan local d'urbanisme. L'approbation du plan de sauvegarde et de mise en valeur emporte alors révision du plan local d'urbanisme. &lt;br /&gt;VI.-Sous réserve que la modification envisagée ne porte pas atteinte à son économie générale ou ne réduise pas un espace boisé classé, le plan de sauvegarde et de mise en valeur peut être modifié par l'autorité administrative, à la demande ou après consultation de l'organe délibérant de l'autorité compétente en matière de plan local d'urbanisme ou de document en tenant lieu, après consultation de l'architecte des Bâtiments de France, après avis de la commission locale du site patrimonial remarquable et après enquête publique réalisée dans les formes prévues au chapitre III du titre II du livre Ier du code de l'environnement.&lt;/p&gt;&lt;p&gt;&lt;a href="https://www.legifrance.gouv.fr/affichCodeArticle.do?cidTexte=LEGITEXT000006074236&amp;idArticle=LEGIARTI000032858252"&gt;Article L631-4 I 2°c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4" office:value-type="string" calcext:value-type="string">
            <text:p>&lt;p&gt;&lt;a href="https://www.legifrance.gouv.fr/affichCodeArticle.do?idArticle=LEGIARTI000031720555&amp;cidTexte=LEGITEXT000006074075"&gt;Article R151-41 3° du Code de l'Urbanisme&lt;/a&gt; : Afin d'assurer l'insertion de la construction dans ses abords, la qualité et la diversité architecturale, urbaine et paysagère des constructions ainsi que la conservation et la mise en valeur du patrimoine, le règlement peut :&lt;br /&gt;(...)&lt;br /&gt;3° Identifier et localiser le patrimoine bâti et paysager à protéger, à conserver, à restaurer, à mettre en valeur ou à requalifier mentionné à l'article &lt;a href="https://www.legifrance.gouv.fr/affichCodeArticle.do?cidTexte=LEGITEXT000006074075&amp;idArticle=LEGIARTI000031211201&amp;dateTexte=&amp;categorieLien=cid"&gt;L151-19&lt;/a&gt; pour lesquels les travaux non soumis à un permis de construire sont précédés d'une déclaration préalable et dont la démolition est subordonnée à la délivrance d'un permis de démolir et définir, s'il y a lieu, les prescriptions de nature à atteindre ces objectifs.&lt;/p&gt;&lt;p&gt;&lt;a href="https://www.legifrance.gouv.fr/affichCodeArticle.do?idArticle=LEGIARTI000034355257&amp;cidTexte=LEGITEXT000006074075"&gt;Article R313-5 4e alinéa, du Code de l'Urbanisme&lt;/a&gt; : Le règlement du plan de sauvegarde et de mise en valeur (...) peut en outre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lt;/a&gt; et &lt;a href="https://www.legifrance.gouv.fr/affichCodeArticle.do;jsessionid=90385CBBB91657050B30E90D0CEFEE3D.tplgfr21s_2?idArticle=LEGIARTI000006428682&amp;cidTexte=LEGITEXT000006070721&amp;dateTexte=20200225&amp;categorieLien=id&amp;oldAction=&amp;nbResultRech="&gt;525&lt;/a&gt; du code civil, situés à l'extérieur ou à l'intérieur d'un immeuble.&lt;br /&gt;(...)&lt;/p&gt;&lt;p&gt;&lt;a href="https://www.legifrance.gouv.fr/affichCodeArticle.do?idArticle=LEGIARTI000034355257&amp;cidTexte=LEGITEXT000006074075"&gt;Article R313-5 4e alinéa, du Code de l'Urbanisme&lt;/a&gt; : Le règlement du plan de sauvegarde et de mise en valeur (...) peut en outre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lt;/a&gt; et &lt;a href="https://www.legifrance.gouv.fr/affichCodeArticle.do;jsessionid=90385CBBB91657050B30E90D0CEFEE3D.tplgfr21s_2?idArticle=LEGIARTI000006428682&amp;cidTexte=LEGITEXT000006070721&amp;dateTexte=20200225&amp;categorieLien=id&amp;oldAction=&amp;nbResultRech="&gt;525&lt;/a&gt; du code civil, situés à l'extérieur ou à l'intérieur d'un immeuble.&lt;br /&gt;(...)&lt;/p&gt;</text:p>
          </table:table-cell>
          <table:table-cell table:style-name="ce4" table:number-columns-repeated="56"/>
          <table:table-cell table:number-columns-repeated="960"/>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07</text:p>
          </table:table-cell>
          <table:table-cell table:style-name="ce18" office:value-type="string" calcext:value-type="string">
            <text:p>51</text:p>
          </table:table-cell>
          <table:table-cell table:style-name="ce4"/>
          <table:table-cell table:style-name="ce4" office:value-type="string" calcext:value-type="string">
            <text:p>Élément intérieur particulier protégé, à conserver, restaurer et mettre en valeur</text:p>
          </table:table-cell>
          <table:table-cell table:style-name="ce4" office:value-type="string" calcext:value-type="string">
            <text:p>&lt;p&gt;&lt;a href="https://www.legifrance.gouv.fr/affichCodeArticle.do?idArticle=LEGIARTI000032860980&amp;cidTexte=LEGITEXT000006074075"&gt;Article L313-1 III 1° et IV du Code de l'Urbanisme&lt;/a&gt; : I.-Un plan de sauvegarde et de mise en valeur peut être établi sur tout ou partie du site patrimonial remarquable créé en application du titre III du livre VI du code du patrimoine. Sur le périmètre qu'il recouvre, il tient lieu de plan local d'urbanisme. &lt;br /&gt;Lorsque l'élaboration du plan de sauvegarde et de mise en valeur relève de la compétence d'un établissement public de coopération intercommunale, la commune membre de cet établissement dont le territoire est intégralement ou partiellement couvert par le périmètre d'un site patrimonial remarquable peut demander à ce qu'il soit couvert par un plan de sauvegarde et de mise en valeuRElle peut également conduire les études préalables à l'élaboration du plan de sauvegarde et de mise en valeur, avec l'assistance technique et financière de l'Etat si elle la sollicite. Après un débat au sein de l'organe délibérant de l'établissement public de coopération intercommunale, celui-ci délibère sur l'opportunité d'élaborer le plan de sauvegarde et de mise en valeuR&lt;br /&gt;En cas de refus de l'organe délibérant, et lorsque la Commission nationale du patrimoine et de l'architecture a recommandé, en application de l'article &lt;a href="https://www.legifrance.gouv.fr/affichCodeArticle.do?cidTexte=LEGITEXT000006074236&amp;idArticle=LEGIARTI000032858250&amp;dateTexte=&amp;categorieLien=cid"&gt;L631-3&lt;/a&gt; du même code, l'élaboration d'un plan de sauvegarde et de mise en valeur sur tout ou partie du périmètre classé au titre des sites patrimoniaux remarquables, l'autorité administrative peut demander à l'établissement public de coopération intercommunale d'engager la procédure d'élaboration d'un plan de sauvegarde et de mise en valeur sur ce périmètre dans les conditions prévues au II du présent article. &lt;br /&gt;II.-L'acte décidant la mise à l'étude du plan de sauvegarde et de mise en valeur met en révision le plan local d'urbanisme, lorsqu'il existe. Jusqu'à l'approbation du plan de sauvegarde et de mise en valeur, le plan local d'urbanisme mis en révision peut être modifié dans les conditions prévues aux articles &lt;a href="https://www.legifrance.gouv.fr/affichCodeArticle.do?cidTexte=LEGITEXT000006074075&amp;idArticle=LEGIARTI000031211410&amp;dateTexte=&amp;categorieLien=cid"&gt;L153-37&lt;/a&gt;, &lt;a href="https://www.legifrance.gouv.fr/affichCodeArticle.do?cidTexte=LEGITEXT000006074075&amp;idArticle=LEGIARTI000031211416&amp;dateTexte=&amp;categorieLien=cid"&gt;L153-40&lt;/a&gt;, &lt;a href="https://www.legifrance.gouv.fr/affichCodeArticle.do?cidTexte=LEGITEXT000006074075&amp;idArticle=LEGIARTI000031211422&amp;dateTexte=&amp;categorieLien=cid"&gt;L153-42&lt;/a&gt; et &lt;a href="https://www.legifrance.gouv.fr/affichCodeArticle.do;jsessionid=0EF51D11F517E727ACA6790BD362A0E8.tplgfr28s_2?idArticle=LEGIARTI000031211424&amp;cidTexte=LEGITEXT000006074075&amp;dateTexte=20200226&amp;categorieLien=id&amp;oldAction=&amp;nbResultRech="&gt;L153-43&lt;/a&gt; du présent code ou faire l'objet de révisions dans les conditions définies à l'article &lt;a href="https://www.legifrance.gouv.fr/affichCodeArticle.do?cidTexte=LEGITEXT000006074075&amp;idArticle=LEGIARTI000031211402&amp;dateTexte=&amp;categorieLien=cid"&gt;L153-34&lt;/a&gt;. &lt;br /&gt;Le plan de sauvegarde et de mise en valeur est élaboré conjointement par l'Etat et l'autorité compétente en matière de plan local d'urbanisme ou de document en tenant lieu. L'Etat peut toutefois confier l'élaboration d'un plan de sauvegarde et de mise en valeur à l'autorité compétente en matière de plan local d'urbanisme ou de document en tenant lieu qui en fait la demande, et lui apporte si nécessaire son assistance technique et financière. Le projet de plan de sauvegarde et de mise en valeur est soumis pour avis à la commission locale du site patrimonial remarquable et, le cas échéant, à l'avis de la commune concernée. Après avis de l'organe délibérant de l'autorité compétente en matière de plan local d'urbanisme ou de document en tenant lieu et de la Commission nationale du patrimoine et de l'architecture, le projet de plan de sauvegarde et de mise en valeur est soumis à enquête publique par l'autorité administrative dans les formes prévues au chapitre III du titre II du livre Ier du code de l'environnement. Il est approuvé par l'autorité administrative si l'avis de l'organe délibérant de l'autorité compétente en matière de plan local d'urbanisme ou de document en tenant lieu est favorable, par décret en Conseil d'Etat dans le cas contraire. &lt;br /&gt;La révision du plan de sauvegarde et de mise en valeur a lieu dans les mêmes formes que celles prévues pour son élaboration. &lt;br /&gt;III.-Le plan de sauvegarde et de mise en valeur peut comporter l'indication des immeubles ou des parties intérieures ou extérieures d'immeubles : &lt;br /&gt;1° Dont la démolition, l'enlèvement ou l'altération sont interdits et dont la modification est soumise à des conditions spéciales ; &lt;br /&gt;2° Dont la démolition ou la modification peut être imposée à l'occasion d'opérations d'aménagement publiques ou privées. &lt;br /&gt;IV.-Le plan de sauvegarde et de mise en valeur peut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 et 525&lt;/a&gt; du code civil, situés à l'extérieur ou à l'intérieur d'un immeuble. Le propriétaire et l'affectataire domanial peuvent proposer à l'architecte des Bâtiments de France le recensement de nouveaux éléments dans le plan de sauvegarde et de mise en valeuRL'architecte des Bâtiments de France saisit l'autorité administrative qui modifie le plan de sauvegarde et de mise en valeur, après accord de l'organe délibérant mentionné au VI du présent article. &lt;br /&gt;V.-Le plan de sauvegarde et de mise en valeur doit être compatible avec le projet d'aménagement et de développement durables du plan local d'urbanisme, lorsqu'il existe. Lorsque le projet de plan de sauvegarde et de mise en valeur comporte des dispositions qui ne sont pas compatibles avec le projet d'aménagement et de développement durables du plan local d'urbanisme, il ne peut être approuvé que si l'enquête publique a porté à la fois sur le projet de plan de sauvegarde et de mise en valeur et sur la révision du plan local d'urbanisme. L'approbation du plan de sauvegarde et de mise en valeur emporte alors révision du plan local d'urbanisme. &lt;br /&gt;VI.-Sous réserve que la modification envisagée ne porte pas atteinte à son économie générale ou ne réduise pas un espace boisé classé, le plan de sauvegarde et de mise en valeur peut être modifié par l'autorité administrative, à la demande ou après consultation de l'organe délibérant de l'autorité compétente en matière de plan local d'urbanisme ou de document en tenant lieu, après consultation de l'architecte des Bâtiments de France, après avis de la commission locale du site patrimonial remarquable et après enquête publique réalisée dans les formes prévues au chapitre III du titre II du livre Ier du code de l'environnement.&lt;/p&gt;</text:p>
          </table:table-cell>
          <table:table-cell table:style-name="ce24" office:value-type="string" calcext:value-type="string">
            <text:p>&lt;p&gt;&lt;a href="https://www.legifrance.gouv.fr/affichCodeArticle.do?idArticle=LEGIARTI000034355257&amp;cidTexte=LEGITEXT000006074075"&gt;Article R313-5 4e alinéa, du Code de l'Urbanisme&lt;/a&gt; : Le règlement du plan de sauvegarde et de mise en valeur (...) peut en outre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lt;/a&gt; et &lt;a href="https://www.legifrance.gouv.fr/affichCodeArticle.do;jsessionid=90385CBBB91657050B30E90D0CEFEE3D.tplgfr21s_2?idArticle=LEGIARTI000006428682&amp;cidTexte=LEGITEXT000006070721&amp;dateTexte=20200225&amp;categorieLien=id&amp;oldAction=&amp;nbResultRech="&gt;525&lt;/a&gt; du code civil, situés à l'extérieur ou à l'intérieur d'un immeuble.&lt;br /&gt;(...)&lt;/p&gt;</text:p>
          </table:table-cell>
          <table:table-cell table:style-name="ce4" table:number-columns-repeated="56"/>
          <table:table-cell table:number-columns-repeated="960"/>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07</text:p>
          </table:table-cell>
          <table:table-cell table:style-name="ce18" office:value-type="string" calcext:value-type="string">
            <text:p>52</text:p>
          </table:table-cell>
          <table:table-cell table:style-name="ce4"/>
          <table:table-cell table:style-name="ce4" office:value-type="string" calcext:value-type="string">
            <text:p>Immeuble bâti dont les parties extérieures sont protégées (façades, toitures, etc.), à conserver, restaurer et mettre en valeur</text:p>
          </table:table-cell>
          <table:table-cell table:style-name="ce4" office:value-type="string" calcext:value-type="string">
            <text:p>&lt;p&gt;&lt;a href="https://www.legifrance.gouv.fr/affichCodeArticle.do?idArticle=LEGIARTI000032860980&amp;cidTexte=LEGITEXT000006074075"&gt;Article L313-1 III 1° du Code de l'Urbanisme&lt;/a&gt; : I.-Un plan de sauvegarde et de mise en valeur peut être établi sur tout ou partie du site patrimonial remarquable créé en application du titre III du livre VI du code du patrimoine. Sur le périmètre qu'il recouvre, il tient lieu de plan local d'urbanisme. &lt;br /&gt;Lorsque l'élaboration du plan de sauvegarde et de mise en valeur relève de la compétence d'un établissement public de coopération intercommunale, la commune membre de cet établissement dont le territoire est intégralement ou partiellement couvert par le périmètre d'un site patrimonial remarquable peut demander à ce qu'il soit couvert par un plan de sauvegarde et de mise en valeuRElle peut également conduire les études préalables à l'élaboration du plan de sauvegarde et de mise en valeur, avec l'assistance technique et financière de l'Etat si elle la sollicite. Après un débat au sein de l'organe délibérant de l'établissement public de coopération intercommunale, celui-ci délibère sur l'opportunité d'élaborer le plan de sauvegarde et de mise en valeuR&lt;br /&gt;En cas de refus de l'organe délibérant, et lorsque la Commission nationale du patrimoine et de l'architecture a recommandé, en application de l'article &lt;a href="https://www.legifrance.gouv.fr/affichCodeArticle.do?cidTexte=LEGITEXT000006074236&amp;idArticle=LEGIARTI000032858250&amp;dateTexte=&amp;categorieLien=cid"&gt;L631-3&lt;/a&gt; du même code, l'élaboration d'un plan de sauvegarde et de mise en valeur sur tout ou partie du périmètre classé au titre des sites patrimoniaux remarquables, l'autorité administrative peut demander à l'établissement public de coopération intercommunale d'engager la procédure d'élaboration d'un plan de sauvegarde et de mise en valeur sur ce périmètre dans les conditions prévues au II du présent article. &lt;br /&gt;II.-L'acte décidant la mise à l'étude du plan de sauvegarde et de mise en valeur met en révision le plan local d'urbanisme, lorsqu'il existe. Jusqu'à l'approbation du plan de sauvegarde et de mise en valeur, le plan local d'urbanisme mis en révision peut être modifié dans les conditions prévues aux articles &lt;a href="https://www.legifrance.gouv.fr/affichCodeArticle.do?cidTexte=LEGITEXT000006074075&amp;idArticle=LEGIARTI000031211410&amp;dateTexte=&amp;categorieLien=cid"&gt;L153-37&lt;/a&gt;, &lt;a href="https://www.legifrance.gouv.fr/affichCodeArticle.do?cidTexte=LEGITEXT000006074075&amp;idArticle=LEGIARTI000031211416&amp;dateTexte=&amp;categorieLien=cid"&gt;L153-40&lt;/a&gt;, &lt;a href="https://www.legifrance.gouv.fr/affichCodeArticle.do?cidTexte=LEGITEXT000006074075&amp;idArticle=LEGIARTI000031211422&amp;dateTexte=&amp;categorieLien=cid"&gt;L153-42&lt;/a&gt; et &lt;a href="https://www.legifrance.gouv.fr/affichCodeArticle.do;jsessionid=0EF51D11F517E727ACA6790BD362A0E8.tplgfr28s_2?idArticle=LEGIARTI000031211424&amp;cidTexte=LEGITEXT000006074075&amp;dateTexte=20200226&amp;categorieLien=id&amp;oldAction=&amp;nbResultRech="&gt;L153-43&lt;/a&gt; du présent code ou faire l'objet de révisions dans les conditions définies à l'article &lt;a href="https://www.legifrance.gouv.fr/affichCodeArticle.do?cidTexte=LEGITEXT000006074075&amp;idArticle=LEGIARTI000031211402&amp;dateTexte=&amp;categorieLien=cid"&gt;L153-34&lt;/a&gt;. &lt;br /&gt;Le plan de sauvegarde et de mise en valeur est élaboré conjointement par l'Etat et l'autorité compétente en matière de plan local d'urbanisme ou de document en tenant lieu. L'Etat peut toutefois confier l'élaboration d'un plan de sauvegarde et de mise en valeur à l'autorité compétente en matière de plan local d'urbanisme ou de document en tenant lieu qui en fait la demande, et lui apporte si nécessaire son assistance technique et financière. Le projet de plan de sauvegarde et de mise en valeur est soumis pour avis à la commission locale du site patrimonial remarquable et, le cas échéant, à l'avis de la commune concernée. Après avis de l'organe délibérant de l'autorité compétente en matière de plan local d'urbanisme ou de document en tenant lieu et de la Commission nationale du patrimoine et de l'architecture, le projet de plan de sauvegarde et de mise en valeur est soumis à enquête publique par l'autorité administrative dans les formes prévues au chapitre III du titre II du livre Ier du code de l'environnement. Il est approuvé par l'autorité administrative si l'avis de l'organe délibérant de l'autorité compétente en matière de plan local d'urbanisme ou de document en tenant lieu est favorable, par décret en Conseil d'Etat dans le cas contraire. &lt;br /&gt;La révision du plan de sauvegarde et de mise en valeur a lieu dans les mêmes formes que celles prévues pour son élaboration. &lt;br /&gt;III.-Le plan de sauvegarde et de mise en valeur peut comporter l'indication des immeubles ou des parties intérieures ou extérieures d'immeubles : &lt;br /&gt;1° Dont la démolition, l'enlèvement ou l'altération sont interdits et dont la modification est soumise à des conditions spéciales ; &lt;br /&gt;2° Dont la démolition ou la modification peut être imposée à l'occasion d'opérations d'aménagement publiques ou privées. &lt;br /&gt;IV.-Le plan de sauvegarde et de mise en valeur peut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 et 525&lt;/a&gt; du code civil, situés à l'extérieur ou à l'intérieur d'un immeuble. Le propriétaire et l'affectataire domanial peuvent proposer à l'architecte des Bâtiments de France le recensement de nouveaux éléments dans le plan de sauvegarde et de mise en valeuRL'architecte des Bâtiments de France saisit l'autorité administrative qui modifie le plan de sauvegarde et de mise en valeur, après accord de l'organe délibérant mentionné au VI du présent article. &lt;br /&gt;V.-Le plan de sauvegarde et de mise en valeur doit être compatible avec le projet d'aménagement et de développement durables du plan local d'urbanisme, lorsqu'il existe. Lorsque le projet de plan de sauvegarde et de mise en valeur comporte des dispositions qui ne sont pas compatibles avec le projet d'aménagement et de développement durables du plan local d'urbanisme, il ne peut être approuvé que si l'enquête publique a porté à la fois sur le projet de plan de sauvegarde et de mise en valeur et sur la révision du plan local d'urbanisme. L'approbation du plan de sauvegarde et de mise en valeur emporte alors révision du plan local d'urbanisme. &lt;br /&gt;VI.-Sous réserve que la modification envisagée ne porte pas atteinte à son économie générale ou ne réduise pas un espace boisé classé, le plan de sauvegarde et de mise en valeur peut être modifié par l'autorité administrative, à la demande ou après consultation de l'organe délibérant de l'autorité compétente en matière de plan local d'urbanisme ou de document en tenant lieu, après consultation de l'architecte des Bâtiments de France, après avis de la commission locale du site patrimonial remarquable et après enquête publique réalisée dans les formes prévues au chapitre III du titre II du livre Ier du code de l'environnement.&lt;/p&gt;&lt;p&gt;&lt;a href="https://www.legifrance.gouv.fr/affichCodeArticle.do?cidTexte=LEGITEXT000006074236&amp;idArticle=LEGIARTI000032858252"&gt;Article L631-4 I 2°c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26" office:value-type="string" calcext:value-type="string">
            <text:p>&lt;p&gt;&lt;a href="https://www.legifrance.gouv.fr/affichCodeArticle.do?idArticle=LEGIARTI000031720555&amp;cidTexte=LEGITEXT000006074075"&gt;Article R151-41 3° du Code de l'Urbanisme&lt;/a&gt; : Afin d'assurer l'insertion de la construction dans ses abords, la qualité et la diversité architecturale, urbaine et paysagère des constructions ainsi que la conservation et la mise en valeur du patrimoine, le règlement peut :&lt;br /&gt;(...)&lt;br /&gt;3° Identifier et localiser le patrimoine bâti et paysager à protéger, à conserver, à restaurer, à mettre en valeur ou à requalifier mentionné à l'article &lt;a href="https://www.legifrance.gouv.fr/affichCodeArticle.do?cidTexte=LEGITEXT000006074075&amp;idArticle=LEGIARTI000031211201&amp;dateTexte=&amp;categorieLien=cid"&gt;L151-19&lt;/a&gt; pour lesquels les travaux non soumis à un permis de construire sont précédés d'une déclaration préalable et dont la démolition est subordonnée à la délivrance d'un permis de démolir et définir, s'il y a lieu, les prescriptions de nature à atteindre ces objectifs.&lt;/p&gt;</text:p>
          </table:table-cell>
          <table:table-cell table:style-name="ce4" table:number-columns-repeated="56"/>
          <table:table-cell table:number-columns-repeated="960"/>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07</text:p>
          </table:table-cell>
          <table:table-cell table:style-name="ce18" office:value-type="string" calcext:value-type="string">
            <text:p>53</text:p>
          </table:table-cell>
          <table:table-cell table:style-name="ce4"/>
          <table:table-cell table:style-name="ce4" office:value-type="string" calcext:value-type="string">
            <text:p>Mur de soutènement, rempart ou mur de clôture protégé, à conserver, restaurer et mettre en valeur</text:p>
          </table:table-cell>
          <table:table-cell table:style-name="ce4" office:value-type="string" calcext:value-type="string">
            <text:p>&lt;p&gt;&lt;a href="https://www.legifrance.gouv.fr/affichCodeArticle.do?idArticle=LEGIARTI000032860980&amp;cidTexte=LEGITEXT000006074075"&gt;Article L313-1 III 1° du Code de l'Urbanisme&lt;/a&gt; : I.-Un plan de sauvegarde et de mise en valeur peut être établi sur tout ou partie du site patrimonial remarquable créé en application du titre III du livre VI du code du patrimoine. Sur le périmètre qu'il recouvre, il tient lieu de plan local d'urbanisme. &lt;br /&gt;Lorsque l'élaboration du plan de sauvegarde et de mise en valeur relève de la compétence d'un établissement public de coopération intercommunale, la commune membre de cet établissement dont le territoire est intégralement ou partiellement couvert par le périmètre d'un site patrimonial remarquable peut demander à ce qu'il soit couvert par un plan de sauvegarde et de mise en valeuRElle peut également conduire les études préalables à l'élaboration du plan de sauvegarde et de mise en valeur, avec l'assistance technique et financière de l'Etat si elle la sollicite. Après un débat au sein de l'organe délibérant de l'établissement public de coopération intercommunale, celui-ci délibère sur l'opportunité d'élaborer le plan de sauvegarde et de mise en valeuR&lt;br /&gt;En cas de refus de l'organe délibérant, et lorsque la Commission nationale du patrimoine et de l'architecture a recommandé, en application de l'article &lt;a href="https://www.legifrance.gouv.fr/affichCodeArticle.do?cidTexte=LEGITEXT000006074236&amp;idArticle=LEGIARTI000032858250&amp;dateTexte=&amp;categorieLien=cid"&gt;L631-3&lt;/a&gt; du même code, l'élaboration d'un plan de sauvegarde et de mise en valeur sur tout ou partie du périmètre classé au titre des sites patrimoniaux remarquables, l'autorité administrative peut demander à l'établissement public de coopération intercommunale d'engager la procédure d'élaboration d'un plan de sauvegarde et de mise en valeur sur ce périmètre dans les conditions prévues au II du présent article. &lt;br /&gt;II.-L'acte décidant la mise à l'étude du plan de sauvegarde et de mise en valeur met en révision le plan local d'urbanisme, lorsqu'il existe. Jusqu'à l'approbation du plan de sauvegarde et de mise en valeur, le plan local d'urbanisme mis en révision peut être modifié dans les conditions prévues aux articles &lt;a href="https://www.legifrance.gouv.fr/affichCodeArticle.do?cidTexte=LEGITEXT000006074075&amp;idArticle=LEGIARTI000031211410&amp;dateTexte=&amp;categorieLien=cid"&gt;L153-37&lt;/a&gt;, &lt;a href="https://www.legifrance.gouv.fr/affichCodeArticle.do?cidTexte=LEGITEXT000006074075&amp;idArticle=LEGIARTI000031211416&amp;dateTexte=&amp;categorieLien=cid"&gt;L153-40&lt;/a&gt;, &lt;a href="https://www.legifrance.gouv.fr/affichCodeArticle.do?cidTexte=LEGITEXT000006074075&amp;idArticle=LEGIARTI000031211422&amp;dateTexte=&amp;categorieLien=cid"&gt;L153-42&lt;/a&gt; et &lt;a href="https://www.legifrance.gouv.fr/affichCodeArticle.do;jsessionid=0EF51D11F517E727ACA6790BD362A0E8.tplgfr28s_2?idArticle=LEGIARTI000031211424&amp;cidTexte=LEGITEXT000006074075&amp;dateTexte=20200226&amp;categorieLien=id&amp;oldAction=&amp;nbResultRech="&gt;L153-43&lt;/a&gt; du présent code ou faire l'objet de révisions dans les conditions définies à l'article &lt;a href="https://www.legifrance.gouv.fr/affichCodeArticle.do?cidTexte=LEGITEXT000006074075&amp;idArticle=LEGIARTI000031211402&amp;dateTexte=&amp;categorieLien=cid"&gt;L153-34&lt;/a&gt;. &lt;br /&gt;Le plan de sauvegarde et de mise en valeur est élaboré conjointement par l'Etat et l'autorité compétente en matière de plan local d'urbanisme ou de document en tenant lieu. L'Etat peut toutefois confier l'élaboration d'un plan de sauvegarde et de mise en valeur à l'autorité compétente en matière de plan local d'urbanisme ou de document en tenant lieu qui en fait la demande, et lui apporte si nécessaire son assistance technique et financière. Le projet de plan de sauvegarde et de mise en valeur est soumis pour avis à la commission locale du site patrimonial remarquable et, le cas échéant, à l'avis de la commune concernée. Après avis de l'organe délibérant de l'autorité compétente en matière de plan local d'urbanisme ou de document en tenant lieu et de la Commission nationale du patrimoine et de l'architecture, le projet de plan de sauvegarde et de mise en valeur est soumis à enquête publique par l'autorité administrative dans les formes prévues au chapitre III du titre II du livre Ier du code de l'environnement. Il est approuvé par l'autorité administrative si l'avis de l'organe délibérant de l'autorité compétente en matière de plan local d'urbanisme ou de document en tenant lieu est favorable, par décret en Conseil d'Etat dans le cas contraire. &lt;br /&gt;La révision du plan de sauvegarde et de mise en valeur a lieu dans les mêmes formes que celles prévues pour son élaboration. &lt;br /&gt;III.-Le plan de sauvegarde et de mise en valeur peut comporter l'indication des immeubles ou des parties intérieures ou extérieures d'immeubles : &lt;br /&gt;1° Dont la démolition, l'enlèvement ou l'altération sont interdits et dont la modification est soumise à des conditions spéciales ; &lt;br /&gt;2° Dont la démolition ou la modification peut être imposée à l'occasion d'opérations d'aménagement publiques ou privées. &lt;br /&gt;IV.-Le plan de sauvegarde et de mise en valeur peut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 et 525&lt;/a&gt; du code civil, situés à l'extérieur ou à l'intérieur d'un immeuble. Le propriétaire et l'affectataire domanial peuvent proposer à l'architecte des Bâtiments de France le recensement de nouveaux éléments dans le plan de sauvegarde et de mise en valeuRL'architecte des Bâtiments de France saisit l'autorité administrative qui modifie le plan de sauvegarde et de mise en valeur, après accord de l'organe délibérant mentionné au VI du présent article. &lt;br /&gt;V.-Le plan de sauvegarde et de mise en valeur doit être compatible avec le projet d'aménagement et de développement durables du plan local d'urbanisme, lorsqu'il existe. Lorsque le projet de plan de sauvegarde et de mise en valeur comporte des dispositions qui ne sont pas compatibles avec le projet d'aménagement et de développement durables du plan local d'urbanisme, il ne peut être approuvé que si l'enquête publique a porté à la fois sur le projet de plan de sauvegarde et de mise en valeur et sur la révision du plan local d'urbanisme. L'approbation du plan de sauvegarde et de mise en valeur emporte alors révision du plan local d'urbanisme. &lt;br /&gt;VI.-Sous réserve que la modification envisagée ne porte pas atteinte à son économie générale ou ne réduise pas un espace boisé classé, le plan de sauvegarde et de mise en valeur peut être modifié par l'autorité administrative, à la demande ou après consultation de l'organe délibérant de l'autorité compétente en matière de plan local d'urbanisme ou de document en tenant lieu, après consultation de l'architecte des Bâtiments de France, après avis de la commission locale du site patrimonial remarquable et après enquête publique réalisée dans les formes prévues au chapitre III du titre II du livre Ier du code de l'environnement.&lt;/p&gt;&lt;p&gt;&lt;a href="https://www.legifrance.gouv.fr/affichCodeArticle.do?cidTexte=LEGITEXT000006074236&amp;idArticle=LEGIARTI000032858252"&gt;Article L631-4 I 2°c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26" office:value-type="string" calcext:value-type="string">
            <text:p>&lt;p&gt;&lt;a href="https://www.legifrance.gouv.fr/affichCodeArticle.do?idArticle=LEGIARTI000031720555&amp;cidTexte=LEGITEXT000006074075"&gt;Article R151-41 3° du Code de l'Urbanisme&lt;/a&gt; : Afin d'assurer l'insertion de la construction dans ses abords, la qualité et la diversité architecturale, urbaine et paysagère des constructions ainsi que la conservation et la mise en valeur du patrimoine, le règlement peut :&lt;br /&gt;(...)&lt;br /&gt;3° Identifier et localiser le patrimoine bâti et paysager à protéger, à conserver, à restaurer, à mettre en valeur ou à requalifier mentionné à l'article &lt;a href="https://www.legifrance.gouv.fr/affichCodeArticle.do?cidTexte=LEGITEXT000006074075&amp;idArticle=LEGIARTI000031211201&amp;dateTexte=&amp;categorieLien=cid"&gt;L151-19&lt;/a&gt; pour lesquels les travaux non soumis à un permis de construire sont précédés d'une déclaration préalable et dont la démolition est subordonnée à la délivrance d'un permis de démolir et définir, s'il y a lieu, les prescriptions de nature à atteindre ces objectifs.&lt;/p&gt;</text:p>
          </table:table-cell>
          <table:table-cell table:style-name="ce4" table:number-columns-repeated="56"/>
          <table:table-cell table:number-columns-repeated="960"/>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07</text:p>
          </table:table-cell>
          <table:table-cell table:style-name="ce18" office:value-type="string" calcext:value-type="string">
            <text:p>54</text:p>
          </table:table-cell>
          <table:table-cell table:style-name="ce4"/>
          <table:table-cell table:style-name="ce4" office:value-type="string" calcext:value-type="string">
            <text:p>Élément extérieur particulier protégé (portail, clôture, puits, fontaine, statue, décor, etc.), à conserver, restaurer et mettre en valeur</text:p>
          </table:table-cell>
          <table:table-cell table:style-name="ce4" office:value-type="string" calcext:value-type="string">
            <text:p>&lt;p&gt;&lt;a href="https://www.legifrance.gouv.fr/affichCodeArticle.do?idArticle=LEGIARTI000032860980&amp;cidTexte=LEGITEXT000006074075"&gt;Article L313-1 III 1° et IV du Code de l'Urbanisme&lt;/a&gt; : I.-Un plan de sauvegarde et de mise en valeur peut être établi sur tout ou partie du site patrimonial remarquable créé en application du titre III du livre VI du code du patrimoine. Sur le périmètre qu'il recouvre, il tient lieu de plan local d'urbanisme. &lt;br /&gt;Lorsque l'élaboration du plan de sauvegarde et de mise en valeur relève de la compétence d'un établissement public de coopération intercommunale, la commune membre de cet établissement dont le territoire est intégralement ou partiellement couvert par le périmètre d'un site patrimonial remarquable peut demander à ce qu'il soit couvert par un plan de sauvegarde et de mise en valeuRElle peut également conduire les études préalables à l'élaboration du plan de sauvegarde et de mise en valeur, avec l'assistance technique et financière de l'Etat si elle la sollicite. Après un débat au sein de l'organe délibérant de l'établissement public de coopération intercommunale, celui-ci délibère sur l'opportunité d'élaborer le plan de sauvegarde et de mise en valeuR&lt;br /&gt;En cas de refus de l'organe délibérant, et lorsque la Commission nationale du patrimoine et de l'architecture a recommandé, en application de l'article &lt;a href="https://www.legifrance.gouv.fr/affichCodeArticle.do?cidTexte=LEGITEXT000006074236&amp;idArticle=LEGIARTI000032858250&amp;dateTexte=&amp;categorieLien=cid"&gt;L631-3&lt;/a&gt; du même code, l'élaboration d'un plan de sauvegarde et de mise en valeur sur tout ou partie du périmètre classé au titre des sites patrimoniaux remarquables, l'autorité administrative peut demander à l'établissement public de coopération intercommunale d'engager la procédure d'élaboration d'un plan de sauvegarde et de mise en valeur sur ce périmètre dans les conditions prévues au II du présent article. &lt;br /&gt;II.-L'acte décidant la mise à l'étude du plan de sauvegarde et de mise en valeur met en révision le plan local d'urbanisme, lorsqu'il existe. Jusqu'à l'approbation du plan de sauvegarde et de mise en valeur, le plan local d'urbanisme mis en révision peut être modifié dans les conditions prévues aux articles &lt;a href="https://www.legifrance.gouv.fr/affichCodeArticle.do?cidTexte=LEGITEXT000006074075&amp;idArticle=LEGIARTI000031211410&amp;dateTexte=&amp;categorieLien=cid"&gt;L153-37&lt;/a&gt;, &lt;a href="https://www.legifrance.gouv.fr/affichCodeArticle.do?cidTexte=LEGITEXT000006074075&amp;idArticle=LEGIARTI000031211416&amp;dateTexte=&amp;categorieLien=cid"&gt;L153-40&lt;/a&gt;, &lt;a href="https://www.legifrance.gouv.fr/affichCodeArticle.do?cidTexte=LEGITEXT000006074075&amp;idArticle=LEGIARTI000031211422&amp;dateTexte=&amp;categorieLien=cid"&gt;L153-42&lt;/a&gt; et &lt;a href="https://www.legifrance.gouv.fr/affichCodeArticle.do;jsessionid=0EF51D11F517E727ACA6790BD362A0E8.tplgfr28s_2?idArticle=LEGIARTI000031211424&amp;cidTexte=LEGITEXT000006074075&amp;dateTexte=20200226&amp;categorieLien=id&amp;oldAction=&amp;nbResultRech="&gt;L153-43&lt;/a&gt; du présent code ou faire l'objet de révisions dans les conditions définies à l'article &lt;a href="https://www.legifrance.gouv.fr/affichCodeArticle.do?cidTexte=LEGITEXT000006074075&amp;idArticle=LEGIARTI000031211402&amp;dateTexte=&amp;categorieLien=cid"&gt;L153-34&lt;/a&gt;. &lt;br /&gt;Le plan de sauvegarde et de mise en valeur est élaboré conjointement par l'Etat et l'autorité compétente en matière de plan local d'urbanisme ou de document en tenant lieu. L'Etat peut toutefois confier l'élaboration d'un plan de sauvegarde et de mise en valeur à l'autorité compétente en matière de plan local d'urbanisme ou de document en tenant lieu qui en fait la demande, et lui apporte si nécessaire son assistance technique et financière. Le projet de plan de sauvegarde et de mise en valeur est soumis pour avis à la commission locale du site patrimonial remarquable et, le cas échéant, à l'avis de la commune concernée. Après avis de l'organe délibérant de l'autorité compétente en matière de plan local d'urbanisme ou de document en tenant lieu et de la Commission nationale du patrimoine et de l'architecture, le projet de plan de sauvegarde et de mise en valeur est soumis à enquête publique par l'autorité administrative dans les formes prévues au chapitre III du titre II du livre Ier du code de l'environnement. Il est approuvé par l'autorité administrative si l'avis de l'organe délibérant de l'autorité compétente en matière de plan local d'urbanisme ou de document en tenant lieu est favorable, par décret en Conseil d'Etat dans le cas contraire. &lt;br /&gt;La révision du plan de sauvegarde et de mise en valeur a lieu dans les mêmes formes que celles prévues pour son élaboration. &lt;br /&gt;III.-Le plan de sauvegarde et de mise en valeur peut comporter l'indication des immeubles ou des parties intérieures ou extérieures d'immeubles : &lt;br /&gt;1° Dont la démolition, l'enlèvement ou l'altération sont interdits et dont la modification est soumise à des conditions spéciales ; &lt;br /&gt;2° Dont la démolition ou la modification peut être imposée à l'occasion d'opérations d'aménagement publiques ou privées. &lt;br /&gt;IV.-Le plan de sauvegarde et de mise en valeur peut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 et 525&lt;/a&gt; du code civil, situés à l'extérieur ou à l'intérieur d'un immeuble. Le propriétaire et l'affectataire domanial peuvent proposer à l'architecte des Bâtiments de France le recensement de nouveaux éléments dans le plan de sauvegarde et de mise en valeuRL'architecte des Bâtiments de France saisit l'autorité administrative qui modifie le plan de sauvegarde et de mise en valeur, après accord de l'organe délibérant mentionné au VI du présent article. &lt;br /&gt;V.-Le plan de sauvegarde et de mise en valeur doit être compatible avec le projet d'aménagement et de développement durables du plan local d'urbanisme, lorsqu'il existe. Lorsque le projet de plan de sauvegarde et de mise en valeur comporte des dispositions qui ne sont pas compatibles avec le projet d'aménagement et de développement durables du plan local d'urbanisme, il ne peut être approuvé que si l'enquête publique a porté à la fois sur le projet de plan de sauvegarde et de mise en valeur et sur la révision du plan local d'urbanisme. L'approbation du plan de sauvegarde et de mise en valeur emporte alors révision du plan local d'urbanisme. &lt;br /&gt;VI.-Sous réserve que la modification envisagée ne porte pas atteinte à son économie générale ou ne réduise pas un espace boisé classé, le plan de sauvegarde et de mise en valeur peut être modifié par l'autorité administrative, à la demande ou après consultation de l'organe délibérant de l'autorité compétente en matière de plan local d'urbanisme ou de document en tenant lieu, après consultation de l'architecte des Bâtiments de France, après avis de la commission locale du site patrimonial remarquable et après enquête publique réalisée dans les formes prévues au chapitre III du titre II du livre Ier du code de l'environnement.&lt;/p&gt;&lt;p&gt;&lt;a href="https://www.legifrance.gouv.fr/affichCodeArticle.do?cidTexte=LEGITEXT000006074236&amp;idArticle=LEGIARTI000032858252"&gt;Article L631-4 I 2°c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4" office:value-type="string" calcext:value-type="string">
            <text:p>&lt;p&gt;&lt;a href="https://www.legifrance.gouv.fr/affichCodeArticle.do?idArticle=LEGIARTI000031720555&amp;cidTexte=LEGITEXT000006074075"&gt;Article R151-41 3° du Code de l'Urbanisme&lt;/a&gt; : Afin d'assurer l'insertion de la construction dans ses abords, la qualité et la diversité architecturale, urbaine et paysagère des constructions ainsi que la conservation et la mise en valeur du patrimoine, le règlement peut :&lt;br /&gt;(...)&lt;br /&gt;3° Identifier et localiser le patrimoine bâti et paysager à protéger, à conserver, à restaurer, à mettre en valeur ou à requalifier mentionné à l'article &lt;a href="https://www.legifrance.gouv.fr/affichCodeArticle.do?cidTexte=LEGITEXT000006074075&amp;idArticle=LEGIARTI000031211201&amp;dateTexte=&amp;categorieLien=cid"&gt;L151-19&lt;/a&gt; pour lesquels les travaux non soumis à un permis de construire sont précédés d'une déclaration préalable et dont la démolition est subordonnée à la délivrance d'un permis de démolir et définir, s'il y a lieu, les prescriptions de nature à atteindre ces objectifs.&lt;/p&gt;&lt;p&gt;&lt;a href="https://www.legifrance.gouv.fr/affichCodeArticle.do?idArticle=LEGIARTI000034355257&amp;cidTexte=LEGITEXT000006074075"&gt;Article R313-5 4e alinéa, du Code de l'Urbanisme&lt;/a&gt; : Le règlement du plan de sauvegarde et de mise en valeur (...) peut en outre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lt;/a&gt; et &lt;a href="https://www.legifrance.gouv.fr/affichCodeArticle.do;jsessionid=90385CBBB91657050B30E90D0CEFEE3D.tplgfr21s_2?idArticle=LEGIARTI000006428682&amp;cidTexte=LEGITEXT000006070721&amp;dateTexte=20200225&amp;categorieLien=id&amp;oldAction=&amp;nbResultRech="&gt;525&lt;/a&gt; du code civil, situés à l'extérieur ou à l'intérieur d'un immeuble.&lt;br /&gt;(...)&lt;/p&gt;&lt;p&gt;&lt;a href="https://www.legifrance.gouv.fr/affichCodeArticle.do?idArticle=LEGIARTI000034355257&amp;cidTexte=LEGITEXT000006074075"&gt;Article R313-5 4e alinéa, du Code de l'Urbanisme&lt;/a&gt; : Le règlement du plan de sauvegarde et de mise en valeur (...) peut en outre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lt;/a&gt; et &lt;a href="https://www.legifrance.gouv.fr/affichCodeArticle.do;jsessionid=90385CBBB91657050B30E90D0CEFEE3D.tplgfr21s_2?idArticle=LEGIARTI000006428682&amp;cidTexte=LEGITEXT000006070721&amp;dateTexte=20200225&amp;categorieLien=id&amp;oldAction=&amp;nbResultRech="&gt;525&lt;/a&gt; du code civil, situés à l'extérieur ou à l'intérieur d'un immeuble.&lt;br /&gt;(...)&lt;/p&gt;</text:p>
          </table:table-cell>
          <table:table-cell table:style-name="ce4" table:number-columns-repeated="56"/>
          <table:table-cell table:number-columns-repeated="960"/>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07</text:p>
          </table:table-cell>
          <table:table-cell table:style-name="ce18" office:value-type="string" calcext:value-type="string">
            <text:p>55</text:p>
          </table:table-cell>
          <table:table-cell table:style-name="ce4"/>
          <table:table-cell table:style-name="ce4" office:value-type="string" calcext:value-type="string">
            <text:p>Séquence, composition, ordonnance architecturale ou urbaine protégée, à conserver, restaurer et mettre en valeur</text:p>
          </table:table-cell>
          <table:table-cell table:style-name="ce4" office:value-type="string" calcext:value-type="string">
            <text:p>&lt;p&gt;&lt;a href="https://www.legifrance.gouv.fr/affichCodeArticle.do?cidTexte=LEGITEXT000006074236&amp;idArticle=LEGIARTI000032858252"&gt;Article L631-4 I 2°c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27" office:value-type="string" calcext:value-type="string">
            <text:p>&lt;p&gt;&lt;a href="https://www.legifrance.gouv.fr/affichCodeArticle.do?idArticle=LEGIARTI000034355257&amp;cidTexte=LEGITEXT000006074075"&gt;Article R313-5 4e alinéa, du Code de l'Urbanisme&lt;/a&gt; : Le règlement du plan de sauvegarde et de mise en valeur (...) peut en outre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lt;/a&gt; et &lt;a href="https://www.legifrance.gouv.fr/affichCodeArticle.do;jsessionid=90385CBBB91657050B30E90D0CEFEE3D.tplgfr21s_2?idArticle=LEGIARTI000006428682&amp;cidTexte=LEGITEXT000006070721&amp;dateTexte=20200225&amp;categorieLien=id&amp;oldAction=&amp;nbResultRech="&gt;525&lt;/a&gt; du code civil, situés à l'extérieur ou à l'intérieur d'un immeuble.&lt;br /&gt;(...)&lt;/p&gt;</text:p>
          </table:table-cell>
          <table:table-cell table:style-name="ce4" table:number-columns-repeated="56"/>
          <table:table-cell table:number-columns-repeated="960"/>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07</text:p>
          </table:table-cell>
          <table:table-cell table:style-name="ce18" office:value-type="string" calcext:value-type="string">
            <text:p>56</text:p>
          </table:table-cell>
          <table:table-cell table:style-name="ce4"/>
          <table:table-cell table:style-name="ce4" office:value-type="string" calcext:value-type="string">
            <text:p>Séquence naturelle protégée (front rocheux, falaise, etc.), à conserver, restaurer et mettre en valeur</text:p>
          </table:table-cell>
          <table:table-cell table:style-name="ce4" office:value-type="string" calcext:value-type="string">
            <text:p>&lt;p&gt;&lt;a href="https://www.legifrance.gouv.fr/affichCodeArticle.do?cidTexte=LEGITEXT000006074236&amp;idArticle=LEGIARTI000032858252"&gt;Article L631-4 I 2°c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27" office:value-type="string" calcext:value-type="string">
            <text:p>&lt;p&gt;&lt;a href="https://www.legifrance.gouv.fr/affichCodeArticle.do?idArticle=LEGIARTI000034355257&amp;cidTexte=LEGITEXT000006074075"&gt;Article R313-5 4e alinéa, du Code de l'Urbanisme&lt;/a&gt; : Le règlement du plan de sauvegarde et de mise en valeur (...) peut en outre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lt;/a&gt; et &lt;a href="https://www.legifrance.gouv.fr/affichCodeArticle.do;jsessionid=90385CBBB91657050B30E90D0CEFEE3D.tplgfr21s_2?idArticle=LEGIARTI000006428682&amp;cidTexte=LEGITEXT000006070721&amp;dateTexte=20200225&amp;categorieLien=id&amp;oldAction=&amp;nbResultRech="&gt;525&lt;/a&gt; du code civil, situés à l'extérieur ou à l'intérieur d'un immeuble.&lt;br /&gt;(...)&lt;/p&gt;</text:p>
          </table:table-cell>
          <table:table-cell table:style-name="ce4" table:number-columns-repeated="56"/>
          <table:table-cell table:number-columns-repeated="960"/>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07</text:p>
          </table:table-cell>
          <table:table-cell table:style-name="ce18" office:value-type="string" calcext:value-type="string">
            <text:p>57</text:p>
          </table:table-cell>
          <table:table-cell table:style-name="ce4"/>
          <table:table-cell table:style-name="ce4" office:value-type="string" calcext:value-type="string">
            <text:p>Parc ou jardin de pleine terre protégé, à conserver, restaurer et mettre en valeur</text:p>
          </table:table-cell>
          <table:table-cell table:style-name="ce4" office:value-type="string" calcext:value-type="string">
            <text:p>&lt;p&gt;&lt;a href="https://www.legifrance.gouv.fr/affichCodeArticle.do?cidTexte=LEGITEXT000006074236&amp;idArticle=LEGIARTI000032858252"&gt;Article L631-4 I 2°c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27" office:value-type="string" calcext:value-type="string">
            <text:p>&lt;p&gt;&lt;a href="https://www.legifrance.gouv.fr/affichCodeArticle.do?idArticle=LEGIARTI000034355257&amp;cidTexte=LEGITEXT000006074075"&gt;Article R313-5 4e alinéa, du Code de l'Urbanisme&lt;/a&gt; : Le règlement du plan de sauvegarde et de mise en valeur (...) peut en outre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lt;/a&gt; et &lt;a href="https://www.legifrance.gouv.fr/affichCodeArticle.do;jsessionid=90385CBBB91657050B30E90D0CEFEE3D.tplgfr21s_2?idArticle=LEGIARTI000006428682&amp;cidTexte=LEGITEXT000006070721&amp;dateTexte=20200225&amp;categorieLien=id&amp;oldAction=&amp;nbResultRech="&gt;525&lt;/a&gt; du code civil, situés à l'extérieur ou à l'intérieur d'un immeuble.&lt;br /&gt;(...)&lt;/p&gt;</text:p>
          </table:table-cell>
          <table:table-cell table:style-name="ce4" table:number-columns-repeated="56"/>
          <table:table-cell table:number-columns-repeated="960"/>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07</text:p>
          </table:table-cell>
          <table:table-cell table:style-name="ce18" office:value-type="string" calcext:value-type="string">
            <text:p>58</text:p>
          </table:table-cell>
          <table:table-cell table:style-name="ce4"/>
          <table:table-cell table:style-name="ce4" office:value-type="string" calcext:value-type="string">
            <text:p>Espace libre à dominante végétale protégé, à conserver, restaurer et mettre en valeur</text:p>
          </table:table-cell>
          <table:table-cell table:style-name="ce4" office:value-type="string" calcext:value-type="string">
            <text:p>&lt;p&gt;&lt;a href="https://www.legifrance.gouv.fr/affichCodeArticle.do?cidTexte=LEGITEXT000006074236&amp;idArticle=LEGIARTI000032858252"&gt;Article L631-4 I 2°c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27" office:value-type="string" calcext:value-type="string">
            <text:p>&lt;p&gt;&lt;a href="https://www.legifrance.gouv.fr/affichCodeArticle.do?idArticle=LEGIARTI000034355257&amp;cidTexte=LEGITEXT000006074075"&gt;Article R313-5 4e alinéa, du Code de l'Urbanisme&lt;/a&gt; : Le règlement du plan de sauvegarde et de mise en valeur (...) peut en outre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lt;/a&gt; et &lt;a href="https://www.legifrance.gouv.fr/affichCodeArticle.do;jsessionid=90385CBBB91657050B30E90D0CEFEE3D.tplgfr21s_2?idArticle=LEGIARTI000006428682&amp;cidTexte=LEGITEXT000006070721&amp;dateTexte=20200225&amp;categorieLien=id&amp;oldAction=&amp;nbResultRech="&gt;525&lt;/a&gt; du code civil, situés à l'extérieur ou à l'intérieur d'un immeuble.&lt;br /&gt;(...)&lt;/p&gt;</text:p>
          </table:table-cell>
          <table:table-cell table:style-name="ce4" table:number-columns-repeated="56"/>
          <table:table-cell table:number-columns-repeated="960"/>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07</text:p>
          </table:table-cell>
          <table:table-cell table:style-name="ce18" office:value-type="string" calcext:value-type="string">
            <text:p>59</text:p>
          </table:table-cell>
          <table:table-cell table:style-name="ce4"/>
          <table:table-cell table:style-name="ce4" office:value-type="string" calcext:value-type="string">
            <text:p>Séquence, composition ou ordonnance végétale d’ensemble protégée, à conserver, restaurer et mettre en valeur</text:p>
          </table:table-cell>
          <table:table-cell table:style-name="ce4" office:value-type="string" calcext:value-type="string">
            <text:p>&lt;p&gt;&lt;a href="https://www.legifrance.gouv.fr/affichCodeArticle.do?cidTexte=LEGITEXT000006074236&amp;idArticle=LEGIARTI000032858252"&gt;Article L631-4 I 2°c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27" office:value-type="string" calcext:value-type="string">
            <text:p>&lt;p&gt;&lt;a href="https://www.legifrance.gouv.fr/affichCodeArticle.do?idArticle=LEGIARTI000034355257&amp;cidTexte=LEGITEXT000006074075"&gt;Article R313-5 4e alinéa, du Code de l'Urbanisme&lt;/a&gt; : Le règlement du plan de sauvegarde et de mise en valeur (...) peut en outre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lt;/a&gt; et &lt;a href="https://www.legifrance.gouv.fr/affichCodeArticle.do;jsessionid=90385CBBB91657050B30E90D0CEFEE3D.tplgfr21s_2?idArticle=LEGIARTI000006428682&amp;cidTexte=LEGITEXT000006070721&amp;dateTexte=20200225&amp;categorieLien=id&amp;oldAction=&amp;nbResultRech="&gt;525&lt;/a&gt; du code civil, situés à l'extérieur ou à l'intérieur d'un immeuble.&lt;br /&gt;(...)&lt;/p&gt;</text:p>
          </table:table-cell>
          <table:table-cell table:style-name="ce4" table:number-columns-repeated="56"/>
          <table:table-cell table:number-columns-repeated="960"/>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07</text:p>
          </table:table-cell>
          <table:table-cell table:style-name="ce18" office:value-type="string" calcext:value-type="string">
            <text:p>60</text:p>
          </table:table-cell>
          <table:table-cell table:style-name="ce4"/>
          <table:table-cell table:style-name="ce4" office:value-type="string" calcext:value-type="string">
            <text:p>Arbre remarquable ou autre élément naturel protégé (grotte, rocher, etc.), à conserver, restaurer et mettre en valeur</text:p>
          </table:table-cell>
          <table:table-cell table:style-name="ce4" office:value-type="string" calcext:value-type="string">
            <text:p>&lt;p&gt;&lt;a href="https://www.legifrance.gouv.fr/affichCodeArticle.do?cidTexte=LEGITEXT000006074236&amp;idArticle=LEGIARTI000032858252"&gt;Article L631-4 I 2°c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27" office:value-type="string" calcext:value-type="string">
            <text:p>&lt;p&gt;&lt;a href="https://www.legifrance.gouv.fr/affichCodeArticle.do?idArticle=LEGIARTI000034355257&amp;cidTexte=LEGITEXT000006074075"&gt;Article R313-5 4e alinéa, du Code de l'Urbanisme&lt;/a&gt; : Le règlement du plan de sauvegarde et de mise en valeur (...) peut en outre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lt;/a&gt; et &lt;a href="https://www.legifrance.gouv.fr/affichCodeArticle.do;jsessionid=90385CBBB91657050B30E90D0CEFEE3D.tplgfr21s_2?idArticle=LEGIARTI000006428682&amp;cidTexte=LEGITEXT000006070721&amp;dateTexte=20200225&amp;categorieLien=id&amp;oldAction=&amp;nbResultRech="&gt;525&lt;/a&gt; du code civil, situés à l'extérieur ou à l'intérieur d'un immeuble.&lt;br /&gt;(...)&lt;/p&gt;</text:p>
          </table:table-cell>
          <table:table-cell table:style-name="ce4" table:number-columns-repeated="56"/>
          <table:table-cell table:number-columns-repeated="960"/>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07</text:p>
          </table:table-cell>
          <table:table-cell table:style-name="ce18" office:value-type="string" calcext:value-type="string">
            <text:p>61</text:p>
          </table:table-cell>
          <table:table-cell table:style-name="ce4"/>
          <table:table-cell table:style-name="ce4" office:value-type="string" calcext:value-type="string">
            <text:p>Place, cour ou autre espace libre à dominante minérale protégé (pavés, calades, etc.), à conserver, restaurer et mettre en valeur</text:p>
          </table:table-cell>
          <table:table-cell table:style-name="ce4" office:value-type="string" calcext:value-type="string">
            <text:p>&lt;p&gt;&lt;a href="https://www.legifrance.gouv.fr/affichCodeArticle.do?cidTexte=LEGITEXT000006074236&amp;idArticle=LEGIARTI000032858252"&gt;Article L631-4 I 2°c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27" office:value-type="string" calcext:value-type="string">
            <text:p>&lt;p&gt;&lt;a href="https://www.legifrance.gouv.fr/affichCodeArticle.do?idArticle=LEGIARTI000034355257&amp;cidTexte=LEGITEXT000006074075"&gt;Article R313-5 4e alinéa, du Code de l'Urbanisme&lt;/a&gt; : Le règlement du plan de sauvegarde et de mise en valeur (...) peut en outre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lt;/a&gt; et &lt;a href="https://www.legifrance.gouv.fr/affichCodeArticle.do;jsessionid=90385CBBB91657050B30E90D0CEFEE3D.tplgfr21s_2?idArticle=LEGIARTI000006428682&amp;cidTexte=LEGITEXT000006070721&amp;dateTexte=20200225&amp;categorieLien=id&amp;oldAction=&amp;nbResultRech="&gt;525&lt;/a&gt; du code civil, situés à l'extérieur ou à l'intérieur d'un immeuble.&lt;br /&gt;(...)&lt;/p&gt;</text:p>
          </table:table-cell>
          <table:table-cell table:style-name="ce4" table:number-columns-repeated="56"/>
          <table:table-cell table:number-columns-repeated="960"/>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07</text:p>
          </table:table-cell>
          <table:table-cell table:style-name="ce18" office:value-type="string" calcext:value-type="string">
            <text:p>62</text:p>
          </table:table-cell>
          <table:table-cell table:style-name="ce4"/>
          <table:table-cell table:style-name="ce4" office:value-type="string" calcext:value-type="string">
            <text:p>Cours d’eau, réseau hydraulique ou étendue aquatique protégé, à conserver, restaurer et mettre en valeur</text:p>
          </table:table-cell>
          <table:table-cell table:style-name="ce4" office:value-type="string" calcext:value-type="string">
            <text:p>&lt;p&gt;&lt;a href="https://www.legifrance.gouv.fr/affichCodeArticle.do?cidTexte=LEGITEXT000006074236&amp;idArticle=LEGIARTI000032858252"&gt;Article L631-4 I 2°c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27" office:value-type="string" calcext:value-type="string">
            <text:p>&lt;p&gt;&lt;a href="https://www.legifrance.gouv.fr/affichCodeArticle.do?idArticle=LEGIARTI000034355257&amp;cidTexte=LEGITEXT000006074075"&gt;Article R313-5 4e alinéa, du Code de l'Urbanisme&lt;/a&gt; : Le règlement du plan de sauvegarde et de mise en valeur (...) peut en outre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lt;/a&gt; et &lt;a href="https://www.legifrance.gouv.fr/affichCodeArticle.do;jsessionid=90385CBBB91657050B30E90D0CEFEE3D.tplgfr21s_2?idArticle=LEGIARTI000006428682&amp;cidTexte=LEGITEXT000006070721&amp;dateTexte=20200225&amp;categorieLien=id&amp;oldAction=&amp;nbResultRech="&gt;525&lt;/a&gt; du code civil, situés à l'extérieur ou à l'intérieur d'un immeuble.&lt;br /&gt;(...)&lt;/p&gt;</text:p>
          </table:table-cell>
          <table:table-cell table:style-name="ce4" table:number-columns-repeated="56"/>
          <table:table-cell table:number-columns-repeated="960"/>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07</text:p>
          </table:table-cell>
          <table:table-cell table:style-name="ce18" office:value-type="string" calcext:value-type="string">
            <text:p>63</text:p>
          </table:table-cell>
          <table:table-cell table:style-name="ce4"/>
          <table:table-cell table:style-name="ce4" office:value-type="string" calcext:value-type="string">
            <text:p>Point d’eau ou source protégé, à conserver, restaurer et mettre en valeur</text:p>
          </table:table-cell>
          <table:table-cell table:style-name="ce4" office:value-type="string" calcext:value-type="string">
            <text:p>&lt;p&gt;&lt;a href="https://www.legifrance.gouv.fr/affichCodeArticle.do?cidTexte=LEGITEXT000006074236&amp;idArticle=LEGIARTI000032858252"&gt;Article L631-4 I 2°c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27" office:value-type="string" calcext:value-type="string">
            <text:p>&lt;p&gt;&lt;a href="https://www.legifrance.gouv.fr/affichCodeArticle.do?idArticle=LEGIARTI000034355257&amp;cidTexte=LEGITEXT000006074075"&gt;Article R313-5 4e alinéa, du Code de l'Urbanisme&lt;/a&gt; : Le règlement du plan de sauvegarde et de mise en valeur (...) peut en outre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lt;/a&gt; et &lt;a href="https://www.legifrance.gouv.fr/affichCodeArticle.do;jsessionid=90385CBBB91657050B30E90D0CEFEE3D.tplgfr21s_2?idArticle=LEGIARTI000006428682&amp;cidTexte=LEGITEXT000006070721&amp;dateTexte=20200225&amp;categorieLien=id&amp;oldAction=&amp;nbResultRech="&gt;525&lt;/a&gt; du code civil, situés à l'extérieur ou à l'intérieur d'un immeuble.&lt;br /&gt;(...)&lt;/p&gt;</text:p>
          </table:table-cell>
          <table:table-cell table:style-name="ce4" table:number-columns-repeated="56"/>
          <table:table-cell table:number-columns-repeated="960"/>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07</text:p>
          </table:table-cell>
          <table:table-cell table:style-name="ce18" office:value-type="string" calcext:value-type="string">
            <text:p>64</text:p>
          </table:table-cell>
          <table:table-cell table:style-name="ce4"/>
          <table:table-cell table:style-name="ce4" office:value-type="string" calcext:value-type="string">
            <text:p>Passage d’eau souterrain protégé, à conserver, restaurer et mettre en valeur</text:p>
          </table:table-cell>
          <table:table-cell table:style-name="ce4" office:value-type="string" calcext:value-type="string">
            <text:p>&lt;p&gt;&lt;a href="https://www.legifrance.gouv.fr/affichCodeArticle.do?cidTexte=LEGITEXT000006074236&amp;idArticle=LEGIARTI000032858252"&gt;Article L631-4 I 2°c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27" office:value-type="string" calcext:value-type="string">
            <text:p>&lt;p&gt;&lt;a href="https://www.legifrance.gouv.fr/affichCodeArticle.do?idArticle=LEGIARTI000034355257&amp;cidTexte=LEGITEXT000006074075"&gt;Article R313-5 4e alinéa, du Code de l'Urbanisme&lt;/a&gt; : Le règlement du plan de sauvegarde et de mise en valeur (...) peut en outre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lt;/a&gt; et &lt;a href="https://www.legifrance.gouv.fr/affichCodeArticle.do;jsessionid=90385CBBB91657050B30E90D0CEFEE3D.tplgfr21s_2?idArticle=LEGIARTI000006428682&amp;cidTexte=LEGITEXT000006070721&amp;dateTexte=20200225&amp;categorieLien=id&amp;oldAction=&amp;nbResultRech="&gt;525&lt;/a&gt; du code civil, situés à l'extérieur ou à l'intérieur d'un immeuble.&lt;br /&gt;(...)&lt;/p&gt;</text:p>
          </table:table-cell>
          <table:table-cell table:style-name="ce4" table:number-columns-repeated="56"/>
          <table:table-cell table:number-columns-repeated="960"/>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07</text:p>
          </table:table-cell>
          <table:table-cell table:style-name="ce18" office:value-type="string" calcext:value-type="string">
            <text:p>65</text:p>
          </table:table-cell>
          <table:table-cell table:style-name="ce4"/>
          <table:table-cell table:style-name="ce4" office:value-type="string" calcext:value-type="string">
            <text:p>Espace vert non protégé à requalifier</text:p>
          </table:table-cell>
          <table:table-cell table:style-name="ce4" office:value-type="string" calcext:value-type="string">
            <text:p>&lt;p&gt;&lt;a href="https://www.legifrance.gouv.fr/affichCodeArticle.do?cidTexte=LEGITEXT000006074236&amp;idArticle=LEGIARTI000032858252"&gt;Article L631-4 I 2°c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27" office:value-type="string" calcext:value-type="string">
            <text:p>&lt;p&gt;&lt;a href="https://www.legifrance.gouv.fr/affichCodeArticle.do?idArticle=LEGIARTI000034355257&amp;cidTexte=LEGITEXT000006074075"&gt;Article R313-5 4e alinéa, du Code de l'Urbanisme&lt;/a&gt; : Le règlement du plan de sauvegarde et de mise en valeur (...) peut en outre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lt;/a&gt; et &lt;a href="https://www.legifrance.gouv.fr/affichCodeArticle.do;jsessionid=90385CBBB91657050B30E90D0CEFEE3D.tplgfr21s_2?idArticle=LEGIARTI000006428682&amp;cidTexte=LEGITEXT000006070721&amp;dateTexte=20200225&amp;categorieLien=id&amp;oldAction=&amp;nbResultRech="&gt;525&lt;/a&gt; du code civil, situés à l'extérieur ou à l'intérieur d'un immeuble.&lt;br /&gt;(...)&lt;/p&gt;</text:p>
          </table:table-cell>
          <table:table-cell table:style-name="ce4" table:number-columns-repeated="56"/>
          <table:table-cell table:number-columns-repeated="960"/>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07</text:p>
          </table:table-cell>
          <table:table-cell table:style-name="ce18" office:value-type="string" calcext:value-type="string">
            <text:p>66</text:p>
          </table:table-cell>
          <table:table-cell table:style-name="ce4"/>
          <table:table-cell table:style-name="ce4" office:value-type="string" calcext:value-type="string">
            <text:p>Place, cour, ou autre espace libre à dominante minérale non protégé à requalifier</text:p>
          </table:table-cell>
          <table:table-cell table:style-name="ce4" office:value-type="string" calcext:value-type="string">
            <text:p>&lt;p&gt;&lt;a href="https://www.legifrance.gouv.fr/affichCodeArticle.do?cidTexte=LEGITEXT000006074236&amp;idArticle=LEGIARTI000032858252"&gt;Article L631-4 I 2°c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27" office:value-type="string" calcext:value-type="string">
            <text:p>&lt;p&gt;&lt;a href="https://www.legifrance.gouv.fr/affichCodeArticle.do?idArticle=LEGIARTI000034355257&amp;cidTexte=LEGITEXT000006074075"&gt;Article R313-5 4e alinéa, du Code de l'Urbanisme&lt;/a&gt; : Le règlement du plan de sauvegarde et de mise en valeur (...) peut en outre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lt;/a&gt; et &lt;a href="https://www.legifrance.gouv.fr/affichCodeArticle.do;jsessionid=90385CBBB91657050B30E90D0CEFEE3D.tplgfr21s_2?idArticle=LEGIARTI000006428682&amp;cidTexte=LEGITEXT000006070721&amp;dateTexte=20200225&amp;categorieLien=id&amp;oldAction=&amp;nbResultRech="&gt;525&lt;/a&gt; du code civil, situés à l'extérieur ou à l'intérieur d'un immeuble.&lt;br /&gt;(...)&lt;/p&gt;</text:p>
          </table:table-cell>
          <table:table-cell table:style-name="ce4" table:number-columns-repeated="56"/>
          <table:table-cell table:number-columns-repeated="960"/>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07</text:p>
          </table:table-cell>
          <table:table-cell table:style-name="ce18" office:value-type="string" calcext:value-type="string">
            <text:p>67</text:p>
          </table:table-cell>
          <table:table-cell table:style-name="ce4"/>
          <table:table-cell table:style-name="ce4" office:value-type="string" calcext:value-type="string">
            <text:p>Immeuble bâti non protégé soumis à des dispositions spécifiques ou des règles générales localisées</text:p>
          </table:table-cell>
          <table:table-cell table:style-name="ce4" office:value-type="string" calcext:value-type="string">
            <text:p>&lt;p&gt;&lt;a href="https://www.legifrance.gouv.fr/affichCodeArticle.do?cidTexte=LEGITEXT000006074236&amp;idArticle=LEGIARTI000032858252"&gt;Article L631-4 I 2°c et d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4" office:value-type="string" calcext:value-type="string">
            <text:p>null</text:p>
          </table:table-cell>
          <table:table-cell table:style-name="ce4" table:number-columns-repeated="56"/>
          <table:table-cell table:number-columns-repeated="960"/>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07</text:p>
          </table:table-cell>
          <table:table-cell table:style-name="ce18" office:value-type="string" calcext:value-type="string">
            <text:p>68</text:p>
          </table:table-cell>
          <table:table-cell table:style-name="ce4"/>
          <table:table-cell table:style-name="ce4" office:value-type="string" calcext:value-type="string">
            <text:p>Immeuble non bâti ou espace libre non protégé soumis à des dispositions spécifiques ou des règles générales localisées</text:p>
          </table:table-cell>
          <table:table-cell table:style-name="ce4" office:value-type="string" calcext:value-type="string">
            <text:p>&lt;p&gt;&lt;a href="https://www.legifrance.gouv.fr/affichCodeArticle.do?cidTexte=LEGITEXT000006074236&amp;idArticle=LEGIARTI000032858252"&gt;Article L631-4 I 2°c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4" office:value-type="string" calcext:value-type="string">
            <text:p>null</text:p>
          </table:table-cell>
          <table:table-cell table:style-name="ce4" table:number-columns-repeated="56"/>
          <table:table-cell table:number-columns-repeated="960"/>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07</text:p>
          </table:table-cell>
          <table:table-cell table:style-name="ce18" office:value-type="string" calcext:value-type="string">
            <text:p>69</text:p>
          </table:table-cell>
          <table:table-cell table:style-name="ce4"/>
          <table:table-cell table:style-name="ce4" office:value-type="string" calcext:value-type="string">
            <text:p>Unité urbanistique ou paysagère (secteur, quartier...) soumise à des dispositions spécifiques</text:p>
          </table:table-cell>
          <table:table-cell table:style-name="ce4" office:value-type="string" calcext:value-type="string">
            <text:p>&lt;p&gt;&lt;a href="https://www.legifrance.gouv.fr/affichCodeArticle.do?cidTexte=LEGITEXT000006074236&amp;idArticle=LEGIARTI000032858252"&gt;Article L631-4 I 2° b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4" office:value-type="string" calcext:value-type="string">
            <text:p>null</text:p>
          </table:table-cell>
          <table:table-cell table:style-name="ce4" table:number-columns-repeated="56"/>
          <table:table-cell table:number-columns-repeated="960"/>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8</text:p>
          </table:table-cell>
          <table:table-cell office:value-type="string" calcext:value-type="string">
            <text:p>00</text:p>
          </table:table-cell>
          <table:table-cell/>
          <table:table-cell office:value-type="string" calcext:value-type="string">
            <text:p>Terrain cultivé ou non bâti à protéger en zone urbaine</text:p>
          </table:table-cell>
          <table:table-cell office:value-type="string" calcext:value-type="string">
            <text:p>null</text:p>
          </table:table-cell>
          <table:table-cell table:style-name="ce7" office:value-type="string" calcext:value-type="string">
            <text:p>&lt;p&gt;&lt;a href="https://www.legifrance.gouv.fr/affichCodeArticle.do?idArticle=LEGIARTI000031720549&amp;cidTexte=LEGITEXT000006074075"&gt;Article R151-43 6° du Code de l'Urbanisme&lt;/a&gt; : Afin de contribuer à la qualité du cadre de vie, assurer un équilibre entre les espaces construits et les espaces libres et répondre aux enjeux environnementaux, le règlement peut :&lt;br /&gt;(...)&lt;br /&gt;6° Délimiter dans les documents graphiques les terrains et espaces inconstructibles en zone urbaine en application du second alinéa de l'article &lt;a href="https://www.legifrance.gouv.fr/affichCodeArticle.do?cidTexte=LEGITEXT000006074075&amp;idArticle=LEGIARTI000031211209&amp;dateTexte=&amp;categorieLien=cid"&gt;L151-23&lt;/a&gt;;&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3</text:p>
          </table:table-cell>
          <table:table-cell office:value-type="string" calcext:value-type="string">
            <text:p>00</text:p>
          </table:table-cell>
          <table:table-cell/>
          <table:table-cell office:value-type="string" calcext:value-type="string">
            <text:p>Zone à aménager en vue de la pratique du ski</text:p>
          </table:table-cell>
          <table:table-cell office:value-type="string" calcext:value-type="string">
            <text:p>null</text:p>
          </table:table-cell>
          <table:table-cell table:style-name="ce7" office:value-type="string" calcext:value-type="string">
            <text:p>&lt;p&gt;&lt;a href="https://www.legifrance.gouv.fr/affichCodeArticle.do?idArticle=LEGIARTI000031720533&amp;cidTexte=LEGITEXT000006074075"&gt;Article R151-48 3° du Code de l'Urbanisme&lt;/a&gt; : Dans les zones U, AU, A et N, le ou les documents graphiques du règlement font, en outre, apparaître, s'il y a lieu :&lt;br /&gt;(...)&lt;br /&gt;3° Les zones qui sont ou peuvent être aménagées en vue de la pratique du ski et les secteurs réservés aux remontées mécaniques en application du deuxième alinéa de l'article L151-38 en indiquant, le cas échéant, les équipements et aménagements susceptibles d'y être prévu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4</text:p>
          </table:table-cell>
          <table:table-cell office:value-type="string" calcext:value-type="string">
            <text:p>00</text:p>
          </table:table-cell>
          <table:table-cell/>
          <table:table-cell office:value-type="string" calcext:value-type="string">
            <text:p>Secteur de plan de masse</text:p>
          </table:table-cell>
          <table:table-cell office:value-type="string" calcext:value-type="string">
            <text:p>null</text:p>
          </table:table-cell>
          <table:table-cell table:style-name="ce10" office:value-type="string" calcext:value-type="string">
            <text:p>&lt;p&gt;&lt;a href="https://www.legifrance.gouv.fr/affichCodeArticle.do?idArticle=LEGIARTI000031720559&amp;cidTexte=LEGITEXT000006074075"&gt;Article R151-40 du Code de l'Urbanisme&lt;/a&gt; : Dans les zones U, AU, dans les secteurs de taille et de capacité d'accueil limitées délimités en application de l'article &lt;a href="https://www.legifrance.gouv.fr/affichCodeArticle.do?cidTexte=LEGITEXT000006074075&amp;idArticle=LEGIARTI000031211183&amp;dateTexte=&amp;categorieLien=cid"&gt;L151-13&lt;/a&gt;, ainsi que dans les zones où un transfert des possibilités de construction a été décidé en application de l'article &lt;a href="https://www.legifrance.gouv.fr/affichCodeArticle.do?cidTexte=LEGITEXT000006074075&amp;idArticle=LEGIARTI000031211213&amp;dateTexte=&amp;categorieLien=cid"&gt;L151-25&lt;/a&gt;, le règlement peut définir des secteurs de plan masse côté en trois dimension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5</text:p>
          </table:table-cell>
          <table:table-cell office:value-type="string" calcext:value-type="string">
            <text:p>00</text:p>
          </table:table-cell>
          <table:table-cell/>
          <table:table-cell office:value-type="string" calcext:value-type="string">
            <text:p>Règles d’implantation des constructions</text:p>
          </table:table-cell>
          <table:table-cell office:value-type="string" calcext:value-type="string">
            <text:p>null</text:p>
          </table:table-cell>
          <table:table-cell table:style-name="ce7" office:value-type="string" calcext:value-type="string">
            <text:p>&lt;p&gt;&lt;a href="https://www.legifrance.gouv.fr/affichCodeArticle.do?idArticle=LEGIARTI000031720561&amp;cidTexte=LEGITEXT000006074075"&gt;Article R151-39 dernier alinéa du Code de l'Urbanisme&lt;/a&gt; : (...) 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5</text:p>
          </table:table-cell>
          <table:table-cell office:value-type="string" calcext:value-type="string">
            <text:p>01</text:p>
          </table:table-cell>
          <table:table-cell/>
          <table:table-cell office:value-type="string" calcext:value-type="string">
            <text:p>Implantation des constructions par rapport aux voies et aux emprises publiques</text:p>
          </table:table-cell>
          <table:table-cell office:value-type="string" calcext:value-type="string">
            <text:p>null</text:p>
          </table:table-cell>
          <table:table-cell table:style-name="ce10" office:value-type="string" calcext:value-type="string">
            <text:p>&lt;p&gt;&lt;a href="https://www.legifrance.gouv.fr/affichCodeArticle.do?idArticle=LEGIARTI000031720561&amp;cidTexte=LEGITEXT000006074075"&gt;Article R151-39 du Code de l'Urbanisme&lt;/a&gt; : Afin d'assurer l'intégration urbaine, paysagère et environnementale des constructions, déterminer la constructibilité des terrains, préserver ou faire évoluer la morphologie du tissu urbain et les continuités visuelles, le règlement peut notamment prévoir des règles maximales d'emprise au sol et de hauteur des constructions.&lt;br /&gt;Il peut également prévoir, pour traduire un objectif de densité minimale de construction qu'il justifie de façon circonstanciée, des règles minimales d'emprise au sol et de hauteuRIl délimite, dans le ou les documents graphiques, les secteurs dans lesquels il les impose.&lt;br /&gt;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5</text:p>
          </table:table-cell>
          <table:table-cell office:value-type="string" calcext:value-type="string">
            <text:p>02</text:p>
          </table:table-cell>
          <table:table-cell/>
          <table:table-cell office:value-type="string" calcext:value-type="string">
            <text:p>Implantation des constructions par rapport aux limites séparatives latérales</text:p>
          </table:table-cell>
          <table:table-cell office:value-type="string" calcext:value-type="string">
            <text:p>null</text:p>
          </table:table-cell>
          <table:table-cell table:style-name="ce10" office:value-type="string" calcext:value-type="string">
            <text:p>&lt;p&gt;&lt;a href="https://www.legifrance.gouv.fr/affichCodeArticle.do?idArticle=LEGIARTI000031720561&amp;cidTexte=LEGITEXT000006074075"&gt;Article R151-39 du Code de l'Urbanisme&lt;/a&gt; : Afin d'assurer l'intégration urbaine, paysagère et environnementale des constructions, déterminer la constructibilité des terrains, préserver ou faire évoluer la morphologie du tissu urbain et les continuités visuelles, le règlement peut notamment prévoir des règles maximales d'emprise au sol et de hauteur des constructions.&lt;br /&gt;Il peut également prévoir, pour traduire un objectif de densité minimale de construction qu'il justifie de façon circonstanciée, des règles minimales d'emprise au sol et de hauteuRIl délimite, dans le ou les documents graphiques, les secteurs dans lesquels il les impose.&lt;br /&gt;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5</text:p>
          </table:table-cell>
          <table:table-cell office:value-type="string" calcext:value-type="string">
            <text:p>03</text:p>
          </table:table-cell>
          <table:table-cell/>
          <table:table-cell office:value-type="string" calcext:value-type="string">
            <text:p>Implantation des constructions par rapport aux limites des fonds de parcelles</text:p>
          </table:table-cell>
          <table:table-cell office:value-type="string" calcext:value-type="string">
            <text:p>null</text:p>
          </table:table-cell>
          <table:table-cell table:style-name="ce10" office:value-type="string" calcext:value-type="string">
            <text:p>&lt;p&gt;&lt;a href="https://www.legifrance.gouv.fr/affichCodeArticle.do?idArticle=LEGIARTI000031720561&amp;cidTexte=LEGITEXT000006074075"&gt;Article R151-39 du Code de l'Urbanisme&lt;/a&gt; : Afin d'assurer l'intégration urbaine, paysagère et environnementale des constructions, déterminer la constructibilité des terrains, préserver ou faire évoluer la morphologie du tissu urbain et les continuités visuelles, le règlement peut notamment prévoir des règles maximales d'emprise au sol et de hauteur des constructions.&lt;br /&gt;Il peut également prévoir, pour traduire un objectif de densité minimale de construction qu'il justifie de façon circonstanciée, des règles minimales d'emprise au sol et de hauteuRIl délimite, dans le ou les documents graphiques, les secteurs dans lesquels il les impose.&lt;br /&gt;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cell table:number-columns-repeated="1016"/>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15</text:p>
          </table:table-cell>
          <table:table-cell table:style-name="ce18" office:value-type="string" calcext:value-type="string">
            <text:p>50</text:p>
          </table:table-cell>
          <table:table-cell table:style-name="ce4"/>
          <table:table-cell table:style-name="ce4" office:value-type="string" calcext:value-type="string">
            <text:p>Limite maximale d’implantation de construction</text:p>
          </table:table-cell>
          <table:table-cell table:style-name="ce4"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4" office:value-type="string" calcext:value-type="string">
            <text:p>null</text:p>
          </table:table-cell>
          <table:table-cell table:style-name="ce4" table:number-columns-repeated="56"/>
          <table:table-cell table:number-columns-repeated="960"/>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15</text:p>
          </table:table-cell>
          <table:table-cell table:style-name="ce18" office:value-type="string" calcext:value-type="string">
            <text:p>51</text:p>
          </table:table-cell>
          <table:table-cell table:style-name="ce4"/>
          <table:table-cell table:style-name="ce4" office:value-type="string" calcext:value-type="string">
            <text:p>Limite imposée d’implantation de construction</text:p>
          </table:table-cell>
          <table:table-cell table:style-name="ce4"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4" office:value-type="string" calcext:value-type="string">
            <text:p>null</text:p>
          </table:table-cell>
          <table:table-cell table:style-name="ce4" table:number-columns-repeated="56"/>
          <table:table-cell table:number-columns-repeated="960"/>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5</text:p>
          </table:table-cell>
          <table:table-cell office:value-type="string" calcext:value-type="string">
            <text:p>98</text:p>
          </table:table-cell>
          <table:table-cell/>
          <table:table-cell office:value-type="string" calcext:value-type="string">
            <text:p>Implantation alternative des constructions</text:p>
          </table:table-cell>
          <table:table-cell office:value-type="string" calcext:value-type="string">
            <text:p>null</text:p>
          </table:table-cell>
          <table:table-cell table:style-name="ce10" office:value-type="string" calcext:value-type="string">
            <text:p>&lt;p&gt;&lt;a href="https://www.legifrance.gouv.fr/affichCodeArticle.do?idArticle=LEGIARTI000031720561&amp;cidTexte=LEGITEXT000006074075"&gt;Article R151-39 du Code de l'Urbanisme&lt;/a&gt; : Afin d'assurer l'intégration urbaine, paysagère et environnementale des constructions, déterminer la constructibilité des terrains, préserver ou faire évoluer la morphologie du tissu urbain et les continuités visuelles, le règlement peut notamment prévoir des règles maximales d'emprise au sol et de hauteur des constructions.&lt;br /&gt;Il peut également prévoir, pour traduire un objectif de densité minimale de construction qu'il justifie de façon circonstanciée, des règles minimales d'emprise au sol et de hauteuRIl délimite, dans le ou les documents graphiques, les secteurs dans lesquels il les impose.&lt;br /&gt;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6</text:p>
          </table:table-cell>
          <table:table-cell office:value-type="string" calcext:value-type="string">
            <text:p>00</text:p>
          </table:table-cell>
          <table:table-cell/>
          <table:table-cell office:value-type="string" calcext:value-type="string">
            <text:p>Constructions et installations nécessaires à des équipements collectifs en zone A ou N</text:p>
          </table:table-cell>
          <table:table-cell office:value-type="string" calcext:value-type="string">
            <text:p>null</text:p>
          </table:table-cell>
          <table:table-cell office:value-type="string" calcext:value-type="string">
            <text:p>&lt;p&gt;&lt;a href="https://www.legifrance.gouv.fr/affichCodeArticle.do?idArticle=LEGIARTI000031720605&amp;cidTexte=LEGITEXT000006074075"&gt;Article R151-23 2° du Code de l'Urbanisme&lt;/a&gt; : Peuvent être autorisées, en zone A :&lt;br /&gt;(...)&lt;br /&gt;2° Les constructions, installations, extensions ou annexes aux bâtiments d'habitation, changements de destination et aménagements prévus par les articles &lt;a href="https://www.legifrance.gouv.fr/affichCodeArticle.do?cidTexte=LEGITEXT000006074075&amp;idArticle=LEGIARTI000031211179&amp;dateTexte=&amp;categorieLien=cid"&gt;L151-11&lt;/a&gt;, &lt;a href="https://www.legifrance.gouv.fr/affichCodeArticle.do?cidTexte=LEGITEXT000006074075&amp;idArticle=LEGIARTI000031211181&amp;dateTexte=&amp;categorieLien=cid"&gt;L151-12&lt;/a&gt; et &lt;a href="https://www.legifrance.gouv.fr/affichCodeArticle.do?cidTexte=LEGITEXT000006074075&amp;idArticle=LEGIARTI000031211183&amp;dateTexte=&amp;categorieLien=cid"&gt;L151-13&lt;/a&gt;, dans les conditions fixées par ceux-ci.&lt;/p&gt;&lt;p&gt;&lt;a href="https://www.legifrance.gouv.fr/affichCodeArticle.do?idArticle=LEGIARTI000031720601&amp;cidTexte=LEGITEXT000006074075"&gt;Article R151-25 2° du Code de l'Urbanisme&lt;/a&gt; : Peuvent être autorisées en zone N :&lt;br /&gt;(...)&lt;br /&gt;2° Les constructions, installations, extensions ou annexes aux bâtiments d'habitation, changements de destination et aménagements prévus par les articles &lt;a href="https://www.legifrance.gouv.fr/affichCodeArticle.do?cidTexte=LEGITEXT000006074075&amp;idArticle=LEGIARTI000031211179&amp;dateTexte=&amp;categorieLien=cid"&gt;L151-11&lt;/a&gt;, &lt;a href="https://www.legifrance.gouv.fr/affichCodeArticle.do?cidTexte=LEGITEXT000006074075&amp;idArticle=LEGIARTI000031211181&amp;dateTexte=&amp;categorieLien=cid"&gt;L151-12&lt;/a&gt; et &lt;a href="https://www.legifrance.gouv.fr/affichCodeArticle.do?cidTexte=LEGITEXT000006074075&amp;idArticle=LEGIARTI000031211183&amp;dateTexte=&amp;categorieLien=cid"&gt;L151-13&lt;/a&gt;, dans les conditions fixées par ceux-ci.&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6</text:p>
          </table:table-cell>
          <table:table-cell office:value-type="string" calcext:value-type="string">
            <text:p>01</text:p>
          </table:table-cell>
          <table:table-cell/>
          <table:table-cell office:value-type="string" calcext:value-type="string">
            <text:p>Bâtiment susceptible de changer de destination en zone A ou N</text:p>
          </table:table-cell>
          <table:table-cell office:value-type="string" calcext:value-type="string">
            <text:p>null</text:p>
          </table:table-cell>
          <table:table-cell office:value-type="string" calcext:value-type="string">
            <text:p>&lt;p&gt;&lt;a href="https://www.legifrance.gouv.fr/affichCodeArticle.do?idArticle=LEGIARTI000031720605&amp;cidTexte=LEGITEXT000006074075"&gt;Article R151-23 2° du Code de l'Urbanisme&lt;/a&gt; : Peuvent être autorisées, en zone A :&lt;br /&gt;(...)&lt;br /&gt;2° Les constructions, installations, extensions ou annexes aux bâtiments d'habitation, changements de destination et aménagements prévus par les articles &lt;a href="https://www.legifrance.gouv.fr/affichCodeArticle.do?cidTexte=LEGITEXT000006074075&amp;idArticle=LEGIARTI000031211179&amp;dateTexte=&amp;categorieLien=cid"&gt;L151-11&lt;/a&gt;, &lt;a href="https://www.legifrance.gouv.fr/affichCodeArticle.do?cidTexte=LEGITEXT000006074075&amp;idArticle=LEGIARTI000031211181&amp;dateTexte=&amp;categorieLien=cid"&gt;L151-12&lt;/a&gt; et &lt;a href="https://www.legifrance.gouv.fr/affichCodeArticle.do?cidTexte=LEGITEXT000006074075&amp;idArticle=LEGIARTI000031211183&amp;dateTexte=&amp;categorieLien=cid"&gt;L151-13&lt;/a&gt;, dans les conditions fixées par ceux-ci.&lt;/p&gt;&lt;p&gt;&lt;a href="https://www.legifrance.gouv.fr/affichCodeArticle.do?idArticle=LEGIARTI000031720601&amp;cidTexte=LEGITEXT000006074075"&gt;Article R151-25 2° du Code de l'Urbanisme&lt;/a&gt; : Peuvent être autorisées en zone N :&lt;br /&gt;(...)&lt;br /&gt;2° Les constructions, installations, extensions ou annexes aux bâtiments d'habitation, changements de destination et aménagements prévus par les articles &lt;a href="https://www.legifrance.gouv.fr/affichCodeArticle.do?cidTexte=LEGITEXT000006074075&amp;idArticle=LEGIARTI000031211179&amp;dateTexte=&amp;categorieLien=cid"&gt;L151-11&lt;/a&gt;, &lt;a href="https://www.legifrance.gouv.fr/affichCodeArticle.do?cidTexte=LEGITEXT000006074075&amp;idArticle=LEGIARTI000031211181&amp;dateTexte=&amp;categorieLien=cid"&gt;L151-12&lt;/a&gt; et &lt;a href="https://www.legifrance.gouv.fr/affichCodeArticle.do?cidTexte=LEGITEXT000006074075&amp;idArticle=LEGIARTI000031211183&amp;dateTexte=&amp;categorieLien=cid"&gt;L151-13&lt;/a&gt;, dans les conditions fixées par ceux-ci.&lt;/p&gt;&lt;p&gt;&lt;a href="https://www.legifrance.gouv.fr/affichCodeArticle.do?idArticle=LEGIARTI000031720575&amp;cidTexte=LEGITEXT000006074075"&gt;Article R151-35 du Code de l'Urbanisme&lt;/a&gt; : Dans les zones A et N, les documents graphiques du règlement font apparaître, s'il y a lieu, les bâtiments qui peuvent faire l'objet d'un changement de destination, dès lors que ce changement de destination ne compromet pas l'activité agricole, ou la qualité paysagère du site.&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6</text:p>
          </table:table-cell>
          <table:table-cell office:value-type="string" calcext:value-type="string">
            <text:p>02</text:p>
          </table:table-cell>
          <table:table-cell/>
          <table:table-cell office:value-type="string" calcext:value-type="string">
            <text:p>Bâtiments d’habitation existants pouvant faire l’objet d’extensions ou d’annexes en zone A ou N</text:p>
          </table:table-cell>
          <table:table-cell office:value-type="string" calcext:value-type="string">
            <text:p>null</text:p>
          </table:table-cell>
          <table:table-cell office:value-type="string" calcext:value-type="string">
            <text:p>&lt;p&gt;&lt;a href="https://www.legifrance.gouv.fr/affichCodeArticle.do?idArticle=LEGIARTI000031720605&amp;cidTexte=LEGITEXT000006074075"&gt;Article R151-23 2° du Code de l'Urbanisme&lt;/a&gt; : Peuvent être autorisées, en zone A :&lt;br /&gt;(...)&lt;br /&gt;2° Les constructions, installations, extensions ou annexes aux bâtiments d'habitation, changements de destination et aménagements prévus par les articles &lt;a href="https://www.legifrance.gouv.fr/affichCodeArticle.do?cidTexte=LEGITEXT000006074075&amp;idArticle=LEGIARTI000031211179&amp;dateTexte=&amp;categorieLien=cid"&gt;L151-11&lt;/a&gt;, &lt;a href="https://www.legifrance.gouv.fr/affichCodeArticle.do?cidTexte=LEGITEXT000006074075&amp;idArticle=LEGIARTI000031211181&amp;dateTexte=&amp;categorieLien=cid"&gt;L151-12&lt;/a&gt; et &lt;a href="https://www.legifrance.gouv.fr/affichCodeArticle.do?cidTexte=LEGITEXT000006074075&amp;idArticle=LEGIARTI000031211183&amp;dateTexte=&amp;categorieLien=cid"&gt;L151-13&lt;/a&gt;, dans les conditions fixées par ceux-ci.&lt;/p&gt;&lt;p&gt;&lt;a href="https://www.legifrance.gouv.fr/affichCodeArticle.do?idArticle=LEGIARTI000031720601&amp;cidTexte=LEGITEXT000006074075"&gt;Article R151-25 2° du Code de l'Urbanisme&lt;/a&gt; : Peuvent être autorisées en zone N :&lt;br /&gt;(...)&lt;br /&gt;2° Les constructions, installations, extensions ou annexes aux bâtiments d'habitation, changements de destination et aménagements prévus par les articles &lt;a href="https://www.legifrance.gouv.fr/affichCodeArticle.do?cidTexte=LEGITEXT000006074075&amp;idArticle=LEGIARTI000031211179&amp;dateTexte=&amp;categorieLien=cid"&gt;L151-11&lt;/a&gt;, &lt;a href="https://www.legifrance.gouv.fr/affichCodeArticle.do?cidTexte=LEGITEXT000006074075&amp;idArticle=LEGIARTI000031211181&amp;dateTexte=&amp;categorieLien=cid"&gt;L151-12&lt;/a&gt; et &lt;a href="https://www.legifrance.gouv.fr/affichCodeArticle.do?cidTexte=LEGITEXT000006074075&amp;idArticle=LEGIARTI000031211183&amp;dateTexte=&amp;categorieLien=cid"&gt;L151-13&lt;/a&gt;, dans les conditions fixées par ceux-ci.&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6</text:p>
          </table:table-cell>
          <table:table-cell office:value-type="string" calcext:value-type="string">
            <text:p>03</text:p>
          </table:table-cell>
          <table:table-cell/>
          <table:table-cell office:value-type="string" calcext:value-type="string">
            <text:p>Secteur de taille et de capacité d’accueil limitées (STECAL) en zone A ou N</text:p>
          </table:table-cell>
          <table:table-cell office:value-type="string" calcext:value-type="string">
            <text:p>null</text:p>
          </table:table-cell>
          <table:table-cell office:value-type="string" calcext:value-type="string">
            <text:p>&lt;p&gt;&lt;a href="https://www.legifrance.gouv.fr/affichCodeArticle.do?idArticle=LEGIARTI000031720605&amp;cidTexte=LEGITEXT000006074075"&gt;Article R151-23 2° du Code de l'Urbanisme&lt;/a&gt; : Peuvent être autorisées, en zone A :&lt;br /&gt;(...)&lt;br /&gt;2° Les constructions, installations, extensions ou annexes aux bâtiments d'habitation, changements de destination et aménagements prévus par les articles &lt;a href="https://www.legifrance.gouv.fr/affichCodeArticle.do?cidTexte=LEGITEXT000006074075&amp;idArticle=LEGIARTI000031211179&amp;dateTexte=&amp;categorieLien=cid"&gt;L151-11&lt;/a&gt;, &lt;a href="https://www.legifrance.gouv.fr/affichCodeArticle.do?cidTexte=LEGITEXT000006074075&amp;idArticle=LEGIARTI000031211181&amp;dateTexte=&amp;categorieLien=cid"&gt;L151-12&lt;/a&gt; et &lt;a href="https://www.legifrance.gouv.fr/affichCodeArticle.do?cidTexte=LEGITEXT000006074075&amp;idArticle=LEGIARTI000031211183&amp;dateTexte=&amp;categorieLien=cid"&gt;L151-13&lt;/a&gt;, dans les conditions fixées par ceux-ci.&lt;/p&gt;&lt;p&gt;&lt;a href="https://www.legifrance.gouv.fr/affichCodeArticle.do?idArticle=LEGIARTI000031720601&amp;cidTexte=LEGITEXT000006074075"&gt;Article R151-25 2° du Code de l'Urbanisme&lt;/a&gt; : Peuvent être autorisées en zone N :&lt;br /&gt;(...)&lt;br /&gt;2° Les constructions, installations, extensions ou annexes aux bâtiments d'habitation, changements de destination et aménagements prévus par les articles &lt;a href="https://www.legifrance.gouv.fr/affichCodeArticle.do?cidTexte=LEGITEXT000006074075&amp;idArticle=LEGIARTI000031211179&amp;dateTexte=&amp;categorieLien=cid"&gt;L151-11&lt;/a&gt;, &lt;a href="https://www.legifrance.gouv.fr/affichCodeArticle.do?cidTexte=LEGITEXT000006074075&amp;idArticle=LEGIARTI000031211181&amp;dateTexte=&amp;categorieLien=cid"&gt;L151-12&lt;/a&gt; et &lt;a href="https://www.legifrance.gouv.fr/affichCodeArticle.do?cidTexte=LEGITEXT000006074075&amp;idArticle=LEGIARTI000031211183&amp;dateTexte=&amp;categorieLien=cid"&gt;L151-13&lt;/a&gt;, dans les conditions fixées par ceux-ci.&lt;/p&gt;</text:p>
          </table:table-cell>
          <table:table-cell table:number-columns-repeated="1016"/>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16</text:p>
          </table:table-cell>
          <table:table-cell table:style-name="ce18" office:value-type="string" calcext:value-type="string">
            <text:p>04</text:p>
          </table:table-cell>
          <table:table-cell table:style-name="ce4"/>
          <table:table-cell table:style-name="ce4" office:value-type="string" calcext:value-type="string">
            <text:p>Constructions et installations nécessaires à l’activité agricole en zone A ou N</text:p>
          </table:table-cell>
          <table:table-cell office:value-type="string" calcext:value-type="string">
            <text:p>null</text:p>
          </table:table-cell>
          <table:table-cell table:style-name="ce4" office:value-type="string" calcext:value-type="string">
            <text:p>&lt;p&gt;&lt;a href="https://www.legifrance.gouv.fr/affichCodeArticle.do?idArticle=LEGIARTI000031720605&amp;cidTexte=LEGITEXT000006074075"&gt;Article R151-23 1° du Code de l'Urbanisme&lt;/a&gt; : Peuvent être autorisées, en zone A : 1° Les constructions et installations nécessaires à l'exploitation agricole ou au stockage et à l'entretien de matériel agricole par les coopératives d'utilisation de matériel agricole agréées au titre de l'article &lt;a href="https://www.legifrance.gouv.fr/affichCodeArticle.do?cidTexte=LEGITEXT000006071367&amp;idArticle=LEGIARTI000006584301&amp;dateTexte=&amp;categorieLien=cid"&gt;L525-1&lt;/a&gt; du code rural et de la pêche maritime ;&lt;br /&gt;(...)&lt;/p&gt;&lt;p&gt;&lt;a href="https://www.legifrance.gouv.fr/affichCodeArticle.do?idArticle=LEGIARTI000031720601&amp;cidTexte=LEGITEXT000006074075"&gt;Article R151-25 1° du Code de l'Urbanisme&lt;/a&gt; : Peuvent être autorisées en zone N : 1° Les constructions et installations nécessaires à l'exploitation agricole et forestière, ou au stockage et à l'entretien de matériel agricole par les coopératives d'utilisation de matériel agricole agréées au titre de l'article &lt;a href="https://www.legifrance.gouv.fr/affichCodeArticle.do?cidTexte=LEGITEXT000006071367&amp;idArticle=LEGIARTI000006584301&amp;dateTexte=&amp;categorieLien=cid"&gt;L525-1&lt;/a&gt; du code rural et de la pêche maritime ; &lt;/p&gt;</text:p>
          </table:table-cell>
          <table:table-cell table:style-name="ce4" table:number-columns-repeated="56"/>
          <table:table-cell table:number-columns-repeated="960"/>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7</text:p>
          </table:table-cell>
          <table:table-cell office:value-type="string" calcext:value-type="string">
            <text:p>00</text:p>
          </table:table-cell>
          <table:table-cell/>
          <table:table-cell office:value-type="string" calcext:value-type="string">
            <text:p>Secteur à programme de logements mixité sociale en zone U et AU</text:p>
          </table:table-cell>
          <table:table-cell office:value-type="string" calcext:value-type="string">
            <text:p>null</text:p>
          </table:table-cell>
          <table:table-cell table:style-name="ce7" office:value-type="string" calcext:value-type="string">
            <text:p>&lt;p&gt;&lt;a href="https://www.legifrance.gouv.fr/affichCodeArticle.do?idArticle=LEGIARTI000031720567&amp;cidTexte=LEGITEXT000006074075"&gt;Article R151-38 3° du Code de l'Urbanisme&lt;/a&gt;Les documents graphiques du règlement délimitent dans les zones U et AU, s'il y a lieu : &lt;br /&gt;(...)&lt;br /&gt;3° Les secteurs où, en application de l'article &lt;a href="https://www.legifrance.gouv.fr/affichCodeArticle.do?cidTexte=LEGITEXT000006074075&amp;idArticle=LEGIARTI000031211189&amp;dateTexte=&amp;categorieLien=cid"&gt;L151-15&lt;/a&gt;, un pourcentage des programmes de logements doit être affecté à des catégories de logement en précisant ce pourcentage et les catégories prévue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8</text:p>
          </table:table-cell>
          <table:table-cell office:value-type="string" calcext:value-type="string">
            <text:p>00</text:p>
          </table:table-cell>
          <table:table-cell/>
          <table:table-cell office:value-type="string" calcext:value-type="string">
            <text:p>Secteur comportant des orientations d’aménagement et de programmation (OAP)</text:p>
          </table:table-cell>
          <table:table-cell office:value-type="string" calcext:value-type="string">
            <text:p>&lt;p&gt;&lt;a href="https://www.legifrance.gouv.fr/affichCodeArticle.do?idArticle=LEGIARTI000037667284&amp;cidTexte=LEGITEXT000006074075"&gt;Article L151-7 1° du Code de l'Urbanisme&lt;/a&gt; : I. - Les orientations d'aménagement et de programmation peuvent notamment :&lt;br /&gt;1° Définir les actions et opérations nécessaires pour mettre en valeur l'environnement, notamment les continuités écologiques, les paysages, les entrées de villes et le patrimoine, lutter contre l'insalubrité, permettre le renouvellement urbain, favoriser la densification et assurer le développement de la commune ;&lt;br /&gt;2° Favoriser la mixité fonctionnelle en prévoyant qu'en cas de réalisation d'opérations d'aménagement, de construction ou de réhabilitation un pourcentage de ces opérations est destiné à la réalisation de commerces ;&lt;br /&gt;3° Comporter un échéancier prévisionnel de l'ouverture à l'urbanisation des zones à urbaniser et de la réalisation des équipements correspondants ;&lt;br /&gt;4° Porter sur des quartiers ou des secteurs à mettre en valeur, réhabiliter, restructurer ou aménager ;&lt;br /&gt;5° Prendre la forme de schémas d'aménagement et préciser les principales caractéristiques des voies et espaces publics ;&lt;br /&gt;6° Adapter la délimitation des périmètres, en fonction de la qualité de la desserte, où s'applique le plafonnement à proximité des transports prévu aux articles &lt;a href="https://www.legifrance.gouv.fr/affichCodeArticle.do?cidTexte=LEGITEXT000006074075&amp;idArticle=LEGIARTI000031211237&amp;dateTexte=&amp;categorieLien=cid"&gt;L151-35 et L151-36&lt;/a&gt;.&lt;br /&gt;II. - En zone de montagne, ces orientations définissent la localisation, la nature et la capacité globale d'accueil et d'équipement des unités touristiques nouvelles locales.&lt;/p&gt;</text:p>
          </table:table-cell>
          <table:table-cell table:style-name="ce10" office:value-type="string" calcext:value-type="string">
            <text:p>&lt;p&gt;&lt;a href="https://www.legifrance.gouv.fr/affichCodeArticle.do?idArticle=LEGIARTI000034355265&amp;cidTexte=LEGITEXT000006074075"&gt;Article R313-4 du Code de l'Urbanisme&lt;/a&gt; : Les orientations d'aménagement et de programmation peuvent, par quartier ou par secteur, prévoir les actions et opérations d'aménagement mentionnées au 1° de l'article &lt;a href="https://www.legifrance.gouv.fr/affichCodeArticle.do?cidTexte=LEGITEXT000006074075&amp;idArticle=LEGIARTI000031211165&amp;dateTexte=&amp;categorieLien=cid"&gt;L151-7&lt;/a&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8</text:p>
          </table:table-cell>
          <table:table-cell office:value-type="string" calcext:value-type="string">
            <text:p>01</text:p>
          </table:table-cell>
          <table:table-cell/>
          <table:table-cell office:value-type="string" calcext:value-type="string">
            <text:p>OAP de projet (sans règlement)</text:p>
          </table:table-cell>
          <table:table-cell office:value-type="string" calcext:value-type="string">
            <text:p>&lt;p&gt;&lt;a href="https://www.legifrance.gouv.fr/affichCodeArticle.do?idArticle=LEGIARTI000037667284&amp;cidTexte=LEGITEXT000006074075"&gt;Article L151-7 1° du Code de l'Urbanisme&lt;/a&gt; : I. - Les orientations d'aménagement et de programmation peuvent notamment :&lt;br /&gt;1° Définir les actions et opérations nécessaires pour mettre en valeur l'environnement, notamment les continuités écologiques, les paysages, les entrées de villes et le patrimoine, lutter contre l'insalubrité, permettre le renouvellement urbain, favoriser la densification et assurer le développement de la commune ;&lt;br /&gt;2° Favoriser la mixité fonctionnelle en prévoyant qu'en cas de réalisation d'opérations d'aménagement, de construction ou de réhabilitation un pourcentage de ces opérations est destiné à la réalisation de commerces ;&lt;br /&gt;3° Comporter un échéancier prévisionnel de l'ouverture à l'urbanisation des zones à urbaniser et de la réalisation des équipements correspondants ;&lt;br /&gt;4° Porter sur des quartiers ou des secteurs à mettre en valeur, réhabiliter, restructurer ou aménager ;&lt;br /&gt;5° Prendre la forme de schémas d'aménagement et préciser les principales caractéristiques des voies et espaces publics ;&lt;br /&gt;6° Adapter la délimitation des périmètres, en fonction de la qualité de la desserte, où s'applique le plafonnement à proximité des transports prévu aux articles &lt;a href="https://www.legifrance.gouv.fr/affichCodeArticle.do?cidTexte=LEGITEXT000006074075&amp;idArticle=LEGIARTI000031211237&amp;dateTexte=&amp;categorieLien=cid"&gt;L151-35 et L151-36&lt;/a&gt;.&lt;br /&gt;II. - En zone de montagne, ces orientations définissent la localisation, la nature et la capacité globale d'accueil et d'équipement des unités touristiques nouvelles locales.&lt;/p&gt;</text:p>
          </table:table-cell>
          <table:table-cell table:style-name="ce10" office:value-type="string" calcext:value-type="string">
            <text:p>&lt;p&gt;&lt;a href="https://www.legifrance.gouv.fr/affichCodeArticle.do?idArticle=LEGIARTI000034355265&amp;cidTexte=LEGITEXT000006074075"&gt;Article R313-4 du Code de l'Urbanisme&lt;/a&gt; : Les orientations d'aménagement et de programmation peuvent, par quartier ou par secteur, prévoir les actions et opérations d'aménagement mentionnées au 1° de l'article &lt;a href="https://www.legifrance.gouv.fr/affichCodeArticle.do?cidTexte=LEGITEXT000006074075&amp;idArticle=LEGIARTI000031211165&amp;dateTexte=&amp;categorieLien=cid"&gt;L151-7&lt;/a&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8</text:p>
          </table:table-cell>
          <table:table-cell office:value-type="string" calcext:value-type="string">
            <text:p>02</text:p>
          </table:table-cell>
          <table:table-cell/>
          <table:table-cell office:value-type="string" calcext:value-type="string">
            <text:p>OAP entrées de ville</text:p>
          </table:table-cell>
          <table:table-cell office:value-type="string" calcext:value-type="string">
            <text:p>&lt;p&gt;&lt;a href="https://www.legifrance.gouv.fr/affichCodeArticle.do?idArticle=LEGIARTI000037667284&amp;cidTexte=LEGITEXT000006074075"&gt;Article L151-7 1° du Code de l'Urbanisme&lt;/a&gt; : I. - Les orientations d'aménagement et de programmation peuvent notamment :&lt;br /&gt;1° Définir les actions et opérations nécessaires pour mettre en valeur l'environnement, notamment les continuités écologiques, les paysages, les entrées de villes et le patrimoine, lutter contre l'insalubrité, permettre le renouvellement urbain, favoriser la densification et assurer le développement de la commune ;&lt;br /&gt;2° Favoriser la mixité fonctionnelle en prévoyant qu'en cas de réalisation d'opérations d'aménagement, de construction ou de réhabilitation un pourcentage de ces opérations est destiné à la réalisation de commerces ;&lt;br /&gt;3° Comporter un échéancier prévisionnel de l'ouverture à l'urbanisation des zones à urbaniser et de la réalisation des équipements correspondants ;&lt;br /&gt;4° Porter sur des quartiers ou des secteurs à mettre en valeur, réhabiliter, restructurer ou aménager ;&lt;br /&gt;5° Prendre la forme de schémas d'aménagement et préciser les principales caractéristiques des voies et espaces publics ;&lt;br /&gt;6° Adapter la délimitation des périmètres, en fonction de la qualité de la desserte, où s'applique le plafonnement à proximité des transports prévu aux articles &lt;a href="https://www.legifrance.gouv.fr/affichCodeArticle.do?cidTexte=LEGITEXT000006074075&amp;idArticle=LEGIARTI000031211237&amp;dateTexte=&amp;categorieLien=cid"&gt;L151-35 et L151-36&lt;/a&gt;.&lt;br /&gt;II. - En zone de montagne, ces orientations définissent la localisation, la nature et la capacité globale d'accueil et d'équipement des unités touristiques nouvelles locales.&lt;/p&gt;</text:p>
          </table:table-cell>
          <table:table-cell table:style-name="ce10" office:value-type="string" calcext:value-type="string">
            <text:p>&lt;p&gt;&lt;a href="https://www.legifrance.gouv.fr/affichCodeArticle.do?idArticle=LEGIARTI000034355265&amp;cidTexte=LEGITEXT000006074075"&gt;Article R313-4 du Code de l'Urbanisme&lt;/a&gt; : Les orientations d'aménagement et de programmation peuvent, par quartier ou par secteur, prévoir les actions et opérations d'aménagement mentionnées au 1° de l'article &lt;a href="https://www.legifrance.gouv.fr/affichCodeArticle.do?cidTexte=LEGITEXT000006074075&amp;idArticle=LEGIARTI000031211165&amp;dateTexte=&amp;categorieLien=cid"&gt;L151-7&lt;/a&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table:style-name="ce3" office:value-type="string" calcext:value-type="string">
            <text:p>18</text:p>
          </table:table-cell>
          <table:table-cell table:style-name="ce3" office:value-type="string" calcext:value-type="string">
            <text:p>03</text:p>
          </table:table-cell>
          <table:table-cell table:style-name="ce1"/>
          <table:table-cell table:style-name="ce1" office:value-type="string" calcext:value-type="string">
            <text:p>OAP relatives à la réhabilitation, la restructuration, la mise en valeur ou l’aménagement</text:p>
          </table:table-cell>
          <table:table-cell table:number-columns-repeated="2" table:style-name="ce1" office:value-type="string" calcext:value-type="string">
            <text:p>null</text:p>
          </table:table-cell>
          <table:table-cell table:style-name="ce1" table:number-columns-repeated="56"/>
          <table:table-cell table:number-columns-repeated="960"/>
        </table:table-row>
        <table:table-row table:style-name="ro1">
          <table:table-cell office:value-type="string" calcext:value-type="string">
            <text:p>PRESCRIPTION</text:p>
          </table:table-cell>
          <table:table-cell office:value-type="string" calcext:value-type="string">
            <text:p>STYPEPSC</text:p>
          </table:table-cell>
          <table:table-cell table:style-name="ce3" office:value-type="string" calcext:value-type="string">
            <text:p>18</text:p>
          </table:table-cell>
          <table:table-cell table:style-name="ce3" office:value-type="string" calcext:value-type="string">
            <text:p>04</text:p>
          </table:table-cell>
          <table:table-cell table:style-name="ce1"/>
          <table:table-cell table:style-name="ce1" office:value-type="string" calcext:value-type="string">
            <text:p>OAP d’adaptation des périmètres de transports collectifs</text:p>
          </table:table-cell>
          <table:table-cell table:number-columns-repeated="2" table:style-name="ce1" office:value-type="string" calcext:value-type="string">
            <text:p>null</text:p>
          </table:table-cell>
          <table:table-cell table:style-name="ce1" table:number-columns-repeated="56"/>
          <table:table-cell table:number-columns-repeated="960"/>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8</text:p>
          </table:table-cell>
          <table:table-cell office:value-type="string" calcext:value-type="string">
            <text:p>05</text:p>
          </table:table-cell>
          <table:table-cell/>
          <table:table-cell office:value-type="string" calcext:value-type="string">
            <text:p>OAP patrimoniales, architecturales et écologiques</text:p>
          </table:table-cell>
          <table:table-cell office:value-type="string" calcext:value-type="string">
            <text:p>&lt;p&gt;&lt;a href="https://www.legifrance.gouv.fr/affichCodeArticle.do?idArticle=LEGIARTI000037667284&amp;cidTexte=LEGITEXT000006074075"&gt;Article L151-7 1° du Code de l'Urbanisme&lt;/a&gt; : I. - Les orientations d'aménagement et de programmation peuvent notamment :&lt;br /&gt;1° Définir les actions et opérations nécessaires pour mettre en valeur l'environnement, notamment les continuités écologiques, les paysages, les entrées de villes et le patrimoine, lutter contre l'insalubrité, permettre le renouvellement urbain, favoriser la densification et assurer le développement de la commune ;&lt;br /&gt;2° Favoriser la mixité fonctionnelle en prévoyant qu'en cas de réalisation d'opérations d'aménagement, de construction ou de réhabilitation un pourcentage de ces opérations est destiné à la réalisation de commerces ;&lt;br /&gt;3° Comporter un échéancier prévisionnel de l'ouverture à l'urbanisation des zones à urbaniser et de la réalisation des équipements correspondants ;&lt;br /&gt;4° Porter sur des quartiers ou des secteurs à mettre en valeur, réhabiliter, restructurer ou aménager ;&lt;br /&gt;5° Prendre la forme de schémas d'aménagement et préciser les principales caractéristiques des voies et espaces publics ;&lt;br /&gt;6° Adapter la délimitation des périmètres, en fonction de la qualité de la desserte, où s'applique le plafonnement à proximité des transports prévu aux articles &lt;a href="https://www.legifrance.gouv.fr/affichCodeArticle.do?cidTexte=LEGITEXT000006074075&amp;idArticle=LEGIARTI000031211237&amp;dateTexte=&amp;categorieLien=cid"&gt;L151-35 et L151-36&lt;/a&gt;.&lt;br /&gt;II. - En zone de montagne, ces orientations définissent la localisation, la nature et la capacité globale d'accueil et d'équipement des unités touristiques nouvelles locales.&lt;/p&gt;</text:p>
          </table:table-cell>
          <table:table-cell table:style-name="ce10" office:value-type="string" calcext:value-type="string">
            <text:p>&lt;p&gt;&lt;a href="https://www.legifrance.gouv.fr/affichCodeArticle.do?idArticle=LEGIARTI000034355265&amp;cidTexte=LEGITEXT000006074075"&gt;Article R313-4 du Code de l'Urbanisme&lt;/a&gt; : Les orientations d'aménagement et de programmation peuvent, par quartier ou par secteur, prévoir les actions et opérations d'aménagement mentionnées au 1° de l'article &lt;a href="https://www.legifrance.gouv.fr/affichCodeArticle.do?cidTexte=LEGITEXT000006074075&amp;idArticle=LEGIARTI000031211165&amp;dateTexte=&amp;categorieLien=cid"&gt;L151-7&lt;/a&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table:style-name="ce3" office:value-type="string" calcext:value-type="string">
            <text:p>18</text:p>
          </table:table-cell>
          <table:table-cell table:style-name="ce3" office:value-type="string" calcext:value-type="string">
            <text:p>06</text:p>
          </table:table-cell>
          <table:table-cell table:style-name="ce1"/>
          <table:table-cell table:style-name="ce1" office:value-type="string" calcext:value-type="string">
            <text:p>OAP relatives à l’habitat</text:p>
          </table:table-cell>
          <table:table-cell table:number-columns-repeated="2" table:style-name="ce1" office:value-type="string" calcext:value-type="string">
            <text:p>null</text:p>
          </table:table-cell>
          <table:table-cell table:style-name="ce1" table:number-columns-repeated="56"/>
          <table:table-cell table:number-columns-repeated="960"/>
        </table:table-row>
        <table:table-row table:style-name="ro1">
          <table:table-cell office:value-type="string" calcext:value-type="string">
            <text:p>PRESCRIPTION</text:p>
          </table:table-cell>
          <table:table-cell office:value-type="string" calcext:value-type="string">
            <text:p>STYPEPSC</text:p>
          </table:table-cell>
          <table:table-cell table:style-name="ce3" office:value-type="string" calcext:value-type="string">
            <text:p>18</text:p>
          </table:table-cell>
          <table:table-cell table:style-name="ce3" office:value-type="string" calcext:value-type="string">
            <text:p>07</text:p>
          </table:table-cell>
          <table:table-cell table:style-name="ce1"/>
          <table:table-cell table:style-name="ce1" office:value-type="string" calcext:value-type="string">
            <text:p>OAP comprenant des dispositions relatives à l’équipement commercial et artisanal</text:p>
          </table:table-cell>
          <table:table-cell table:number-columns-repeated="2" table:style-name="ce1" office:value-type="string" calcext:value-type="string">
            <text:p>null</text:p>
          </table:table-cell>
          <table:table-cell table:style-name="ce1" table:number-columns-repeated="56"/>
          <table:table-cell table:number-columns-repeated="960"/>
        </table:table-row>
        <table:table-row table:style-name="ro1">
          <table:table-cell office:value-type="string" calcext:value-type="string">
            <text:p>PRESCRIPTION</text:p>
          </table:table-cell>
          <table:table-cell office:value-type="string" calcext:value-type="string">
            <text:p>STYPEPSC</text:p>
          </table:table-cell>
          <table:table-cell table:style-name="ce3" office:value-type="string" calcext:value-type="string">
            <text:p>18</text:p>
          </table:table-cell>
          <table:table-cell table:style-name="ce3" office:value-type="string" calcext:value-type="string">
            <text:p>08</text:p>
          </table:table-cell>
          <table:table-cell table:style-name="ce1"/>
          <table:table-cell table:style-name="ce1" office:value-type="string" calcext:value-type="string">
            <text:p>OAP relatives aux transports et aux déplacements</text:p>
          </table:table-cell>
          <table:table-cell table:number-columns-repeated="2" table:style-name="ce1" office:value-type="string" calcext:value-type="string">
            <text:p>null</text:p>
          </table:table-cell>
          <table:table-cell table:style-name="ce1" table:number-columns-repeated="56"/>
          <table:table-cell table:number-columns-repeated="960"/>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9</text:p>
          </table:table-cell>
          <table:table-cell office:value-type="string" calcext:value-type="string">
            <text:p>00</text:p>
          </table:table-cell>
          <table:table-cell/>
          <table:table-cell office:value-type="string" calcext:value-type="string">
            <text:p>Secteur protégé en raison de la richesse du sol et du sous-sol</text:p>
          </table:table-cell>
          <table:table-cell office:value-type="string" calcext:value-type="string">
            <text:p>null</text:p>
          </table:table-cell>
          <table:table-cell table:style-name="ce7" office:value-type="string" calcext:value-type="string">
            <text:p>&lt;p&gt;&lt;a href="https://www.legifrance.gouv.fr/affichCodeArticle.do?idArticle=LEGIARTI000031720577&amp;cidTexte=LEGITEXT000006074075"&gt;Article R151-34 2° du Code de l'Urbanisme&lt;/a&gt; : Dans les zones U, AU, A et N les documents graphiques du règlement font apparaître, s'il y a lieu :&lt;br /&gt;(...)&lt;br /&gt;2° Les secteurs protégés en raison de la richesse du sol ou du sous-sol, dans lesquels les constructions et installations nécessaires à la mise en valeur de ces ressources naturelles sont autorisées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0</text:p>
          </table:table-cell>
          <table:table-cell office:value-type="string" calcext:value-type="string">
            <text:p>00</text:p>
          </table:table-cell>
          <table:table-cell/>
          <table:table-cell office:value-type="string" calcext:value-type="string">
            <text:p>Secteur à transfert de constructibilité en zone N</text:p>
          </table:table-cell>
          <table:table-cell office:value-type="string" calcext:value-type="string">
            <text:p>null</text:p>
          </table:table-cell>
          <table:table-cell table:style-name="ce10" office:value-type="string" calcext:value-type="string">
            <text:p>&lt;p&gt;&lt;a href="https://www.legifrance.gouv.fr/affichCodeArticle.do?idArticle=LEGIARTI000031720573&amp;cidTexte=LEGITEXT000006074075"&gt;Article R151-36 du Code de l'Urbanisme&lt;/a&gt; : Dans les zones N, le ou les documents graphiques du règlement font apparaître, s'il y a lieu, les secteurs protégés en raison de la qualité de leur paysage où est applicable le transfert des possibilités de construction prévu à l'article &lt;a href="https://www.legifrance.gouv.fr/affichCodeArticle.do?cidTexte=LEGITEXT000006074075&amp;idArticle=LEGIARTI000031211213&amp;dateTexte=&amp;categorieLien=cid"&gt;L151-25&lt;/a&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2</text:p>
          </table:table-cell>
          <table:table-cell office:value-type="string" calcext:value-type="string">
            <text:p>00</text:p>
          </table:table-cell>
          <table:table-cell/>
          <table:table-cell office:value-type="string" calcext:value-type="string">
            <text:p>Diversité commerciale à protéger ou à développer</text:p>
          </table:table-cell>
          <table:table-cell office:value-type="string" calcext:value-type="string">
            <text:p>null</text:p>
          </table:table-cell>
          <table:table-cell table:style-name="ce7" office:value-type="string" calcext:value-type="string">
            <text:p>&lt;p&gt;&lt;a href="https://www.legifrance.gouv.fr/affichCodeArticle.do?idArticle=LEGIARTI000031720569&amp;cidTexte=LEGITEXT000006074075"&gt;Article R151-37 4° du Code de l'Urbanisme&lt;/a&gt; : Afin d'assurer la mise en œuvre des objectifs de mixité sociale et fonctionnelle, le règlement peut :&lt;br /&gt;(...)&lt;br /&gt;4° Identifier et délimiter, dans le ou les documents graphiques, les quartiers, îlots et voies dans lesquels doit être préservée ou développée la diversité commerciale, notamment à travers les commerces de détail et de proximité, et définir, le cas échéant, les règles spécifiques permettant d'atteindre cet objectif ;&lt;br /&gt;(...)&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2</text:p>
          </table:table-cell>
          <table:table-cell office:value-type="string" calcext:value-type="string">
            <text:p>01</text:p>
          </table:table-cell>
          <table:table-cell/>
          <table:table-cell office:value-type="string" calcext:value-type="string">
            <text:p>Diversité commerciale à protéger</text:p>
          </table:table-cell>
          <table:table-cell office:value-type="string" calcext:value-type="string">
            <text:p>null</text:p>
          </table:table-cell>
          <table:table-cell table:style-name="ce7" office:value-type="string" calcext:value-type="string">
            <text:p>&lt;p&gt;&lt;a href="https://www.legifrance.gouv.fr/affichCodeArticle.do?idArticle=LEGIARTI000031720569&amp;cidTexte=LEGITEXT000006074075"&gt;Article R151-37 4° du Code de l'Urbanisme&lt;/a&gt; : Afin d'assurer la mise en œuvre des objectifs de mixité sociale et fonctionnelle, le règlement peut :&lt;br /&gt;(...)&lt;br /&gt;4° Identifier et délimiter, dans le ou les documents graphiques, les quartiers, îlots et voies dans lesquels doit être préservée ou développée la diversité commerciale, notamment à travers les commerces de détail et de proximité, et définir, le cas échéant, les règles spécifiques permettant d'atteindre cet objectif ;&lt;br /&gt;(...)&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2</text:p>
          </table:table-cell>
          <table:table-cell office:value-type="string" calcext:value-type="string">
            <text:p>02</text:p>
          </table:table-cell>
          <table:table-cell/>
          <table:table-cell office:value-type="string" calcext:value-type="string">
            <text:p>Diversité commerciale à développer</text:p>
          </table:table-cell>
          <table:table-cell office:value-type="string" calcext:value-type="string">
            <text:p>null</text:p>
          </table:table-cell>
          <table:table-cell table:style-name="ce7" office:value-type="string" calcext:value-type="string">
            <text:p>&lt;p&gt;&lt;a href="https://www.legifrance.gouv.fr/affichCodeArticle.do?idArticle=LEGIARTI000031720569&amp;cidTexte=LEGITEXT000006074075"&gt;Article R151-37 4° du Code de l'Urbanisme&lt;/a&gt; : Afin d'assurer la mise en œuvre des objectifs de mixité sociale et fonctionnelle, le règlement peut :&lt;br /&gt;(...)&lt;br /&gt;4° Identifier et délimiter, dans le ou les documents graphiques, les quartiers, îlots et voies dans lesquels doit être préservée ou développée la diversité commerciale, notamment à travers les commerces de détail et de proximité, et définir, le cas échéant, les règles spécifiques permettant d'atteindre cet objectif ;&lt;br /&gt;(...)&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2</text:p>
          </table:table-cell>
          <table:table-cell office:value-type="string" calcext:value-type="string">
            <text:p>03</text:p>
          </table:table-cell>
          <table:table-cell/>
          <table:table-cell office:value-type="string" calcext:value-type="string">
            <text:p>Linéaire commercial protégé</text:p>
          </table:table-cell>
          <table:table-cell office:value-type="string" calcext:value-type="string">
            <text:p>null</text:p>
          </table:table-cell>
          <table:table-cell table:style-name="ce7" office:value-type="string" calcext:value-type="string">
            <text:p>&lt;p&gt;&lt;a href="https://www.legifrance.gouv.fr/affichCodeArticle.do?idArticle=LEGIARTI000031720569&amp;cidTexte=LEGITEXT000006074075"&gt;Article R151-37 4° du Code de l'Urbanisme&lt;/a&gt; : Afin d'assurer la mise en œuvre des objectifs de mixité sociale et fonctionnelle, le règlement peut :&lt;br /&gt;(...)&lt;br /&gt;4° Identifier et délimiter, dans le ou les documents graphiques, les quartiers, îlots et voies dans lesquels doit être préservée ou développée la diversité commerciale, notamment à travers les commerces de détail et de proximité, et définir, le cas échéant, les règles spécifiques permettant d'atteindre cet objectif ;&lt;br /&gt;(...)&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2</text:p>
          </table:table-cell>
          <table:table-cell office:value-type="string" calcext:value-type="string">
            <text:p>04</text:p>
          </table:table-cell>
          <table:table-cell/>
          <table:table-cell office:value-type="string" calcext:value-type="string">
            <text:p>Linéaire commercial protégé renforcé</text:p>
          </table:table-cell>
          <table:table-cell office:value-type="string" calcext:value-type="string">
            <text:p>null</text:p>
          </table:table-cell>
          <table:table-cell table:style-name="ce7" office:value-type="string" calcext:value-type="string">
            <text:p>&lt;p&gt;&lt;a href="https://www.legifrance.gouv.fr/affichCodeArticle.do?idArticle=LEGIARTI000031720569&amp;cidTexte=LEGITEXT000006074075"&gt;Article R151-37 4° du Code de l'Urbanisme&lt;/a&gt; : Afin d'assurer la mise en œuvre des objectifs de mixité sociale et fonctionnelle, le règlement peut :&lt;br /&gt;(...)&lt;br /&gt;4° Identifier et délimiter, dans le ou les documents graphiques, les quartiers, îlots et voies dans lesquels doit être préservée ou développée la diversité commerciale, notamment à travers les commerces de détail et de proximité, et définir, le cas échéant, les règles spécifiques permettant d'atteindre cet objectif ;&lt;br /&gt;(...)&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3</text:p>
          </table:table-cell>
          <table:table-cell office:value-type="string" calcext:value-type="string">
            <text:p>00</text:p>
          </table:table-cell>
          <table:table-cell/>
          <table:table-cell office:value-type="string" calcext:value-type="string">
            <text:p>Secteur avec taille minimale des logements en zone U et AU</text:p>
          </table:table-cell>
          <table:table-cell office:value-type="string" calcext:value-type="string">
            <text:p>null</text:p>
          </table:table-cell>
          <table:table-cell table:style-name="ce7" office:value-type="string" calcext:value-type="string">
            <text:p>&lt;p&gt;&lt;a href="https://www.legifrance.gouv.fr/affichCodeArticle.do?idArticle=LEGIARTI000031720567&amp;cidTexte=LEGITEXT000006074075"&gt;Article R151-38 2° du Code de l'Urbanisme&lt;/a&gt;Les documents graphiques du règlement délimitent dans les zones U et AU, s'il y a lieu : &lt;br /&gt;(...)&lt;br /&gt;2° Les secteurs où les programmes de logements doivent, en application de l'article &lt;a href="https://www.legifrance.gouv.fr/affichCodeArticle.do?cidTexte=LEGITEXT000006074075&amp;idArticle=LEGIARTI000031211187&amp;dateTexte=&amp;categorieLien=cid"&gt;L151-14&lt;/a&gt;, comporter une proportion de logements d'une taille minimale, en précisant cette taille minimale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4</text:p>
          </table:table-cell>
          <table:table-cell office:value-type="string" calcext:value-type="string">
            <text:p>00</text:p>
          </table:table-cell>
          <table:table-cell/>
          <table:table-cell office:value-type="string" calcext:value-type="string">
            <text:p>Voies, chemins, transport public à conserver et à créer</text:p>
          </table:table-cell>
          <table:table-cell office:value-type="string" calcext:value-type="string">
            <text:p>null</text:p>
          </table:table-cell>
          <table:table-cell table:style-name="ce7" office:value-type="string" calcext:value-type="string">
            <text:p>&lt;p&gt;&lt;a href="https://www.legifrance.gouv.fr/affichCodeArticle.do?idArticle=LEGIARTI000031720533&amp;cidTexte=LEGITEXT000006074075"&gt;Article R151-48 1° du Code de l'Urbanisme&lt;/a&gt; : Dans les zones U, AU, A et N, le ou les documents graphiques du règlement font, en outre, apparaître, s'il y a lieu :&lt;br /&gt;1° 1° En application du premier alinéa de l'article L151-38, le tracé et les dimensions des voies de circulation à modifier ou à créer, y compris les rues ou sentiers piétonniers, les itinéraires cyclables ainsi que les voies et espaces réservés au transport public, et, le cas échéant, de celles à conserver ;&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4</text:p>
          </table:table-cell>
          <table:table-cell office:value-type="string" calcext:value-type="string">
            <text:p>01</text:p>
          </table:table-cell>
          <table:table-cell/>
          <table:table-cell office:value-type="string" calcext:value-type="string">
            <text:p>Voies de circulation à créer, modifier ou conserver</text:p>
          </table:table-cell>
          <table:table-cell office:value-type="string" calcext:value-type="string">
            <text:p>null</text:p>
          </table:table-cell>
          <table:table-cell table:style-name="ce7" office:value-type="string" calcext:value-type="string">
            <text:p>&lt;p&gt;&lt;a href="https://www.legifrance.gouv.fr/affichCodeArticle.do?idArticle=LEGIARTI000031720533&amp;cidTexte=LEGITEXT000006074075"&gt;Article R151-48 1° du Code de l'Urbanisme&lt;/a&gt; : Dans les zones U, AU, A et N, le ou les documents graphiques du règlement font, en outre, apparaître, s'il y a lieu :&lt;br /&gt;1° 1° En application du premier alinéa de l'article L151-38, le tracé et les dimensions des voies de circulation à modifier ou à créer, y compris les rues ou sentiers piétonniers, les itinéraires cyclables ainsi que les voies et espaces réservés au transport public, et, le cas échéant, de celles à conserver ;&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4</text:p>
          </table:table-cell>
          <table:table-cell office:value-type="string" calcext:value-type="string">
            <text:p>02</text:p>
          </table:table-cell>
          <table:table-cell/>
          <table:table-cell office:value-type="string" calcext:value-type="string">
            <text:p>Voies de circulation à modifier</text:p>
          </table:table-cell>
          <table:table-cell office:value-type="string" calcext:value-type="string">
            <text:p>null</text:p>
          </table:table-cell>
          <table:table-cell table:style-name="ce7" office:value-type="string" calcext:value-type="string">
            <text:p>&lt;p&gt;&lt;a href="https://www.legifrance.gouv.fr/affichCodeArticle.do?idArticle=LEGIARTI000031720533&amp;cidTexte=LEGITEXT000006074075"&gt;Article R151-48 1° du Code de l'Urbanisme&lt;/a&gt; : Dans les zones U, AU, A et N, le ou les documents graphiques du règlement font, en outre, apparaître, s'il y a lieu :&lt;br /&gt;1° 1° En application du premier alinéa de l'article L151-38, le tracé et les dimensions des voies de circulation à modifier ou à créer, y compris les rues ou sentiers piétonniers, les itinéraires cyclables ainsi que les voies et espaces réservés au transport public, et, le cas échéant, de celles à conserver ;&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4</text:p>
          </table:table-cell>
          <table:table-cell office:value-type="string" calcext:value-type="string">
            <text:p>03</text:p>
          </table:table-cell>
          <table:table-cell/>
          <table:table-cell office:value-type="string" calcext:value-type="string">
            <text:p>Voies de circulation à créer</text:p>
          </table:table-cell>
          <table:table-cell office:value-type="string" calcext:value-type="string">
            <text:p>null</text:p>
          </table:table-cell>
          <table:table-cell table:style-name="ce7" office:value-type="string" calcext:value-type="string">
            <text:p>&lt;p&gt;&lt;a href="https://www.legifrance.gouv.fr/affichCodeArticle.do?idArticle=LEGIARTI000031720533&amp;cidTexte=LEGITEXT000006074075"&gt;Article R151-48 1° du Code de l'Urbanisme&lt;/a&gt; : Dans les zones U, AU, A et N, le ou les documents graphiques du règlement font, en outre, apparaître, s'il y a lieu :&lt;br /&gt;1° 1° En application du premier alinéa de l'article L151-38, le tracé et les dimensions des voies de circulation à modifier ou à créer, y compris les rues ou sentiers piétonniers, les itinéraires cyclables ainsi que les voies et espaces réservés au transport public, et, le cas échéant, de celles à conserver ;&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4</text:p>
          </table:table-cell>
          <table:table-cell office:value-type="string" calcext:value-type="string">
            <text:p>04</text:p>
          </table:table-cell>
          <table:table-cell/>
          <table:table-cell office:value-type="string" calcext:value-type="string">
            <text:p>Voies de circulation à conserver</text:p>
          </table:table-cell>
          <table:table-cell office:value-type="string" calcext:value-type="string">
            <text:p>null</text:p>
          </table:table-cell>
          <table:table-cell table:style-name="ce7" office:value-type="string" calcext:value-type="string">
            <text:p>&lt;p&gt;&lt;a href="https://www.legifrance.gouv.fr/affichCodeArticle.do?idArticle=LEGIARTI000031720533&amp;cidTexte=LEGITEXT000006074075"&gt;Article R151-48 1° du Code de l'Urbanisme&lt;/a&gt; : Dans les zones U, AU, A et N, le ou les documents graphiques du règlement font, en outre, apparaître, s'il y a lieu :&lt;br /&gt;1° 1° En application du premier alinéa de l'article L151-38, le tracé et les dimensions des voies de circulation à modifier ou à créer, y compris les rues ou sentiers piétonniers, les itinéraires cyclables ainsi que les voies et espaces réservés au transport public, et, le cas échéant, de celles à conserver ;&lt;/p&gt;</text:p>
          </table:table-cell>
          <table:table-cell table:number-columns-repeated="1016"/>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24</text:p>
          </table:table-cell>
          <table:table-cell table:style-name="ce18" office:value-type="string" calcext:value-type="string">
            <text:p>50</text:p>
          </table:table-cell>
          <table:table-cell table:style-name="ce4"/>
          <table:table-cell table:style-name="ce4" office:value-type="string" calcext:value-type="string">
            <text:p>Passage ou liaison piétonne à maintenir ou à créer</text:p>
          </table:table-cell>
          <table:table-cell office:value-type="string" calcext:value-type="string">
            <text:p>null</text:p>
          </table:table-cell>
          <table:table-cell table:style-name="ce26" office:value-type="string" calcext:value-type="string">
            <text:p>&lt;p&gt;&lt;a href="https://www.legifrance.gouv.fr/affichCodeArticle.do?idArticle=LEGIARTI000031720533&amp;cidTexte=LEGITEXT000006074075"&gt;Article R151-48 1° du Code de l'Urbanisme&lt;/a&gt; : Dans les zones U, AU, A et N, le ou les documents graphiques du règlement font, en outre, apparaître, s'il y a lieu :&lt;br /&gt;1° 1° En application du premier alinéa de l'article L151-38, le tracé et les dimensions des voies de circulation à modifier ou à créer, y compris les rues ou sentiers piétonniers, les itinéraires cyclables ainsi que les voies et espaces réservés au transport public, et, le cas échéant, de celles à conserver ;&lt;/p&gt;</text:p>
          </table:table-cell>
          <table:table-cell table:style-name="ce4" table:number-columns-repeated="56"/>
          <table:table-cell table:number-columns-repeated="960"/>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5</text:p>
          </table:table-cell>
          <table:table-cell office:value-type="string" calcext:value-type="string">
            <text:p>00</text:p>
          </table:table-cell>
          <table:table-cell/>
          <table:table-cell office:value-type="string" calcext:value-type="string">
            <text:p>Éléments de continuité écologique et trame verte et bleue</text:p>
          </table:table-cell>
          <table:table-cell office:value-type="string" calcext:value-type="string">
            <text:p>null</text:p>
          </table:table-cell>
          <table:table-cell office:value-type="string" calcext:value-type="string">
            <text:p>&lt;p&gt;&lt;a href="https://www.legifrance.gouv.fr/affichCodeArticle.do?idArticle=LEGIARTI000031720549&amp;cidTexte=LEGITEXT000006074075"&gt;Article R151-43 4° du Code de l'Urbanisme&lt;/a&gt; : Afin de contribuer à la qualité du cadre de vie, assurer un équilibre entre les espaces construits et les espaces libres et répondre aux enjeux environnementaux, le règlement peut :&lt;br /&gt;(...)&lt;br /&gt;4° Délimiter les espaces et secteurs contribuant aux continuités écologiques et définir des règles nécessaires à leur maintien ou à leur remise en état ; &lt;br /&gt;(...)&lt;/p&gt;&lt;p&gt;&lt;a href="https://www.legifrance.gouv.fr/affichCodeArticle.do?idArticle=LEGIARTI000031720549&amp;cidTexte=LEGITEXT000006074075"&gt;Article R151-43 8° du Code de l'Urbanisme&lt;/a&gt; : Afin de contribuer à la qualité du cadre de vie, assurer un équilibre entre les espaces construits et les espaces libres et répondre aux enjeux environnementaux, le règlement peut :&lt;br /&gt;(...)&lt;br /&gt;8° Imposer pour les clôtures des caractéristiques permettant de préserver ou remettre en état les continuités écologiques ou de faciliter l'écoulement des eaux.&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6</text:p>
          </table:table-cell>
          <table:table-cell office:value-type="string" calcext:value-type="string">
            <text:p>00</text:p>
          </table:table-cell>
          <table:table-cell/>
          <table:table-cell office:value-type="string" calcext:value-type="string">
            <text:p>Secteur de performance énergétique</text:p>
          </table:table-cell>
          <table:table-cell office:value-type="string" calcext:value-type="string">
            <text:p>null</text:p>
          </table:table-cell>
          <table:table-cell table:style-name="ce7" office:value-type="string" calcext:value-type="string">
            <text:p>&lt;p&gt;&lt;a href="https://www.legifrance.gouv.fr/affichCodeArticle.do?idArticle=LEGIARTI000032793138&amp;cidTexte=LEGITEXT000006074075"&gt;Article R151-42 1° du Code de l'Urbanisme&lt;/a&gt; : Afin d'assurer l'insertion et la qualité environnementale des constructions, le règlement peut : 1° Fixer des obligations en matière de performances énergétiques et environnementales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6</text:p>
          </table:table-cell>
          <table:table-cell office:value-type="string" calcext:value-type="string">
            <text:p>01</text:p>
          </table:table-cell>
          <table:table-cell/>
          <table:table-cell office:value-type="string" calcext:value-type="string">
            <text:p>Secteur de performance énergétique renforcé</text:p>
          </table:table-cell>
          <table:table-cell office:value-type="string" calcext:value-type="string">
            <text:p>null</text:p>
          </table:table-cell>
          <table:table-cell table:style-name="ce7" office:value-type="string" calcext:value-type="string">
            <text:p>&lt;p&gt;&lt;a href="https://www.legifrance.gouv.fr/affichCodeArticle.do?idArticle=LEGIARTI000032793138&amp;cidTexte=LEGITEXT000006074075"&gt;Article R151-42 2° du Code de l'Urbanisme&lt;/a&gt; : Afin d'assurer l'insertion et la qualité environnementale des constructions, le règlement peut :&lt;br /&gt;(...)&lt;br /&gt;2° Identifier les secteurs où, en application de l'article &lt;a href="https://www.legifrance.gouv.fr/affichCodeArticle.do?cidTexte=LEGITEXT000006074075&amp;idArticle=LEGIARTI000031211205&amp;dateTexte=&amp;categorieLien=cid"&gt;L151-21&lt;/a&gt;, des performances énergétiques et environnementales renforcées doivent être respectées ;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7</text:p>
          </table:table-cell>
          <table:table-cell office:value-type="string" calcext:value-type="string">
            <text:p>00</text:p>
          </table:table-cell>
          <table:table-cell/>
          <table:table-cell office:value-type="string" calcext:value-type="string">
            <text:p>Secteur d’aménagement numérique</text:p>
          </table:table-cell>
          <table:table-cell office:value-type="string" calcext:value-type="string">
            <text:p>null</text:p>
          </table:table-cell>
          <table:table-cell table:style-name="ce7" office:value-type="string" calcext:value-type="string">
            <text:p>&lt;p&gt;&lt;a href="https://www.legifrance.gouv.fr/affichCodeArticle.do?idArticle=LEGIARTI000031720527&amp;cidTexte=LEGITEXT000006074075"&gt;Article R151-50 2° du Code de l'Urbanisme&lt;/a&gt;Dans les zones U, AU, A et N, le ou les documents graphiques font apparaître s'il y a lieu :&lt;br /&gt;(...)&lt;br /&gt;2° Les secteurs où, en application de l'article &lt;a href="https://www.legifrance.gouv.fr/affichCodeArticle.do?idArticle=LEGIARTI000031720527&amp;cidTexte=LEGITEXT000006074075"&gt;L151-40&lt;/a&gt;, des critères de qualité renforcés en matière d'infrastructures et réseaux de communications électroniques doivent être respecté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8</text:p>
          </table:table-cell>
          <table:table-cell office:value-type="string" calcext:value-type="string">
            <text:p>00</text:p>
          </table:table-cell>
          <table:table-cell/>
          <table:table-cell office:value-type="string" calcext:value-type="string">
            <text:p>Conditions de desserte</text:p>
          </table:table-cell>
          <table:table-cell office:value-type="string" calcext:value-type="string">
            <text:p>null</text:p>
          </table:table-cell>
          <table:table-cell table:style-name="ce7" office:value-type="string" calcext:value-type="string">
            <text:p>&lt;p&gt;&lt;a href="https://www.legifrance.gouv.fr/affichCodeArticle.do?idArticle=LEGIARTI000031720535&amp;cidTexte=LEGITEXT000006074075"&gt;Article R151-47 1° et 2° du Code de l'Urbanisme&lt;/a&gt; : Afin de répondre aux besoins en matière de mobilité, de sécurité et de salubrité, le règlement peut fixer :&lt;br /&gt;1° Les conditions de desserte des terrains mentionnés à l'article &lt;a href="https://www.legifrance.gouv.fr/affichCodeArticle.do?cidTexte=LEGITEXT000006074075&amp;idArticle=LEGIARTI000031211247&amp;dateTexte=&amp;categorieLien=cid"&gt;L151-39&lt;/a&gt; par les voies publiques ou privées et d'accès aux voies ouvertes au public ;&lt;br /&gt;2° Les conditions permettant une bonne desserte des terrains par les services publics de collecte des déchet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8</text:p>
          </table:table-cell>
          <table:table-cell office:value-type="string" calcext:value-type="string">
            <text:p>01</text:p>
          </table:table-cell>
          <table:table-cell/>
          <table:table-cell office:value-type="string" calcext:value-type="string">
            <text:p>Conditions permettant une bonne desserte des terrains par les services publics de collecte des déchets</text:p>
          </table:table-cell>
          <table:table-cell office:value-type="string" calcext:value-type="string">
            <text:p>null</text:p>
          </table:table-cell>
          <table:table-cell table:style-name="ce7" office:value-type="string" calcext:value-type="string">
            <text:p>&lt;p&gt;&lt;a href="https://www.legifrance.gouv.fr/affichCodeArticle.do?idArticle=LEGIARTI000031720535&amp;cidTexte=LEGITEXT000006074075"&gt;Article R151-47 2° du Code de l'Urbanisme&lt;/a&gt; : Afin de répondre aux besoins en matière de mobilité, de sécurité et de salubrité, le règlement peut fixer : 2° Les conditions permettant une bonne desserte des terrains par les services publics de collecte des déchet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9</text:p>
          </table:table-cell>
          <table:table-cell office:value-type="string" calcext:value-type="string">
            <text:p>00</text:p>
          </table:table-cell>
          <table:table-cell/>
          <table:table-cell office:value-type="string" calcext:value-type="string">
            <text:p>Secteur avec densité minimale de construction</text:p>
          </table:table-cell>
          <table:table-cell office:value-type="string" calcext:value-type="string">
            <text:p>null</text:p>
          </table:table-cell>
          <table:table-cell table:style-name="ce9" office:value-type="string" calcext:value-type="string">
            <text:p>&lt;p&gt;&lt;a href="https://www.legifrance.gouv.fr/affichCodeArticle.do?idArticle=LEGIARTI000031720561&amp;cidTexte=LEGITEXT000006074075"&gt;Article R151-39 2e alinéa du Code de l'Urbanisme&lt;/a&gt; : (...) le règlement (...) peut également prévoir, pour traduire un objectif de densité minimale de construction qu'il justifie de façon circonstanciée, des règles minimales d'emprise au sol et de hauteuRIl délimite, dans le ou les documents graphiques, les secteurs dans lesquels il les impose.&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9</text:p>
          </table:table-cell>
          <table:table-cell office:value-type="string" calcext:value-type="string">
            <text:p>01</text:p>
          </table:table-cell>
          <table:table-cell/>
          <table:table-cell office:value-type="string" calcext:value-type="string">
            <text:p>Secteur avec densité minimale de construction à proximité des transports collectifs</text:p>
          </table:table-cell>
          <table:table-cell office:value-type="string" calcext:value-type="string">
            <text:p>null</text:p>
          </table:table-cell>
          <table:table-cell table:style-name="ce9" office:value-type="string" calcext:value-type="string">
            <text:p>&lt;p&gt;&lt;a href="https://www.legifrance.gouv.fr/affichCodeArticle.do?idArticle=LEGIARTI000031720561&amp;cidTexte=LEGITEXT000006074075"&gt;Article R151-39 2e alinéa du Code de l'Urbanisme&lt;/a&gt; : (...) le règlement (...) peut également prévoir, pour traduire un objectif de densité minimale de construction qu'il justifie de façon circonstanciée, des règles minimales d'emprise au sol et de hauteuRIl délimite, dans le ou les documents graphiques, les secteurs dans lesquels il les impose.&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0</text:p>
          </table:table-cell>
          <table:table-cell office:value-type="string" calcext:value-type="string">
            <text:p>00</text:p>
          </table:table-cell>
          <table:table-cell/>
          <table:table-cell office:value-type="string" calcext:value-type="string">
            <text:p>Majoration des volumes constructibles</text:p>
          </table:table-cell>
          <table:table-cell office:value-type="string" calcext:value-type="string">
            <text:p>&lt;p&gt;&lt;a href="https://www.legifrance.gouv.fr/affichCodeArticle.do?idArticle=LEGIARTI000031211221&amp;cidTexte=LEGITEXT000006074075"&gt;Article L151-28 du Code de l'Urbanisme&lt;/a&gt; : Le règlement du plan local d'urbanisme ou du document d'urbanisme en tenant lieu peut prévoir, dans le respect des autres règles établies par le document et notamment les servitudes d'utilité publique visées à l'article &lt;a href="https://www.legifrance.gouv.fr/affichCodeArticle.do?cidTexte=LEGITEXT000006074075&amp;idArticle=LEGIARTI000031211257&amp;dateTexte=&amp;categorieLien=cid"&gt;L151-43&lt;/a&gt; et sous réserve des dispositions de l'article &lt;a href="https://www.legifrance.gouv.fr/affichCodeArticle.do;jsessionid=1374BBF914B05E0F585ED5406E74A69F.tplgfr28s_2?idArticle=LEGIARTI000032860940&amp;cidTexte=LEGITEXT000006074075&amp;dateTexte=20200226&amp;categorieLien=id&amp;oldAction=&amp;nbResultRech="&gt;L151-29&lt;/a&gt; : &lt;br /&gt;1° Des secteurs situés dans les zones urbaines à l'intérieur desquels un dépassement des règles relatives au gabarit, à la hauteur et à l'emprise au sol est autorisé pour permettre l'agrandissement ou la construction de bâtiments à usage d'habitation. Ce dépassement, fixé pour chaque secteur, ne peut excéder 20 % pour chacune des règles concernées. L'application du dépassement ainsi autorisé ne peut conduire à la création d'une surface de plancher supérieure de plus de 20 % à la surface de plancher existante ; &lt;br /&gt;2° Des secteurs à l'intérieur desquels la réalisation de programmes de logements comportant des logements locatifs sociaux au sens de l'article &lt;a href="https://www.legifrance.gouv.fr/affichCodeArticle.do?cidTexte=LEGITEXT000006074096&amp;idArticle=LEGIARTI000006824696&amp;dateTexte=&amp;categorieLien=cid"&gt;L302-5&lt;/a&gt; du code de la construction et de l'habitation bénéficie d'une majoration du volume constructible tel qu'il résulte des règles relatives au gabarit, à la hauteur et à l'emprise au soLCette majoration, fixée pour chaque secteur, ne peut excéder 50 %. Pour chaque opération, elle ne peut être supérieure au rapport entre le nombre de logements locatifs sociaux et le nombre total des logements de l'opération ; &lt;br /&gt;3° Dans les zones urbaines ou à urbaniser, un dépassement des règles relatives au gabarit qui peut être modulé mais ne peut excéder 30 %, pour les constructions faisant preuve d'exemplarité énergétique ou environnementale ou qui sont à énergie positive. La limitation en hauteur des bâtiments ne peut avoir pour effet d'introduire une limitation du nombre d'étages plus contraignante d'un système constructif à l'autre. Un décret en Conseil d'Etat détermine les conditions d'application de la majoration ; &lt;br /&gt;4° Des secteurs à l'intérieur desquels la réalisation de programmes de logements comportant des logements intermédiaires, définis à l'article &lt;a href="https://www.legifrance.gouv.fr/affichCodeArticle.do?cidTexte=LEGITEXT000006074096&amp;idArticle=LEGIARTI000028627019&amp;dateTexte=&amp;categorieLien=cid"&gt;L302-16&lt;/a&gt; du code de la construction et de l'habitation, bénéficie d'une majoration du volume constructible qui résulte des règles relatives au gabarit, à la hauteur et à l'emprise au soLCette majoration, fixée pour chaque secteur, ne peut excéder 30 %. Pour chaque opération, elle ne peut être supérieure au rapport entre le nombre de logements intermédiaires et le nombre total de logements de l'opération.&lt;/p&gt;</text:p>
          </table:table-cell>
          <table:table-cell table:style-name="ce7" office:value-type="string" calcext:value-type="string">
            <text:p>&lt;p&gt;&lt;a href="https://www.legifrance.gouv.fr/affichCodeArticle.do?idArticle=LEGIARTI000031720569&amp;cidTexte=LEGITEXT000006074075"&gt;Article R151-37 2° du Code de l'Urbanisme&lt;/a&gt; : Afin d'assurer la mise en œuvre des objectifs de mixité sociale et fonctionnelle, le règlement peut :&lt;br /&gt;(...)&lt;br /&gt;2° Définir, pour certaines destinations et sous-destinations, des majorations de volume constructible qu'il détermine en référence à l'emprise au sol et la hauteur ;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0</text:p>
          </table:table-cell>
          <table:table-cell office:value-type="string" calcext:value-type="string">
            <text:p>01</text:p>
          </table:table-cell>
          <table:table-cell/>
          <table:table-cell office:value-type="string" calcext:value-type="string">
            <text:p>Majoration des volumes constructibles pour l’habitation</text:p>
          </table:table-cell>
          <table:table-cell office:value-type="string" calcext:value-type="string">
            <text:p>&lt;p&gt;&lt;a href="https://www.legifrance.gouv.fr/affichCodeArticle.do?idArticle=LEGIARTI000031211221&amp;cidTexte=LEGITEXT000006074075"&gt;Article L151-28 1° du Code de l'Urbanisme&lt;/a&gt; : Le règlement du plan local d'urbanisme ou du document d'urbanisme en tenant lieu peut prévoir, dans le respect des autres règles établies par le document et notamment les servitudes d'utilité publique visées à l'article &lt;a href="https://www.legifrance.gouv.fr/affichCodeArticle.do?cidTexte=LEGITEXT000006074075&amp;idArticle=LEGIARTI000031211257&amp;dateTexte=&amp;categorieLien=cid"&gt;L151-43&lt;/a&gt; et sous réserve des dispositions de l'article &lt;a href="https://www.legifrance.gouv.fr/affichCodeArticle.do;jsessionid=1374BBF914B05E0F585ED5406E74A69F.tplgfr28s_2?idArticle=LEGIARTI000032860940&amp;cidTexte=LEGITEXT000006074075&amp;dateTexte=20200226&amp;categorieLien=id&amp;oldAction=&amp;nbResultRech="&gt;L151-29&lt;/a&gt; : &lt;br /&gt;1° Des secteurs situés dans les zones urbaines à l'intérieur desquels un dépassement des règles relatives au gabarit, à la hauteur et à l'emprise au sol est autorisé pour permettre l'agrandissement ou la construction de bâtiments à usage d'habitation. Ce dépassement, fixé pour chaque secteur, ne peut excéder 20 % pour chacune des règles concernées. L'application du dépassement ainsi autorisé ne peut conduire à la création d'une surface de plancher supérieure de plus de 20 % à la surface de plancher existante ; &lt;br /&gt;2° Des secteurs à l'intérieur desquels la réalisation de programmes de logements comportant des logements locatifs sociaux au sens de l'article &lt;a href="https://www.legifrance.gouv.fr/affichCodeArticle.do?cidTexte=LEGITEXT000006074096&amp;idArticle=LEGIARTI000006824696&amp;dateTexte=&amp;categorieLien=cid"&gt;L302-5&lt;/a&gt; du code de la construction et de l'habitation bénéficie d'une majoration du volume constructible tel qu'il résulte des règles relatives au gabarit, à la hauteur et à l'emprise au soLCette majoration, fixée pour chaque secteur, ne peut excéder 50 %. Pour chaque opération, elle ne peut être supérieure au rapport entre le nombre de logements locatifs sociaux et le nombre total des logements de l'opération ; &lt;br /&gt;3° Dans les zones urbaines ou à urbaniser, un dépassement des règles relatives au gabarit qui peut être modulé mais ne peut excéder 30 %, pour les constructions faisant preuve d'exemplarité énergétique ou environnementale ou qui sont à énergie positive. La limitation en hauteur des bâtiments ne peut avoir pour effet d'introduire une limitation du nombre d'étages plus contraignante d'un système constructif à l'autre. Un décret en Conseil d'Etat détermine les conditions d'application de la majoration ; &lt;br /&gt;4° Des secteurs à l'intérieur desquels la réalisation de programmes de logements comportant des logements intermédiaires, définis à l'article &lt;a href="https://www.legifrance.gouv.fr/affichCodeArticle.do?cidTexte=LEGITEXT000006074096&amp;idArticle=LEGIARTI000028627019&amp;dateTexte=&amp;categorieLien=cid"&gt;L302-16&lt;/a&gt; du code de la construction et de l'habitation, bénéficie d'une majoration du volume constructible qui résulte des règles relatives au gabarit, à la hauteur et à l'emprise au soLCette majoration, fixée pour chaque secteur, ne peut excéder 30 %. Pour chaque opération, elle ne peut être supérieure au rapport entre le nombre de logements intermédiaires et le nombre total de logements de l'opération.&lt;/p&gt;</text:p>
          </table:table-cell>
          <table:table-cell table:style-name="ce7" office:value-type="string" calcext:value-type="string">
            <text:p>&lt;p&gt;&lt;a href="https://www.legifrance.gouv.fr/affichCodeArticle.do?idArticle=LEGIARTI000031720569&amp;cidTexte=LEGITEXT000006074075"&gt;Article R151-37 5° du Code de l'Urbanisme&lt;/a&gt; : Afin d'assurer la mise en œuvre des objectifs de mixité sociale et fonctionnelle, le règlement peut :&lt;br /&gt;(...)&lt;br /&gt;5° Délimiter, dans le ou les documents graphiques, des secteurs situés dans les zones urbaines à l'intérieur desquels les constructions à usage d'habitation bénéficient d'une majoration de volume constructible qu'il détermine en référence à l'emprise au sol et à la hauteur dans les conditions prévues au 1° de l'article &lt;a href="https://www.legifrance.gouv.fr/affichCodeArticle.do;jsessionid=0DAF6BD3398524F08023E1A9DB6E17C8.tplgfr21s_2?idArticle=LEGIARTI000031211221&amp;cidTexte=LEGITEXT000006074075&amp;dateTexte=20200225&amp;categorieLien=id&amp;oldAction=&amp;nbResultRech="&gt;L151-28&lt;/a&gt; ;&lt;br /&gt;(...)&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0</text:p>
          </table:table-cell>
          <table:table-cell office:value-type="string" calcext:value-type="string">
            <text:p>02</text:p>
          </table:table-cell>
          <table:table-cell/>
          <table:table-cell office:value-type="string" calcext:value-type="string">
            <text:p>Majoration des volumes constructibles pour les programmes comportant des logements locatifs sociaux</text:p>
          </table:table-cell>
          <table:table-cell office:value-type="string" calcext:value-type="string">
            <text:p>&lt;p&gt;&lt;a href="https://www.legifrance.gouv.fr/affichCodeArticle.do?idArticle=LEGIARTI000031211221&amp;cidTexte=LEGITEXT000006074075"&gt;Article L151-28 2° du Code de l'Urbanisme&lt;/a&gt; : Le règlement du plan local d'urbanisme ou du document d'urbanisme en tenant lieu peut prévoir, dans le respect des autres règles établies par le document et notamment les servitudes d'utilité publique visées à l'article &lt;a href="https://www.legifrance.gouv.fr/affichCodeArticle.do?cidTexte=LEGITEXT000006074075&amp;idArticle=LEGIARTI000031211257&amp;dateTexte=&amp;categorieLien=cid"&gt;L151-43&lt;/a&gt; et sous réserve des dispositions de l'article &lt;a href="https://www.legifrance.gouv.fr/affichCodeArticle.do;jsessionid=1374BBF914B05E0F585ED5406E74A69F.tplgfr28s_2?idArticle=LEGIARTI000032860940&amp;cidTexte=LEGITEXT000006074075&amp;dateTexte=20200226&amp;categorieLien=id&amp;oldAction=&amp;nbResultRech="&gt;L151-29&lt;/a&gt; : &lt;br /&gt;1° Des secteurs situés dans les zones urbaines à l'intérieur desquels un dépassement des règles relatives au gabarit, à la hauteur et à l'emprise au sol est autorisé pour permettre l'agrandissement ou la construction de bâtiments à usage d'habitation. Ce dépassement, fixé pour chaque secteur, ne peut excéder 20 % pour chacune des règles concernées. L'application du dépassement ainsi autorisé ne peut conduire à la création d'une surface de plancher supérieure de plus de 20 % à la surface de plancher existante ; &lt;br /&gt;2° Des secteurs à l'intérieur desquels la réalisation de programmes de logements comportant des logements locatifs sociaux au sens de l'article &lt;a href="https://www.legifrance.gouv.fr/affichCodeArticle.do?cidTexte=LEGITEXT000006074096&amp;idArticle=LEGIARTI000006824696&amp;dateTexte=&amp;categorieLien=cid"&gt;L302-5&lt;/a&gt; du code de la construction et de l'habitation bénéficie d'une majoration du volume constructible tel qu'il résulte des règles relatives au gabarit, à la hauteur et à l'emprise au soLCette majoration, fixée pour chaque secteur, ne peut excéder 50 %. Pour chaque opération, elle ne peut être supérieure au rapport entre le nombre de logements locatifs sociaux et le nombre total des logements de l'opération ; &lt;br /&gt;3° Dans les zones urbaines ou à urbaniser, un dépassement des règles relatives au gabarit qui peut être modulé mais ne peut excéder 30 %, pour les constructions faisant preuve d'exemplarité énergétique ou environnementale ou qui sont à énergie positive. La limitation en hauteur des bâtiments ne peut avoir pour effet d'introduire une limitation du nombre d'étages plus contraignante d'un système constructif à l'autre. Un décret en Conseil d'Etat détermine les conditions d'application de la majoration ; &lt;br /&gt;4° Des secteurs à l'intérieur desquels la réalisation de programmes de logements comportant des logements intermédiaires, définis à l'article &lt;a href="https://www.legifrance.gouv.fr/affichCodeArticle.do?cidTexte=LEGITEXT000006074096&amp;idArticle=LEGIARTI000028627019&amp;dateTexte=&amp;categorieLien=cid"&gt;L302-16&lt;/a&gt; du code de la construction et de l'habitation, bénéficie d'une majoration du volume constructible qui résulte des règles relatives au gabarit, à la hauteur et à l'emprise au soLCette majoration, fixée pour chaque secteur, ne peut excéder 30 %. Pour chaque opération, elle ne peut être supérieure au rapport entre le nombre de logements intermédiaires et le nombre total de logements de l'opération.&lt;/p&gt;</text:p>
          </table:table-cell>
          <table:table-cell table:style-name="ce7" office:value-type="string" calcext:value-type="string">
            <text:p>&lt;p&gt;&lt;a href="https://www.legifrance.gouv.fr/affichCodeArticle.do?idArticle=LEGIARTI000031720569&amp;cidTexte=LEGITEXT000006074075"&gt;Article R151-37 2° du Code de l'Urbanisme&lt;/a&gt; : Afin d'assurer la mise en œuvre des objectifs de mixité sociale et fonctionnelle, le règlement peut :&lt;br /&gt;(...)&lt;br /&gt;2° Définir, pour certaines destinations et sous-destinations, des majorations de volume constructible qu'il détermine en référence à l'emprise au sol et la hauteur ;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0</text:p>
          </table:table-cell>
          <table:table-cell office:value-type="string" calcext:value-type="string">
            <text:p>03</text:p>
          </table:table-cell>
          <table:table-cell/>
          <table:table-cell office:value-type="string" calcext:value-type="string">
            <text:p>Majoration des volumes constructibles pour exemplarité énergétique ou environnementale</text:p>
          </table:table-cell>
          <table:table-cell office:value-type="string" calcext:value-type="string">
            <text:p>&lt;p&gt;&lt;a href="https://www.legifrance.gouv.fr/affichCodeArticle.do?idArticle=LEGIARTI000031211221&amp;cidTexte=LEGITEXT000006074075"&gt;Article L151-28 3° du Code de l'Urbanisme&lt;/a&gt; : Le règlement du plan local d'urbanisme ou du document d'urbanisme en tenant lieu peut prévoir, dans le respect des autres règles établies par le document et notamment les servitudes d'utilité publique visées à l'article &lt;a href="https://www.legifrance.gouv.fr/affichCodeArticle.do?cidTexte=LEGITEXT000006074075&amp;idArticle=LEGIARTI000031211257&amp;dateTexte=&amp;categorieLien=cid"&gt;L151-43&lt;/a&gt; et sous réserve des dispositions de l'article &lt;a href="https://www.legifrance.gouv.fr/affichCodeArticle.do;jsessionid=1374BBF914B05E0F585ED5406E74A69F.tplgfr28s_2?idArticle=LEGIARTI000032860940&amp;cidTexte=LEGITEXT000006074075&amp;dateTexte=20200226&amp;categorieLien=id&amp;oldAction=&amp;nbResultRech="&gt;L151-29&lt;/a&gt; : &lt;br /&gt;1° Des secteurs situés dans les zones urbaines à l'intérieur desquels un dépassement des règles relatives au gabarit, à la hauteur et à l'emprise au sol est autorisé pour permettre l'agrandissement ou la construction de bâtiments à usage d'habitation. Ce dépassement, fixé pour chaque secteur, ne peut excéder 20 % pour chacune des règles concernées. L'application du dépassement ainsi autorisé ne peut conduire à la création d'une surface de plancher supérieure de plus de 20 % à la surface de plancher existante ; &lt;br /&gt;2° Des secteurs à l'intérieur desquels la réalisation de programmes de logements comportant des logements locatifs sociaux au sens de l'article &lt;a href="https://www.legifrance.gouv.fr/affichCodeArticle.do?cidTexte=LEGITEXT000006074096&amp;idArticle=LEGIARTI000006824696&amp;dateTexte=&amp;categorieLien=cid"&gt;L302-5&lt;/a&gt; du code de la construction et de l'habitation bénéficie d'une majoration du volume constructible tel qu'il résulte des règles relatives au gabarit, à la hauteur et à l'emprise au soLCette majoration, fixée pour chaque secteur, ne peut excéder 50 %. Pour chaque opération, elle ne peut être supérieure au rapport entre le nombre de logements locatifs sociaux et le nombre total des logements de l'opération ; &lt;br /&gt;3° Dans les zones urbaines ou à urbaniser, un dépassement des règles relatives au gabarit qui peut être modulé mais ne peut excéder 30 %, pour les constructions faisant preuve d'exemplarité énergétique ou environnementale ou qui sont à énergie positive. La limitation en hauteur des bâtiments ne peut avoir pour effet d'introduire une limitation du nombre d'étages plus contraignante d'un système constructif à l'autre. Un décret en Conseil d'Etat détermine les conditions d'application de la majoration ; &lt;br /&gt;4° Des secteurs à l'intérieur desquels la réalisation de programmes de logements comportant des logements intermédiaires, définis à l'article &lt;a href="https://www.legifrance.gouv.fr/affichCodeArticle.do?cidTexte=LEGITEXT000006074096&amp;idArticle=LEGIARTI000028627019&amp;dateTexte=&amp;categorieLien=cid"&gt;L302-16&lt;/a&gt; du code de la construction et de l'habitation, bénéficie d'une majoration du volume constructible qui résulte des règles relatives au gabarit, à la hauteur et à l'emprise au soLCette majoration, fixée pour chaque secteur, ne peut excéder 30 %. Pour chaque opération, elle ne peut être supérieure au rapport entre le nombre de logements intermédiaires et le nombre total de logements de l'opération.&lt;/p&gt;</text:p>
          </table:table-cell>
          <table:table-cell table:style-name="ce7" office:value-type="string" calcext:value-type="string">
            <text:p>&lt;p&gt;&lt;a href="https://www.legifrance.gouv.fr/affichCodeArticle.do?idArticle=LEGIARTI000032793138&amp;cidTexte=LEGITEXT000006074075"&gt;Article R151-42 3° du Code de l'Urbanisme&lt;/a&gt; : Afin d'assurer l'insertion et la qualité environnementale des constructions, le règlement peut :&lt;br /&gt;(...)&lt;br /&gt;3° Identifier les secteurs dans les zones urbaines ou à urbaniser où, en application du 3° de l'article &lt;a href="https://www.legifrance.gouv.fr/affichCodeArticle.do?cidTexte=LEGITEXT000006074075&amp;idArticle=LEGIARTI000031211221&amp;dateTexte=&amp;categorieLien=cid"&gt;L151-28&lt;/a&gt;, les constructions faisant preuve d'exemplarité énergétique ou environnementale ou qui sont à énergie positive bénéficient d'une majoration de volume constructible qu'il détermine en référence à l'emprise au sol et la hauteur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0</text:p>
          </table:table-cell>
          <table:table-cell office:value-type="string" calcext:value-type="string">
            <text:p>04</text:p>
          </table:table-cell>
          <table:table-cell/>
          <table:table-cell office:value-type="string" calcext:value-type="string">
            <text:p>Majoration des volumes constructibles pour les programmes comportant des logements intermédiaires</text:p>
          </table:table-cell>
          <table:table-cell office:value-type="string" calcext:value-type="string">
            <text:p>&lt;p&gt;&lt;a href="https://www.legifrance.gouv.fr/affichCodeArticle.do?idArticle=LEGIARTI000031211221&amp;cidTexte=LEGITEXT000006074075"&gt;Article L151-28 4° du Code de l'Urbanisme&lt;/a&gt; : Le règlement du plan local d'urbanisme ou du document d'urbanisme en tenant lieu peut prévoir, dans le respect des autres règles établies par le document et notamment les servitudes d'utilité publique visées à l'article &lt;a href="https://www.legifrance.gouv.fr/affichCodeArticle.do?cidTexte=LEGITEXT000006074075&amp;idArticle=LEGIARTI000031211257&amp;dateTexte=&amp;categorieLien=cid"&gt;L151-43&lt;/a&gt; et sous réserve des dispositions de l'article &lt;a href="https://www.legifrance.gouv.fr/affichCodeArticle.do;jsessionid=1374BBF914B05E0F585ED5406E74A69F.tplgfr28s_2?idArticle=LEGIARTI000032860940&amp;cidTexte=LEGITEXT000006074075&amp;dateTexte=20200226&amp;categorieLien=id&amp;oldAction=&amp;nbResultRech="&gt;L151-29&lt;/a&gt; : &lt;br /&gt;1° Des secteurs situés dans les zones urbaines à l'intérieur desquels un dépassement des règles relatives au gabarit, à la hauteur et à l'emprise au sol est autorisé pour permettre l'agrandissement ou la construction de bâtiments à usage d'habitation. Ce dépassement, fixé pour chaque secteur, ne peut excéder 20 % pour chacune des règles concernées. L'application du dépassement ainsi autorisé ne peut conduire à la création d'une surface de plancher supérieure de plus de 20 % à la surface de plancher existante ; &lt;br /&gt;2° Des secteurs à l'intérieur desquels la réalisation de programmes de logements comportant des logements locatifs sociaux au sens de l'article &lt;a href="https://www.legifrance.gouv.fr/affichCodeArticle.do?cidTexte=LEGITEXT000006074096&amp;idArticle=LEGIARTI000006824696&amp;dateTexte=&amp;categorieLien=cid"&gt;L302-5&lt;/a&gt; du code de la construction et de l'habitation bénéficie d'une majoration du volume constructible tel qu'il résulte des règles relatives au gabarit, à la hauteur et à l'emprise au soLCette majoration, fixée pour chaque secteur, ne peut excéder 50 %. Pour chaque opération, elle ne peut être supérieure au rapport entre le nombre de logements locatifs sociaux et le nombre total des logements de l'opération ; &lt;br /&gt;3° Dans les zones urbaines ou à urbaniser, un dépassement des règles relatives au gabarit qui peut être modulé mais ne peut excéder 30 %, pour les constructions faisant preuve d'exemplarité énergétique ou environnementale ou qui sont à énergie positive. La limitation en hauteur des bâtiments ne peut avoir pour effet d'introduire une limitation du nombre d'étages plus contraignante d'un système constructif à l'autre. Un décret en Conseil d'Etat détermine les conditions d'application de la majoration ; &lt;br /&gt;4° Des secteurs à l'intérieur desquels la réalisation de programmes de logements comportant des logements intermédiaires, définis à l'article &lt;a href="https://www.legifrance.gouv.fr/affichCodeArticle.do?cidTexte=LEGITEXT000006074096&amp;idArticle=LEGIARTI000028627019&amp;dateTexte=&amp;categorieLien=cid"&gt;L302-16&lt;/a&gt; du code de la construction et de l'habitation, bénéficie d'une majoration du volume constructible qui résulte des règles relatives au gabarit, à la hauteur et à l'emprise au soLCette majoration, fixée pour chaque secteur, ne peut excéder 30 %. Pour chaque opération, elle ne peut être supérieure au rapport entre le nombre de logements intermédiaires et le nombre total de logements de l'opération.&lt;/p&gt;</text:p>
          </table:table-cell>
          <table:table-cell table:style-name="ce7" office:value-type="string" calcext:value-type="string">
            <text:p>&lt;p&gt;&lt;a href="https://www.legifrance.gouv.fr/affichCodeArticle.do?idArticle=LEGIARTI000031720569&amp;cidTexte=LEGITEXT000006074075"&gt;Article R151-37 7° du Code de l'Urbanisme&lt;/a&gt; : Afin d'assurer la mise en œuvre des objectifs de mixité sociale et fonctionnelle, le règlement peut :&lt;br /&gt;(...)&lt;br /&gt;7° Délimiter, dans le ou les documents graphiques, des secteurs à l'intérieur desquels la réalisation de programmes de logements comportant des logements intermédiaires, définis à l'article &lt;a href="https://www.legifrance.gouv.fr/affichCodeArticle.do?cidTexte=LEGITEXT000006074096&amp;idArticle=LEGIARTI000028627019&amp;dateTexte=&amp;categorieLien=cid"&gt;L302-16&lt;/a&gt; du code de la construction et de l'habitation, bénéficie d'une majoration du volume constructible qu'il détermine en référence à l'emprise au sol et à la hauteur dans les conditions prévues au 4° de l'article &lt;a href="https://www.legifrance.gouv.fr/affichCodeArticle.do?cidTexte=LEGITEXT000006074075&amp;idArticle=LEGIARTI000031211221&amp;dateTexte=&amp;categorieLien=cid"&gt;L151-28&lt;/a&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1</text:p>
          </table:table-cell>
          <table:table-cell office:value-type="string" calcext:value-type="string">
            <text:p>00</text:p>
          </table:table-cell>
          <table:table-cell/>
          <table:table-cell office:value-type="string" calcext:value-type="string">
            <text:p>Espaces remarquables du littoral</text:p>
          </table:table-cell>
          <table:table-cell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7" office:value-type="string" calcext:value-type="string">
            <text:p>&lt;p&gt;&lt;a href="https://www.legifrance.gouv.fr/affichCodeArticle.do?idArticle=LEGIARTI000031721021&amp;cidTexte=LEGITEXT000006074075"&gt;Article R121-4 du Code de l'Urbanisme&lt;/a&gt; : 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 1° Les dunes, les landes côtières, les plages et les lidos, les estrans, les falaises et les abords de celles-ci ;&lt;br /&gt;2° Les forêts et zones boisées proches du rivage de la mer et des plans d'eau intérieurs d'une superficie supérieure à 1 000 hectares ;&lt;br /&gt;3° Les îlots inhabités ;&lt;br /&gt;4° Les parties naturelles des estuaires, des rias ou abers et des caps ;&lt;br /&gt;5° Les marais, les vasières, les tourbières, les plans d'eau, les zones humides et milieux temporairement immergés ;&lt;br /&gt;6° Les milieux abritant des concentrations naturelles d'espèces animales ou végétales telles que les herbiers, les frayères, les nourriceries et les gisements naturels de coquillages vivants, ainsi que les espaces délimités pour conserver les espèces en application de l'article &lt;a href="https://www.legifrance.gouv.fr/affichCodeArticle.do?cidTexte=LEGITEXT000006074220&amp;idArticle=LEGIARTI000006833716&amp;dateTexte=&amp;categorieLien=cid"&gt;L411-2&lt;/a&gt; du code de l'environnement et les zones de repos, de nidification et de gagnage de l'avifaune désignée par la directive 2009/147/CE du Parlement européen et du Conseil du 30 novembre 2009 concernant la conservation des oiseaux sauvages ;&lt;br /&gt;7° Les parties naturelles des sites inscrits ou classés en application des articles &lt;a href="https://www.legifrance.gouv.fr/affichCodeArticle.do?cidTexte=LEGITEXT000006074220&amp;idArticle=LEGIARTI000006833654&amp;dateTexte=&amp;categorieLien=cid"&gt;L341-1&lt;/a&gt; et &lt;a href="https://www.legifrance.gouv.fr/affichCodeArticle.do?cidTexte=LEGITEXT000006074220&amp;idArticle=LEGIARTI000006833657&amp;dateTexte=&amp;categorieLien=cid"&gt;L341-2&lt;/a&gt; du code de l'environnement, des parcs nationaux créés en application de l'article &lt;a href="https://www.legifrance.gouv.fr/affichCodeArticle.do?cidTexte=LEGITEXT000006074220&amp;idArticle=LEGIARTI000006833521&amp;dateTexte=&amp;categorieLien=cid"&gt;L331-1&lt;/a&gt; du code de l'environnement et des réserves naturelles instituées en application de l'article &lt;a href="https://www.legifrance.gouv.fr/affichCodeArticle.do?cidTexte=LEGITEXT000006074220&amp;idArticle=LEGIARTI000006833583&amp;dateTexte=&amp;categorieLien=cid"&gt;L332-1&lt;/a&gt; du code de l'environnement ;&lt;br /&gt;8° Les formations géologiques telles que les gisements de minéraux ou de fossiles, les stratotypes, les grottes ou les accidents géologiques remarquables.&lt;br /&gt;Lorsqu'ils identifient des espaces ou milieux relevant du présent article, les documents d'urbanisme précisent, le cas échéant, la nature des activités et catégories d'équipements nécessaires à leur gestion ou à leur mise en valeur notamment économique.&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1</text:p>
          </table:table-cell>
          <table:table-cell office:value-type="string" calcext:value-type="string">
            <text:p>01</text:p>
          </table:table-cell>
          <table:table-cell/>
          <table:table-cell office:value-type="string" calcext:value-type="string">
            <text:p>Dunes, landes côtières, plages et lidos, estrans, falaises et abords</text:p>
          </table:table-cell>
          <table:table-cell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7" office:value-type="string" calcext:value-type="string">
            <text:p>&lt;p&gt;&lt;a href="https://www.legifrance.gouv.fr/affichCodeArticle.do?idArticle=LEGIARTI000031721021&amp;cidTexte=LEGITEXT000006074075"&gt;Article R121-4 1° du Code de l'Urbanisme&lt;/a&gt;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 1° Les dunes, les landes côtières, les plages et les lidos, les estrans, les falaises et les abords de celles-ci ;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1</text:p>
          </table:table-cell>
          <table:table-cell office:value-type="string" calcext:value-type="string">
            <text:p>02</text:p>
          </table:table-cell>
          <table:table-cell/>
          <table:table-cell office:value-type="string" calcext:value-type="string">
            <text:p>Forêts et zones boisées proches du rivage de la mer et des plans d’eau intérieurs d’une superficie supérieure à 1 000 hectares</text:p>
          </table:table-cell>
          <table:table-cell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7" office:value-type="string" calcext:value-type="string">
            <text:p>&lt;p&gt;&lt;a href="https://www.legifrance.gouv.fr/affichCodeArticle.do?idArticle=LEGIARTI000031721021&amp;cidTexte=LEGITEXT000006074075"&gt;Article R121-4 2° du Code de l'Urbanisme&lt;/a&gt;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lt;br /&gt;(...)&lt;br/&gt;2° Les forêts et zones boisées proches du rivage de la mer et des plans d'eau intérieurs d'une superficie supérieure à 1 000 hectares ;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1</text:p>
          </table:table-cell>
          <table:table-cell office:value-type="string" calcext:value-type="string">
            <text:p>03</text:p>
          </table:table-cell>
          <table:table-cell/>
          <table:table-cell office:value-type="string" calcext:value-type="string">
            <text:p>Îlots inhabités</text:p>
          </table:table-cell>
          <table:table-cell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7" office:value-type="string" calcext:value-type="string">
            <text:p>&lt;p&gt;&lt;a href="https://www.legifrance.gouv.fr/affichCodeArticle.do?idArticle=LEGIARTI000031721021&amp;cidTexte=LEGITEXT000006074075"&gt;Article R121-4 3° du Code de l'Urbanisme&lt;/a&gt;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lt;br /&gt;(...)&lt;br/&gt;3° Les îlots inhabités ; <text:s/>&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1</text:p>
          </table:table-cell>
          <table:table-cell office:value-type="string" calcext:value-type="string">
            <text:p>04</text:p>
          </table:table-cell>
          <table:table-cell/>
          <table:table-cell office:value-type="string" calcext:value-type="string">
            <text:p>Parties naturelles des estuaires, des rias ou abers et des caps</text:p>
          </table:table-cell>
          <table:table-cell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7" office:value-type="string" calcext:value-type="string">
            <text:p>&lt;p&gt;&lt;a href="https://www.legifrance.gouv.fr/affichCodeArticle.do?idArticle=LEGIARTI000031721021&amp;cidTexte=LEGITEXT000006074075"&gt;Article R121-4 4° du Code de l'Urbanisme&lt;/a&gt;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lt;br /&gt;(...)&lt;br/&gt;4° Les parties naturelles des estuaires, des rias ou abers et des caps ; <text:s/>&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1</text:p>
          </table:table-cell>
          <table:table-cell office:value-type="string" calcext:value-type="string">
            <text:p>05</text:p>
          </table:table-cell>
          <table:table-cell/>
          <table:table-cell office:value-type="string" calcext:value-type="string">
            <text:p>Marais, vasières, tourbières, plans d’eau, les zones humides et milieux temporairement immergés</text:p>
          </table:table-cell>
          <table:table-cell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7" office:value-type="string" calcext:value-type="string">
            <text:p>&lt;p&gt;&lt;a href="https://www.legifrance.gouv.fr/affichCodeArticle.do?idArticle=LEGIARTI000031721021&amp;cidTexte=LEGITEXT000006074075"&gt;Article R121-4 5° du Code de l'Urbanisme&lt;/a&gt;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lt;br /&gt;(...)&lt;br/&gt;5° Les marais, les vasières, les tourbières, les plans d'eau, les zones humides et milieux temporairement immergés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1</text:p>
          </table:table-cell>
          <table:table-cell office:value-type="string" calcext:value-type="string">
            <text:p>06</text:p>
          </table:table-cell>
          <table:table-cell/>
          <table:table-cell office:value-type="string" calcext:value-type="string">
            <text:p>Milieux abritant des concentrations naturelles d’espèces animales ou végétales</text:p>
          </table:table-cell>
          <table:table-cell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7" office:value-type="string" calcext:value-type="string">
            <text:p>&lt;p&gt;&lt;a href="https://www.legifrance.gouv.fr/affichCodeArticle.do?idArticle=LEGIARTI000031721021&amp;cidTexte=LEGITEXT000006074075"&gt;Article R121-4 6° du Code de l'Urbanisme&lt;/a&gt;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lt;br /&gt;(...)&lt;br/&gt;6° Les milieux abritant des concentrations naturelles d'espèces animales ou végétales telles que les herbiers, les frayères, les nourriceries et les gisements naturels de coquillages vivants, ainsi que les espaces délimités pour conserver les espèces en application de l'article &lt;a href="https://www.legifrance.gouv.fr/affichCodeArticle.do?cidTexte=LEGITEXT000006074220&amp;idArticle=LEGIARTI000006833716&amp;dateTexte=&amp;categorieLien=cid"&gt;L411-2&lt;/a&gt; du code de l'environnement et les zones de repos, de nidification et de gagnage de l'avifaune désignée par la directive 2009/147/CE du Parlement européen et du Conseil du 30 novembre 2009 concernant la conservation des oiseaux sauvages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1</text:p>
          </table:table-cell>
          <table:table-cell office:value-type="string" calcext:value-type="string">
            <text:p>07</text:p>
          </table:table-cell>
          <table:table-cell/>
          <table:table-cell office:value-type="string" calcext:value-type="string">
            <text:p>Parties naturelles des sites inscrits ou classés</text:p>
          </table:table-cell>
          <table:table-cell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7" office:value-type="string" calcext:value-type="string">
            <text:p>&lt;p&gt;&lt;a href="https://www.legifrance.gouv.fr/affichCodeArticle.do?idArticle=LEGIARTI000031721021&amp;cidTexte=LEGITEXT000006074075"&gt;Article R121-4 7° du Code de l'Urbanisme&lt;/a&gt;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lt;br /&gt;(...)&lt;br/&gt;7° Les parties naturelles des sites inscrits ou classés en application des articles &lt;a href="https://www.legifrance.gouv.fr/affichCodeArticle.do?cidTexte=LEGITEXT000006074220&amp;idArticle=LEGIARTI000006833654&amp;dateTexte=&amp;categorieLien=cid"&gt;L341-1&lt;/a&gt; et &lt;a href="https://www.legifrance.gouv.fr/affichCodeArticle.do?cidTexte=LEGITEXT000006074220&amp;idArticle=LEGIARTI000006833657&amp;dateTexte=&amp;categorieLien=cid"&gt;L341-2&lt;/a&gt; du code de l'environnement, des parcs nationaux créés en application de l'article &lt;a href="https://www.legifrance.gouv.fr/affichCodeArticle.do?cidTexte=LEGITEXT000006074220&amp;idArticle=LEGIARTI000006833521&amp;dateTexte=&amp;categorieLien=cid"&gt;L331-1&lt;/a&gt; du code de l'environnement et des réserves naturelles instituées en application de l'article &lt;a href="https://www.legifrance.gouv.fr/affichCodeArticle.do?cidTexte=LEGITEXT000006074220&amp;idArticle=LEGIARTI000006833583&amp;dateTexte=&amp;categorieLien=cid"&gt;L332-1&lt;/a&gt; du code de l'environnement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1</text:p>
          </table:table-cell>
          <table:table-cell office:value-type="string" calcext:value-type="string">
            <text:p>08</text:p>
          </table:table-cell>
          <table:table-cell/>
          <table:table-cell office:value-type="string" calcext:value-type="string">
            <text:p>Formations géologiques</text:p>
          </table:table-cell>
          <table:table-cell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7" office:value-type="string" calcext:value-type="string">
            <text:p>&lt;p&gt;&lt;a href="https://www.legifrance.gouv.fr/affichCodeArticle.do?idArticle=LEGIARTI000031721021&amp;cidTexte=LEGITEXT000006074075"&gt;Article R121-4 8° du Code de l'Urbanisme&lt;/a&gt;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lt;br /&gt;(...)&lt;br/&gt;8° Les formations géologiques telles que les gisements de minéraux ou de fossiles, les stratotypes, les grottes ou les accidents géologiques remarquables.&lt;br /&gt;Lorsqu'ils identifient des espaces ou milieux relevant du présent article, les documents d'urbanisme précisent, le cas échéant, la nature des activités et catégories d'équipements nécessaires à leur gestion ou à leur mise en valeur notamment économique.&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table:style-name="ce3" office:value-type="string" calcext:value-type="string">
            <text:p>32</text:p>
          </table:table-cell>
          <table:table-cell table:style-name="ce3" office:value-type="string" calcext:value-type="string">
            <text:p>00</text:p>
          </table:table-cell>
          <table:table-cell table:style-name="ce1"/>
          <table:table-cell table:style-name="ce1" office:value-type="string" calcext:value-type="string">
            <text:p>Exclusion protection de plans d’eau de faible importance</text:p>
          </table:table-cell>
          <table:table-cell table:number-columns-repeated="2" table:style-name="ce1" office:value-type="string" calcext:value-type="string">
            <text:p>null</text:p>
          </table:table-cell>
          <table:table-cell table:style-name="ce1" table:number-columns-repeated="56"/>
          <table:table-cell table:number-columns-repeated="960"/>
        </table:table-row>
        <table:table-row table:style-name="ro1">
          <table:table-cell table:style-name="ce1" office:value-type="string" calcext:value-type="string">
            <text:p>PRESCRIPTION</text:p>
          </table:table-cell>
          <table:table-cell table:style-name="ce1" office:value-type="string" calcext:value-type="string">
            <text:p>STYPEPSC</text:p>
          </table:table-cell>
          <table:table-cell table:style-name="ce3" office:value-type="string" calcext:value-type="string">
            <text:p>33</text:p>
          </table:table-cell>
          <table:table-cell table:style-name="ce3" office:value-type="string" calcext:value-type="string">
            <text:p>00</text:p>
          </table:table-cell>
          <table:table-cell table:style-name="ce1"/>
          <table:table-cell table:style-name="ce1" office:value-type="string" calcext:value-type="string">
            <text:p>Secteur de dérogation aux protections des rives des plans d’eau en zone de montagne</text:p>
          </table:table-cell>
          <table:table-cell table:number-columns-repeated="2" table:style-name="ce1" office:value-type="string" calcext:value-type="string">
            <text:p>null</text:p>
          </table:table-cell>
          <table:table-cell table:style-name="ce1" table:number-columns-repeated="56"/>
          <table:table-cell table:number-columns-repeated="960"/>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4</text:p>
          </table:table-cell>
          <table:table-cell office:value-type="string" calcext:value-type="string">
            <text:p>00</text:p>
          </table:table-cell>
          <table:table-cell/>
          <table:table-cell office:value-type="string" calcext:value-type="string">
            <text:p>Espaces, paysage et milieux caractéristiques du patrimoine naturel et culturel montagnard à préserver</text:p>
          </table:table-cell>
          <table:table-cell office:value-type="string" calcext:value-type="string">
            <text:p>&lt;p&gt;&lt;a href="https://www.legifrance.gouv.fr/affichCodeArticle.do?idArticle=LEGIARTI000031210607&amp;cidTexte=LEGITEXT000006074075"&gt;Article L122-9 du Code de l'Urbanisme&lt;/a&gt; : Les documents et décisions relatifs à l'occupation des sols comportent les dispositions propres à préserver les espaces, paysages et milieux caractéristiques du patrimoine naturel et culturel montagnard.&lt;/p&gt;</text:p>
          </table:table-cell>
          <table:table-cell office:value-type="string" calcext:value-type="string">
            <text:p>null</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5</text:p>
          </table:table-cell>
          <table:table-cell office:value-type="string" calcext:value-type="string">
            <text:p>00</text:p>
          </table:table-cell>
          <table:table-cell/>
          <table:table-cell office:value-type="string" calcext:value-type="string">
            <text:p>Terres nécessaires au maintien et au développement des activités agricoles, pastorales et forestières à préserver</text:p>
          </table:table-cell>
          <table:table-cell office:value-type="string" calcext:value-type="string">
            <text:p>&lt;p&gt;&lt;a href="https://www.legifrance.gouv.fr/affichCodeArticle.do?idArticle=LEGIARTI000033746405&amp;cidTexte=LEGITEXT000006074075"&gt;Article L122-10 du Code de l'Urbanisme&lt;/a&gt; : Les terres nécessaires au maintien et au développement des activités agricoles, pastorales et forestières, en particulier les terres qui se situent dans les fonds de vallée, sont préservées. La nécessité de préserver ces terres s'apprécie au regard de leur rôle et de leur place dans les systèmes d'exploitation locaux. Sont également pris en compte leur situation par rapport au siège de l'exploitation, leur relief, leur pente et leur exposition.&lt;/p&gt;</text:p>
          </table:table-cell>
          <table:table-cell office:value-type="string" calcext:value-type="string">
            <text:p>null</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6</text:p>
          </table:table-cell>
          <table:table-cell office:value-type="string" calcext:value-type="string">
            <text:p>00</text:p>
          </table:table-cell>
          <table:table-cell/>
          <table:table-cell office:value-type="string" calcext:value-type="string">
            <text:p>Mixité des destinations ou sous-destinations</text:p>
          </table:table-cell>
          <table:table-cell office:value-type="string" calcext:value-type="string">
            <text:p>null</text:p>
          </table:table-cell>
          <table:table-cell table:style-name="ce7" office:value-type="string" calcext:value-type="string">
            <text:p>&lt;p&gt;&lt;a href="https://www.legifrance.gouv.fr/affichCodeArticle.do?idArticle=LEGIARTI000031720569&amp;cidTexte=LEGITEXT000006074075"&gt;Article R151-37 1° du Code de l'Urbanisme&lt;/a&gt; : Afin d'assurer la mise en œuvre des objectifs de mixité sociale et fonctionnelle, le règlement peut : 1° Définir des règles permettant d'imposer une mixité des destinations ou sous-destinations au sein d'une construction ou d'une unité foncière ;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7</text:p>
          </table:table-cell>
          <table:table-cell office:value-type="string" calcext:value-type="string">
            <text:p>00</text:p>
          </table:table-cell>
          <table:table-cell/>
          <table:table-cell office:value-type="string" calcext:value-type="string">
            <text:p>Règles différenciées entre le rez-de-chaussée et les étages supérieurs des constructions</text:p>
          </table:table-cell>
          <table:table-cell office:value-type="string" calcext:value-type="string">
            <text:p>null</text:p>
          </table:table-cell>
          <table:table-cell table:style-name="ce7" office:value-type="string" calcext:value-type="string">
            <text:p>&lt;p&gt;&lt;a href="https://www.legifrance.gouv.fr/affichCodeArticle.do?idArticle=LEGIARTI000031720569&amp;cidTexte=LEGITEXT000006074075"&gt;Article R151-37 3° du Code de l'Urbanisme&lt;/a&gt; : Afin d'assurer la mise en œuvre des objectifs de mixité sociale et fonctionnelle, le règlement peut : 3° Définir des règles différenciées entre le rez-de-chaussée et les étages supérieurs des constructions ;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7</text:p>
          </table:table-cell>
          <table:table-cell office:value-type="string" calcext:value-type="string">
            <text:p>01</text:p>
          </table:table-cell>
          <table:table-cell/>
          <table:table-cell office:value-type="string" calcext:value-type="string">
            <text:p>Règles différenciées pour le rez-de-chaussée en raison des risques inondations</text:p>
          </table:table-cell>
          <table:table-cell office:value-type="string" calcext:value-type="string">
            <text:p>null</text:p>
          </table:table-cell>
          <table:table-cell table:style-name="ce7" office:value-type="string" calcext:value-type="string">
            <text:p>&lt;p&gt;&lt;a href="https://www.legifrance.gouv.fr/affichCodeArticle.do?idArticle=LEGIARTI000032793138&amp;cidTexte=LEGITEXT000006074075"&gt;Article R151-42 4° du Code de l'Urbanisme&lt;/a&gt; : Afin d'assurer l'insertion et la qualité environnementale des constructions, le règlement peut :&lt;br /&gt;(...)&lt;br /&gt;4° Prévoir des règles différenciées entre le rez-de-chaussée et les étages supérieurs des constructions pour prendre en compte les risques d'inondation et de submersion.&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7</text:p>
          </table:table-cell>
          <table:table-cell office:value-type="string" calcext:value-type="string">
            <text:p>02</text:p>
          </table:table-cell>
          <table:table-cell/>
          <table:table-cell office:value-type="string" calcext:value-type="string">
            <text:p>Règles différenciées pour mixité sociale et fonctionnelle</text:p>
          </table:table-cell>
          <table:table-cell office:value-type="string" calcext:value-type="string">
            <text:p>null</text:p>
          </table:table-cell>
          <table:table-cell table:style-name="ce11" office:value-type="string" calcext:value-type="string">
            <text:p>&lt;p&gt;&lt;a href="https://www.legifrance.gouv.fr/affichCodeArticle.do?idArticle=LEGIARTI000031720569&amp;cidTexte=LEGITEXT000006074075"&gt;Article R151-37 1° du Code de l'Urbanisme&lt;/a&gt; : Afin d'assurer la mise en œuvre des objectifs de mixité sociale et fonctionnelle, le règlement peut : 1° Définir des règles permettant d'imposer une mixité des destinations ou sous-destinations au sein d'une construction ou d'une unité foncière ; &lt;br /&gt;(...)&lt;br /&gt;(...)&lt;br /&gt;3° Définir des règles différenciées entre le rez-de-chaussée et les étages supérieurs des constructions ;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8</text:p>
          </table:table-cell>
          <table:table-cell office:value-type="string" calcext:value-type="string">
            <text:p>00</text:p>
          </table:table-cell>
          <table:table-cell/>
          <table:table-cell office:value-type="string" calcext:value-type="string">
            <text:p>Emprise au sol</text:p>
          </table:table-cell>
          <table:table-cell table:style-name="ce15"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10" office:value-type="string" calcext:value-type="string">
            <text:p>&lt;p&gt;&lt;a href="https://www.legifrance.gouv.fr/affichCodeArticle.do?idArticle=LEGIARTI000031720561&amp;cidTexte=LEGITEXT000006074075"&gt;Article R151-39 du Code de l'Urbanisme&lt;/a&gt; : Afin d'assurer l'intégration urbaine, paysagère et environnementale des constructions, déterminer la constructibilité des terrains, préserver ou faire évoluer la morphologie du tissu urbain et les continuités visuelles, le règlement peut notamment prévoir des règles maximales d'emprise au sol et de hauteur des constructions.&lt;br /&gt;Il peut également prévoir, pour traduire un objectif de densité minimale de construction qu'il justifie de façon circonstanciée, des règles minimales d'emprise au sol et de hauteuRIl délimite, dans le ou les documents graphiques, les secteurs dans lesquels il les impose.&lt;br /&gt;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8</text:p>
          </table:table-cell>
          <table:table-cell office:value-type="string" calcext:value-type="string">
            <text:p>01</text:p>
          </table:table-cell>
          <table:table-cell/>
          <table:table-cell office:value-type="string" calcext:value-type="string">
            <text:p>Emprise au sol minimale</text:p>
          </table:table-cell>
          <table:table-cell table:style-name="ce15"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9" office:value-type="string" calcext:value-type="string">
            <text:p>&lt;p&gt;&lt;a href="https://www.legifrance.gouv.fr/affichCodeArticle.do?idArticle=LEGIARTI000031720561&amp;cidTexte=LEGITEXT000006074075"&gt;Article R151-39 2e alinéa du Code de l'Urbanisme&lt;/a&gt; : (...) le règlement (...) peut également prévoir, pour traduire un objectif de densité minimale de construction qu'il justifie de façon circonstanciée, des règles minimales d'emprise au sol et de hauteuRIl délimite, dans le ou les documents graphiques, les secteurs dans lesquels il les impose.&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8</text:p>
          </table:table-cell>
          <table:table-cell office:value-type="string" calcext:value-type="string">
            <text:p>02</text:p>
          </table:table-cell>
          <table:table-cell/>
          <table:table-cell office:value-type="string" calcext:value-type="string">
            <text:p>Emprise au sol maximale</text:p>
          </table:table-cell>
          <table:table-cell table:style-name="ce15"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9" office:value-type="string" calcext:value-type="string">
            <text:p>&lt;p&gt;&lt;a href="https://www.legifrance.gouv.fr/affichCodeArticle.do?idArticle=LEGIARTI000031720561&amp;cidTexte=LEGITEXT000006074075"&gt;Article R151-39 1er alinéa du Code de l'Urbanisme&lt;/a&gt; : Afin d'assurer l'intégration urbaine, paysagère et environnementale des constructions, déterminer la constructibilité des terrains, préserver ou faire évoluer la morphologie du tissu urbain et les continuités visuelles, le règlement peut notamment prévoir des règles maximales d'emprise au sol et de hauteur des constructions.&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8</text:p>
          </table:table-cell>
          <table:table-cell office:value-type="string" calcext:value-type="string">
            <text:p>97</text:p>
          </table:table-cell>
          <table:table-cell/>
          <table:table-cell office:value-type="string" calcext:value-type="string">
            <text:p>Emprise au sol règles qualitatives</text:p>
          </table:table-cell>
          <table:table-cell table:style-name="ce15"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7" office:value-type="string" calcext:value-type="string">
            <text:p>&lt;p&gt;&lt;a href="https://www.legifrance.gouv.fr/affichCodeArticle.do?idArticle=LEGIARTI000031720561&amp;cidTexte=LEGITEXT000006074075"&gt;Article R151-39 dernier alinéa du Code de l'Urbanisme&lt;/a&gt; : (...) 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8</text:p>
          </table:table-cell>
          <table:table-cell office:value-type="string" calcext:value-type="string">
            <text:p>98</text:p>
          </table:table-cell>
          <table:table-cell/>
          <table:table-cell office:value-type="string" calcext:value-type="string">
            <text:p>Emprise au sol règles alternatives</text:p>
          </table:table-cell>
          <table:table-cell table:style-name="ce15"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7" office:value-type="string" calcext:value-type="string">
            <text:p>&lt;p&gt;&lt;a href="https://www.legifrance.gouv.fr/affichCodeArticle.do?idArticle=LEGIARTI000031720555&amp;cidTexte=LEGITEXT000006074075"&gt;Article R151-41 1° du Code de l'Urbanisme&lt;/a&gt; : Afin d'assurer l'insertion de la construction dans ses abords, la qualité et la diversité architecturale, urbaine et paysagère des constructions ainsi que la conservation et la mise en valeur du patrimoine, le règlement peut : 1° Prévoir des règles alternatives, dans les conditions prévues à l'article &lt;a href="https://www.legifrance.gouv.fr/affichCodeArticle.do?cidTexte=LEGITEXT000006074075&amp;idArticle=LEGIARTI000031720011&amp;dateTexte=&amp;categorieLien=cid"&gt;R151-13&lt;/a&gt;, afin d'adapter des règles volumétriques définies en application de l'article &lt;a href="https://www.legifrance.gouv.fr/affichCodeArticle.do?cidTexte=LEGITEXT000006074075&amp;idArticle=LEGIARTI000031720077&amp;dateTexte=&amp;categorieLien=cid"&gt;R151-39&lt;/a&gt; pour satisfaire à une insertion dans le contexte, en lien avec les bâtiments contigus ; &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9</text:p>
          </table:table-cell>
          <table:table-cell office:value-type="string" calcext:value-type="string">
            <text:p>00</text:p>
          </table:table-cell>
          <table:table-cell/>
          <table:table-cell office:value-type="string" calcext:value-type="string">
            <text:p>Hauteur</text:p>
          </table:table-cell>
          <table:table-cell table:style-name="ce15"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10" office:value-type="string" calcext:value-type="string">
            <text:p>&lt;p&gt;&lt;a href="https://www.legifrance.gouv.fr/affichCodeArticle.do?idArticle=LEGIARTI000031720561&amp;cidTexte=LEGITEXT000006074075"&gt;Article R151-39 du Code de l'Urbanisme&lt;/a&gt; : Afin d'assurer l'intégration urbaine, paysagère et environnementale des constructions, déterminer la constructibilité des terrains, préserver ou faire évoluer la morphologie du tissu urbain et les continuités visuelles, le règlement peut notamment prévoir des règles maximales d'emprise au sol et de hauteur des constructions.&lt;br /&gt;Il peut également prévoir, pour traduire un objectif de densité minimale de construction qu'il justifie de façon circonstanciée, des règles minimales d'emprise au sol et de hauteuRIl délimite, dans le ou les documents graphiques, les secteurs dans lesquels il les impose.&lt;br /&gt;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9</text:p>
          </table:table-cell>
          <table:table-cell office:value-type="string" calcext:value-type="string">
            <text:p>01</text:p>
          </table:table-cell>
          <table:table-cell/>
          <table:table-cell office:value-type="string" calcext:value-type="string">
            <text:p>Hauteur minimale</text:p>
          </table:table-cell>
          <table:table-cell table:style-name="ce15"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9" office:value-type="string" calcext:value-type="string">
            <text:p>&lt;p&gt;&lt;a href="https://www.legifrance.gouv.fr/affichCodeArticle.do?idArticle=LEGIARTI000031720561&amp;cidTexte=LEGITEXT000006074075"&gt;Article R151-39 2e alinéa du Code de l'Urbanisme&lt;/a&gt; : (...) le règlement (...) peut également prévoir, pour traduire un objectif de densité minimale de construction qu'il justifie de façon circonstanciée, des règles minimales d'emprise au sol et de hauteuRIl délimite, dans le ou les documents graphiques, les secteurs dans lesquels il les impose.&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9</text:p>
          </table:table-cell>
          <table:table-cell office:value-type="string" calcext:value-type="string">
            <text:p>02</text:p>
          </table:table-cell>
          <table:table-cell/>
          <table:table-cell office:value-type="string" calcext:value-type="string">
            <text:p>Hauteur maximale</text:p>
          </table:table-cell>
          <table:table-cell table:style-name="ce15"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9" office:value-type="string" calcext:value-type="string">
            <text:p>&lt;p&gt;&lt;a href="https://www.legifrance.gouv.fr/affichCodeArticle.do?idArticle=LEGIARTI000031720561&amp;cidTexte=LEGITEXT000006074075"&gt;Article R151-39 1er alinéa du Code de l'Urbanisme&lt;/a&gt; : Afin d'assurer l'intégration urbaine, paysagère et environnementale des constructions, déterminer la constructibilité des terrains, préserver ou faire évoluer la morphologie du tissu urbain et les continuités visuelles, le règlement peut notamment prévoir des règles maximales d'emprise au sol et de hauteur des constructions.&lt;br /&gt;(...)&lt;/p&gt;</text:p>
          </table:table-cell>
          <table:table-cell table:number-columns-repeated="1016"/>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39</text:p>
          </table:table-cell>
          <table:table-cell table:style-name="ce18" office:value-type="string" calcext:value-type="string">
            <text:p>50</text:p>
          </table:table-cell>
          <table:table-cell table:style-name="ce4"/>
          <table:table-cell table:style-name="ce4" office:value-type="string" calcext:value-type="string">
            <text:p>Hauteur maximale de façade</text:p>
          </table:table-cell>
          <table:table-cell table:style-name="ce21"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24" office:value-type="string" calcext:value-type="string">
            <text:p>&lt;p&gt;&lt;a href="https://www.legifrance.gouv.fr/affichCodeArticle.do?idArticle=LEGIARTI000031720561&amp;cidTexte=LEGITEXT000006074075"&gt;Article R151-39 1er et 2e alinéas du Code de l'Urbanisme&lt;/a&gt; : Afin d'assurer l'intégration urbaine, paysagère et environnementale des constructions, déterminer la constructibilité des terrains, préserver ou faire évoluer la morphologie du tissu urbain et les continuités visuelles, le règlement peut notamment prévoir des règles maximales d'emprise au sol et de hauteur des constructions.&lt;br /&gt;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br /&gt;(...)&lt;/p&gt;</text:p>
          </table:table-cell>
          <table:table-cell table:style-name="ce4" table:number-columns-repeated="56"/>
          <table:table-cell table:number-columns-repeated="960"/>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39</text:p>
          </table:table-cell>
          <table:table-cell table:style-name="ce18" office:value-type="string" calcext:value-type="string">
            <text:p>51</text:p>
          </table:table-cell>
          <table:table-cell table:style-name="ce4"/>
          <table:table-cell table:style-name="ce4" office:value-type="string" calcext:value-type="string">
            <text:p>Hauteur maximale de faîtage ou de construction</text:p>
          </table:table-cell>
          <table:table-cell table:style-name="ce21"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24" office:value-type="string" calcext:value-type="string">
            <text:p>&lt;p&gt;&lt;a href="https://www.legifrance.gouv.fr/affichCodeArticle.do?idArticle=LEGIARTI000031720561&amp;cidTexte=LEGITEXT000006074075"&gt;Article R151-39 1er et 2e alinéas du Code de l'Urbanisme&lt;/a&gt; : Afin d'assurer l'intégration urbaine, paysagère et environnementale des constructions, déterminer la constructibilité des terrains, préserver ou faire évoluer la morphologie du tissu urbain et les continuités visuelles, le règlement peut notamment prévoir des règles maximales d'emprise au sol et de hauteur des constructions.&lt;br /&gt;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br /&gt;(...)&lt;/p&gt;</text:p>
          </table:table-cell>
          <table:table-cell table:style-name="ce4" table:number-columns-repeated="56"/>
          <table:table-cell table:number-columns-repeated="960"/>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39</text:p>
          </table:table-cell>
          <table:table-cell table:style-name="ce18" office:value-type="string" calcext:value-type="string">
            <text:p>52</text:p>
          </table:table-cell>
          <table:table-cell table:style-name="ce4"/>
          <table:table-cell table:style-name="ce4" office:value-type="string" calcext:value-type="string">
            <text:p>Hauteur imposée de façade</text:p>
          </table:table-cell>
          <table:table-cell table:style-name="ce21"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24" office:value-type="string" calcext:value-type="string">
            <text:p>&lt;p&gt;&lt;a href="https://www.legifrance.gouv.fr/affichCodeArticle.do?idArticle=LEGIARTI000031720561&amp;cidTexte=LEGITEXT000006074075"&gt;Article R151-39 1er et 2e alinéas du Code de l'Urbanisme&lt;/a&gt; : Afin d'assurer l'intégration urbaine, paysagère et environnementale des constructions, déterminer la constructibilité des terrains, préserver ou faire évoluer la morphologie du tissu urbain et les continuités visuelles, le règlement peut notamment prévoir des règles maximales d'emprise au sol et de hauteur des constructions.&lt;br /&gt;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br /&gt;(...)&lt;/p&gt;</text:p>
          </table:table-cell>
          <table:table-cell table:style-name="ce4" table:number-columns-repeated="56"/>
          <table:table-cell table:number-columns-repeated="960"/>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9</text:p>
          </table:table-cell>
          <table:table-cell office:value-type="string" calcext:value-type="string">
            <text:p>97</text:p>
          </table:table-cell>
          <table:table-cell/>
          <table:table-cell office:value-type="string" calcext:value-type="string">
            <text:p>Hauteur règles qualitatives</text:p>
          </table:table-cell>
          <table:table-cell table:style-name="ce15"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7" office:value-type="string" calcext:value-type="string">
            <text:p>&lt;p&gt;&lt;a href="https://www.legifrance.gouv.fr/affichCodeArticle.do?idArticle=LEGIARTI000031720561&amp;cidTexte=LEGITEXT000006074075"&gt;Article R151-39 dernier alinéa du Code de l'Urbanisme&lt;/a&gt; : (...) 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9</text:p>
          </table:table-cell>
          <table:table-cell office:value-type="string" calcext:value-type="string">
            <text:p>98</text:p>
          </table:table-cell>
          <table:table-cell/>
          <table:table-cell office:value-type="string" calcext:value-type="string">
            <text:p>Hauteur règles alternatives</text:p>
          </table:table-cell>
          <table:table-cell table:style-name="ce15"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7" office:value-type="string" calcext:value-type="string">
            <text:p>&lt;p&gt;&lt;a href="https://www.legifrance.gouv.fr/affichCodeArticle.do?idArticle=LEGIARTI000031720555&amp;cidTexte=LEGITEXT000006074075"&gt;Article R151-41 1° du Code de l'Urbanisme&lt;/a&gt; : Afin d'assurer l'insertion de la construction dans ses abords, la qualité et la diversité architecturale, urbaine et paysagère des constructions ainsi que la conservation et la mise en valeur du patrimoine, le règlement peut : 1° Prévoir des règles alternatives, dans les conditions prévues à l'article &lt;a href="https://www.legifrance.gouv.fr/affichCodeArticle.do?cidTexte=LEGITEXT000006074075&amp;idArticle=LEGIARTI000031720011&amp;dateTexte=&amp;categorieLien=cid"&gt;R151-13&lt;/a&gt;, afin d'adapter des règles volumétriques définies en application de l'article &lt;a href="https://www.legifrance.gouv.fr/affichCodeArticle.do?cidTexte=LEGITEXT000006074075&amp;idArticle=LEGIARTI000031720077&amp;dateTexte=&amp;categorieLien=cid"&gt;R151-39&lt;/a&gt; pour satisfaire à une insertion dans le contexte, en lien avec les bâtiments contigus ; &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0</text:p>
          </table:table-cell>
          <table:table-cell office:value-type="string" calcext:value-type="string">
            <text:p>00</text:p>
          </table:table-cell>
          <table:table-cell/>
          <table:table-cell office:value-type="string" calcext:value-type="string">
            <text:p>Volumétrie</text:p>
          </table:table-cell>
          <table:table-cell table:style-name="ce15"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10" office:value-type="string" calcext:value-type="string">
            <text:p>&lt;p&gt;&lt;a href="https://www.legifrance.gouv.fr/affichCodeArticle.do?idArticle=LEGIARTI000031720561&amp;cidTexte=LEGITEXT000006074075"&gt;Article R151-39 du Code de l'Urbanisme&lt;/a&gt; : Afin d'assurer l'intégration urbaine, paysagère et environnementale des constructions, déterminer la constructibilité des terrains, préserver ou faire évoluer la morphologie du tissu urbain et les continuités visuelles, le règlement peut notamment prévoir des règles maximales d'emprise au sol et de hauteur des constructions.&lt;br /&gt;Il peut également prévoir, pour traduire un objectif de densité minimale de construction qu'il justifie de façon circonstanciée, des règles minimales d'emprise au sol et de hauteuRIl délimite, dans le ou les documents graphiques, les secteurs dans lesquels il les impose.&lt;br /&gt;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0</text:p>
          </table:table-cell>
          <table:table-cell office:value-type="string" calcext:value-type="string">
            <text:p>01</text:p>
          </table:table-cell>
          <table:table-cell/>
          <table:table-cell office:value-type="string" calcext:value-type="string">
            <text:p>Volumétrie minimale</text:p>
          </table:table-cell>
          <table:table-cell table:style-name="ce15"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12" office:value-type="string" calcext:value-type="string">
            <text:p>&lt;p&gt;&lt;a href="https://www.legifrance.gouv.fr/affichCodeArticle.do?idArticle=LEGIARTI000031720561&amp;cidTexte=LEGITEXT000006074075"&gt;Article R151-39 2e alinéa du Code de l'Urbanisme&lt;/a&gt; : (...) le règlement (...) peut également prévoir, pour traduire un objectif de densité minimale de construction qu'il justifie de façon circonstanciée, des règles minimales d'emprise au sol et de hauteuRIl délimite, dans le ou les documents graphiques, les secteurs dans lesquels il les impose.&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0</text:p>
          </table:table-cell>
          <table:table-cell office:value-type="string" calcext:value-type="string">
            <text:p>02</text:p>
          </table:table-cell>
          <table:table-cell/>
          <table:table-cell office:value-type="string" calcext:value-type="string">
            <text:p>Volumétrie maximale</text:p>
          </table:table-cell>
          <table:table-cell table:style-name="ce15"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12" office:value-type="string" calcext:value-type="string">
            <text:p>&lt;p&gt;&lt;a href="https://www.legifrance.gouv.fr/affichCodeArticle.do?idArticle=LEGIARTI000031720561&amp;cidTexte=LEGITEXT000006074075"&gt;Article R151-39 1er alinéa du Code de l'Urbanisme&lt;/a&gt; : Afin d'assurer l'intégration urbaine, paysagère et environnementale des constructions, déterminer la constructibilité des terrains, préserver ou faire évoluer la morphologie du tissu urbain et les continuités visuelles, le règlement peut notamment prévoir des règles maximales d'emprise au sol et de hauteur des constructions.&lt;br /&gt;(...)&lt;/p&gt;</text:p>
          </table:table-cell>
          <table:table-cell table:number-columns-repeated="1016"/>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40</text:p>
          </table:table-cell>
          <table:table-cell table:style-name="ce18" office:value-type="string" calcext:value-type="string">
            <text:p>50</text:p>
          </table:table-cell>
          <table:table-cell table:style-name="ce4"/>
          <table:table-cell table:style-name="ce4" office:value-type="string" calcext:value-type="string">
            <text:p>Point de vue, perspective à préserver et à mettre en valeur</text:p>
          </table:table-cell>
          <table:table-cell table:style-name="ce21"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26" office:value-type="string" calcext:value-type="string">
            <text:p>&lt;p&gt;&lt;a href="https://www.legifrance.gouv.fr/affichCodeArticle.do?idArticle=LEGIARTI000031720561&amp;cidTexte=LEGITEXT000006074075"&gt;Article R151-39 dernier alinéa du Code de l'Urbanisme&lt;/a&gt; : (...) 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cell table:style-name="ce4" table:number-columns-repeated="56"/>
          <table:table-cell table:number-columns-repeated="960"/>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0</text:p>
          </table:table-cell>
          <table:table-cell office:value-type="string" calcext:value-type="string">
            <text:p>97</text:p>
          </table:table-cell>
          <table:table-cell/>
          <table:table-cell office:value-type="string" calcext:value-type="string">
            <text:p>Règles volumétriques qualitatives</text:p>
          </table:table-cell>
          <table:table-cell table:style-name="ce15"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7" office:value-type="string" calcext:value-type="string">
            <text:p>&lt;p&gt;&lt;a href="https://www.legifrance.gouv.fr/affichCodeArticle.do?idArticle=LEGIARTI000031720561&amp;cidTexte=LEGITEXT000006074075"&gt;Article R151-39 dernier alinéa du Code de l'Urbanisme&lt;/a&gt; : (...) 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0</text:p>
          </table:table-cell>
          <table:table-cell office:value-type="string" calcext:value-type="string">
            <text:p>98</text:p>
          </table:table-cell>
          <table:table-cell/>
          <table:table-cell office:value-type="string" calcext:value-type="string">
            <text:p>Règles volumétriques alternatives</text:p>
          </table:table-cell>
          <table:table-cell table:style-name="ce15"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7" office:value-type="string" calcext:value-type="string">
            <text:p>&lt;p&gt;&lt;a href="https://www.legifrance.gouv.fr/affichCodeArticle.do?idArticle=LEGIARTI000031720555&amp;cidTexte=LEGITEXT000006074075"&gt;Article R151-41 1° du Code de l'Urbanisme&lt;/a&gt; : Afin d'assurer l'insertion de la construction dans ses abords, la qualité et la diversité architecturale, urbaine et paysagère des constructions ainsi que la conservation et la mise en valeur du patrimoine, le règlement peut : 1° Prévoir des règles alternatives, dans les conditions prévues à l'article &lt;a href="https://www.legifrance.gouv.fr/affichCodeArticle.do?cidTexte=LEGITEXT000006074075&amp;idArticle=LEGIARTI000031720011&amp;dateTexte=&amp;categorieLien=cid"&gt;R151-13&lt;/a&gt;, afin d'adapter des règles volumétriques définies en application de l'article &lt;a href="https://www.legifrance.gouv.fr/affichCodeArticle.do?cidTexte=LEGITEXT000006074075&amp;idArticle=LEGIARTI000031720077&amp;dateTexte=&amp;categorieLien=cid"&gt;R151-39&lt;/a&gt; pour satisfaire à une insertion dans le contexte, en lien avec les bâtiments contigus ; &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1</text:p>
          </table:table-cell>
          <table:table-cell office:value-type="string" calcext:value-type="string">
            <text:p>00</text:p>
          </table:table-cell>
          <table:table-cell/>
          <table:table-cell office:value-type="string" calcext:value-type="string">
            <text:p>Aspect extérieur</text:p>
          </table:table-cell>
          <table:table-cell table:style-name="ce15"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7" office:value-type="string" calcext:value-type="string">
            <text:p>&lt;p&gt;&lt;a href="https://www.legifrance.gouv.fr/affichCodeArticle.do?idArticle=LEGIARTI000031720555&amp;cidTexte=LEGITEXT000006074075"&gt;Article R151-41 2° du Code de l'Urbanisme&lt;/a&gt; : Afin d'assurer l'insertion de la construction dans ses abords, la qualité et la diversité architecturale, urbaine et paysagère des constructions ainsi que la conservation et la mise en valeur du patrimoine, le règlement peut :&lt;br /&gt;(...)&lt;br /&gt;2° Prévoir des dispositions concernant les caractéristiques architecturales des façades et toitures des constructions ainsi que des clôtures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1</text:p>
          </table:table-cell>
          <table:table-cell office:value-type="string" calcext:value-type="string">
            <text:p>01</text:p>
          </table:table-cell>
          <table:table-cell/>
          <table:table-cell office:value-type="string" calcext:value-type="string">
            <text:p>Aspect extérieur façades</text:p>
          </table:table-cell>
          <table:table-cell table:style-name="ce15"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7" office:value-type="string" calcext:value-type="string">
            <text:p>&lt;p&gt;&lt;a href="https://www.legifrance.gouv.fr/affichCodeArticle.do?idArticle=LEGIARTI000031720555&amp;cidTexte=LEGITEXT000006074075"&gt;Article R151-41 2° du Code de l'Urbanisme&lt;/a&gt; : Afin d'assurer l'insertion de la construction dans ses abords, la qualité et la diversité architecturale, urbaine et paysagère des constructions ainsi que la conservation et la mise en valeur du patrimoine, le règlement peut :&lt;br /&gt;(...)&lt;br /&gt;2° Prévoir des dispositions concernant les caractéristiques architecturales des façades et toitures des constructions ainsi que des clôtures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1</text:p>
          </table:table-cell>
          <table:table-cell office:value-type="string" calcext:value-type="string">
            <text:p>02</text:p>
          </table:table-cell>
          <table:table-cell/>
          <table:table-cell office:value-type="string" calcext:value-type="string">
            <text:p>Aspect extérieur toitures</text:p>
          </table:table-cell>
          <table:table-cell table:style-name="ce15"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7" office:value-type="string" calcext:value-type="string">
            <text:p>&lt;p&gt;&lt;a href="https://www.legifrance.gouv.fr/affichCodeArticle.do?idArticle=LEGIARTI000031720555&amp;cidTexte=LEGITEXT000006074075"&gt;Article R151-41 2° du Code de l'Urbanisme&lt;/a&gt; : Afin d'assurer l'insertion de la construction dans ses abords, la qualité et la diversité architecturale, urbaine et paysagère des constructions ainsi que la conservation et la mise en valeur du patrimoine, le règlement peut :&lt;br /&gt;(...)&lt;br /&gt;2° Prévoir des dispositions concernant les caractéristiques architecturales des façades et toitures des constructions ainsi que des clôtures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1</text:p>
          </table:table-cell>
          <table:table-cell office:value-type="string" calcext:value-type="string">
            <text:p>03</text:p>
          </table:table-cell>
          <table:table-cell/>
          <table:table-cell office:value-type="string" calcext:value-type="string">
            <text:p>Aspect extérieur clôtures</text:p>
          </table:table-cell>
          <table:table-cell table:style-name="ce15"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7" office:value-type="string" calcext:value-type="string">
            <text:p>&lt;p&gt;&lt;a href="https://www.legifrance.gouv.fr/affichCodeArticle.do?idArticle=LEGIARTI000031720555&amp;cidTexte=LEGITEXT000006074075"&gt;Article R151-41 2° du Code de l'Urbanisme&lt;/a&gt; : Afin d'assurer l'insertion de la construction dans ses abords, la qualité et la diversité architecturale, urbaine et paysagère des constructions ainsi que la conservation et la mise en valeur du patrimoine, le règlement peut :&lt;br /&gt;(...)&lt;br /&gt;2° Prévoir des dispositions concernant les caractéristiques architecturales des façades et toitures des constructions ainsi que des clôtures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1</text:p>
          </table:table-cell>
          <table:table-cell office:value-type="string" calcext:value-type="string">
            <text:p>98</text:p>
          </table:table-cell>
          <table:table-cell/>
          <table:table-cell office:value-type="string" calcext:value-type="string">
            <text:p>Aspect extérieur règles alternatives</text:p>
          </table:table-cell>
          <table:table-cell table:style-name="ce15" office:value-type="string" calcext:value-type="string">
            <text:p>&lt;p&gt;&lt;a href="https://www.legifrance.gouv.fr/affichCodeArticle.do?cidTexte=LEGITEXT000006074236&amp;idArticle=LEGIARTI000032858252"&gt;Article L631-4 I 2° a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10" office:value-type="string" calcext:value-type="string">
            <text:p>&lt;p&gt;&lt;a href="https://www.legifrance.gouv.fr/affichCodeArticle.do?idArticle=LEGIARTI000031720627&amp;cidTexte=LEGITEXT000006074075"&gt;Article R151-13 du Code de l'Urbanisme&lt;/a&gt; : Les règles générales peuvent être assorties de règles alternatives qui en permettent une application circonstanciée à des conditions locales particulières.&lt;br /&gt;Ces règles alternatives ne peuvent avoir pour objet ou pour effet de se substituer aux possibilités reconnues à l'autorité compétente en matière d'autorisation d'urbanisme de procéder à des adaptations mineures par l'article &lt;a href="https://www.legifrance.gouv.fr/affichCodeArticle.do?cidTexte=LEGITEXT000006074075&amp;idArticle=LEGIARTI000031211281&amp;dateTexte=&amp;categorieLien=cid"&gt;L152-3&lt;/a&gt; et d'accorder des dérogations aux règles du plan local d'urbanisme par les articles &lt;a href="https://www.legifrance.gouv.fr/affichCodeArticle.do?cidTexte=LEGITEXT000006074075&amp;idArticle=LEGIARTI000031211283&amp;dateTexte=&amp;categorieLien=cid"&gt;L152-4 à L152-6&lt;/a&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2</text:p>
          </table:table-cell>
          <table:table-cell office:value-type="string" calcext:value-type="string">
            <text:p>00</text:p>
          </table:table-cell>
          <table:table-cell/>
          <table:table-cell office:value-type="string" calcext:value-type="string">
            <text:p>Coefficient de biotope par surface</text:p>
          </table:table-cell>
          <table:table-cell office:value-type="string" calcext:value-type="string">
            <text:p>null</text:p>
          </table:table-cell>
          <table:table-cell table:style-name="ce7" office:value-type="string" calcext:value-type="string">
            <text:p>&lt;p&gt;&lt;a href="https://www.legifrance.gouv.fr/affichCodeArticle.do?idArticle=LEGIARTI000031720549&amp;cidTexte=LEGITEXT000006074075"&gt;Article R151-43 1° du Code de l'Urbanisme&lt;/a&gt; : Afin de contribuer à la qualité du cadre de vie, assurer un équilibre entre les espaces construits et les espaces libres et répondre aux enjeux environnementaux, le règlement peut :&lt;br /&gt;1° Imposer, en application de l'article &lt;a href="https://www.legifrance.gouv.fr/affichCodeArticle.do?cidTexte=LEGITEXT000006074075&amp;idArticle=LEGIARTI000031211207&amp;dateTexte=&amp;categorieLien=cid"&gt;L151-22&lt;/a&gt;, que les surfaces non imperméabilisées ou éco-aménageables d'un projet représentent une proportion minimale de l'unité foncière. Il précise les types d'espaces, construits ou non, qui peuvent entrer dans le décompte de cette surface minimale en leur affectant un coefficient qui en exprime la valeur pour l'écosystème par référence à celle d'un espace équivalent de pleine terre ;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3</text:p>
          </table:table-cell>
          <table:table-cell office:value-type="string" calcext:value-type="string">
            <text:p>00</text:p>
          </table:table-cell>
          <table:table-cell/>
          <table:table-cell office:value-type="string" calcext:value-type="string">
            <text:p>Réalisation d’espaces libres, plantations, aires de jeux et de loisir</text:p>
          </table:table-cell>
          <table:table-cell office:value-type="string" calcext:value-type="string">
            <text:p>null</text:p>
          </table:table-cell>
          <table:table-cell table:style-name="ce7" office:value-type="string" calcext:value-type="string">
            <text:p>&lt;p&gt;&lt;a href="https://www.legifrance.gouv.fr/affichCodeArticle.do?idArticle=LEGIARTI000031720549&amp;cidTexte=LEGITEXT000006074075"&gt;Article R151-43 2° du Code de l'Urbanisme&lt;/a&gt; : Afin de contribuer à la qualité du cadre de vie, assurer un équilibre entre les espaces construits et les espaces libres et répondre aux enjeux environnementaux, le règlement peut :&lt;br /&gt;(...)&lt;br /&gt;2° Imposer des obligations en matière de réalisation d'espaces libres et de plantations, d'aires de jeux et de loisir ; &lt;br /&gt;(...)&lt;/p&gt;&lt;p&gt;&lt;a href="https://www.legifrance.gouv.fr/affichCodeArticle.do?idArticle=LEGIARTI000031720549&amp;cidTexte=LEGITEXT000006074075"&gt;Article R151-43 8° du Code de l'Urbanisme&lt;/a&gt; : Afin de contribuer à la qualité du cadre de vie, assurer un équilibre entre les espaces construits et les espaces libres et répondre aux enjeux environnementaux, le règlement peut :&lt;br /&gt;(...)&lt;br /&gt;8° Imposer pour les clôtures des caractéristiques permettant de préserver ou remettre en état les continuités écologiques ou de faciliter l'écoulement des eaux.&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3</text:p>
          </table:table-cell>
          <table:table-cell office:value-type="string" calcext:value-type="string">
            <text:p>01</text:p>
          </table:table-cell>
          <table:table-cell/>
          <table:table-cell office:value-type="string" calcext:value-type="string">
            <text:p>Réalisation d’espaces libres</text:p>
          </table:table-cell>
          <table:table-cell office:value-type="string" calcext:value-type="string">
            <text:p>null</text:p>
          </table:table-cell>
          <table:table-cell table:style-name="ce11" office:value-type="string" calcext:value-type="string">
            <text:p>&lt;p&gt;&lt;a href="https://www.legifrance.gouv.fr/affichCodeArticle.do?idArticle=LEGIARTI000031720549&amp;cidTexte=LEGITEXT000006074075"&gt;Article R151-43 2° du Code de l'Urbanisme&lt;/a&gt; : Afin de contribuer à la qualité du cadre de vie, assurer un équilibre entre les espaces construits et les espaces libres et répondre aux enjeux environnementaux, le règlement peut :&lt;br /&gt;(...)&lt;br /&gt;2° Imposer des obligations en matière de réalisation d'espaces libres et de plantations, d'aires de jeux et de loisir ;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3</text:p>
          </table:table-cell>
          <table:table-cell office:value-type="string" calcext:value-type="string">
            <text:p>02</text:p>
          </table:table-cell>
          <table:table-cell/>
          <table:table-cell office:value-type="string" calcext:value-type="string">
            <text:p>Réalisation d’aires de jeux et de loisirs</text:p>
          </table:table-cell>
          <table:table-cell office:value-type="string" calcext:value-type="string">
            <text:p>null</text:p>
          </table:table-cell>
          <table:table-cell table:style-name="ce7" office:value-type="string" calcext:value-type="string">
            <text:p>&lt;p&gt;&lt;a href="https://www.legifrance.gouv.fr/affichCodeArticle.do?idArticle=LEGIARTI000031720549&amp;cidTexte=LEGITEXT000006074075"&gt;Article R151-43 2° du Code de l'Urbanisme&lt;/a&gt; : Afin de contribuer à la qualité du cadre de vie, assurer un équilibre entre les espaces construits et les espaces libres et répondre aux enjeux environnementaux, le règlement peut :&lt;br /&gt;(...)&lt;br /&gt;2° Imposer des obligations en matière de réalisation d'espaces libres et de plantations, d'aires de jeux et de loisir ;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3</text:p>
          </table:table-cell>
          <table:table-cell office:value-type="string" calcext:value-type="string">
            <text:p>03</text:p>
          </table:table-cell>
          <table:table-cell/>
          <table:table-cell office:value-type="string" calcext:value-type="string">
            <text:p>Réglementation des plantations</text:p>
          </table:table-cell>
          <table:table-cell office:value-type="string" calcext:value-type="string">
            <text:p>null</text:p>
          </table:table-cell>
          <table:table-cell table:style-name="ce7" office:value-type="string" calcext:value-type="string">
            <text:p>&lt;p&gt;&lt;a href="https://www.legifrance.gouv.fr/affichCodeArticle.do?idArticle=LEGIARTI000031720549&amp;cidTexte=LEGITEXT000006074075"&gt;Article R151-43 8° du Code de l'Urbanisme&lt;/a&gt; : Afin de contribuer à la qualité du cadre de vie, assurer un équilibre entre les espaces construits et les espaces libres et répondre aux enjeux environnementaux, le règlement peut :&lt;br /&gt;(...)&lt;br /&gt;8° Imposer pour les clôtures des caractéristiques permettant de préserver ou remettre en état les continuités écologiques ou de faciliter l'écoulement des eaux.&lt;/p&gt;</text:p>
          </table:table-cell>
          <table:table-cell table:number-columns-repeated="1016"/>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43</text:p>
          </table:table-cell>
          <table:table-cell table:style-name="ce18" office:value-type="string" calcext:value-type="string">
            <text:p>50</text:p>
          </table:table-cell>
          <table:table-cell table:style-name="ce4"/>
          <table:table-cell table:style-name="ce4" office:value-type="string" calcext:value-type="string">
            <text:p>Espace vert à créer</text:p>
          </table:table-cell>
          <table:table-cell office:value-type="string" calcext:value-type="string">
            <text:p>null</text:p>
          </table:table-cell>
          <table:table-cell table:style-name="ce26" office:value-type="string" calcext:value-type="string">
            <text:p>&lt;p&gt;&lt;a href="https://www.legifrance.gouv.fr/affichCodeArticle.do?idArticle=LEGIARTI000031720549&amp;cidTexte=LEGITEXT000006074075"&gt;Article R151-43 2° du Code de l'Urbanisme&lt;/a&gt; : Afin de contribuer à la qualité du cadre de vie, assurer un équilibre entre les espaces construits et les espaces libres et répondre aux enjeux environnementaux, le règlement peut :&lt;br /&gt;(...)&lt;br /&gt;2° Imposer des obligations en matière de réalisation d'espaces libres et de plantations, d'aires de jeux et de loisir ; &lt;br /&gt;(...)&lt;/p&gt;</text:p>
          </table:table-cell>
          <table:table-cell table:style-name="ce4" table:number-columns-repeated="56"/>
          <table:table-cell table:number-columns-repeated="960"/>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43</text:p>
          </table:table-cell>
          <table:table-cell table:style-name="ce18" office:value-type="string" calcext:value-type="string">
            <text:p>51</text:p>
          </table:table-cell>
          <table:table-cell table:style-name="ce4"/>
          <table:table-cell table:style-name="ce4" office:value-type="string" calcext:value-type="string">
            <text:p>Place, cour, ou autre espace libre à dominante minérale à créer</text:p>
          </table:table-cell>
          <table:table-cell office:value-type="string" calcext:value-type="string">
            <text:p>null</text:p>
          </table:table-cell>
          <table:table-cell table:style-name="ce26" office:value-type="string" calcext:value-type="string">
            <text:p>&lt;p&gt;&lt;a href="https://www.legifrance.gouv.fr/affichCodeArticle.do?idArticle=LEGIARTI000031720549&amp;cidTexte=LEGITEXT000006074075"&gt;Article R151-43 2° du Code de l'Urbanisme&lt;/a&gt; : Afin de contribuer à la qualité du cadre de vie, assurer un équilibre entre les espaces construits et les espaces libres et répondre aux enjeux environnementaux, le règlement peut :&lt;br /&gt;(...)&lt;br /&gt;2° Imposer des obligations en matière de réalisation d'espaces libres et de plantations, d'aires de jeux et de loisir ; &lt;br /&gt;(...)&lt;/p&gt;</text:p>
          </table:table-cell>
          <table:table-cell table:style-name="ce4" table:number-columns-repeated="56"/>
          <table:table-cell table:number-columns-repeated="960"/>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4</text:p>
          </table:table-cell>
          <table:table-cell office:value-type="string" calcext:value-type="string">
            <text:p>00</text:p>
          </table:table-cell>
          <table:table-cell/>
          <table:table-cell office:value-type="string" calcext:value-type="string">
            <text:p>Stationnement</text:p>
          </table:table-cell>
          <table:table-cell office:value-type="string" calcext:value-type="string">
            <text:p>null</text:p>
          </table:table-cell>
          <table:table-cell table:style-name="ce10" office:value-type="string" calcext:value-type="string">
            <text:p>&lt;p&gt;&lt;a href="https://www.legifrance.gouv.fr/affichCodeArticle.do?idArticle=LEGIARTI000031720545&amp;cidTexte=LEGITEXT000006074075"&gt;Article R151-44 du Code de l'Urbanisme&lt;/a&gt; : Afin d'assurer le stationnement des véhicules motorisés ou des vélos hors des voies publiques, dans le respect des objectifs de diminution de déplacements motorisés, de développement des transports alternatifs à l'usage individuel de l'automobile et de réduction de la consommation d'espace ainsi que de l'imperméabilisation des sols, le règlement peut prévoir des obligations de réalisation d'aires de stationnement dans les conditions mentionnées aux articles &lt;a href="https://www.legifrance.gouv.fr/affichCodeArticle.do?cidTexte=LEGITEXT000006074075&amp;idArticle=LEGIARTI000031211227&amp;dateTexte=&amp;categorieLien=cid"&gt;L151-30 à L151-37&lt;/a&gt; et dans les conditions du présent paragraphe.&lt;br /&gt;Ces obligations tiennent compte de la qualité de la desserte en transport collectif, de la densité urbaine et des besoins propres au projet au regard des capacités de stationnement ouvertes au public à proximité.&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4</text:p>
          </table:table-cell>
          <table:table-cell office:value-type="string" calcext:value-type="string">
            <text:p>01</text:p>
          </table:table-cell>
          <table:table-cell/>
          <table:table-cell office:value-type="string" calcext:value-type="string">
            <text:p>Stationnement minimal</text:p>
          </table:table-cell>
          <table:table-cell office:value-type="string" calcext:value-type="string">
            <text:p>null</text:p>
          </table:table-cell>
          <table:table-cell table:style-name="ce10" office:value-type="string" calcext:value-type="string">
            <text:p>&lt;p&gt;&lt;a href="https://www.legifrance.gouv.fr/affichCodeArticle.do?idArticle=LEGIARTI000031720545&amp;cidTexte=LEGITEXT000006074075"&gt;Article R151-44 du Code de l'Urbanisme&lt;/a&gt; : Afin d'assurer le stationnement des véhicules motorisés ou des vélos hors des voies publiques, dans le respect des objectifs de diminution de déplacements motorisés, de développement des transports alternatifs à l'usage individuel de l'automobile et de réduction de la consommation d'espace ainsi que de l'imperméabilisation des sols, le règlement peut prévoir des obligations de réalisation d'aires de stationnement dans les conditions mentionnées aux articles &lt;a href="https://www.legifrance.gouv.fr/affichCodeArticle.do?cidTexte=LEGITEXT000006074075&amp;idArticle=LEGIARTI000031211227&amp;dateTexte=&amp;categorieLien=cid"&gt;L151-30 à L151-37&lt;/a&gt; et dans les conditions du présent paragraphe.&lt;br /&gt;Ces obligations tiennent compte de la qualité de la desserte en transport collectif, de la densité urbaine et des besoins propres au projet au regard des capacités de stationnement ouvertes au public à proximité.&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4</text:p>
          </table:table-cell>
          <table:table-cell office:value-type="string" calcext:value-type="string">
            <text:p>02</text:p>
          </table:table-cell>
          <table:table-cell/>
          <table:table-cell office:value-type="string" calcext:value-type="string">
            <text:p>Stationnement maximal</text:p>
          </table:table-cell>
          <table:table-cell office:value-type="string" calcext:value-type="string">
            <text:p>null</text:p>
          </table:table-cell>
          <table:table-cell table:style-name="ce7" office:value-type="string" calcext:value-type="string">
            <text:p>&lt;p&gt;&lt;a href="https://www.legifrance.gouv.fr/affichCodeArticle.do?idArticle=LEGIARTI000031720543&amp;cidTexte=LEGITEXT000006074075"&gt;Article R151-45 3° du Code de l'Urbanisme&lt;/a&gt; : Lorsque le règlement comporte des obligations de réalisation d'aires de stationnement, il peut :&lt;br /&gt;(...)&lt;br /&gt;3° Dans les conditions définies par la loi, fixer un nombre maximal d'aires de stationnement pour les véhicules motorisés dans des secteurs qu'il délimite.&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4</text:p>
          </table:table-cell>
          <table:table-cell office:value-type="string" calcext:value-type="string">
            <text:p>03</text:p>
          </table:table-cell>
          <table:table-cell/>
          <table:table-cell office:value-type="string" calcext:value-type="string">
            <text:p>Caractéristiques et type de stationnement</text:p>
          </table:table-cell>
          <table:table-cell office:value-type="string" calcext:value-type="string">
            <text:p>null</text:p>
          </table:table-cell>
          <table:table-cell office:value-type="string" calcext:value-type="string">
            <text:p>&lt;p&gt;&lt;a href="https://www.legifrance.gouv.fr/affichCodeArticle.do?idArticle=LEGIARTI000031720543&amp;cidTexte=LEGITEXT000006074075"&gt;Article R151-45 1° du Code de l'Urbanisme&lt;/a&gt; : Lorsque le règlement comporte des obligations de réalisation d'aires de stationnement, il peut : 1° En préciser le type ainsi que les principales caractéristiques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4</text:p>
          </table:table-cell>
          <table:table-cell office:value-type="string" calcext:value-type="string">
            <text:p>04</text:p>
          </table:table-cell>
          <table:table-cell/>
          <table:table-cell office:value-type="string" calcext:value-type="string">
            <text:p>Minoration des règles de stationnement</text:p>
          </table:table-cell>
          <table:table-cell office:value-type="string" calcext:value-type="string">
            <text:p>null</text:p>
          </table:table-cell>
          <table:table-cell office:value-type="string" calcext:value-type="string">
            <text:p>&lt;p&gt;&lt;a href="https://www.legifrance.gouv.fr/affichCodeArticle.do?idArticle=LEGIARTI000031720543&amp;cidTexte=LEGITEXT000006074075"&gt;Article R151-45 2° du Code de l'Urbanisme&lt;/a&gt; : Lorsque le règlement comporte des obligations de réalisation d'aires de stationnement, il peut :&lt;br /&gt;(...)&lt;br /&gt;2° Minorer ces obligations pour les véhicules motorisés quand les projets comportent plusieurs destinations ou sous-destinations permettant la mutualisation de tout ou partie des aires de stationnement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4</text:p>
          </table:table-cell>
          <table:table-cell office:value-type="string" calcext:value-type="string">
            <text:p>98</text:p>
          </table:table-cell>
          <table:table-cell/>
          <table:table-cell office:value-type="string" calcext:value-type="string">
            <text:p>Stationnement règles alternatives</text:p>
          </table:table-cell>
          <table:table-cell office:value-type="string" calcext:value-type="string">
            <text:p>null</text:p>
          </table:table-cell>
          <table:table-cell table:style-name="ce10" office:value-type="string" calcext:value-type="string">
            <text:p>&lt;p&gt;&lt;a href="https://www.legifrance.gouv.fr/affichCodeArticle.do?idArticle=LEGIARTI000031720627&amp;cidTexte=LEGITEXT000006074075"&gt;Article R151-13 du Code de l'Urbanisme&lt;/a&gt; : Les règles générales peuvent être assorties de règles alternatives qui en permettent une application circonstanciée à des conditions locales particulières.&lt;br /&gt;Ces règles alternatives ne peuvent avoir pour objet ou pour effet de se substituer aux possibilités reconnues à l'autorité compétente en matière d'autorisation d'urbanisme de procéder à des adaptations mineures par l'article &lt;a href="https://www.legifrance.gouv.fr/affichCodeArticle.do?cidTexte=LEGITEXT000006074075&amp;idArticle=LEGIARTI000031211281&amp;dateTexte=&amp;categorieLien=cid"&gt;L152-3&lt;/a&gt; et d'accorder des dérogations aux règles du plan local d'urbanisme par les articles &lt;a href="https://www.legifrance.gouv.fr/affichCodeArticle.do?cidTexte=LEGITEXT000006074075&amp;idArticle=LEGIARTI000031211283&amp;dateTexte=&amp;categorieLien=cid"&gt;L152-4 à L152-6&lt;/a&gt;.&lt;/p&gt;</text:p>
          </table:table-cell>
          <table:table-cell table:number-columns-repeated="1016"/>
        </table:table-row>
        <table:table-row table:style-name="ro1">
          <table:table-cell table:style-name="ce1" office:value-type="string" calcext:value-type="string">
            <text:p>PRESCRIPTION</text:p>
          </table:table-cell>
          <table:table-cell table:style-name="ce1" office:value-type="string" calcext:value-type="string">
            <text:p>STYPEPSC</text:p>
          </table:table-cell>
          <table:table-cell table:style-name="ce3" office:value-type="string" calcext:value-type="string">
            <text:p>45</text:p>
          </table:table-cell>
          <table:table-cell table:style-name="ce3" office:value-type="string" calcext:value-type="string">
            <text:p>00</text:p>
          </table:table-cell>
          <table:table-cell table:style-name="ce1"/>
          <table:table-cell table:style-name="ce1" office:value-type="string" calcext:value-type="string">
            <text:p>Zone d’aménagement concerté (surface de plancher, destination)</text:p>
          </table:table-cell>
          <table:table-cell office:value-type="string" calcext:value-type="string">
            <text:p>null</text:p>
          </table:table-cell>
          <table:table-cell table:style-name="ce1" office:value-type="string" calcext:value-type="string">
            <text:p>null</text:p>
          </table:table-cell>
          <table:table-cell table:style-name="ce1" table:number-columns-repeated="56"/>
          <table:table-cell table:number-columns-repeated="960"/>
        </table:table-row>
        <table:table-row table:style-name="ro1">
          <table:table-cell table:style-name="ce1" office:value-type="string" calcext:value-type="string">
            <text:p>PRESCRIPTION</text:p>
          </table:table-cell>
          <table:table-cell table:style-name="ce1" office:value-type="string" calcext:value-type="string">
            <text:p>STYPEPSC</text:p>
          </table:table-cell>
          <table:table-cell table:style-name="ce3" office:value-type="string" calcext:value-type="string">
            <text:p>46</text:p>
          </table:table-cell>
          <table:table-cell table:style-name="ce3" office:value-type="string" calcext:value-type="string">
            <text:p>00</text:p>
          </table:table-cell>
          <table:table-cell table:style-name="ce1"/>
          <table:table-cell table:style-name="ce1" office:value-type="string" calcext:value-type="string">
            <text:p>Constructibilité espace boisé antérieur au 20ᵉ siècle</text:p>
          </table:table-cell>
          <table:table-cell office:value-type="string" calcext:value-type="string">
            <text:p>null</text:p>
          </table:table-cell>
          <table:table-cell table:style-name="ce1" office:value-type="string" calcext:value-type="string">
            <text:p>null</text:p>
          </table:table-cell>
          <table:table-cell table:style-name="ce1" table:number-columns-repeated="56"/>
          <table:table-cell table:number-columns-repeated="960"/>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7</text:p>
          </table:table-cell>
          <table:table-cell office:value-type="string" calcext:value-type="string">
            <text:p>00</text:p>
          </table:table-cell>
          <table:table-cell/>
          <table:table-cell office:value-type="string" calcext:value-type="string">
            <text:p>Desserte par les réseaux</text:p>
          </table:table-cell>
          <table:table-cell office:value-type="string" calcext:value-type="string">
            <text:p>null</text:p>
          </table:table-cell>
          <table:table-cell office:value-type="string" calcext:value-type="string">
            <text:p>&lt;p&gt;&lt;a href="https://www.legifrance.gouv.fr/affichCodeArticle.do?idArticle=LEGIARTI000031720529&amp;cidTexte=LEGITEXT000006074075"&gt;Article R151-49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lt;br /&gt;1° Les conditions de desserte des terrains mentionnés à l'article &lt;a href="https://www.legifrance.gouv.fr/affichCodeArticle.do?cidTexte=LEGITEXT000006074075&amp;idArticle=LEGIARTI000031211247&amp;dateTexte=&amp;categorieLien=cid"&gt;L151-39&lt;/a&gt; par les réseaux publics d'eau, d'énergie et notamment d'électricité et d'assainissement, ainsi que, dans les zones délimitées en application du 2° de l'article &lt;a href="https://www.legifrance.gouv.fr/affichCodeArticle.do?cidTexte=LEGITEXT000006070633&amp;idArticle=LEGIARTI000006390357&amp;dateTexte=&amp;categorieLien=cid"&gt;L2224-10&lt;/a&gt; du code général des collectivités territoriales, les conditions de réalisation d'un assainissement non collectif ;&lt;br /&gt;2° Les conditions pour limiter l'imperméabilisation des sols, pour assurer la maîtrise du débit et de l'écoulement des eaux pluviales et de ruissellement, et prévoir le cas échéant des installations de collecte, de stockage voire de traitement des eaux pluviales et de ruissellement dans les zones délimitées en application du 3° et 4° de l'article &lt;a href="https://www.legifrance.gouv.fr/affichCodeArticle.do?cidTexte=LEGITEXT000006070633&amp;idArticle=LEGIARTI000006390357&amp;dateTexte=&amp;categorieLien=cid"&gt;L2224-10&lt;/a&gt; du code général des collectivités territoriales ;&lt;br /&gt;3° Les obligations imposées aux constructions, travaux, installations et aménagements, en matière d'infrastructures et réseaux de communications électronique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7</text:p>
          </table:table-cell>
          <table:table-cell office:value-type="string" calcext:value-type="string">
            <text:p>01</text:p>
          </table:table-cell>
          <table:table-cell/>
          <table:table-cell office:value-type="string" calcext:value-type="string">
            <text:p>Réseaux publics d’eau</text:p>
          </table:table-cell>
          <table:table-cell office:value-type="string" calcext:value-type="string">
            <text:p>null</text:p>
          </table:table-cell>
          <table:table-cell office:value-type="string" calcext:value-type="string">
            <text:p>&lt;p&gt;&lt;a href="https://www.legifrance.gouv.fr/affichCodeArticle.do?idArticle=LEGIARTI000031720529&amp;cidTexte=LEGITEXT000006074075"&gt;Article R151-49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lt;br /&gt;1° Les conditions de desserte des terrains mentionnés à l'article &lt;a href="https://www.legifrance.gouv.fr/affichCodeArticle.do?cidTexte=LEGITEXT000006074075&amp;idArticle=LEGIARTI000031211247&amp;dateTexte=&amp;categorieLien=cid"&gt;L151-39&lt;/a&gt; par les réseaux publics d'eau, d'énergie et notamment d'électricité et d'assainissement, ainsi que, dans les zones délimitées en application du 2° de l'article &lt;a href="https://www.legifrance.gouv.fr/affichCodeArticle.do?cidTexte=LEGITEXT000006070633&amp;idArticle=LEGIARTI000006390357&amp;dateTexte=&amp;categorieLien=cid"&gt;L2224-10&lt;/a&gt; du code général des collectivités territoriales, les conditions de réalisation d'un assainissement non collectif ;&lt;br /&gt;2° Les conditions pour limiter l'imperméabilisation des sols, pour assurer la maîtrise du débit et de l'écoulement des eaux pluviales et de ruissellement, et prévoir le cas échéant des installations de collecte, de stockage voire de traitement des eaux pluviales et de ruissellement dans les zones délimitées en application du 3° et 4° de l'article &lt;a href="https://www.legifrance.gouv.fr/affichCodeArticle.do?cidTexte=LEGITEXT000006070633&amp;idArticle=LEGIARTI000006390357&amp;dateTexte=&amp;categorieLien=cid"&gt;L2224-10&lt;/a&gt; du code général des collectivités territoriales ;&lt;br /&gt;3° Les obligations imposées aux constructions, travaux, installations et aménagements, en matière d'infrastructures et réseaux de communications électronique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7</text:p>
          </table:table-cell>
          <table:table-cell office:value-type="string" calcext:value-type="string">
            <text:p>02</text:p>
          </table:table-cell>
          <table:table-cell/>
          <table:table-cell office:value-type="string" calcext:value-type="string">
            <text:p>Réseaux publics d’électricité</text:p>
          </table:table-cell>
          <table:table-cell office:value-type="string" calcext:value-type="string">
            <text:p>null</text:p>
          </table:table-cell>
          <table:table-cell office:value-type="string" calcext:value-type="string">
            <text:p>&lt;p&gt;&lt;a href="https://www.legifrance.gouv.fr/affichCodeArticle.do?idArticle=LEGIARTI000031720529&amp;cidTexte=LEGITEXT000006074075"&gt;Article R151-49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lt;br /&gt;1° Les conditions de desserte des terrains mentionnés à l'article &lt;a href="https://www.legifrance.gouv.fr/affichCodeArticle.do?cidTexte=LEGITEXT000006074075&amp;idArticle=LEGIARTI000031211247&amp;dateTexte=&amp;categorieLien=cid"&gt;L151-39&lt;/a&gt; par les réseaux publics d'eau, d'énergie et notamment d'électricité et d'assainissement, ainsi que, dans les zones délimitées en application du 2° de l'article &lt;a href="https://www.legifrance.gouv.fr/affichCodeArticle.do?cidTexte=LEGITEXT000006070633&amp;idArticle=LEGIARTI000006390357&amp;dateTexte=&amp;categorieLien=cid"&gt;L2224-10&lt;/a&gt; du code général des collectivités territoriales, les conditions de réalisation d'un assainissement non collectif ;&lt;br /&gt;2° Les conditions pour limiter l'imperméabilisation des sols, pour assurer la maîtrise du débit et de l'écoulement des eaux pluviales et de ruissellement, et prévoir le cas échéant des installations de collecte, de stockage voire de traitement des eaux pluviales et de ruissellement dans les zones délimitées en application du 3° et 4° de l'article &lt;a href="https://www.legifrance.gouv.fr/affichCodeArticle.do?cidTexte=LEGITEXT000006070633&amp;idArticle=LEGIARTI000006390357&amp;dateTexte=&amp;categorieLien=cid"&gt;L2224-10&lt;/a&gt; du code général des collectivités territoriales ;&lt;br /&gt;3° Les obligations imposées aux constructions, travaux, installations et aménagements, en matière d'infrastructures et réseaux de communications électronique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7</text:p>
          </table:table-cell>
          <table:table-cell office:value-type="string" calcext:value-type="string">
            <text:p>03</text:p>
          </table:table-cell>
          <table:table-cell/>
          <table:table-cell office:value-type="string" calcext:value-type="string">
            <text:p>Réseaux publics d’assainissement</text:p>
          </table:table-cell>
          <table:table-cell office:value-type="string" calcext:value-type="string">
            <text:p>null</text:p>
          </table:table-cell>
          <table:table-cell office:value-type="string" calcext:value-type="string">
            <text:p>&lt;p&gt;&lt;a href="https://www.legifrance.gouv.fr/affichCodeArticle.do?idArticle=LEGIARTI000031720529&amp;cidTexte=LEGITEXT000006074075"&gt;Article R151-49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lt;br /&gt;1° Les conditions de desserte des terrains mentionnés à l'article &lt;a href="https://www.legifrance.gouv.fr/affichCodeArticle.do?cidTexte=LEGITEXT000006074075&amp;idArticle=LEGIARTI000031211247&amp;dateTexte=&amp;categorieLien=cid"&gt;L151-39&lt;/a&gt; par les réseaux publics d'eau, d'énergie et notamment d'électricité et d'assainissement, ainsi que, dans les zones délimitées en application du 2° de l'article &lt;a href="https://www.legifrance.gouv.fr/affichCodeArticle.do?cidTexte=LEGITEXT000006070633&amp;idArticle=LEGIARTI000006390357&amp;dateTexte=&amp;categorieLien=cid"&gt;L2224-10&lt;/a&gt; du code général des collectivités territoriales, les conditions de réalisation d'un assainissement non collectif ;&lt;br /&gt;2° Les conditions pour limiter l'imperméabilisation des sols, pour assurer la maîtrise du débit et de l'écoulement des eaux pluviales et de ruissellement, et prévoir le cas échéant des installations de collecte, de stockage voire de traitement des eaux pluviales et de ruissellement dans les zones délimitées en application du 3° et 4° de l'article &lt;a href="https://www.legifrance.gouv.fr/affichCodeArticle.do?cidTexte=LEGITEXT000006070633&amp;idArticle=LEGIARTI000006390357&amp;dateTexte=&amp;categorieLien=cid"&gt;L2224-10&lt;/a&gt; du code général des collectivités territoriales ;&lt;br /&gt;3° Les obligations imposées aux constructions, travaux, installations et aménagements, en matière d'infrastructures et réseaux de communications électronique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7</text:p>
          </table:table-cell>
          <table:table-cell office:value-type="string" calcext:value-type="string">
            <text:p>04</text:p>
          </table:table-cell>
          <table:table-cell/>
          <table:table-cell office:value-type="string" calcext:value-type="string">
            <text:p>Conditions de réalisation d’un assainissement non collectif</text:p>
          </table:table-cell>
          <table:table-cell office:value-type="string" calcext:value-type="string">
            <text:p>null</text:p>
          </table:table-cell>
          <table:table-cell office:value-type="string" calcext:value-type="string">
            <text:p>&lt;p&gt;&lt;a href="https://www.legifrance.gouv.fr/affichCodeArticle.do?idArticle=LEGIARTI000031720529&amp;cidTexte=LEGITEXT000006074075"&gt;Article R151-49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lt;br /&gt;1° Les conditions de desserte des terrains mentionnés à l'article &lt;a href="https://www.legifrance.gouv.fr/affichCodeArticle.do?cidTexte=LEGITEXT000006074075&amp;idArticle=LEGIARTI000031211247&amp;dateTexte=&amp;categorieLien=cid"&gt;L151-39&lt;/a&gt; par les réseaux publics d'eau, d'énergie et notamment d'électricité et d'assainissement, ainsi que, dans les zones délimitées en application du 2° de l'article &lt;a href="https://www.legifrance.gouv.fr/affichCodeArticle.do?cidTexte=LEGITEXT000006070633&amp;idArticle=LEGIARTI000006390357&amp;dateTexte=&amp;categorieLien=cid"&gt;L2224-10&lt;/a&gt; du code général des collectivités territoriales, les conditions de réalisation d'un assainissement non collectif ;&lt;br /&gt;2° Les conditions pour limiter l'imperméabilisation des sols, pour assurer la maîtrise du débit et de l'écoulement des eaux pluviales et de ruissellement, et prévoir le cas échéant des installations de collecte, de stockage voire de traitement des eaux pluviales et de ruissellement dans les zones délimitées en application du 3° et 4° de l'article &lt;a href="https://www.legifrance.gouv.fr/affichCodeArticle.do?cidTexte=LEGITEXT000006070633&amp;idArticle=LEGIARTI000006390357&amp;dateTexte=&amp;categorieLien=cid"&gt;L2224-10&lt;/a&gt; du code général des collectivités territoriales ;&lt;br /&gt;3° Les obligations imposées aux constructions, travaux, installations et aménagements, en matière d'infrastructures et réseaux de communications électronique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7</text:p>
          </table:table-cell>
          <table:table-cell office:value-type="string" calcext:value-type="string">
            <text:p>05</text:p>
          </table:table-cell>
          <table:table-cell/>
          <table:table-cell office:value-type="string" calcext:value-type="string">
            <text:p>Infrastructures et réseaux de communications électroniques</text:p>
          </table:table-cell>
          <table:table-cell office:value-type="string" calcext:value-type="string">
            <text:p>null</text:p>
          </table:table-cell>
          <table:table-cell office:value-type="string" calcext:value-type="string">
            <text:p>&lt;p&gt;&lt;a href="https://www.legifrance.gouv.fr/affichCodeArticle.do?idArticle=LEGIARTI000031720529&amp;cidTexte=LEGITEXT000006074075"&gt;Article R151-49 3°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lt;br /&gt;(...)&lt;br /&gt;3° Les obligations imposées aux constructions, travaux, installations et aménagements, en matière d'infrastructures et réseaux de communications électronique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8</text:p>
          </table:table-cell>
          <table:table-cell office:value-type="string" calcext:value-type="string">
            <text:p>00</text:p>
          </table:table-cell>
          <table:table-cell/>
          <table:table-cell office:value-type="string" calcext:value-type="string">
            <text:p>Mesures pour limiter l’imperméabilisation des sols</text:p>
          </table:table-cell>
          <table:table-cell office:value-type="string" calcext:value-type="string">
            <text:p>null</text:p>
          </table:table-cell>
          <table:table-cell office:value-type="string" calcext:value-type="string">
            <text:p>&lt;p&gt;&lt;a href="https://www.legifrance.gouv.fr/affichCodeArticle.do?idArticle=LEGIARTI000031720529&amp;cidTexte=LEGITEXT000006074075"&gt;Article R151-49 2°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lt;br /&gt;(...)&lt;br /&gt;2° Les conditions pour limiter l'imperméabilisation des sols, pour assurer la maîtrise du débit et de l'écoulement des eaux pluviales et de ruissellement, et prévoir le cas échéant des installations de collecte, de stockage voire de traitement des eaux pluviales et de ruissellement dans les zones délimitées en application du 3° et 4° de l'article &lt;a href="https://www.legifrance.gouv.fr/affichCodeArticle.do?cidTexte=LEGITEXT000006070633&amp;idArticle=LEGIARTI000006390357&amp;dateTexte=&amp;categorieLien=cid"&gt;L2224-10&lt;/a&gt; du code général des collectivités territoriales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8</text:p>
          </table:table-cell>
          <table:table-cell office:value-type="string" calcext:value-type="string">
            <text:p>01</text:p>
          </table:table-cell>
          <table:table-cell/>
          <table:table-cell office:value-type="string" calcext:value-type="string">
            <text:p>Installations nécessaires à la gestion des eaux pluviales et du ruissellement</text:p>
          </table:table-cell>
          <table:table-cell office:value-type="string" calcext:value-type="string">
            <text:p>null</text:p>
          </table:table-cell>
          <table:table-cell office:value-type="string" calcext:value-type="string">
            <text:p>&lt;p&gt;&lt;a href="https://www.legifrance.gouv.fr/affichCodeArticle.do?idArticle=LEGIARTI000031720549&amp;cidTexte=LEGITEXT000006074075"&gt;Article R151-43 7° du Code de l'Urbanisme&lt;/a&gt; : Afin de contribuer à la qualité du cadre de vie, assurer un équilibre entre les espaces construits et les espaces libres et répondre aux enjeux environnementaux, le règlement peut :&lt;br /&gt;(...)&lt;br /&gt;7° Imposer les installations nécessaires à la gestion des eaux pluviales et du ruissellement ;&lt;br /&gt;(...)&lt;/p&gt;&lt;p&gt;&lt;a href="https://www.legifrance.gouv.fr/affichCodeArticle.do?idArticle=LEGIARTI000031720529&amp;cidTexte=LEGITEXT000006074075"&gt;Article R151-49 2°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lt;br /&gt;(...)&lt;br /&gt;2° Les conditions pour limiter l'imperméabilisation des sols, pour assurer la maîtrise du débit et de l'écoulement des eaux pluviales et de ruissellement, et prévoir le cas échéant des installations de collecte, de stockage voire de traitement des eaux pluviales et de ruissellement dans les zones délimitées en application du 3° et 4° de l'article &lt;a href="https://www.legifrance.gouv.fr/affichCodeArticle.do?cidTexte=LEGITEXT000006070633&amp;idArticle=LEGIARTI000006390357&amp;dateTexte=&amp;categorieLien=cid"&gt;L2224-10&lt;/a&gt; du code général des collectivités territoriales ;&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9</text:p>
          </table:table-cell>
          <table:table-cell office:value-type="string" calcext:value-type="string">
            <text:p>00</text:p>
          </table:table-cell>
          <table:table-cell/>
          <table:table-cell office:value-type="string" calcext:value-type="string">
            <text:p>Opération d’ensemble imposée en zone AU</text:p>
          </table:table-cell>
          <table:table-cell office:value-type="string" calcext:value-type="string">
            <text:p>null</text:p>
          </table:table-cell>
          <table:table-cell office:value-type="string" calcext:value-type="string">
            <text:p>&lt;p&gt;&lt;a href="https://www.legifrance.gouv.fr/affichCodeArticle.do?idArticle=LEGIARTI000031720611&amp;cidTexte=LEGITEXT000006074075"&gt;Article R151-20 du Code de l'Urbanisme&lt;/a&gt; : Les zones à urbaniser sont dites " zones AU ". Peuvent être classés en zone à urbaniser les secteurs destinés à être ouverts à l'urbanisation.&lt;br /&gt;Lorsque les voies ouvertes au public et les réseaux d'eau, d'électricité et, le cas échéant, d'assainissement existant à la périphérie immédiate d'une zone AU ont une capacité suffisante pour desservir les constructions à implanter dans l'ensemble de cette zone et que des orientations d'aménagement et de programmation et, le cas échéant, le règlement en ont défini les conditions d'aménagement et d'équipement, les constructions y sont autorisées soit lors de la réalisation d'une opération d'aménagement d'ensemble, soit au fur et à mesure de la réalisation des équipements internes à la zone prévus par les orientations d'aménagement et de programmation et, le cas échéant, le règlement.&lt;br /&gt;Lorsque les voies ouvertes au public et les réseaux d'eau, d'électricité et, le cas échéant, d'assainissement existant à la périphérie immédiate d'une zone AU n'ont pas une capacité suffisante pour desservir les constructions à implanter dans l'ensemble de cette zone, son ouverture à l'urbanisation est subordonnée à une modification ou à une révision du plan local d'urbanisme comportant notamment les orientations d'aménagement et de programmation de la zone.&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9</text:p>
          </table:table-cell>
          <table:table-cell office:value-type="string" calcext:value-type="string">
            <text:p>01</text:p>
          </table:table-cell>
          <table:table-cell/>
          <table:table-cell office:value-type="string" calcext:value-type="string">
            <text:p>Urbanisation par opération d’ensemble</text:p>
          </table:table-cell>
          <table:table-cell office:value-type="string" calcext:value-type="string">
            <text:p>null</text:p>
          </table:table-cell>
          <table:table-cell office:value-type="string" calcext:value-type="string">
            <text:p>&lt;p&gt;&lt;a href="https://www.legifrance.gouv.fr/affichCodeArticle.do?idArticle=LEGIARTI000031720611&amp;cidTexte=LEGITEXT000006074075"&gt;Article R151-20 2e alinéa du Code de l'Urbanisme&lt;/a&gt; : &lt;br /&gt;(...)&lt;br /&gt;Lorsque les voies ouvertes au public et les réseaux d'eau, d'électricité et, le cas échéant, d'assainissement existant à la périphérie immédiate d'une zone AU ont une capacité suffisante pour desservir les constructions à implanter dans l'ensemble de cette zone et que des orientations d'aménagement et de programmation et, le cas échéant, le règlement en ont défini les conditions d'aménagement et d'équipement, les constructions y sont autorisées soit lors de la réalisation d'une opération d'aménagement d'ensemble, soit au fur et à mesure de la réalisation des équipements internes à la zone prévus par les orientations d'aménagement et de programmation et, le cas échéant, le règlement.&lt;br /&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9</text:p>
          </table:table-cell>
          <table:table-cell office:value-type="string" calcext:value-type="string">
            <text:p>02</text:p>
          </table:table-cell>
          <table:table-cell/>
          <table:table-cell office:value-type="string" calcext:value-type="string">
            <text:p>Urbanisation conditionnée à la réalisation des équipements internes à la zone</text:p>
          </table:table-cell>
          <table:table-cell office:value-type="string" calcext:value-type="string">
            <text:p>null</text:p>
          </table:table-cell>
          <table:table-cell office:value-type="string" calcext:value-type="string">
            <text:p>&lt;p&gt;&lt;a href="https://www.legifrance.gouv.fr/affichCodeArticle.do?idArticle=LEGIARTI000031720611&amp;cidTexte=LEGITEXT000006074075"&gt;Article R151-20 3e alinéa du Code de l'Urbanisme&lt;/a&gt;&lt;br /&gt;(...)&lt;br /&gt;Lorsque les voies ouvertes au public et les réseaux d'eau, d'électricité et, le cas échéant, d'assainissement existant à la périphérie immédiate d'une zone AU n'ont pas une capacité suffisante pour desservir les constructions à implanter dans l'ensemble de cette zone, son ouverture à l'urbanisation est subordonnée à une modification ou à une révision du plan local d'urbanisme comportant notamment les orientations d'aménagement et de programmation de la zone.&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50</text:p>
          </table:table-cell>
          <table:table-cell office:value-type="string" calcext:value-type="string">
            <text:p>00</text:p>
          </table:table-cell>
          <table:table-cell/>
          <table:table-cell office:value-type="string" calcext:value-type="string">
            <text:p>Interdiction types d’activités, destinations, sous-destinations</text:p>
          </table:table-cell>
          <table:table-cell office:value-type="string" calcext:value-type="string">
            <text:p>null</text:p>
          </table:table-cell>
          <table:table-cell office:value-type="string" calcext:value-type="string">
            <text:p>&lt;p&gt;&lt;a href="https://www.legifrance.gouv.fr/affichCodeArticle.do?idArticle=LEGIARTI000031720585&amp;cidTexte=LEGITEXT000006074075"&gt;Article R151-30 du Code de l'Urbanisme&lt;/a&gt; : Pour des raisons de sécurité ou salubrité ou en cohérence avec le projet d'aménagement et de développement durables, le règlement peut, dans le respect de la vocation générale des zones, interdire :&lt;br /&gt;1° Certains usages et affectations des sols ainsi que certains types d'activités qu'il définit ;&lt;br /&gt;2° Les constructions ayant certaines destinations ou sous-destination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51</text:p>
          </table:table-cell>
          <table:table-cell office:value-type="string" calcext:value-type="string">
            <text:p>00</text:p>
          </table:table-cell>
          <table:table-cell/>
          <table:table-cell office:value-type="string" calcext:value-type="string">
            <text:p>Autorisation sous conditions types d’activités, destinations, sous-destinations</text:p>
          </table:table-cell>
          <table:table-cell office:value-type="string" calcext:value-type="string">
            <text:p>null</text:p>
          </table:table-cell>
          <table:table-cell office:value-type="string" calcext:value-type="string">
            <text:p>&lt;p&gt;&lt;a href="https://www.legifrance.gouv.fr/affichCodeArticle.do?idArticle=LEGIARTI000031720579&amp;cidTexte=LEGITEXT000006074075"&gt;Article R151-33 du Code de l'Urbanisme&lt;/a&gt; : Le règlement peut, en fonction des situations locales, soumettre à conditions particulières :&lt;br /&gt;1° Les types d'activités qu'il définit ;&lt;br /&gt;2° Les constructions ayant certaines destinations ou sous-destinations.&lt;/p&gt;</text:p>
          </table:table-cell>
          <table:table-cell table:number-columns-repeated="1016"/>
        </table:table-row>
        <table:table-row table:style-name="ro1">
          <table:table-cell table:style-name="ce4" office:value-type="string" calcext:value-type="string">
            <text:p>PRESCRIPTION</text:p>
          </table:table-cell>
          <table:table-cell table:style-name="ce4" office:value-type="string" calcext:value-type="string">
            <text:p>STYPEPSC</text:p>
          </table:table-cell>
          <table:table-cell table:style-name="ce18" office:value-type="string" calcext:value-type="string">
            <text:p>97</text:p>
          </table:table-cell>
          <table:table-cell table:style-name="ce18" office:value-type="string" calcext:value-type="string">
            <text:p>00</text:p>
          </table:table-cell>
          <table:table-cell table:style-name="ce4"/>
          <table:table-cell table:style-name="ce4" office:value-type="string" calcext:value-type="string">
            <text:p>Périmètre d’application d’une PiècesEcritesTerritorialisées (rapport de présentation, PADD, règlement, règlement graphique)</text:p>
          </table:table-cell>
          <table:table-cell office:value-type="string" calcext:value-type="string">
            <text:p>null</text:p>
          </table:table-cell>
          <table:table-cell table:style-name="ce4" office:value-type="string" calcext:value-type="string">
            <text:p>null</text:p>
          </table:table-cell>
          <table:table-cell table:style-name="ce4" table:number-columns-repeated="56"/>
          <table:table-cell table:number-columns-repeated="960"/>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99</text:p>
          </table:table-cell>
          <table:table-cell office:value-type="string" calcext:value-type="string">
            <text:p>00</text:p>
          </table:table-cell>
          <table:table-cell/>
          <table:table-cell office:value-type="string" calcext:value-type="string">
            <text:p>Autre</text:p>
          </table:table-cell>
          <table:table-cell table:number-columns-repeated="2" office:value-type="string" calcext:value-type="string">
            <text:p>null</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99</text:p>
          </table:table-cell>
          <table:table-cell office:value-type="string" calcext:value-type="string">
            <text:p>01</text:p>
          </table:table-cell>
          <table:table-cell/>
          <table:table-cell office:value-type="string" calcext:value-type="string">
            <text:p>Autre : affectation des sols et destination des constructions</text:p>
          </table:table-cell>
          <table:table-cell office:value-type="string" calcext:value-type="string">
            <text:p>null</text:p>
          </table:table-cell>
          <table:table-cell office:value-type="string" calcext:value-type="string">
            <text:p>&lt;p&gt;&lt;a href="https://www.legifrance.gouv.fr/affichCodeArticle.do;jsessionid=FC5B2B63DB9C8689C273AADCDB2607E0.tplgfr21s_2?idArticle=LEGIARTI000031720593&amp;cidTexte=LEGITEXT000006074075&amp;dateTexte=20200225"&gt;Article R151-27 du Code de l'Urbanisme&lt;/a&gt; : Les destinations de constructions sont :&lt;br /&gt;1° Exploitation agricole et forestière ;&lt;br /&gt;2° Habitation ;&lt;br /&gt;3° Commerce et activités de service ;&lt;br /&gt;4° Equipements d'intérêt collectif et services publics ;&lt;br /&gt;5° Autres activités des secteurs secondaire ou tertiaire.&lt;/p&gt;&lt;p&gt;&lt;a href="https://www.legifrance.gouv.fr/affichCodeArticle.do;jsessionid=FC5B2B63DB9C8689C273AADCDB2607E0.tplgfr21s_2?idArticle=LEGIARTI000041525837&amp;cidTexte=LEGITEXT000006074075&amp;dateTexte=20200225&amp;categorieLien=id&amp;oldAction=&amp;nbResultRech="&gt;Article R151-28 du Code de l'Urbanisme&lt;/a&gt; : Les destinations de constructions prévues à l'article &lt;a href="https://www.legifrance.gouv.fr/affichCodeArticle.do?cidTexte=LEGITEXT000006074075&amp;idArticle=LEGIARTI000031720045&amp;dateTexte=&amp;categorieLien=cid"&gt;R151-27&lt;/a&gt; comprennent les sous-destinations suivantes :&lt;br /&gt;1° Pour la destination " exploitation agricole et forestière " : exploitation agricole, exploitation forestière ;&lt;br /&gt;2° Pour la destination " habitation " : logement, hébergement ;&lt;br /&gt;3° Pour la destination " commerce et activités de service " : artisanat et commerce de détail, restauration, commerce de gros, activités de services où s'effectue l'accueil d'une clientèle, cinéma, hôtels, autres hébergements touristiques ;&lt;br /&gt;4° Pour la destination " équipements d'intérêt collectif et services publics " : locaux et bureaux accueillant du public des administrations publiques et assimilés, locaux techniques et industriels des administrations publiques et assimilés, établissements d'enseignement, de santé et d'action sociale, salles d'art et de spectacles, équipements sportifs, autres équipements recevant du public ;&lt;br /&gt;5° Pour la destination " autres activités des secteurs secondaire ou tertiaire " : industrie, entrepôt, bureau, centre de congrès et d'exposition.&lt;br /&gt;&lt;em&gt;NOTA : Conformément aux dispositions de l'article 2 du décret n° 2020-78 du 31 janvier 2020, l'article R151-28 du code de l'urbanisme, dans sa rédaction antérieure à l'entrée en vigueur dudit décret, demeure applicable aux plans locaux d'urbanisme ou aux documents en tenant lieu dont l'élaboration, la révision, la modification ou la mise en compatibilité a été engagée avant cette même date.&lt;br /&gt;Toutefois, pour les plans locaux d'urbanisme ou les documents en tenant lieu dont l'élaboration ou la révision a été prescrite avant l'entrée en vigueur du présent décret, l'organe délibérant de l'établissement public de coopération intercommunale compétent ou le conseil municipal peut décider que seront applicables au projet les dispositions de l'article R151-28, dans leur rédaction issue du décret précité, par une délibération expresse qui intervient au plus tard lorsque le projet est arrêté.&lt;/em&gt;&lt;/p&gt;&lt;p&gt;&lt;a href="https://www.legifrance.gouv.fr/affichCodeArticle.do;jsessionid=FC5B2B63DB9C8689C273AADCDB2607E0.tplgfr21s_2?idArticle=LEGIARTI000031720589&amp;cidTexte=LEGITEXT000006074075&amp;dateTexte=20200225&amp;categorieLien=id&amp;oldAction=&amp;nbResultRech="&gt;Article R151-29 du Code de l'Urbanisme&lt;/a&gt; : Les définitions et le contenu des sous-destinations mentionnées à l'article &lt;a href="https://www.legifrance.gouv.fr/affichCodeArticle.do?cidTexte=LEGITEXT000006074075&amp;idArticle=LEGIARTI000031720047&amp;dateTexte=&amp;categorieLien=cid"&gt;R151-28&lt;/a&gt; sont précisées par arrêté du ministre chargé de l'urbanisme.&lt;br /&gt;Les locaux accessoires sont réputés avoir la même destination et sous-destination que le local principal.&lt;/p&gt;&lt;p&gt;&lt;a href="https://www.legifrance.gouv.fr/affichCodeArticle.do?idArticle=LEGIARTI000031720585&amp;cidTexte=LEGITEXT000006074075"&gt;Article R151-30 du Code de l'Urbanisme&lt;/a&gt; : Pour des raisons de sécurité ou salubrité ou en cohérence avec le projet d'aménagement et de développement durables, le règlement peut, dans le respect de la vocation générale des zones, interdire :&lt;br /&gt;1° Certains usages et affectations des sols ainsi que certains types d'activités qu'il définit ;&lt;br /&gt;2° Les constructions ayant certaines destinations ou sous-destinations.&lt;/p&gt;&lt;p&gt;&lt;a href="https://www.legifrance.gouv.fr/affichCodeArticle.do;jsessionid=FC5B2B63DB9C8689C273AADCDB2607E0.tplgfr21s_2?idArticle=LEGIARTI000031720583&amp;cidTexte=LEGITEXT000006074075&amp;dateTexte=20200225&amp;categorieLien=id&amp;oldAction=&amp;nbResultRech="&gt;Article R151-31 du Code de l'Urbanisme&lt;/a&gt; : Dans les zones U, AU, A et N, les documents graphiques du règlement font apparaître, s'il y a lieu :&lt;br /&gt;1° Les espaces boisés classés définis à l'article &lt;a href="https://www.legifrance.gouv.fr/affichCodeArticle.do?cidTexte=LEGITEXT000006074075&amp;idArticle=LEGIARTI000031210297&amp;dateTexte=&amp;categorieLien=cid"&gt;L113-1&lt;/a&gt; ;&lt;br /&gt;2° Les secteurs où les nécessités du fonctionnement des services publics, de l'hygiène, de la protection contre les nuisances et de la préservation des ressources naturelles ou l'existence de risques naturels, de risques miniers ou de risques technologiques justifient que soient interdites les constructions et installations de toute nature, permanentes ou non, les plantations, dépôts, affouillements, forages et exhaussements des sols.&lt;/p&gt;&lt;p&gt;&lt;a href="https://www.legifrance.gouv.fr/affichCodeArticle.do;jsessionid=FC5B2B63DB9C8689C273AADCDB2607E0.tplgfr21s_2?idArticle=LEGIARTI000031720581&amp;cidTexte=LEGITEXT000006074075&amp;dateTexte=20200225&amp;categorieLien=id&amp;oldAction=&amp;nbResultRech="&gt;Article R151-32 du Code de l'Urbanisme&lt;/a&gt; : Dans les zones U et AU, les documents graphiques du règlement font apparaître, s'il y a lieu les secteurs délimités en application du 5° de l'article &lt;a href="https://www.legifrance.gouv.fr/affichCodeArticle.do?cidTexte=LEGITEXT000006074075&amp;idArticle=LEGIARTI000031211251&amp;dateTexte=&amp;categorieLien=cid"&gt;L151-41&lt;/a&gt; en précisant à partir de quelle surface les constructions ou installations sont interdites et la date à laquelle la servitude sera levée.&lt;/p&gt;&lt;p&gt;&lt;a href="https://www.legifrance.gouv.fr/affichCodeArticle.do?idArticle=LEGIARTI000031720579&amp;cidTexte=LEGITEXT000006074075"&gt;Article R151-33 du Code de l'Urbanisme&lt;/a&gt; : Le règlement peut, en fonction des situations locales, soumettre à conditions particulières :&lt;br /&gt;1° Les types d'activités qu'il définit ;&lt;br /&gt;2° Les constructions ayant certaines destinations ou sous-destinations.&lt;/p&gt;&lt;p&gt;&lt;a href="https://www.legifrance.gouv.fr/affichCodeArticle.do;jsessionid=FC5B2B63DB9C8689C273AADCDB2607E0.tplgfr21s_2?idArticle=LEGIARTI000031720577&amp;cidTexte=LEGITEXT000006074075&amp;dateTexte=20200225&amp;categorieLien=id&amp;oldAction=&amp;nbResultRech="&gt;Article R151-34 du Code de l'Urbanisme&lt;/a&gt; : Dans les zones U, AU, A et N les documents graphiques du règlement font apparaître, s'il y a lieu :&lt;br /&gt;1° Les secteurs où les nécessités du fonctionnement des services publics, de l'hygiène, de la protection contre les nuisances et de la préservation des ressources naturelles ou l'existence de risques naturels, de risques miniers ou de risques technologiques justifient que soient soumises à des conditions spéciales les constructions et installations de toute nature, permanentes ou non, les plantations, dépôts, affouillements, forages et exhaussements des sols ;&lt;br /&gt;2° Les secteurs protégés en raison de la richesse du sol ou du sous-sol, dans lesquels les constructions et installations nécessaires à la mise en valeur de ces ressources naturelles sont autorisées ;&lt;br /&gt;3° Les secteurs dans lesquels la délivrance du permis de construire peut être subordonnée à la démolition de tout ou partie des bâtiments existants sur le terrain où l'implantation de la construction est envisagée ;&lt;br /&gt;4° Les emplacements réservés aux équipements et installations d'intérêt général en précisant leur destination et les collectivités, services et organismes publics bénéficiaires.&lt;/p&gt;&lt;p&gt;&lt;a href="https://www.legifrance.gouv.fr/affichCodeArticle.do;jsessionid=FC5B2B63DB9C8689C273AADCDB2607E0.tplgfr21s_2?idArticle=LEGIARTI000031720575&amp;cidTexte=LEGITEXT000006074075&amp;dateTexte=20200225&amp;categorieLien=id&amp;oldAction=&amp;nbResultRech="&gt;Article R151-35 du Code de l'Urbanisme&lt;/a&gt; : Dans les zones A et N, les documents graphiques du règlement font apparaître, s'il y a lieu, les bâtiments qui peuvent faire l'objet d'un changement de destination, dès lors que ce changement de destination ne compromet pas l'activité agricole, ou la qualité paysagère du site.&lt;/p&gt;&lt;p&gt;&lt;a href="https://www.legifrance.gouv.fr/affichCodeArticle.do;jsessionid=FC5B2B63DB9C8689C273AADCDB2607E0.tplgfr21s_2?idArticle=LEGIARTI000031720573&amp;cidTexte=LEGITEXT000006074075&amp;dateTexte=20200225&amp;categorieLien=id&amp;oldAction=&amp;nbResultRech="&gt;Article R151-36 du Code de l'Urbanisme&lt;/a&gt; : Dans les zones N, le ou les documents graphiques du règlement font apparaître, s'il y a lieu, les secteurs protégés en raison de la qualité de leur paysage où est applicable le transfert des possibilités de construction prévu à l'article &lt;a href="https://www.legifrance.gouv.fr/affichCodeArticle.do?cidTexte=LEGITEXT000006074075&amp;idArticle=LEGIARTI000031211213&amp;dateTexte=&amp;categorieLien=cid"&gt;L151-25&lt;/a&gt;.&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99</text:p>
          </table:table-cell>
          <table:table-cell office:value-type="string" calcext:value-type="string">
            <text:p>02</text:p>
          </table:table-cell>
          <table:table-cell/>
          <table:table-cell office:value-type="string" calcext:value-type="string">
            <text:p>Autre : zones naturelles, agricoles ou forestières</text:p>
          </table:table-cell>
          <table:table-cell office:value-type="string" calcext:value-type="string">
            <text:p>null</text:p>
          </table:table-cell>
          <table:table-cell office:value-type="string" calcext:value-type="string">
            <text:p>&lt;p&gt;&lt;a href="https://www.legifrance.gouv.fr/affichCodeArticle.do;jsessionid=FC5B2B63DB9C8689C273AADCDB2607E0.tplgfr21s_2?idArticle=LEGIARTI000031720617&amp;cidTexte=LEGITEXT000006074075&amp;dateTexte=20200225"&gt;Article R151-17 du Code de l'Urbanisme&lt;/a&gt; : Le règlement délimite, sur le ou les documents graphiques, les zones urbaines, les zones à urbaniser, les zones agricoles, les zones naturelles et forestières.&lt;br /&gt;Il fixe les règles applicables à l'intérieur de chacune de ces zones dans les conditions prévues par la présente section.&lt;/p&gt;&lt;p&gt;&lt;a href="https://www.legifrance.gouv.fr/affichCodeArticle.do;jsessionid=FC5B2B63DB9C8689C273AADCDB2607E0.tplgfr21s_2?idArticle=LEGIARTI000031720615&amp;cidTexte=LEGITEXT000006074075&amp;dateTexte=20200225&amp;categorieLien=id&amp;oldAction=&amp;nbResultRech="&gt;Article R151-18 du Code de l'Urbanisme&lt;/a&gt; : Les zones urbaines sont dites " zones U ". Peuvent être classés en zone urbaine, les secteurs déjà urbanisés et les secteurs où les équipements publics existants ou en cours de réalisation ont une capacité suffisante pour desservir les constructions à implanter.&lt;/p&gt;&lt;p&gt;&lt;a href="https://www.legifrance.gouv.fr/affichCodeArticle.do;jsessionid=FC5B2B63DB9C8689C273AADCDB2607E0.tplgfr21s_2?idArticle=LEGIARTI000031720613&amp;cidTexte=LEGITEXT000006074075&amp;dateTexte=20200225&amp;categorieLien=id&amp;oldAction=&amp;nbResultRech="&gt;Article R151-19 du Code de l'Urbanisme&lt;/a&gt; : Une ou plusieurs zones urbaines d'un plan local d'urbanisme intercommunal peuvent être réglementées en y appliquant l'ensemble des articles &lt;a href="https://www.legifrance.gouv.fr/affichCodeArticle.do?cidTexte=LEGITEXT000006074075&amp;idArticle=LEGIARTI000031719334&amp;dateTexte=&amp;categorieLien=cid"&gt;R111-3&lt;/a&gt;, &lt;a href="https://www.legifrance.gouv.fr/affichCodeArticle.do?cidTexte=LEGITEXT000006074075&amp;idArticle=LEGIARTI000031719338&amp;dateTexte=&amp;categorieLien=cid"&gt;R111-5 à R111-13&lt;/a&gt;, &lt;a href="https://www.legifrance.gouv.fr/affichCodeArticle.do?cidTexte=LEGITEXT000006074075&amp;idArticle=LEGIARTI000031719358&amp;dateTexte=&amp;categorieLien=cid"&gt;R111-15 à R111-18&lt;/a&gt; et &lt;a href="https://www.legifrance.gouv.fr/affichCodeArticle.do?cidTexte=LEGITEXT000006074075&amp;idArticle=LEGIARTI000031719392&amp;dateTexte=&amp;categorieLien=cid"&gt;R111-28 à R111-30&lt;/a&gt;, sans y ajouter d'autres règles.&lt;br /&gt;Il est alors fait renvoi à l'ensemble de ces articles en mentionnant leurs références dans le règlement de la ou des zones concernées.&lt;/p&gt;&lt;p&gt;&lt;a href="https://www.legifrance.gouv.fr/affichCodeArticle.do;jsessionid=FC5B2B63DB9C8689C273AADCDB2607E0.tplgfr21s_2?idArticle=LEGIARTI000031720611&amp;cidTexte=LEGITEXT000006074075&amp;dateTexte=20200225&amp;categorieLien=id&amp;oldAction=&amp;nbResultRech="&gt;Article R151-20 du Code de l'Urbanisme&lt;/a&gt; : Les zones à urbaniser sont dites " zones AU ". Peuvent être classés en zone à urbaniser les secteurs destinés à être ouverts à l'urbanisation.&lt;br/&gt;Lorsque les voies ouvertes au public et les réseaux d'eau, d'électricité et, le cas échéant, d'assainissement existant à la périphérie immédiate d'une zone AU ont une capacité suffisante pour desservir les constructions à implanter dans l'ensemble de cette zone et que des orientations d'aménagement et de programmation et, le cas échéant, le règlement en ont défini les conditions d'aménagement et d'équipement, les constructions y sont autorisées soit lors de la réalisation d'une opération d'aménagement d'ensemble, soit au fur et à mesure de la réalisation des équipements internes à la zone prévus par les orientations d'aménagement et de programmation et, le cas échéant, le règlement. &lt;br /&gt;Lorsque les voies ouvertes au public et les réseaux d'eau, d'électricité et, le cas échéant, d'assainissement existant à la périphérie immédiate d'une zone AU n'ont pas une capacité suffisante pour desservir les constructions à implanter dans l'ensemble de cette zone, son ouverture à l'urbanisation est subordonnée à une modification ou à une révision du plan local d'urbanisme comportant notamment les orientations d'aménagement et de programmation de la zone.&lt;/p&gt;&lt;p&gt;&lt;a href="https://www.legifrance.gouv.fr/affichCodeArticle.do;jsessionid=FC5B2B63DB9C8689C273AADCDB2607E0.tplgfr21s_2?idArticle=LEGIARTI000031720609&amp;cidTexte=LEGITEXT000006074075&amp;dateTexte=20200225&amp;categorieLien=id&amp;oldAction=&amp;nbResultRech="&gt;Article R151-21 du Code de l'Urbanisme&lt;/a&gt; : Dans les zones U et AU, le règlement peut, à l'intérieur d'une même zone, délimiter des secteurs dans lesquels les projets de constructions situés sur plusieurs unités foncières contiguës qui font l'objet d'une demande de permis de construire ou d'aménager conjointe sont appréciés comme un projet d'ensemble et auxquels il est fait application de règles alternatives édictées à leur bénéfice par le plan local d'urbanisme. &lt;br /&gt;Ces règles alternatives définissent notamment les obligations faites à ces projets lorsque le règlement prévoit sur ces secteurs, en application de l'article L151-15, qu'un pourcentage des programmes de logements doit être affecté à des catégories de logement en précisant ce pourcentage et les catégories prévues. &lt;br /&gt;Dans le cas d'un lotissement ou dans celui de la construction, sur une unité foncière ou sur plusieurs unités foncières contiguës, de plusieurs bâtiments dont le terrain d'assiette doit faire l'objet d'une division en propriété ou en jouissance, l'ensemble du projet est apprécié au regard de la totalité des règles édictées par le plan local d'urbanisme, sauf si le règlement de ce plan s'y oppose.&lt;/p&gt;&lt;p&gt;&lt;a href="https://www.legifrance.gouv.fr/affichCodeArticle.do;jsessionid=BC64A606EFBCE65DBEC4EDDF8EB7FAF6.tplgfr28s_2?idArticle=LEGIARTI000031720607&amp;cidTexte=LEGITEXT000006074075&amp;dateTexte=20200226"&gt;Article R151-22 du Code de l'Urbanisme&lt;/a&gt; : Les zones agricoles sont dites " zones A ". Peuvent être classés en zone agricole les secteurs de la commune, équipés ou non, à protéger en raison du potentiel agronomique, biologique ou économique des terres agricoles.&lt;/p&gt;&lt;p&gt;&lt;a href="https://www.legifrance.gouv.fr/affichCodeArticle.do;jsessionid=BC64A606EFBCE65DBEC4EDDF8EB7FAF6.tplgfr28s_2?idArticle=LEGIARTI000031720605&amp;cidTexte=LEGITEXT000006074075&amp;dateTexte=20200226&amp;categorieLien=id&amp;oldAction=&amp;nbResultRech="&gt;Article R151-23 du Code de l'Urbanisme&lt;/a&gt; : Peuvent être autorisées, en zone A :&lt;br /&gt;1° Les constructions et installations nécessaires à l'exploitation agricole ou au stockage et à l'entretien de matériel agricole par les coopératives d'utilisation de matériel agricole agréées au titre de l'article &lt;a href="https://www.legifrance.gouv.fr/affichCodeArticle.do?cidTexte=LEGITEXT000006071367&amp;idArticle=LEGIARTI000006584301&amp;dateTexte=&amp;categorieLien=cid"&gt;L525-1&lt;/a&gt; du code rural et de la pêche maritime ;&lt;br /&gt;2° Les constructions, installations, extensions ou annexes aux bâtiments d'habitation, changements de destination et aménagements prévus par les articles &lt;a href="https://www.legifrance.gouv.fr/affichCodeArticle.do?cidTexte=LEGITEXT000006074075&amp;idArticle=LEGIARTI000031211179&amp;dateTexte=&amp;categorieLien=cid"&gt;L151-11&lt;/a&gt;, &lt;a href="https://www.legifrance.gouv.fr/affichCodeArticle.do?cidTexte=LEGITEXT000006074075&amp;idArticle=LEGIARTI000031211181&amp;dateTexte=&amp;categorieLien=cid"&gt;L151-12&lt;/a&gt; et &lt;a href="https://www.legifrance.gouv.fr/affichCodeArticle.do?cidTexte=LEGITEXT000006074075&amp;idArticle=LEGIARTI000031211183&amp;dateTexte=&amp;categorieLien=cid"&gt;L151-13&lt;/a&gt;, dans les conditions fixées par ceux-ci.&lt;/p&gt;&lt;p&gt;&lt;a href="https://www.legifrance.gouv.fr/affichCodeArticle.do;jsessionid=BC64A606EFBCE65DBEC4EDDF8EB7FAF6.tplgfr28s_2?idArticle=LEGIARTI000031720603&amp;cidTexte=LEGITEXT000006074075&amp;dateTexte=20200226&amp;categorieLien=id&amp;oldAction=&amp;nbResultRech="&gt;Article R.151-24 du Code de l'Urbanisme&lt;/a&gt; : Les zones naturelles et forestières sont dites " zones N ". Peuvent être classés en zone naturelle et forestière, les secteurs de la commune, équipés ou non, à protéger en raison :&lt;br /&gt;1° Soit de la qualité des sites, milieux et espaces naturels, des paysages et de leur intérêt, notamment du point de vue esthétique, historique ou écologique ;&lt;br /&gt;2° Soit de l'existence d'une exploitation forestière ;&lt;br /&gt;3° Soit de leur caractère d'espaces naturels ; &lt;br /&gt;4° Soit de la nécessité de préserver ou restaurer les ressources naturelles ; &lt;br /&gt;5° Soit de la nécessité de prévenir les risques notamment d'expansion des crues.&lt;/p&gt;&lt;p&gt;&lt;a href="https://www.legifrance.gouv.fr/affichCodeArticle.do;jsessionid=BC64A606EFBCE65DBEC4EDDF8EB7FAF6.tplgfr28s_2?idArticle=LEGIARTI000031720601&amp;cidTexte=LEGITEXT000006074075&amp;dateTexte=20200226&amp;categorieLien=id&amp;oldAction=&amp;nbResultRech="&gt;Article R151-25 du Code de l'Urbanisme&lt;/a&gt; : Peuvent être autorisées en zone N : &lt;br /&gt;1° Les constructions et installations nécessaires à l'exploitation agricole et forestière, ou au stockage et à l'entretien de matériel agricole par les coopératives d'utilisation de matériel agricole agréées au titre de l'article &lt;a href="https://www.legifrance.gouv.fr/affichCodeArticle.do?cidTexte=LEGITEXT000006071367&amp;idArticle=LEGIARTI000006584301&amp;dateTexte=&amp;categorieLien=cid"&gt;L525-1&lt;/a&gt; du code rural et de la pêche maritime ; &lt;br /&gt;2° Les constructions, installations, extensions ou annexes aux bâtiments d'habitation, changements de destination et aménagements prévus par les articles &lt;a href="https://www.legifrance.gouv.fr/affichCodeArticle.do?cidTexte=LEGITEXT000006074075&amp;idArticle=LEGIARTI000031211179&amp;dateTexte=&amp;categorieLien=cid"&gt;L151-11&lt;/a&gt;, &lt;a href="https://www.legifrance.gouv.fr/affichCodeArticle.do?cidTexte=LEGITEXT000006074075&amp;idArticle=LEGIARTI000031211181&amp;dateTexte=&amp;categorieLien=cid"&gt;L151-12&lt;/a&gt; et &lt;a href="https://www.legifrance.gouv.fr/affichCodeArticle.do?cidTexte=LEGITEXT000006074075&amp;idArticle=LEGIARTI000031211183&amp;dateTexte=&amp;categorieLien=cid"&gt;L151-13&lt;/a&gt;, dans les conditions fixées par ceux-ci.&lt;/p&gt;&lt;p&gt;&lt;a href="https://www.legifrance.gouv.fr/affichCodeArticle.do;jsessionid=BC64A606EFBCE65DBEC4EDDF8EB7FAF6.tplgfr28s_2?idArticle=LEGIARTI000034739295&amp;cidTexte=LEGITEXT000006074075&amp;dateTexte=20200226&amp;categorieLien=id&amp;oldAction=&amp;nbResultRech="&gt;Article R151-26 du Code de l'Urbanisme&lt;/a&gt; : L'avis de la commission départementale de la préservation des espaces naturels, agricoles et forestiers prévu aux articles &lt;a href="https://www.legifrance.gouv.fr/affichCodeArticle.do?cidTexte=LEGITEXT000006074075&amp;idArticle=LEGIARTI000031211181&amp;dateTexte=&amp;categorieLien=cid"&gt;L151-12&lt;/a&gt; et &lt;a href="https://www.legifrance.gouv.fr/affichCodeArticle.do?cidTexte=LEGITEXT000006074075&amp;idArticle=LEGIARTI000031211183&amp;dateTexte=&amp;categorieLien=cid"&gt;L151-13&lt;/a&gt; est réputé favorable s'il n'est pas intervenu dans un délai de trois mois à compter de la saisine.&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99</text:p>
          </table:table-cell>
          <table:table-cell office:value-type="string" calcext:value-type="string">
            <text:p>03</text:p>
          </table:table-cell>
          <table:table-cell/>
          <table:table-cell office:value-type="string" calcext:value-type="string">
            <text:p>Autre : mixité sociale et fonctionnelle en zones urbaines ou à urbaniser</text:p>
          </table:table-cell>
          <table:table-cell office:value-type="string" calcext:value-type="string">
            <text:p>null</text:p>
          </table:table-cell>
          <table:table-cell office:value-type="string" calcext:value-type="string">
            <text:p>&lt;p&gt;&lt;a href="https://www.legifrance.gouv.fr/affichCodeArticle.do;jsessionid=BC64A606EFBCE65DBEC4EDDF8EB7FAF6.tplgfr28s_2?idArticle=LEGIARTI000031720569&amp;cidTexte=LEGITEXT000006074075&amp;dateTexte=20200226"&gt;Article R151-37 du Code de l'Urbanisme&lt;/a&gt; : Afin d'assurer la mise en œuvre des objectifs de mixité sociale et fonctionnelle, le règlement peut : &lt;br /&gt;1° Définir des règles permettant d'imposer une mixité des destinations ou sous-destinations au sein d'une construction ou d'une unité foncière ; &lt;br /&gt;2° Définir, pour certaines destinations et sous-destinations, des majorations de volume constructible qu'il détermine en référence à l'emprise au sol et la hauteur ; &lt;br /&gt;3° Définir des règles différenciées entre le rez-de-chaussée et les étages supérieurs des constructions ; &lt;br /&gt;4° Identifier et délimiter, dans le ou les documents graphiques, les quartiers, îlots et voies dans lesquels doit être préservée ou développée la diversité commerciale, notamment à travers les commerces de détail et de proximité, et définir, le cas échéant, les règles spécifiques permettant d'atteindre cet objectif ; &lt;br /&gt;5° Délimiter, dans le ou les documents graphiques, des secteurs situés dans les zones urbaines à l'intérieur desquels les constructions à usage d'habitation bénéficient d'une majoration de volume constructible qu'il détermine en référence à l'emprise au sol et à la hauteur dans les conditions prévues au 1° de l'article L151-28 ; &lt;br /&gt;6° Délimiter, dans le ou les documents graphiques des secteurs à l'intérieur desquels la réalisation de programmes de logements comportant des logements locatifs sociaux au sens de l'article &lt;a href="https://www.legifrance.gouv.fr/affichCodeArticle.do?cidTexte=LEGITEXT000006074096&amp;idArticle=LEGIARTI000006824696&amp;dateTexte=&amp;categorieLien=cid"&gt;L302-5&lt;/a&gt; du code de la construction et de l'habitation bénéficie d'une majoration de volume constructible qu'il détermine en référence à l'emprise au sol et à la hauteur dans les conditions prévues au 2° de l'article &lt;a href="https://www.legifrance.gouv.fr/affichCodeArticle.do?cidTexte=LEGITEXT000006074075&amp;idArticle=LEGIARTI000031211221&amp;dateTexte=&amp;categorieLien=cid"&gt;L151-28&lt;/a&gt; ; &lt;br /&gt;7° Délimiter, dans le ou les documents graphiques, des secteurs à l'intérieur desquels la réalisation de programmes de logements comportant des logements intermédiaires, définis à l'article &lt;a href="https://www.legifrance.gouv.fr/affichCodeArticle.do?cidTexte=LEGITEXT000006074096&amp;idArticle=LEGIARTI000028627019&amp;dateTexte=&amp;categorieLien=cid"&gt;L302-16&lt;/a&gt; du code de la construction et de l'habitation, bénéficie d'une majoration du volume constructible qu'il détermine en référence à l'emprise au sol et à la hauteur dans les conditions prévues au 4° de l'article L151-28.&lt;/p&gt;&lt;p&gt;&lt;a href="https://www.legifrance.gouv.fr/affichCodeArticle.do;jsessionid=BC64A606EFBCE65DBEC4EDDF8EB7FAF6.tplgfr28s_2?idArticle=LEGIARTI000031720567&amp;cidTexte=LEGITEXT000006074075&amp;dateTexte=20200226&amp;categorieLien=id&amp;oldAction=&amp;nbResultRech="&gt;Article R151-38 du Code de l'Urbanisme&lt;/a&gt; : Les documents graphiques du règlement délimitent dans les zones U et AU, s'il y a lieu : &lt;br /&gt;1° Les emplacements réservés en application du 4° de l'article &lt;a href="https://www.legifrance.gouv.fr/affichCodeArticle.do?cidTexte=LEGITEXT000006074075&amp;idArticle=LEGIARTI000031211251&amp;dateTexte=&amp;categorieLien=cid"&gt;L151-41&lt;/a&gt; en vue de la réalisation, dans le respect des objectifs de mixité sociale, de programmes de logements en précisant la nature de ces programmes ; &lt;br /&gt;2° Les secteurs où les programmes de logements doivent, en application de l'article &lt;a href="https://www.legifrance.gouv.fr/affichCodeArticle.do?cidTexte=LEGITEXT000006074075&amp;idArticle=LEGIARTI000031211187&amp;dateTexte=&amp;categorieLien=cid"&gt;L151-14&lt;/a&gt;, comporter une proportion de logements d'une taille minimale, en précisant cette taille minimale ; &lt;br /&gt;3° Les secteurs où, en application de l'article &lt;a href="https://www.legifrance.gouv.fr/affichCodeArticle.do?cidTexte=LEGITEXT000006074075&amp;idArticle=LEGIARTI000031211189&amp;dateTexte=&amp;categorieLien=cid"&gt;L151-15&lt;/a&gt;, un pourcentage des programmes de logements doit être affecté à des catégories de logement en précisant ce pourcentage et les catégories prévues.&lt;/p&gt;</text:p>
          </table:table-cell>
          <table:table-cell table:number-columns-repeated="1016"/>
        </table:table-row>
        <table:table-row table:style-name="ro1">
          <table:table-cell table:style-name="ce1" office:value-type="string" calcext:value-type="string">
            <text:p>PRESCRIPTION</text:p>
          </table:table-cell>
          <table:table-cell table:style-name="ce1" office:value-type="string" calcext:value-type="string">
            <text:p>STYPEPSC</text:p>
          </table:table-cell>
          <table:table-cell table:style-name="ce3" office:value-type="string" calcext:value-type="string">
            <text:p>99</text:p>
          </table:table-cell>
          <table:table-cell table:style-name="ce3" office:value-type="string" calcext:value-type="string">
            <text:p>04</text:p>
          </table:table-cell>
          <table:table-cell table:style-name="ce1"/>
          <table:table-cell table:style-name="ce1" office:value-type="string" calcext:value-type="string">
            <text:p>Autre : qualité du cadre de vie</text:p>
          </table:table-cell>
          <table:table-cell office:value-type="string" calcext:value-type="string">
            <text:p>null</text:p>
          </table:table-cell>
          <table:table-cell table:style-name="ce1" office:value-type="string" calcext:value-type="string">
            <text:p>null</text:p>
          </table:table-cell>
          <table:table-cell table:style-name="ce1" table:number-columns-repeated="56"/>
          <table:table-cell table:number-columns-repeated="960"/>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99</text:p>
          </table:table-cell>
          <table:table-cell office:value-type="string" calcext:value-type="string">
            <text:p>05</text:p>
          </table:table-cell>
          <table:table-cell/>
          <table:table-cell office:value-type="string" calcext:value-type="string">
            <text:p>Autre : qualité urbaine, architecturale, environnementale et paysagère</text:p>
          </table:table-cell>
          <table:table-cell office:value-type="string" calcext:value-type="string">
            <text:p>null</text:p>
          </table:table-cell>
          <table:table-cell office:value-type="string" calcext:value-type="string">
            <text:p>&lt;p&gt;&lt;a href="https://www.legifrance.gouv.fr/affichCodeArticle.do;jsessionid=BC64A606EFBCE65DBEC4EDDF8EB7FAF6.tplgfr28s_2?idArticle=LEGIARTI000031720555&amp;cidTexte=LEGITEXT000006074075&amp;dateTexte=20200226&amp;categorieLien=id&amp;oldAction=&amp;nbResultRech="&gt;Article R151-41 du Code de l'Urbanisme&lt;/a&gt; : Afin d'assurer l'insertion de la construction dans ses abords, la qualité et la diversité architecturale, urbaine et paysagère des constructions ainsi que la conservation et la mise en valeur du patrimoine, le règlement peut : &lt;br /&gt;1° Prévoir des règles alternatives, dans les conditions prévues à l'article &lt;a href="https://www.legifrance.gouv.fr/affichCodeArticle.do?cidTexte=LEGITEXT000006074075&amp;idArticle=LEGIARTI000031720011&amp;dateTexte=&amp;categorieLien=cid"&gt;R151-13&lt;/a&gt;, afin d'adapter des règles volumétriques définies en application de l'article &lt;a href="https://www.legifrance.gouv.fr/affichCodeArticle.do?cidTexte=LEGITEXT000006074075&amp;idArticle=LEGIARTI000031720077&amp;dateTexte=&amp;categorieLien=cid"&gt;R151-39&lt;/a&gt; pour satisfaire à une insertion dans le contexte, en lien avec les bâtiments contigus ; &lt;br /&gt;2° Prévoir des dispositions concernant les caractéristiques architecturales des façades et toitures des constructions ainsi que des clôtures ; &lt;br /&gt;3° Identifier et localiser le patrimoine bâti et paysager à protéger, à conserver, à restaurer, à mettre en valeur ou à requalifier mentionné à l'article &lt;a href="https://www.legifrance.gouv.fr/affichCodeArticle.do?cidTexte=LEGITEXT000006074075&amp;idArticle=LEGIARTI000031211201&amp;dateTexte=&amp;categorieLien=cid"&gt;L151-19&lt;/a&gt; pour lesquels les travaux non soumis à un permis de construire sont précédés d'une déclaration préalable et dont la démolition est subordonnée à la délivrance d'un permis de démolir et définir, s'il y a lieu, les prescriptions de nature à atteindre ces objectifs.&lt;/p&gt;&lt;p&gt;&lt;a href="https://www.legifrance.gouv.fr/affichCodeArticle.do;jsessionid=7C88266D00A7BADB4A92F7C9E84F6CBA.tplgfr28s_2?idArticle=LEGIARTI000032793138&amp;cidTexte=LEGITEXT000006074075&amp;dateTexte=20200226&amp;categorieLien=id&amp;oldAction=&amp;nbResultRech="&gt;Article R151-42 du Code de l'Urbanisme&lt;/a&gt; : Afin d'assurer l'insertion et la qualité environnementale des constructions, le règlement peut : &lt;br /&gt;1° Fixer des obligations en matière de performances énergétiques et environnementales ; &lt;br /&gt;2° Identifier les secteurs où, en application de l'article &lt;a href="https://www.legifrance.gouv.fr/affichCodeArticle.do?cidTexte=LEGITEXT000006074075&amp;idArticle=LEGIARTI000031211205&amp;dateTexte=&amp;categorieLien=cid"&gt;L151-21&lt;/a&gt;, des performances énergétiques et environnementales renforcées doivent être respectées ; &lt;br /&gt;3° Identifier les secteurs dans les zones urbaines ou à urbaniser où, en application du 3° de l'article &lt;a href="https://www.legifrance.gouv.fr/affichCodeArticle.do?cidTexte=LEGITEXT000006074075&amp;idArticle=LEGIARTI000031211221&amp;dateTexte=&amp;categorieLien=cid"&gt;L151-28&lt;/a&gt;, les constructions faisant preuve d'exemplarité énergétique ou environnementale ou qui sont à énergie positive bénéficient d'une majoration de volume constructible qu'il détermine en référence à l'emprise au sol et la hauteur ; &lt;br /&gt;4° Prévoir des règles différenciées entre le rez-de-chaussée et les étages supérieurs des constructions pour prendre en compte les risques d'inondation et de submersion.&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99</text:p>
          </table:table-cell>
          <table:table-cell office:value-type="string" calcext:value-type="string">
            <text:p>06</text:p>
          </table:table-cell>
          <table:table-cell/>
          <table:table-cell office:value-type="string" calcext:value-type="string">
            <text:p>Autre : traitement environnemental et paysager des espaces non bâtis et abords des constructions</text:p>
          </table:table-cell>
          <table:table-cell office:value-type="string" calcext:value-type="string">
            <text:p>null</text:p>
          </table:table-cell>
          <table:table-cell office:value-type="string" calcext:value-type="string">
            <text:p>&lt;p&gt;&lt;a href="https://www.legifrance.gouv.fr/affichCodeArticle.do?idArticle=LEGIARTI000031720549&amp;cidTexte=LEGITEXT000006074075"&gt;Article R151-43 1° du Code de l'Urbanisme&lt;/a&gt; : Afin de contribuer à la qualité du cadre de vie, assurer un équilibre entre les espaces construits et les espaces libres et répondre aux enjeux environnementaux, le règlement peut :&lt;br /&gt;1° Imposer, en application de l'article &lt;a href="https://www.legifrance.gouv.fr/affichCodeArticle.do?cidTexte=LEGITEXT000006074075&amp;idArticle=LEGIARTI000031211207&amp;dateTexte=&amp;categorieLien=cid"&gt;L151-22&lt;/a&gt;, que les surfaces non imperméabilisées ou éco-aménageables d'un projet représentent une proportion minimale de l'unité foncière. Il précise les types d'espaces, construits ou non, qui peuvent entrer dans le décompte de cette surface minimale en leur affectant un coefficient qui en exprime la valeur pour l'écosystème par référence à celle d'un espace équivalent de pleine terre ; &lt;br /&gt;2° Imposer des obligations en matière de réalisation d'espaces libres et de plantations, d'aires de jeux et de loisir ; &lt;br /&gt;3° Fixer, en application du 3° de l'article &lt;a href="https://www.legifrance.gouv.fr/affichCodeArticle.do?cidTexte=LEGITEXT000006074075&amp;idArticle=LEGIARTI000031211251&amp;dateTexte=&amp;categorieLien=cid"&gt;L151-41&lt;/a&gt; les emplacements réservés aux espaces verts ainsi qu'aux espaces nécessaires aux continuités écologiques, en précisant leur destination et les collectivités, services et organismes publics bénéficiaires ;&lt;br /&gt;4° Délimiter les espaces et secteurs contribuant aux continuités écologiques et définir des règles nécessaires à leur maintien ou à leur remise en état ; &lt;br /&gt;5° Identifier, localiser les éléments de paysage et délimiter les sites et secteurs à protéger au titre de l'article &lt;a href="https://www.legifrance.gouv.fr/affichCodeArticle.do?cidTexte=LEGITEXT000006074075&amp;idArticle=LEGIARTI000031211209&amp;dateTexte=&amp;categorieLien=cid"&gt;L151-23&lt;/a&gt; pour lesquels les travaux non soumis à un permis de construire sont précédés d'une déclaration préalable et dont la démolition est subordonnée à la délivrance d'un permis de démolir, et définir, s'il y a lieu, les prescriptions nécessaires pour leur préservation ;&lt;br /&gt;6° Délimiter dans les documents graphiques les terrains et espaces inconstructibles en zone urbaine en application du second alinéa de l'article &lt;a href="https://www.legifrance.gouv.fr/affichCodeArticle.do?cidTexte=LEGITEXT000006074075&amp;idArticle=LEGIARTI000031211209&amp;dateTexte=&amp;categorieLien=cid"&gt;L151-23&lt;/a&gt;;&lt;br /&gt;7° Imposer les installations nécessaires à la gestion des eaux pluviales et du ruissellement ;&lt;br /&gt;8° Imposer pour les clôtures des caractéristiques permettant de préserver ou remettre en état les continuités écologiques ou de faciliter l'écoulement des eaux.&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99</text:p>
          </table:table-cell>
          <table:table-cell office:value-type="string" calcext:value-type="string">
            <text:p>07</text:p>
          </table:table-cell>
          <table:table-cell/>
          <table:table-cell office:value-type="string" calcext:value-type="string">
            <text:p>Autre : densité</text:p>
          </table:table-cell>
          <table:table-cell office:value-type="string" calcext:value-type="string">
            <text:p>null</text:p>
          </table:table-cell>
          <table:table-cell office:value-type="string" calcext:value-type="string">
            <text:p>&lt;p&gt;&lt;a href="https://www.legifrance.gouv.fr/affichCodeArticle.do;jsessionid=BC64A606EFBCE65DBEC4EDDF8EB7FAF6.tplgfr28s_2?idArticle=LEGIARTI000031720561&amp;cidTexte=LEGITEXT000006074075&amp;dateTexte=20200226&amp;categorieLien=id&amp;oldAction=&amp;nbResultRech="&gt;Article R151-39 du Code de l'Urbanisme&lt;/a&gt; : Afin d'assurer l'intégration urbaine, paysagère et environnementale des constructions, déterminer la constructibilité des terrains, préserver ou faire évoluer la morphologie du tissu urbain et les continuités visuelles, le règlement peut notamment prévoir des règles maximales d'emprise au sol et de hauteur des constructions.&lt;br /&gt;Il peut également prévoir, pour traduire un objectif de densité minimale de construction qu'il justifie de façon circonstanciée, des règles minimales d'emprise au sol et de hauteuRIl délimite, dans le ou les documents graphiques, les secteurs dans lesquels il les impose.&lt;br /&gt;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lt;p&gt;&lt;a href="https://www.legifrance.gouv.fr/affichCodeArticle.do;jsessionid=BC64A606EFBCE65DBEC4EDDF8EB7FAF6.tplgfr28s_2?idArticle=LEGIARTI000031720559&amp;cidTexte=LEGITEXT000006074075&amp;dateTexte=20200226&amp;categorieLien=id&amp;oldAction=&amp;nbResultRech="&gt;Article R151-40 du Code de l'Urbanisme&lt;/a&gt; : Dans les zones U, AU, dans les secteurs de taille et de capacité d'accueil limitées délimités en application de l'article &lt;a href="https://www.legifrance.gouv.fr/affichCodeArticle.do?cidTexte=LEGITEXT000006074075&amp;idArticle=LEGIARTI000031211183&amp;dateTexte=&amp;categorieLien=cid"&gt;L151-13&lt;/a&gt;, ainsi que dans les zones où un transfert des possibilités de construction a été décidé en application de l'article &lt;a href="https://www.legifrance.gouv.fr/affichCodeArticle.do?cidTexte=LEGITEXT000006074075&amp;idArticle=LEGIARTI000031211213&amp;dateTexte=&amp;categorieLien=cid"&gt;L151-25&lt;/a&gt;, le règlement peut définir des secteurs de plan masse côté en trois dimensions.&lt;/p&gt;</text:p>
          </table:table-cell>
          <table:table-cell table:number-columns-repeated="101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99</text:p>
          </table:table-cell>
          <table:table-cell office:value-type="string" calcext:value-type="string">
            <text:p>08</text:p>
          </table:table-cell>
          <table:table-cell/>
          <table:table-cell office:value-type="string" calcext:value-type="string">
            <text:p>Autre : équipements, réseaux et emplacements réservés</text:p>
          </table:table-cell>
          <table:table-cell office:value-type="string" calcext:value-type="string">
            <text:p>null</text:p>
          </table:table-cell>
          <table:table-cell office:value-type="string" calcext:value-type="string">
            <text:p>&lt;p&gt;&lt;a href="https://www.legifrance.gouv.fr/affichCodeArticle.do;jsessionid=7C88266D00A7BADB4A92F7C9E84F6CBA.tplgfr28s_2?idArticle=LEGIARTI000031720535&amp;cidTexte=LEGITEXT000006074075&amp;dateTexte=20200226&amp;categorieLien=id&amp;oldAction=&amp;nbResultRech="&gt;Article R151-47 du Code de l'Urbanisme&lt;/a&gt; : Afin de répondre aux besoins en matière de mobilité, de sécurité et de salubrité, le règlement peut fixer : &lt;br /&gt;1° Les conditions de desserte des terrains mentionnés à l'article &lt;a href="https://www.legifrance.gouv.fr/affichCodeArticle.do?cidTexte=LEGITEXT000006074075&amp;idArticle=LEGIARTI000031211247&amp;dateTexte=&amp;categorieLien=cid"&gt;L151-39&lt;/a&gt; par les voies publiques ou privées et d'accès aux voies ouvertes au public ; &lt;br /&gt;2° Les conditions permettant une bonne desserte des terrains par les services publics de collecte des déchets.&lt;/p&gt;&lt;p&gt;&lt;a href="https://www.legifrance.gouv.fr/affichCodeArticle.do;jsessionid=7C88266D00A7BADB4A92F7C9E84F6CBA.tplgfr28s_2?idArticle=LEGIARTI000031720533&amp;cidTexte=LEGITEXT000006074075&amp;dateTexte=20200226&amp;categorieLien=id&amp;oldAction=&amp;nbResultRech="&gt;Article R151-48 du Code de l'Urbanisme&lt;/a&gt; : Dans les zones U, AU, A et N, le ou les documents graphiques du règlement font, en outre, apparaître, s'il y a lieu : &lt;br /&gt;1° En application du premier alinéa de l'article &lt;a href="https://www.legifrance.gouv.fr/affichCodeArticle.do?cidTexte=LEGITEXT000006074075&amp;idArticle=LEGIARTI000031211245&amp;dateTexte=&amp;categorieLien=cid"&gt;L151-38&lt;/a&gt;, le tracé et les dimensions des voies de circulation à modifier ou à créer, y compris les rues ou sentiers piétonniers, les itinéraires cyclables ainsi que les voies et espaces réservés au transport public, et, le cas échéant, de celles à conserver ; &lt;br /&gt;2° Les emplacements réservés aux voies publiques délimités en application du 1° de l'article &lt;a href="https://www.legifrance.gouv.fr/affichCodeArticle.do?cidTexte=LEGITEXT000006074075&amp;idArticle=LEGIARTI000031211251&amp;dateTexte=&amp;categorieLien=cid"&gt;L151-41&lt;/a&gt;, en précisant leur destination et les collectivités, services et organismes publics bénéficiaires ; &lt;br /&gt;3° Les zones qui sont ou peuvent être aménagées en vue de la pratique du ski et les secteurs réservés aux remontées mécaniques en application du deuxième alinéa de l'article L151-38 en indiquant, le cas échéant, les équipements et aménagements susceptibles d'y être prévus.&lt;/p&gt;&lt;p&gt;&lt;a href="https://www.legifrance.gouv.fr/affichCodeArticle.do;jsessionid=7C88266D00A7BADB4A92F7C9E84F6CBA.tplgfr28s_2?idArticle=LEGIARTI000031720529&amp;cidTexte=LEGITEXT000006074075&amp;dateTexte=20200226&amp;categorieLien=id&amp;oldAction=&amp;nbResultRech="&gt;Article R151-49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 &lt;br /&gt;1° Les conditions de desserte des terrains mentionnés à l'article &lt;a href="https://www.legifrance.gouv.fr/affichCodeArticle.do?cidTexte=LEGITEXT000006074075&amp;idArticle=LEGIARTI000031211247&amp;dateTexte=&amp;categorieLien=cid"&gt;L151-39&lt;/a&gt; par les réseaux publics d'eau, d'énergie et notamment d'électricité et d'assainissement, ainsi que, dans les zones délimitées en application du 2° de l'article &lt;a href="https://www.legifrance.gouv.fr/affichCodeArticle.do?cidTexte=LEGITEXT000006070633&amp;idArticle=LEGIARTI000006390357&amp;dateTexte=&amp;categorieLien=cid"&gt;L2224-10&lt;/a&gt; du code général des collectivités territoriales, les conditions de réalisation d'un assainissement non collectif ; &lt;br /&gt;2° Les conditions pour limiter l'imperméabilisation des sols, pour assurer la maîtrise du débit et de l'écoulement des eaux pluviales et de ruissellement, et prévoir le cas échéant des installations de collecte, de stockage voire de traitement des eaux pluviales et de ruissellement dans les zones délimitées en application du 3° et 4° de l'article L2224-10 du code général des collectivités territoriales ; &lt;br /&gt;3° Les obligations imposées aux constructions, travaux, installations et aménagements, en matière d'infrastructures et réseaux de communications électroniques.&lt;/p&gt;&lt;p&gt;&lt;a href="https://www.legifrance.gouv.fr/affichCodeArticle.do;jsessionid=7C88266D00A7BADB4A92F7C9E84F6CBA.tplgfr28s_2?idArticle=LEGIARTI000031720527&amp;cidTexte=LEGITEXT000006074075&amp;dateTexte=20200226&amp;categorieLien=id&amp;oldAction=&amp;nbResultRech="&gt;Article R151-50 du Code de l'Urbanisme&lt;/a&gt; : Dans les zones U, AU, A et N, le ou les documents graphiques font apparaître s'il y a lieu : &lt;br /&gt;1° Les emplacements réservés aux ouvrages publics délimités en application du 1° de l'article &lt;a href="https://www.legifrance.gouv.fr/affichCodeArticle.do?cidTexte=LEGITEXT000006074075&amp;idArticle=LEGIARTI000031211251&amp;dateTexte=&amp;categorieLien=cid"&gt;L151-41&lt;/a&gt;, en précisant leur destination et les collectivités, services et organismes publics bénéficiaires ; &lt;br /&gt;2° Les secteurs où, en application de l'article &lt;a href="https://www.legifrance.gouv.fr/affichCodeArticle.do?cidTexte=LEGITEXT000006074075&amp;idArticle=LEGIARTI000031211249&amp;dateTexte=&amp;categorieLien=cid"&gt;L151-40&lt;/a&gt;, des critères de qualité renforcés en matière d'infrastructures et réseaux de communications électroniques doivent être respectés.&lt;/p&gt;</text:p>
          </table:table-cell>
          <table:table-cell table:number-columns-repeated="1016"/>
        </table:table-row>
        <table:table-row table:style-name="ro1">
          <table:table-cell table:style-name="ce5" office:value-type="string" calcext:value-type="string">
            <text:p>PRESCRIPTION</text:p>
          </table:table-cell>
          <table:table-cell table:style-name="ce5" office:value-type="string" calcext:value-type="string">
            <text:p>STYPEPSC</text:p>
          </table:table-cell>
          <table:table-cell table:style-name="ce14" office:value-type="string" calcext:value-type="string">
            <text:p>99</text:p>
          </table:table-cell>
          <table:table-cell table:style-name="ce14" office:value-type="string" calcext:value-type="string">
            <text:p>09</text:p>
          </table:table-cell>
          <table:table-cell table:style-name="ce5"/>
          <table:table-cell table:style-name="ce5" office:value-type="string" calcext:value-type="string">
            <text:p>Autre : PSMV tenant lieu de programme local de l’habitat et de plan de déplacements urbains</text:p>
          </table:table-cell>
          <table:table-cell office:value-type="string" calcext:value-type="string">
            <text:p>null</text:p>
          </table:table-cell>
          <table:table-cell table:style-name="ce5" office:value-type="string" calcext:value-type="string">
            <text:p>null</text:p>
          </table:table-cell>
          <table:table-cell table:style-name="ce5" table:number-columns-repeated="56"/>
          <table:table-cell table:number-columns-repeated="960"/>
        </table:table-row>
        <table:table-row table:style-name="ro1">
          <table:table-cell table:style-name="ce4" office:value-type="string" calcext:value-type="string">
            <text:p>INFORMATION</text:p>
          </table:table-cell>
          <table:table-cell table:style-name="ce4" office:value-type="string" calcext:value-type="string">
            <text:p>STYPEINF</text:p>
          </table:table-cell>
          <table:table-cell table:number-columns-repeated="2" table:style-name="ce18" office:value-type="string" calcext:value-type="string">
            <text:p>01</text:p>
          </table:table-cell>
          <table:table-cell table:style-name="ce4"/>
          <table:table-cell table:style-name="ce4" office:value-type="string" calcext:value-type="string">
            <text:p>Périmètre d’application du plan de sauvegarde et mise en valeur</text:p>
          </table:table-cell>
          <table:table-cell table:style-name="ce4" office:value-type="string" calcext:value-type="string">
            <text:p>&lt;p&gt;&lt;a href="https://www.legifrance.gouv.fr/affichCodeArticle.do?idArticle=LEGIARTI000032860980&amp;cidTexte=LEGITEXT000006074075"&gt;Article L313-1 du Code de l'Urbanisme&lt;/a&gt; : I.-Un plan de sauvegarde et de mise en valeur peut être établi sur tout ou partie du site patrimonial remarquable créé en application du titre III du livre VI du code du patrimoine. Sur le périmètre qu'il recouvre, il tient lieu de plan local d'urbanisme. &lt;br /&gt;Lorsque l'élaboration du plan de sauvegarde et de mise en valeur relève de la compétence d'un établissement public de coopération intercommunale, la commune membre de cet établissement dont le territoire est intégralement ou partiellement couvert par le périmètre d'un site patrimonial remarquable peut demander à ce qu'il soit couvert par un plan de sauvegarde et de mise en valeur. Elle peut également conduire les études préalables à l'élaboration du plan de sauvegarde et de mise en valeur, avec l'assistance technique et financière de l'Etat si elle la sollicite. Après un débat au sein de l'organe délibérant de l'établissement public de coopération intercommunale, celui-ci délibère sur l'opportunité d'élaborer le plan de sauvegarde et de mise en valeur. &lt;br /&gt;En cas de refus de l'organe délibérant, et lorsque la Commission nationale du patrimoine et de l'architecture a recommandé, en application de l'article &lt;a href="https://www.legifrance.gouv.fr/affichCodeArticle.do?cidTexte=LEGITEXT000006074236&amp;idArticle=LEGIARTI000032858250&amp;dateTexte=&amp;categorieLien=cid"&gt;L631-3&lt;/a&gt; du même code, l'élaboration d'un plan de sauvegarde et de mise en valeur sur tout ou partie du périmètre classé au titre des sites patrimoniaux remarquables, l'autorité administrative peut demander à l'établissement public de coopération intercommunale d'engager la procédure d'élaboration d'un plan de sauvegarde et de mise en valeur sur ce périmètre dans les conditions prévues au II du présent article. &lt;br /&gt;II.-L'acte décidant la mise à l'étude du plan de sauvegarde et de mise en valeur met en révision le plan local d'urbanisme, lorsqu'il existe. Jusqu'à l'approbation du plan de sauvegarde et de mise en valeur, le plan local d'urbanisme mis en révision peut être modifié dans les conditions prévues aux articles &lt;a href="https://www.legifrance.gouv.fr/affichCodeArticle.do?cidTexte=LEGITEXT000006074075&amp;idArticle=LEGIARTI000031211410&amp;dateTexte=&amp;categorieLien=cid"&gt;L153-37&lt;/a&gt;, &lt;a href="https://www.legifrance.gouv.fr/affichCodeArticle.do?cidTexte=LEGITEXT000006074075&amp;idArticle=LEGIARTI000031211416&amp;dateTexte=&amp;categorieLien=cid"&gt;L153-40&lt;/a&gt;, &lt;a href="https://www.legifrance.gouv.fr/affichCodeArticle.do?cidTexte=LEGITEXT000006074075&amp;idArticle=LEGIARTI000031211422&amp;dateTexte=&amp;categorieLien=cid"&gt;L153-42&lt;/a&gt; et &lt;a href="https://www.legifrance.gouv.fr/affichCodeArticle.do;jsessionid=0EF51D11F517E727ACA6790BD362A0E8.tplgfr28s_2?idArticle=LEGIARTI000031211424&amp;cidTexte=LEGITEXT000006074075&amp;dateTexte=20200226&amp;categorieLien=id&amp;oldAction=&amp;nbResultRech="&gt;L153-43&lt;/a&gt; du présent code ou faire l'objet de révisions dans les conditions définies à l'article &lt;a href="https://www.legifrance.gouv.fr/affichCodeArticle.do?cidTexte=LEGITEXT000006074075&amp;idArticle=LEGIARTI000031211402&amp;dateTexte=&amp;categorieLien=cid"&gt;L153-34&lt;/a&gt;. &lt;br /&gt;Le plan de sauvegarde et de mise en valeur est élaboré conjointement par l'Etat et l'autorité compétente en matière de plan local d'urbanisme ou de document en tenant lieu. L'Etat peut toutefois confier l'élaboration d'un plan de sauvegarde et de mise en valeur à l'autorité compétente en matière de plan local d'urbanisme ou de document en tenant lieu qui en fait la demande, et lui apporte si nécessaire son assistance technique et financière. Le projet de plan de sauvegarde et de mise en valeur est soumis pour avis à la commission locale du site patrimonial remarquable et, le cas échéant, à l'avis de la commune concernée. Après avis de l'organe délibérant de l'autorité compétente en matière de plan local d'urbanisme ou de document en tenant lieu et de la Commission nationale du patrimoine et de l'architecture, le projet de plan de sauvegarde et de mise en valeur est soumis à enquête publique par l'autorité administrative dans les formes prévues au chapitre III du titre II du livre Ier du code de l'environnement. Il est approuvé par l'autorité administrative si l'avis de l'organe délibérant de l'autorité compétente en matière de plan local d'urbanisme ou de document en tenant lieu est favorable, par décret en Conseil d'Etat dans le cas contraire. &lt;br /&gt;La révision du plan de sauvegarde et de mise en valeur a lieu dans les mêmes formes que celles prévues pour son élaboration. &lt;br /&gt;III.-Le plan de sauvegarde et de mise en valeur peut comporter l'indication des immeubles ou des parties intérieures ou extérieures d'immeubles : &lt;br /&gt;1° Dont la démolition, l'enlèvement ou l'altération sont interdits et dont la modification est soumise à des conditions spéciales ; &lt;br /&gt;2° Dont la démolition ou la modification peut être imposée à l'occasion d'opérations d'aménagement publiques ou privées. &lt;br /&gt;IV.-Le plan de sauvegarde et de mise en valeur peut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 et 525&lt;/a&gt; du code civil, situés à l'extérieur ou à l'intérieur d'un immeuble. Le propriétaire et l'affectataire domanial peuvent proposer à l'architecte des Bâtiments de France le recensement de nouveaux éléments dans le plan de sauvegarde et de mise en valeur. L'architecte des Bâtiments de France saisit l'autorité administrative qui modifie le plan de sauvegarde et de mise en valeur, après accord de l'organe délibérant mentionné au VI du présent article. &lt;br /&gt;V.-Le plan de sauvegarde et de mise en valeur doit être compatible avec le projet d'aménagement et de développement durables du plan local d'urbanisme, lorsqu'il existe. Lorsque le projet de plan de sauvegarde et de mise en valeur comporte des dispositions qui ne sont pas compatibles avec le projet d'aménagement et de développement durables du plan local d'urbanisme, il ne peut être approuvé que si l'enquête publique a porté à la fois sur le projet de plan de sauvegarde et de mise en valeur et sur la révision du plan local d'urbanisme. L'approbation du plan de sauvegarde et de mise en valeur emporte alors révision du plan local d'urbanisme. &lt;br /&gt;VI.-Sous réserve que la modification envisagée ne porte pas atteinte à son économie générale ou ne réduise pas un espace boisé classé, le plan de sauvegarde et de mise en valeur peut être modifié par l'autorité administrative, à la demande ou après consultation de l'organe délibérant de l'autorité compétente en matière de plan local d'urbanisme ou de document en tenant lieu, après consultation de l'architecte des Bâtiments de France, après avis de la commission locale du site patrimonial remarquable et après enquête publique réalisée dans les formes prévues au chapitre III du titre II du livre Ier du code de l'environnement.&lt;/p&gt;</text:p>
          </table:table-cell>
          <table:table-cell table:style-name="ce4" office:value-type="string" calcext:value-type="string">
            <text:p>&lt;p&gt;&lt;a href="https://www.legifrance.gouv.fr/affichCodeArticle.do?cidTexte=LEGITEXT000006074236&amp;idArticle=LEGIARTI000032858252"&gt;Article L631-4 I 2° d du Code du Patrimoine&lt;/a&gt; : I. – Le plan de valorisation de l'architecture et du patrimoine a le caractère de servitude d'utilité publique. Il comprend :&lt;br /&gt;1° Un rapport de présentation des objectifs du plan, fondé sur un diagnostic comprenant un inventaire du patrimoine et des éléments paysagers sur le périmètre couvert par le plan ;&lt;br /&gt;2° Un règlement comprenant :&lt;br /&gt;a) Des prescriptions relatives à la qualité architecturale des constructions neuves ou existantes, notamment aux matériaux ainsi qu'à leur implantation, leur volumétrie et leurs abords ;&lt;br /&gt;b) Des règles relatives à la conservation ou à la mise en valeur du patrimoine bâti et des espaces naturels ou urbains ;&lt;br /&gt;c) La délimitation des immeubles, espaces publics, monuments, sites, cours et jardins, l'identification des plantations et mobiliers urbains à protéger et à conserver, à mettre en valeur ou à requalifier pour des motifs d'ordre culturel, historique ou architectural et les prescriptions permettant d'assurer leur conservation ou leur restauration ;&lt;br /&gt;d) Un document graphique faisant apparaître le périmètre couvert par le plan, une typologie des constructions, les immeubles protégés, bâtis ou non, dont la conservation, la restauration, la mise en valeur ou la requalification est imposée et, le cas échéant, les conditions spéciales relatives à l'implantation, à la morphologie, aux dimensions des constructions et aux matériaux du clos et couvert.&lt;br /&gt;II. – Le projet de plan de valorisation de l'architecture et du patrimoine est arrêté par l'organe délibérant de l'autorité compétente en matière de plan local d'urbanisme, de document en tenant lieu ou de carte communale et, le cas échéant, après avis de l'organe délibérant de la ou des communes concernées. En cas de désaccord, l'avis de la Commission nationale du patrimoine et de l'architecture est sollicité.&lt;br /&gt;Le projet de plan de valorisation de l'architecture et du patrimoine arrêté par l'organe délibérant de l'autorité compétente en matière de plan local d'urbanisme, de document en tenant lieu ou de carte communale est soumis pour avis à la commission régionale du patrimoine et de l'architecture.&lt;br /&gt;L'élaboration, la révision ou la modification du projet de plan de valorisation de l'architecture et du patrimoine peut être déléguée par l'autorité compétente en matière de plan local d'urbanisme, de document en tenant lieu ou de carte communale aux communes qui en font la demande par délibération de leur organe délibérant. Cette délégation s'accompagne de la mise à disposition de moyens techniques et financiers.&lt;br /&gt;Il donne lieu à un examen conjoint des personnes publiques mentionnées aux articles &lt;a href="https://www.legifrance.gouv.fr/affichCodeArticle.do?cidTexte=LEGITEXT000006074075&amp;idArticle=LEGIARTI000031210812&amp;dateTexte=&amp;categorieLien=cid"&gt;L132-7&lt;/a&gt; et &lt;a href="https://www.legifrance.gouv.fr/affichCodeArticle.do?cidTexte=LEGITEXT000006074075&amp;idArticle=LEGIARTI000031210816&amp;dateTexte=&amp;categorieLien=cid"&gt;L132-9&lt;/a&gt; du code de l'urbanisme.&lt;br /&gt;Il fait l'objet d'une enquête publique dans les conditions définies au &lt;a href="https://www.legifrance.gouv.fr/affichCode.do?cidTexte=LEGITEXT000006074220&amp;idSectionTA=LEGISCTA000006159210&amp;dateTexte=&amp;categorieLien=cid"&gt;chapitre III du titre II du livre Ier du code de l'environnement&lt;/a&gt;. &lt;br /&gt;Il est adopté par l'organe délibérant de l'autorité compétente en matière de plan local d'urbanisme, de document en tenant lieu ou de carte communale, après accord de l'autorité administrative.&lt;br /&gt;L'élaboration, la révision ou la modification du plan de valorisation de l'architecture et du patrimoine et l'élaboration, la révision ou la modification du plan local d'urbanisme peuvent faire l'objet d'une procédure unique et d'une même enquête publique dans les conditions définies au chapitre III du titre II du livre Ier du même code.&lt;br /&gt;Le plan de valorisation de l'architecture et du patrimoine est annexé au plan local d'urbanisme en application de l'article &lt;a href="https://www.legifrance.gouv.fr/affichCodeArticle.do?cidTexte=LEGITEXT000006074075&amp;idArticle=LEGIARTI000031211257&amp;dateTexte=&amp;categorieLien=cid"&gt;L151-43&lt;/a&gt; du code de l'urbanisme.&lt;br /&gt;III. – La révision du plan de valorisation de l'architecture et du patrimoine a lieu dans les mêmes conditions que celles prévues au II du présent article.&lt;br /&gt;Le plan de valorisation de l'architecture et du patrimoine peut également être modifié lorsqu'il n'est pas porté atteinte à l'économie générale de ses dispositions relatives à la protection du patrimoine bâti et des espaces. La modification est prononcée, après enquête publique, consultation de l'architecte des Bâtiments de France puis accord de l'autorité administrative, par délibération de l'organe délibérant de l'autorité mentionnée au premier alinéa du même II.&lt;br /&gt;La modification du plan de valorisation de l'architecture et du patrimoine emporte, le cas échéant, la modification du plan local d'urbanisme.&lt;/p&gt;</text:p>
          </table:table-cell>
          <table:table-cell table:style-name="ce4" table:number-columns-repeated="56"/>
          <table:table-cell table:number-columns-repeated="960"/>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02</text:p>
          </table:table-cell>
          <table:table-cell office:value-type="string" calcext:value-type="string">
            <text:p>00</text:p>
          </table:table-cell>
          <table:table-cell/>
          <table:table-cell office:value-type="string" calcext:value-type="string">
            <text:p>Zone d’aménagement concerté</text:p>
          </table:table-cell>
          <table:table-cell office:value-type="string" calcext:value-type="string">
            <text:p>&lt;p&gt;&lt;a href="https://www.legifrance.gouv.fr/affichCodeArticle.do?idArticle=LEGIARTI000037666723&amp;cidTexte=LEGITEXT000006074075"&gt;Article L311-1 du Code de l'Urbanisme&lt;/a&gt; : Les zones d'aménagement concerté sont les zones à l'intérieur desquelles une collectivité publique ou un établissement public y ayant vocation décide d'intervenir pour réaliser ou faire réaliser l'aménagement et l'équipement des terrains, notamment de ceux que cette collectivité ou cet établissement a acquis ou acquerra en vue de les céder ou de les concéder ultérieurement à des utilisateurs publics ou privés.&lt;br /&gt;Le périmètre et le programme de la zone d'aménagement concerté sont approuvés par délibération du conseil municipal ou de l'organe délibérant de l'établissement public de coopération intercommunale ou dans les conditions prévues par décret en Conseil d'Etat, en application de l'article L. 151-7-2.&lt;br /&gt;Sont toutefois créées par le préfet, après avis du conseil municipal de la ou des communes concernées ou de l'établissement public de coopération intercommunale compétent, les zones d'aménagement concerté réalisées à l'initiative de l'Etat, des régions, des départements ou de leurs établissements publics et concessionnaires et les zones d'aménagement concerté situées, en tout ou partie, à l'intérieur d'un périmètre d'opération d'intérêt national.&lt;br /&gt;La décision qui approuve le périmètre et le programme de la zone peut également approuver l'aménagement et l'équipement de celle-ci.&lt;br /&gt;Une même zone d'aménagement concerté peut être créée sur plusieurs emplacements territorialement distincts.&lt;/p&gt;</text:p>
          </table:table-cell>
          <table:table-cell office:value-type="string" calcext:value-type="string">
            <text:p>&lt;p&gt;&lt;a href="https://www.legifrance.gouv.fr/affichCodeArticle.do?idArticle=LEGIARTI000034354968&amp;cidTexte=LEGITEXT000006074075"&gt;Article R151-52 8°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03</text:p>
          </table:table-cell>
          <table:table-cell office:value-type="string" calcext:value-type="string">
            <text:p>00</text:p>
          </table:table-cell>
          <table:table-cell/>
          <table:table-cell office:value-type="string" calcext:value-type="string">
            <text:p>Zone de préemption dans un espace naturel et sensible (information facultative non exigée par la loi)</text:p>
          </table:table-cell>
          <table:table-cell office:value-type="string" calcext:value-type="string">
            <text:p>&lt;p&gt;&lt;a href="https://www.legifrance.gouv.fr/affichCodeArticle.do?idArticle=LEGIARTI000031213356&amp;cidTexte=LEGITEXT000006074075"&gt;Article L215-1 du Code de l'Urbanisme&lt;/a&gt; : Pour mettre en œuvre la politique prévue à l'article &lt;a href="https://www.legifrance.gouv.fr/affichCodeArticle.do?cidTexte=LEGITEXT000006074075&amp;idArticle=LEGIARTI000031210321&amp;dateTexte=&amp;categorieLien=cid"&gt;L. 113-8&lt;/a&gt;, le département peut créer des zones de préemption dans les conditions définies au présent article. &lt;br /&gt;Dans les communes dotées d'un plan local d'urbanisme approuvé, les zones de préemption sont créées avec l'accord de la commune ou de l'établissement public de coopération intercommunale compétent en matière de plan local d'urbanisme. En l'absence d'un tel document, et à défaut d'accord des communes ou des établissements publics de coopération intercommunale compétents en matière de plan local d'urbanisme concernés, ces zones ne peuvent être créées par le département qu'avec l'accord de l'autorité administrative compétente de l'Etat.&lt;/p&gt;</text:p>
          </table:table-cell>
          <table:table-cell office:value-type="string" calcext:value-type="string">
            <text:p>null</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04</text:p>
          </table:table-cell>
          <table:table-cell office:value-type="string" calcext:value-type="string">
            <text:p>00</text:p>
          </table:table-cell>
          <table:table-cell/>
          <table:table-cell office:value-type="string" calcext:value-type="string">
            <text:p>Périmètre de droit de préemption urbain</text:p>
          </table:table-cell>
          <table:table-cell office:value-type="string" calcext:value-type="string">
            <text:p>&lt;p&gt;&lt;a href="https://www.legifrance.gouv.fr/affichCodeArticle.do?idArticle=LEGIARTI000037667080&amp;cidTexte=LEGITEXT000006074075"&gt;Article L211-1 du Code de l'Urbanisme&lt;/a&gt; : Les communes dotées d'un plan d'occupation des sols rendu public ou d'un plan local d'urbanisme approuvé peuvent, par délibération, instituer un droit de préemption urbain sur tout ou partie des zones urbaines et des zones d'urbanisation future délimitées par ce plan, dans les périmètres de protection rapprochée de prélèvement d'eau destinée à l'alimentation des collectivités humaines définis en application de l'article L. 1321-2 du code de la santé publique, dans les zones et secteurs définis par un plan de prévention des risques technologiques en application de l'article L. 515-16 du code de l'environnement, dans les zones soumises aux servitudes prévues au II de l'article L. 211-12 du même code, ainsi que sur tout ou partie de leur territoire couvert par un plan de sauvegarde et de mise en valeur rendu public ou approuvé en application de l'article &lt;a href="https://www.legifrance.gouv.fr/affichCodeArticle.do?cidTexte=LEGITEXT000006074075&amp;idArticle=LEGIARTI000006815452&amp;dateTexte=&amp;categorieLien=cid"&gt;L. 313-1&lt;/a&gt; lorsqu'il n'a pas été créé de zone d'aménagement différé ou de périmètre provisoire de zone d'aménagement différé sur ces territoires.&lt;br /&gt;Les conseils municipaux des communes dotées d'une carte communale approuvée peuvent, en vue de la réalisation d'un équipement ou d'une opération d'aménagement, instituer un droit de préemption dans un ou plusieurs périmètres délimités par la carte. La délibération précise, pour chaque périmètre, l'équipement ou l'opération projetée.&lt;br /&gt;Ce droit de préemption est ouvert à la commune. Le conseil municipal peut décider de le supprimer sur tout ou partie des zones considérées. Il peut ultérieurement le rétablir dans les mêmes conditions. Toutefois, dans le cas prévu au deuxième alinéa de l'article &lt;a href="https://www.legifrance.gouv.fr/affichCodeArticle.do?cidTexte=LEGITEXT000006074075&amp;idArticle=LEGIARTI000006814968&amp;dateTexte=&amp;categorieLien=cid"&gt;L. 210-1&lt;/a&gt;, le droit de préemption peut être institué ou rétabli par arrêté du représentant de l'Etat dans le département. Dans les parties actuellement urbanisées des communes couvertes par un plan d'occupation des sols devenu caduc en application de l'article L. 174-1, le droit de préemption prévu au deuxième alinéa de l'article L. 210-1 est maintenu.&lt;br /&gt;Lorsqu'un lotissement a été autorisé ou une zone d'aménagement concerté créée, la commune peut exclure du champ d'application du droit de préemption urbain la vente des lots issus dudit lotissement ou les cessions de terrain par la personne chargée de l'aménagement de la zone d'aménagement concerté. Dans ce cas, la délibération du conseil municipal est valable pour une durée de cinq ans à compter du jour où la délibération est exécutoire.&lt;br /&gt;Par dérogation au premier alinéa du même article L. 210-1, le droit de préemption institué dans les conditions prévues au présent article peut être exercé en vue de la relocalisation d'activités industrielles, commerciales, artisanales ou de services ainsi que pour le relogement d'occupants définitivement évincés d'un bien à usage d'habitation ou mixte en raison de la réalisation de travaux nécessaires à l'une des opérations d'aménagement définies au livre III du présent code.&lt;/p&gt;</text:p>
          </table:table-cell>
          <table:table-cell office:value-type="string" calcext:value-type="string">
            <text:p>&lt;p&gt;&lt;a href="https://www.legifrance.gouv.fr/affichCodeArticle.do?idArticle=LEGIARTI000034354968&amp;cidTexte=LEGITEXT000006074075"&gt;Article R151-52 7°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04</text:p>
          </table:table-cell>
          <table:table-cell office:value-type="string" calcext:value-type="string">
            <text:p>01</text:p>
          </table:table-cell>
          <table:table-cell/>
          <table:table-cell office:value-type="string" calcext:value-type="string">
            <text:p>Périmètre de droit de préemption urbain renforcé</text:p>
          </table:table-cell>
          <table:table-cell office:value-type="string" calcext:value-type="string">
            <text:p>null</text:p>
          </table:table-cell>
          <table:table-cell office:value-type="string" calcext:value-type="string">
            <text:p>&lt;p&gt;&lt;a href="https://www.legifrance.gouv.fr/affichCodeArticle.do?idArticle=LEGIARTI000034354968&amp;cidTexte=LEGITEXT000006074075"&gt;Article R151-52 7°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05</text:p>
          </table:table-cell>
          <table:table-cell office:value-type="string" calcext:value-type="string">
            <text:p>00</text:p>
          </table:table-cell>
          <table:table-cell/>
          <table:table-cell office:value-type="string" calcext:value-type="string">
            <text:p>Zone d’aménagement différé</text:p>
          </table:table-cell>
          <table:table-cell office:value-type="string" calcext:value-type="string">
            <text:p>&lt;p&gt;&lt;a href="https://www.legifrance.gouv.fr/affichCodeArticle.do?idArticle=LEGIARTI000037667073&amp;cidTexte=LEGITEXT000006074075"&gt;Article L212-1 du Code de l'Urbanisme&lt;/a&gt; : Des zones d'aménagement différé peuvent être créées, par décision motivée du représentant de l'Etat dans le département, sur proposition ou après avis de la commune et après avis de l'établissement public de coopération intercommunale ayant les compétences visées au deuxième alinéa de l'article &lt;a href="https://www.legifrance.gouv.fr/affichCodeArticle.do?cidTexte=LEGITEXT000006074075&amp;idArticle=LEGIARTI000006815048&amp;dateTexte=&amp;categorieLien=cid"&gt;L. 211-2&lt;/a&gt;. Les zones urbaines ou d'urbanisation future délimitées par un plan d'occupation des sols rendu public ou un plan local d'urbanisme approuvé et comprises dans un périmètre provisoire de zone d'aménagement différé ou dans une zone d'aménagement différé ne sont plus soumises au droit de préemption urbain institué sur ces territoires.&lt;br /&gt;En cas d'avis défavorable de la commune ou de l'établissement public compétent, la zone d'aménagement différé ne peut être créée que par décret en Conseil d'Etat.&lt;br /&gt;Des zones d'aménagement différé peuvent également être créées par délibération motivée de l'organe délibérant de l'établissement public de coopération intercommunale à fiscalité propre ayant les compétences mentionnées au deuxième alinéa de l'article L. 211-2, après avis des communes incluses dans le périmètre de la zone.&lt;br /&gt;En cas d'avis défavorable d'une de ces communes, la zone d'aménagement différé ne peut être créée que par arrêté du représentant de l'Etat dans le département ou, si la zone est située sur le territoire de plusieurs départements, par arrêté conjoint des représentants de l'Etat dans les départements concernés.&lt;br /&gt;Des zones d'aménagement différé peuvent également être créées par délibération motivée de l'organe délibérant d'un établissement public territorial créé en application de l'article L. 5219-2 du code général des collectivités territoriales, en dehors des périmètres fixés par le conseil de la métropole du Grand Paris pour la mise en œuvre des opérations d'aménagement d'intérêt métropolitain mentionnées à l'article L. 5219-1 du même code, après avis des communes dont le territoire est inclus en tout ou partie dans le périmètre de ces zones.&lt;br /&gt;En cas d'avis défavorable d'une commune, la zone d'aménagement différé ne peut être créée que par arrêté du représentant de l'Etat dans le département ou, si la zone est située sur le territoire de plusieurs départements, par arrêté conjoint des représentants de l'Etat dans les départements concernés.&lt;/p&gt;&lt;p&gt;&lt;a href="https://www.legifrance.gouv.fr/affichCodeArticle.do?idArticle=LEGIARTI000022317347&amp;cidTexte=LEGITEXT000006074075"&gt;Article L212-2-1 du Code de l'Urbanisme&lt;/a&gt; : Lorsqu'il est saisi d'une proposition de création de zone d'aménagement différé par la commune ou l'établissement public de coopération intercommunale compétent ou qu'il lui demande son avis sur un tel projet, le représentant de l'Etat dans le département peut prendre un arrêté délimitant le périmètre provisoire de la zone. &lt;br /&gt;A compter de la publication de cet arrêté et jusqu'à la publication de l'acte créant la zone d'aménagement différé, un droit de préemption est ouvert à l'Etat dans le périmètre provisoire. Les zones urbaines ou d'urbanisation future délimitées par un plan d'occupation des sols rendu public ou par un plan local d'urbanisme approuvé ne sont plus soumises au droit de préemption urbain institué sur ces territoires. &lt;br /&gt;L'arrêté délimitant le périmètre provisoire peut désigner un autre titulaire du droit de préemption. &lt;br /&gt;Si l'acte créant la zone d'aménagement différé n'est pas publié à l'expiration d'un délai de deux ans à compter de la publication de l'arrêté délimitant le périmètre provisoire, cet arrêté devient caduc. &lt;br /&gt;Par dérogation à l'article L. 212-2, la date de publication de l'acte délimitant le périmètre provisoire de zone d'aménagement différé se substitue à celle de l'acte créant la zone d'aménagement différé pour le calcul du délai de six ans renouvelable pendant lequel le droit de préemption peut être exercé.&lt;/p&gt;</text:p>
          </table:table-cell>
          <table:table-cell office:value-type="string" calcext:value-type="string">
            <text:p>&lt;p&gt;&lt;a href="https://www.legifrance.gouv.fr/affichCodeArticle.do?idArticle=LEGIARTI000034354968&amp;cidTexte=LEGITEXT000006074075"&gt;Article R151-52 7°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07</text:p>
          </table:table-cell>
          <table:table-cell office:value-type="string" calcext:value-type="string">
            <text:p>00</text:p>
          </table:table-cell>
          <table:table-cell/>
          <table:table-cell office:value-type="string" calcext:value-type="string">
            <text:p>Périmètre de développement prioritaire économie d’énergie</text:p>
          </table:table-cell>
          <table:table-cell office:value-type="string" calcext:value-type="string">
            <text:p>&lt;p&gt;&lt;a href="https://www.legifrance.gouv.fr/affichCodeArticle.do;jsessionid=C0FC8D431903398429D4294D22EEF12B.tplgfr41s_1?idArticle=LEGIARTI000023987405&amp;cidTexte=LEGITEXT000023983208&amp;categorieLien=id&amp;dateTexte=20211231"&gt;Article <text:s/>du Code de l'Énergie&lt;/a&gt; : La décision de classement précise la zone de desserte du réseau et définit, sur tout ou partie de la zone de desserte du réseau, un ou plusieurs périmètres de développement prioritaire. Ces périmètres doivent être compatibles avec les dispositions des documents d'urbanisme en vigueur.&lt;br /&gt;La collectivité ou le groupement de collectivités compétent veille, en liaison avec les autorités organisatrices de la distribution d'électricité et de gaz, à la bonne coordination entre les différents plans de développement des réseaux d'énergie.&lt;/p&gt;</text:p>
          </table:table-cell>
          <table:table-cell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1°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08</text:p>
          </table:table-cell>
          <table:table-cell office:value-type="string" calcext:value-type="string">
            <text:p>00</text:p>
          </table:table-cell>
          <table:table-cell/>
          <table:table-cell office:value-type="string" calcext:value-type="string">
            <text:p>Périmètre forestier : interdiction ou réglementation des plantations (code rural et de la pêche maritime), plantations à réaliser et semis d’essence forestière</text:p>
          </table:table-cell>
          <table:table-cell office:value-type="string" calcext:value-type="string">
            <text:p>&lt;p&gt;&lt;a href="https://www.legifrance.gouv.fr/affichCodeArticle.do?cidTexte=LEGITEXT000006071367&amp;idArticle=LEGIARTI000006581900"&gt;Article L126-1 du Code rural et de la pêche maritime&lt;/a&gt; : Afin de favoriser une meilleure répartition des terres entre les productions agricoles, la forêt, les espaces de nature ou de loisirs et les espaces habités en milieu rural et d'assurer la préservation de milieux naturels ou de paysages remarquables, les conseils départementaux peuvent, après avis des chambres d'agriculture et du centre national de la propriété forestière, définir : &lt;br /&gt;Les zones dans lesquelles des plantations et des semis d'essences forestières ou dans lesquelles la reconstitution après coupe rase peuvent être interdits ou réglementés ; lorsqu'elles s'appliquent à des terrains déjà boisés, les interdictions ou réglementations ne peuvent concerner que des parcelles boisées isolées ou rattachées à un massif dont la superficie est inférieure à un seuil de surface par grande zone forestière homogène défini par le conseil départemental après avis du Centre national de la propriété forestière et de la chambre d'agriculture selon des modalités fixées par décret en Conseil d'Etat, sur la base des motifs visés au premier alinéa.&lt;br /&gt;Les interdictions et les réglementations ne sont pas applicables aux parcs ou jardins attenant à une habitation. &lt;br /&gt;Les productions de sapins de Noël font l'objet d'une déclaration annuelle portant sur la surface, la densité, le lieu et la date de plantation, auprès du conseil départemental. &lt;br /&gt;On entend par production de sapins de Noël la plantation d'essences forestières, dont la liste est fixée par décret, et qui remplit des conditions également fixées par décret. &lt;br /&gt;Au cas de plantations ou semis exécutés en violation de ces conditions, les exonérations d'impôts et avantages fiscaux de toute nature prévus en faveur des propriétés boisées ou des reboisements sont supprimés, les propriétaires peuvent être tenus de détruire le boisement irrégulier ou se voir interdire de reconstituer les boisements après coupe rase ; il peut, lors des opérations d'aménagement foncier, ne pas être tenu compte de la nature boisée du terrain, il peut être procédé à la destruction d'office des boisements irréguliers ; &lt;br /&gt;&lt;ul&gt;La reconstitution des boisements après coupe rase ne peut être interdite :&lt;li&gt;lorsque la conservation de ces boisements ou le maintien de la destination forestière des sols concernés est nécessaire pour un des motifs énumérés à l'article &lt;a href="https://www.legifrance.gouv.fr/affichCodeArticle.do?cidTexte=LEGITEXT000025244092&amp;idArticle=LEGIARTI000025247350&amp;dateTexte=&amp;categorieLien=cid"&gt;L. 341-5&lt;/a&gt; du code forestier ;&lt;/li&gt;&lt;li&gt;lorsque ces boisements sont classés à conserver ou à protéger en application de l'article &lt;a href="https://www.legifrance.gouv.fr/affichCodeArticle.do?cidTexte=LEGITEXT000006074075&amp;idArticle=LEGIARTI000031210297&amp;dateTexte=&amp;categorieLien=cid"&gt;L. 113-1&lt;/a&gt; du code de l'urbanisme.&lt;/li&gt;&lt;/ul&gt;&lt;br /&gt;Les interdictions de reconstitution de boisements doivent être compatibles avec les objectifs définis par le programme régional de la forêt et du bois prévu à l'article &lt;a href="https://www.legifrance.gouv.fr/affichCodeArticle.do?cidTexte=LEGITEXT000025244092&amp;idArticle=LEGIARTI000025245781&amp;dateTexte=&amp;categorieLien=cid"&gt;L. 122-1&lt;/a&gt; du code forestier. &lt;br /&gt;Lorsque, après déboisement, le terrain faisant l'objet d'une interdiction de reconstituer le boisement ne peut être mis en valeur, notamment à des fins agricoles, dans des conditions économiques normales, le propriétaire peut mettre en demeure la collectivité publique qui a édicté la réglementation ou qui s'est opposée au boisement de procéder à son acquisition dans les conditions et délais prévus à l'article &lt;a href="https://www.legifrance.gouv.fr/affichCodeArticle.do?cidTexte=LEGITEXT000006074075&amp;idArticle=LEGIARTI000031211277&amp;dateTexte=&amp;categorieLien=cid"&gt;L. 152-2&lt;/a&gt; du code de l'urbanisme. A défaut d'accord amiable sur le prix ou de levée de l'interdiction de reconstituer le boisement dans un délai de trois mois, le juge de l'expropriation saisi par les propriétaires ou la collectivité publique concernée prononce le transfert de propriété et fixe le prix du bien.&lt;/p&gt;</text:p>
          </table:table-cell>
          <table:table-cell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2°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09</text:p>
          </table:table-cell>
          <table:table-cell office:value-type="string" calcext:value-type="string">
            <text:p>00</text:p>
          </table:table-cell>
          <table:table-cell/>
          <table:table-cell office:value-type="string" calcext:value-type="string">
            <text:p>Périmètre minier de concession pour l’exploitation ou le stockage</text:p>
          </table:table-cell>
          <table:table-cell office:value-type="string" calcext:value-type="string">
            <text:p>null</text:p>
          </table:table-cell>
          <table:table-cell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3°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10</text:p>
          </table:table-cell>
          <table:table-cell office:value-type="string" calcext:value-type="string">
            <text:p>00</text:p>
          </table:table-cell>
          <table:table-cell/>
          <table:table-cell office:value-type="string" calcext:value-type="string">
            <text:p>Zone de recherche et d’exploitation de carrière</text:p>
          </table:table-cell>
          <table:table-cell office:value-type="string" calcext:value-type="string">
            <text:p>&lt;p&gt;&lt;a href="https://www.legifrance.gouv.fr/affichCodeArticle.do?cidTexte=LEGITEXT000023501962&amp;idArticle=LEGIARTI000023505647"&gt;Article L321-1 du Code Minier&lt;/a&gt; : Lorsque la mise en valeur des gîtes d'une substance relevant du régime des carrières ne peut, en raison de l'insuffisance des ressources connues et accessibles de cette substance, atteindre ou maintenir le développement nécessaire pour satisfaire les besoins des consommateurs, l'intérêt économique national ou régional, des décrets en Conseil d'Etat peuvent définir des zones spéciales de carrières.&lt;br /&gt;Cette définition s'effectue au vu d'une évaluation de l'impact sur l'environnement des activités envisagées. Elle est précédée d'une consultation de la ou des commissions départementales compétentes en matière de carrières et de l'accomplissement d'une enquête publique réalisée conformément au chapitre III du titre II du livre Ier du code de l'environnement.&lt;/p&gt;&lt;p&gt;&lt;a href="https://www.legifrance.gouv.fr/affichCodeArticle.do?cidTexte=LEGITEXT000023501962&amp;idArticle=LEGIARTI000023505701"&gt;Article L333-1 du Code Minier&lt;/a&gt; : Sous réserve des dispositions du chapitre IV, dans les zones spéciales de carrières définies à l'article &lt;a href="https://www.legifrance.gouv.fr/affichCodeArticle.do?cidTexte=LEGITEXT000023501962&amp;idArticle=LEGIARTI000023505647&amp;dateTexte=&amp;categorieLien=cid"&gt;L. 321-1&lt;/a&gt;, peuvent être accordés des permis exclusifs de carrières conférant à leurs titulaires le droit d'exploiter les gîtes de la substance désignée dans le permis, à l'exclusion de toute autre personne, y compris les propriétaires du sol, et d'invoquer le bénéfice des articles &lt;a href="https://www.legifrance.gouv.fr/affichCodeArticle.do?cidTexte=LEGITEXT000023501962&amp;idArticle=LEGIARTI000023504780&amp;dateTexte=&amp;categorieLien=cid"&gt;L. 153-3 à L. 153-15&lt;/a&gt;, sans préjudice de l'autorisation délivrée en application de la législation relative aux installations classées pour la protection de l'environnement et, le cas échéant, des autres autorisations administratives nécessaires.&lt;/p&gt;&lt;p&gt;&lt;a href="https://www.legifrance.gouv.fr/affichCodeArticle.do?cidTexte=LEGITEXT000023501962&amp;idArticle=LEGIARTI000023505732"&gt;Article L334-1 du Code Minier&lt;/a&gt; : Lorsqu'une coordination d'ensemble de l'exploitation des carrières et de la remise en état du sol est nécessaire pour éviter la dégradation du milieu environnant et permettre le réaménagement des terrains après l'exploitation sans pour autant compromettre la satisfaction des besoins des consommateurs, de l'économie générale du pays ou de celle de la région, des zones d'exploitation coordonnée des carrières sont délimitées par décret en Conseil d'Etat.&lt;/p&gt;</text:p>
          </table:table-cell>
          <table:table-cell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4°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11</text:p>
          </table:table-cell>
          <table:table-cell office:value-type="string" calcext:value-type="string">
            <text:p>00</text:p>
          </table:table-cell>
          <table:table-cell/>
          <table:table-cell office:value-type="string" calcext:value-type="string">
            <text:p>Périmètre des zones délimitées – divisions foncières soumises à déclaration préalable</text:p>
          </table:table-cell>
          <table:table-cell office:value-type="string" calcext:value-type="string">
            <text:p>&lt;p&gt;&lt;a href="https://www.legifrance.gouv.fr/affichCodeArticle.do?cidTexte=LEGITEXT000006074075&amp;idArticle=LEGIARTI000031210395"&gt;Article L115-3 du Code de l'Urbanisme&lt;/a&gt; : Dans les parties de commune nécessitant une protection particulière en raison de la qualité des sites, des milieux naturels et des paysages, le conseil municipal peut décider, par délibération motivée, de soumettre, à l'intérieur de zones qu'il délimite, à la déclaration préalable prévue par l'article &lt;a href="https://www.legifrance.gouv.fr/affichCodeArticle.do?cidTexte=LEGITEXT000006074075&amp;idArticle=LEGIARTI000006815701&amp;dateTexte=&amp;categorieLien=cid"&gt;L. 421-4&lt;/a&gt;, les divisions volontaires, en propriété ou en jouissance, d'une propriété foncière, par ventes ou locations simultanées ou successives qui ne sont pas soumises à un permis d'aménager. &lt;br /&gt;L'autorité compétente peut s'opposer à la division si celle-ci, par son importance, le nombre de lots ou les travaux qu'elle implique, est de nature à compromettre gravement le caractère naturel des espaces, la qualité des paysages ou le maintien des équilibres biologiques. &lt;br /&gt;Lorsqu'une vente ou une location a été effectuée en violation des dispositions du présent article, l'autorité compétente peut demander à l'autorité judiciaire de constater la nullité de l'acte. L'action en nullité se prescrit par cinq ans à compter de la publication de l'acte ayant effectué la division. &lt;br /&gt;Un décret en Conseil d'Etat détermine les conditions d'application du présent article. Il précise les divisions soumises à déclaration préalable et les conditions dans lesquelles la délimitation des zones mentionnées au premier alinéa est portée à la connaissance du public.&lt;/p&gt;</text:p>
          </table:table-cell>
          <table:table-cell office:value-type="string" calcext:value-type="string">
            <text:p>&lt;p&gt;&lt;a href="https://www.legifrance.gouv.fr/affichCodeArticle.do?idArticle=LEGIARTI000034354968&amp;cidTexte=LEGITEXT000006074075"&gt;Article R151-52 4°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12</text:p>
          </table:table-cell>
          <table:table-cell office:value-type="string" calcext:value-type="string">
            <text:p>00</text:p>
          </table:table-cell>
          <table:table-cell/>
          <table:table-cell office:value-type="string" calcext:value-type="string">
            <text:p>Périmètre de sursis à statuer</text:p>
          </table:table-cell>
          <table:table-cell office:value-type="string" calcext:value-type="string">
            <text:p>&lt;p&gt;&lt;a href="https://www.legifrance.gouv.fr/affichCodeArticle.do?cidTexte=LEGITEXT000006074075&amp;idArticle=LEGIARTI000006815948"&gt;Article L424-1 du Code de l'Urbanisme&lt;/a&gt; : L'autorité compétente se prononce par arrêté sur la demande de permis ou, en cas d'opposition ou de prescriptions, sur la déclaration préalable.&lt;br /&gt;Il peut être sursis à statuer sur toute demande d'autorisation concernant des travaux, constructions ou installations dans les cas prévus au 6° de l'article L. 102-13 et aux articles L. 153-11 et L. 311-2 du présent code et par l'article L. 331-6 du code de l'environnement.&lt;br /&gt;Il peut également être sursis à statuer :&lt;br /&gt;1° Dès la date d'ouverture de l'enquête préalable à la déclaration d'utilité publique d'une opération, sur les demandes d'autorisation concernant des travaux, constructions ou installations à réaliser sur des terrains devant être compris dans cette opération ;&lt;br /&gt;2° Lorsque des travaux, des constructions ou des installations sont susceptibles de compromettre ou de rendre plus onéreuse l'exécution de travaux publics, dès lors que la mise à l'étude d'un projet de travaux publics a été prise en considération par l'autorité compétente et que les terrains affectés par ce projet ont été délimités ;&lt;br /&gt;3° Lorsque des travaux, constructions ou installations sont susceptibles de compromettre ou de rendre plus onéreuse la réalisation d'une opération d'aménagement, dès lors que le projet d'aménagement a été pris en considération par la commune ou l'établissement public de coopération intercommunale compétent et que les terrains affectés par ce projet ont été délimités, sauf pour les zones d'aménagement concerté pour lesquelles l'article &lt;a href="https://www.legifrance.gouv.fr/affichCodeArticle.do?cidTexte=LEGITEXT000006074075&amp;idArticle=LEGIARTI000037666712&amp;dateTexte=&amp;categorieLien=id"&gt;L. 311-2&lt;/a&gt; du présent code prévoit qu'il peut être sursis à statuer à compter de la publication de l'acte créant la zone d'aménagement concerté .&lt;br /&gt;Le sursis à statuer ne peut être prononcé que si la décision de prise en considération prévue aux 2° et 3° du présent article et à l'article L. 102-13 a été publiée avant le dépôt de la demande d'autorisation. La décision de prise en considération cesse de produire effet si, dans un délai de dix ans à compter de son entrée en vigueur, l'exécution des travaux publics ou la réalisation de l'opération d'aménagement n'a pas été engagée.&lt;br /&gt;Le sursis à statuer doit être motivé et ne peut excéder deux ans. L'autorité compétente ne peut, à l'expiration du délai de validité du sursis ordonné, opposer à une même demande d'autorisation un nouveau sursis fondé sur le même motif que le sursis initial. Si des motifs différents rendent possible l'intervention d'une décision de sursis à statuer par application d'une disposition législative autre que celle qui a servi de fondement au sursis initial, la durée totale des sursis ordonnés ne peut en aucun cas excéder trois ans. A l'expiration du délai de validité du sursis à statuer, une décision doit, sur simple confirmation par l'intéressé de sa demande, être prise par l'autorité compétente chargée de la délivrance de l'autorisation, dans le délai de deux mois suivant cette confirmation. Cette confirmation peut intervenir au plus tard deux mois après l'expiration du délai de validité du sursis à statuer. Une décision définitive doit alors être prise par l'autorité compétente pour la délivrance de l'autorisation, dans un délai de deux mois suivant cette confirmation. A défaut de notification de la décision dans ce dernier délai, l'autorisation est considérée comme accordée dans les termes où elle avait été demandée.&lt;br /&gt;Lorsqu'une décision de sursis à statuer est intervenue, les propriétaires des terrains auxquels a été opposé le refus d'autorisation de construire ou d'utiliser le sol peuvent mettre en demeure la collectivité ou le service public qui a pris l'initiative du projet de procéder à l'acquisition de leur terrain dans les conditions et délai mentionnés aux articles L. 230-1 et suivants.&lt;/p&gt;</text:p>
          </table:table-cell>
          <table:table-cell office:value-type="string" calcext:value-type="string">
            <text:p>&lt;p&gt;&lt;a href="https://www.legifrance.gouv.fr/affichCodeArticle.do?idArticle=LEGIARTI000034354968&amp;cidTexte=LEGITEXT000006074075"&gt;Article R151-52 4°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13</text:p>
          </table:table-cell>
          <table:table-cell office:value-type="string" calcext:value-type="string">
            <text:p>00</text:p>
          </table:table-cell>
          <table:table-cell/>
          <table:table-cell office:value-type="string" calcext:value-type="string">
            <text:p>Secteur de programme d’aménagement d’ensemble</text:p>
          </table:table-cell>
          <table:table-cell office:value-type="string" calcext:value-type="string">
            <text:p>&lt;p&gt;&lt;a href="https://www.legifrance.gouv.fr/affichCodeArticle.do?cidTexte=LEGITEXT000006074075&amp;idArticle=LEGIARTI000006815617"&gt;Article L332-9 du Code de l'Urbanisme dans sa version antérieure au 1er mars 2012&lt;/a&gt; : Dans les secteurs de la commune où un programme d'aménagement d'ensemble a été approuvé par le conseil municipal, il peut être mis à la charge des constructeurs tout ou partie du coût des équipements publics réalisés pour répondre aux besoins des futurs habitants ou usagers des constructions à édifier dans le secteur concerné. Lorsque la capacité des équipements programmés excède ces besoins, seule la fraction du coût proportionnelle à ces besoins peut être mise à la charge des constructeurs. Lorsqu'un équipement doit être réalisé pour répondre aux besoins des futurs habitants ou usagers des constructions à édifier dans plusieurs opérations successives devant faire l'objet de zones d'aménagement concerté ou de programmes d'aménagement d'ensemble, la répartition du coût de ces équipements entre différentes opérations peut être prévue dès la première, à l'initiative de l'autorité publique qui approuve l'opération.&lt;br /&gt;Dans les communes où la taxe locale d'équipement est instituée, les constructions édifiées dans ces secteurs sont exclues du champ d'application de la taxe.&lt;br /&gt;Le conseil municipal détermine le secteur d'aménagement, la nature, le coût et le délai prévus pour la réalisation du programme d'équipements publics. Il fixe, en outre, la part des dépenses de réalisation de ce programme qui est à la charge des constructeurs, ainsi que les critères de répartition de celle-ci entre les différentes catégories de constructions. Sa délibération fait l'objet d'un affichage en mairie. Une copie de cette délibération est jointe à toute délivrance de certificat d'urbanisme.&lt;br /&gt;Sont exonérées de la participation prévue au présent article les constructions édifiées dans une zone d'aménagement concerté lorsque leur terrain d'assiette a fait l'objet d'une cession, location ou concession d'usage consentie par l'aménageur de la zone ou d'une convention par laquelle le propriétaire du terrain s'engage à participer à la réalisation de ladite zone.&lt;/p&gt;</text:p>
          </table:table-cell>
          <table:table-cell office:value-type="string" calcext:value-type="string">
            <text:p>&lt;p&gt;&lt;a href="https://www.legifrance.gouv.fr/affichCodeArticle.do?idArticle=LEGIARTI000034354968&amp;cidTexte=LEGITEXT000006074075"&gt;Article R151-52 4°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14</text:p>
          </table:table-cell>
          <table:table-cell office:value-type="string" calcext:value-type="string">
            <text:p>00</text:p>
          </table:table-cell>
          <table:table-cell/>
          <table:table-cell office:value-type="string" calcext:value-type="string">
            <text:p>Périmètre de voisinage d’infrastructure de transport terrestre (secteur affecté par le bruit)</text:p>
          </table:table-cell>
          <table:table-cell office:value-type="string" calcext:value-type="string">
            <text:p>&lt;p&gt;&lt;a href="https://www.legifrance.gouv.fr/affichCodeArticle.do?idArticle=LEGIARTI000006834621&amp;cidTexte=LEGITEXT000006074220"&gt;Article L571-10 du Code de l'Urbanisme&lt;/a&gt; : Dans chaque département, le préfet recense et classe les infrastructures de transports terrestres en fonction de leurs caractéristiques sonores et du trafic. Sur la base de ce classement, il détermine, après consultation des communes, les secteurs situés au voisinage de ces infrastructures qui sont affectés par le bruit, les niveaux de nuisances sonores à prendre en compte pour la construction de bâtiments et les prescriptions techniques de nature à les réduire.&lt;br /&gt;Les secteurs ainsi déterminés et les prescriptions relatives aux caractéristiques acoustiques qui s'y appliquent sont reportés dans les plans d'occupation des sols des communes concernées.&lt;br /&gt;Un décret en Conseil d'Etat précise les modalités d'application du présent article, et notamment les conditions de l'information des constructeurs et du classement des infrastructures en fonction du bruit.&lt;/p&gt;</text:p>
          </table:table-cell>
          <table:table-cell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5°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number-columns-repeated="1016"/>
        </table:table-row>
        <table:table-row table:style-name="ro2">
          <table:table-cell office:value-type="string" calcext:value-type="string">
            <text:p>INFORMATION</text:p>
          </table:table-cell>
          <table:table-cell office:value-type="string" calcext:value-type="string">
            <text:p>STYPEINF</text:p>
          </table:table-cell>
          <table:table-cell office:value-type="string" calcext:value-type="string">
            <text:p>16</text:p>
          </table:table-cell>
          <table:table-cell office:value-type="string" calcext:value-type="string">
            <text:p>00</text:p>
          </table:table-cell>
          <table:table-cell/>
          <table:table-cell office:value-type="string" calcext:value-type="string">
            <text:p>Site archéologique (information facultative non exigée par la loi)</text:p>
          </table:table-cell>
          <table:table-cell office:value-type="string" calcext:value-type="string">
            <text:p>&lt;p&gt;&lt;a href="https://www.legifrance.gouv.fr/affichCodeArticle.do?idArticle=LEGIARTI000006845689&amp;cidTexte=LEGITEXT000006074236"&gt;Article L522-5 2<text:span text:style-name="T1">e</text:span> alinéa du Code du Patrimoine&lt;/a&gt; : Avec le concours des établissements publics ayant des activités de recherche archéologique et des collectivités territoriales, l'Etat dresse et met à jour la carte archéologique nationale. Cette carte rassemble et ordonne pour l'ensemble du territoire national les données archéologiques disponibles.&lt;br /&gt;Dans le cadre de l'établissement de la carte archéologique, l'Etat peut définir des zones où les projets d'aménagement affectant le sous-sol sont présumés faire l'objet de prescriptions archéologiques préalablement à leur réalisation.&lt;/p&gt;</text:p>
          </table:table-cell>
          <table:table-cell office:value-type="string" calcext:value-type="string">
            <text:p>null</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17</text:p>
          </table:table-cell>
          <table:table-cell office:value-type="string" calcext:value-type="string">
            <text:p>00</text:p>
          </table:table-cell>
          <table:table-cell/>
          <table:table-cell office:value-type="string" calcext:value-type="string">
            <text:p>Zone à risque d’exposition au plomb</text:p>
          </table:table-cell>
          <table:table-cell office:value-type="string" calcext:value-type="string">
            <text:p>&lt;p&gt;&lt;a href="https://www.legifrance.gouv.fr/affichCodeArticle.do?idArticle=LEGIARTI000006686756&amp;cidTexte=LEGITEXT000006072665&amp;dateTexte=20040810"&gt;Article L1334-5 du Code de la santé publique antérieure au 11 août 2004&lt;/a&gt; : Un état des risques d'accessibilité au plomb est annexé à toute promesse unilatérale de vente ou d'achat, à tout contrat réalisant ou constatant la vente d'un immeuble affecté en tout ou partie à l'habitation construit avant 1948 et situé dans une zone à risque d'exposition au plomb délimitée par le représentant de l'Etat dans le département. Cet état doit avoir été établi depuis moins d'un an à la date de la promesse de vente ou d'achat ou du contrat susvisé.&lt;br /&gt;Les fonctions d'expertise ou de diagnostic sont exclusives de toute autre activité d'entretien ou de réparation de cet immeuble.&lt;br /&gt;Aucune clause d'exonération de la garantie des vices cachés ne peut être stipulée à raison des vices constitués par l'accessibilité au plomb si l'état mentionné au premier alinéa n'est pas annexé aux actes susvisés.&lt;br /&gt;Lorsque l'état annexé à l'acte authentique qui réalise ou constate la vente révèle une accessibilité au plomb, le vendeur ou son mandataire en informe le représentant de l'Etat dans le département. Celui-ci met en oeuvre en tant que de besoin les dispositions prévues aux articles L. 1334-2, L. 1334-3 et L. 1334-4.&lt;/p&gt;</text:p>
          </table:table-cell>
          <table:table-cell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6°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19</text:p>
          </table:table-cell>
          <table:table-cell office:value-type="string" calcext:value-type="string">
            <text:p>01</text:p>
          </table:table-cell>
          <table:table-cell/>
          <table:table-cell office:value-type="string" calcext:value-type="string">
            <text:p>Zone d’assainissement collectif/non collectif, eaux usées/eaux pluviales, schéma de réseaux eau et assainissement, systèmes d’élimination des déchets</text:p>
          </table:table-cell>
          <table:table-cell office:value-type="string" calcext:value-type="string">
            <text:p>&lt;p&gt;&lt;a href="https://www.legifrance.gouv.fr/affichCodeArticle.do?cidTexte=LEGITEXT000006070633&amp;idArticle=LEGIARTI000006390357"&gt;Article L2224-10 du Code général des collectivités territoriales&lt;/a&gt; : Les communes ou leurs établissements publics de coopération délimitent, après enquête publique réalisée conformément au chapitre III du titre II du livre Ier du code de l'environnement : &lt;br /&gt;1° Les zones d'assainissement collectif où elles sont tenues d'assurer la collecte des eaux usées domestiques et le stockage, l'épuration et le rejet ou la réutilisation de l'ensemble des eaux collectées ; &lt;br /&gt;2° Les zones relevant de l'assainissement non collectif où elles sont tenues d'assurer le contrôle de ces installations et, si elles le décident, le traitement des matières de vidange et, à la demande des propriétaires, l'entretien et les travaux de réalisation et de réhabilitation des installations d'assainissement non collectif ; &lt;br /&gt;3° Les zones où des mesures doivent être prises pour limiter l'imperméabilisation des sols et pour assurer la maîtrise du débit et de l'écoulement des eaux pluviales et de ruissellement ; &lt;br /&gt;4° Les zones où il est nécessaire de prévoir des installations pour assurer la collecte, le stockage éventuel et, en tant que de besoin, le traitement des eaux pluviales et de ruissellement lorsque la pollution qu'elles apportent au milieu aquatique risque de nuire gravement à l'efficacité des dispositifs d'assainissement.&lt;br /&gt;&lt;em&gt;NOTA : Ces dispositions s'appliquent aux projets, plans, programmes ou autres documents de planification pour lesquels l'arrêté d'ouverture et d'organisation de l'enquête publique est publié à compter du premier jour du sixième mois après la publication du décret en Conseil d'Etat prévu à l'article L. 123-19 du code de l'environnement.&lt;/em&gt;&lt;/p&gt;</text:p>
          </table:table-cell>
          <table:table-cell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8°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19</text:p>
          </table:table-cell>
          <table:table-cell office:value-type="string" calcext:value-type="string">
            <text:p>02</text:p>
          </table:table-cell>
          <table:table-cell/>
          <table:table-cell office:value-type="string" calcext:value-type="string">
            <text:p>Emplacements traitement eaux et déchets</text:p>
          </table:table-cell>
          <table:table-cell office:value-type="string" calcext:value-type="string">
            <text:p>null</text:p>
          </table:table-cell>
          <table:table-cell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8°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20</text:p>
          </table:table-cell>
          <table:table-cell office:value-type="string" calcext:value-type="string">
            <text:p>00</text:p>
          </table:table-cell>
          <table:table-cell/>
          <table:table-cell office:value-type="string" calcext:value-type="string">
            <text:p>Règlement local de publicité</text:p>
          </table:table-cell>
          <table:table-cell office:value-type="string" calcext:value-type="string">
            <text:p>&lt;p&gt;&lt;a href="https://www.legifrance.gouv.fr/affichCodeArticle.do?idArticle=LEGIARTI000033034050&amp;cidTexte=LEGITEXT000006074220"&gt;Article L581-14 du Code de l'environnement&lt;/a&gt; : L'établissement public de coopération intercommunale compétent en matière de plan local d'urbanisme, la métropole de Lyon ou, à défaut, la commune peut élaborer sur l'ensemble du territoire de l'établissement public ou de la commune un règlement local de publicité qui adapte les dispositions prévues aux articles &lt;a href="https://www.legifrance.gouv.fr/affichCodeArticle.do?cidTexte=LEGITEXT000006074220&amp;idArticle=LEGIARTI000006834699&amp;dateTexte=&amp;categorieLien=cid"&gt;L. 581-9 et L. 581-10&lt;/a&gt;.&lt;br /&gt;Sous réserve des dispositions des articles &lt;a href="https://www.legifrance.gouv.fr/affichCodeArticle.do?cidTexte=LEGITEXT000006074220&amp;idArticle=LEGIARTI000006834687&amp;dateTexte=&amp;categorieLien=cid"&gt;L. 581-4&lt;/a&gt;, L. 581-8 et &lt;a href="https://www.legifrance.gouv.fr/affichCodeArticle.do?cidTexte=LEGITEXT000006074220&amp;idArticle=LEGIARTI000006834707&amp;dateTexte=&amp;categorieLien=cid"&gt;L. 581-13&lt;/a&gt;, le règlement local de publicité définit une ou plusieurs zones où s'applique une réglementation plus restrictive que les prescriptions du règlement national.&lt;br /&gt;Il peut aussi définir des zones dans lesquelles tout occupant d'un local commercial visible depuis la rue ou, à défaut d'occupant, tout propriétaire doit veiller à ce que l'aspect extérieur de ce local ne porte pas atteinte au caractère ou à l'intérêt des lieux avoisinants.&lt;br /&gt;La publicité supportée par des palissades de chantier ne peut être interdite, sauf lorsque celles-ci sont implantées dans les lieux visés aux 1° et 2° du I de l'article L. 581-8.&lt;br /&gt;Le cas échéant, les dispositions du règlement local de publicité doivent être compatibles avec les orientations de protection, de mise en valeur et de développement durable de la charte applicables à l'aire d'adhésion d'un parc national mentionnées au 2° du I de l'article &lt;a href="https://www.legifrance.gouv.fr/affichCodeArticle.do?cidTexte=LEGITEXT000006074220&amp;idArticle=LEGIARTI000033035403&amp;dateTexte=&amp;categorieLien=id"&gt;L. 331-3&lt;/a&gt;.&lt;br /&gt;Sur le territoire d'un parc naturel régional, le règlement local de publicité peut autoriser la publicité dans les conditions prévues aux articles L. 581-7 et L. 581-8 lorsque la charte du parc contient des orientations ou mesures relatives à la publicité, après avis du syndicat mixte d'aménagement et de gestion du parc.&lt;br /&gt;Les dispositions du règlement local de publicité doivent être compatibles avec la charte.&lt;br /&gt;Le sixième alinéa du présent article est opposable aux règlements locaux de publicité applicables sur le territoire d'un parc naturel régional dont le projet de charte a fait l'objet d'une enquête publique ouverte après la publication de la loi n° 2016-1087 du 8 août 2016 pour la reconquête de la biodiversité, de la nature et des paysages. Les règlements locaux de publicité doivent alors être abrogés ou mis en compatibilité avec la charte, dans un délai de trois ans à compter de la date de publication du décret approuvant la charte initiale ou révisée.&lt;/p&gt;</text:p>
          </table:table-cell>
          <table:table-cell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11°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21</text:p>
          </table:table-cell>
          <table:table-cell office:value-type="string" calcext:value-type="string">
            <text:p>00</text:p>
          </table:table-cell>
          <table:table-cell/>
          <table:table-cell office:value-type="string" calcext:value-type="string">
            <text:p>Projet de plan de prévention des risques</text:p>
          </table:table-cell>
          <table:table-cell office:value-type="string" calcext:value-type="string">
            <text:p>&lt;p&gt;&lt;a href="https://www.legifrance.gouv.fr/affichCodeArticle.do?cidTexte=LEGITEXT000006074220&amp;idArticle=LEGIARTI000006834575"&gt;Article L562-2 du Code de l'environnement&lt;/a&gt; : Lorsqu'un projet de plan de prévention des risques naturels prévisibles contient certaines des dispositions mentionnées au 1° et au 2° du II de l'article &lt;a href="https://www.legifrance.gouv.fr/affichCodeArticle.do?cidTexte=LEGITEXT000006074220&amp;idArticle=LEGIARTI000006834573&amp;dateTexte=&amp;categorieLien=cid"&gt;L. 562-1&lt;/a&gt; et que l'urgence le justifie, le préfet peut, après consultation des maires concernés, les rendre immédiatement opposables à toute personne publique ou privée par une décision rendue publique. &lt;br /&gt;Ces dispositions cessent d'être opposables si elles ne sont pas reprises dans le plan approuvé.&lt;/p&gt;</text:p>
          </table:table-cell>
          <table:table-cell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9°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22</text:p>
          </table:table-cell>
          <table:table-cell office:value-type="string" calcext:value-type="string">
            <text:p>00</text:p>
          </table:table-cell>
          <table:table-cell/>
          <table:table-cell office:value-type="string" calcext:value-type="string">
            <text:p>Protection des rives des plans d’eau en zone de montagne (information facultative non exigée par la loi)</text:p>
          </table:table-cell>
          <table:table-cell office:value-type="string" calcext:value-type="string">
            <text:p>&lt;p&gt;&lt;a href="https://www.legifrance.gouv.fr/affichCodeArticle.do?idArticle=LEGIARTI000031210617&amp;cidTexte=LEGITEXT000006074075"&gt;Article L122-12 du Code de l'Urbanisme&lt;/a&gt; : Les parties naturelles des rives des plans d'eau naturels ou artificiels d'une superficie inférieure à mille hectares sont protégées sur une distance de trois cents mètres à compter de la rive. Toutes constructions, installations et routes nouvelles ainsi que toutes extractions et tous affouillements y sont interdits.&lt;br /&gt;Ces dispositions s'appliquent aux plans d'eau partiellement situés en zone de montagne.&lt;br /&gt;Peuvent toutefois être exclus du champ d'application du présent article :&lt;br /&gt;1° Par arrêté de l'autorité administrative compétente de l'Etat, les plans d'eau dont moins du quart des rives est situé dans la zone de montagne ;&lt;br /&gt;2° Par un schéma de cohérence territoriale, un plan local d'urbanisme ou une carte communale, certains plans d'eau en fonction de leur faible importance.&lt;/p&gt;</text:p>
          </table:table-cell>
          <table:table-cell office:value-type="string" calcext:value-type="string">
            <text:p>null</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23</text:p>
          </table:table-cell>
          <table:table-cell office:value-type="string" calcext:value-type="string">
            <text:p>00</text:p>
          </table:table-cell>
          <table:table-cell/>
          <table:table-cell office:value-type="string" calcext:value-type="string">
            <text:p>Arrêté du préfet coordonnateur de massif</text:p>
          </table:table-cell>
          <table:table-cell office:value-type="string" calcext:value-type="string">
            <text:p>&lt;p&gt;&lt;a href="https://www.legifrance.gouv.fr/affichCodeArticle.do?idArticle=LEGIARTI000031210617&amp;cidTexte=LEGITEXT000006074075"&gt;Article L122-12 du Code de l'Urbanisme&lt;/a&gt; : Les parties naturelles des rives des plans d'eau naturels ou artificiels d'une superficie inférieure à mille hectares sont protégées sur une distance de trois cents mètres à compter de la rive. Toutes constructions, installations et routes nouvelles ainsi que toutes extractions et tous affouillements y sont interdits.&lt;br /&gt;Ces dispositions s'appliquent aux plans d'eau partiellement situés en zone de montagne.&lt;br /&gt;Peuvent toutefois être exclus du champ d'application du présent article :&lt;br /&gt;1° Par arrêté de l'autorité administrative compétente de l'Etat, les plans d'eau dont moins du quart des rives est situé dans la zone de montagne ;&lt;br /&gt;2° Par un schéma de cohérence territoriale, un plan local d'urbanisme ou une carte communale, certains plans d'eau en fonction de leur faible importance.&lt;/p&gt;</text:p>
          </table:table-cell>
          <table:table-cell office:value-type="string" calcext:value-type="string">
            <text:p>&lt;p&gt;&lt;a href="https://www.legifrance.gouv.fr/affichCodeArticle.do?idArticle=LEGIARTI000034354968&amp;cidTexte=LEGITEXT000006074075"&gt;Article R151-52 6°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25</text:p>
          </table:table-cell>
          <table:table-cell office:value-type="string" calcext:value-type="string">
            <text:p>00</text:p>
          </table:table-cell>
          <table:table-cell/>
          <table:table-cell office:value-type="string" calcext:value-type="string">
            <text:p>Périmètre de protection des espaces agricoles et naturels périurbain</text:p>
          </table:table-cell>
          <table:table-cell office:value-type="string" calcext:value-type="string">
            <text:p>&lt;p&gt;&lt;a href="https://www.legifrance.gouv.fr/affichCodeArticle.do?cidTexte=LEGITEXT000006074075&amp;idArticle=LEGIARTI000031210345"&gt;Article L113-16 du Code de l'Urbanisme&lt;/a&gt; : &lt;br /&gt;Le département ou un établissement public mentionné à l'article &lt;a href="https://www.legifrance.gouv.fr/affichCodeArticle.do?cidTexte=LEGITEXT000006074075&amp;idArticle=LEGIARTI000031211037&amp;dateTexte=&amp;categorieLien=cid"&gt;L. 143-16&lt;/a&gt; peut délimiter des périmètres d'intervention associés à des programmes d'action avec l'accord de la ou des communes concernées ou des établissements publics compétents en matière de plan local d'urbanisme, après avis de la chambre départementale d'agriculture et enquête publique réalisée conformément au chapitre III du titre II du livre Ier du code de l'environnement. &lt;br /&gt;Lorsque le périmètre est délimité par le département, le projet est également soumis pour avis à l'établissement public mentionné à l'article L. 143-16. &lt;br /&gt;Lorsqu'un établissement public mentionné à l'article L. 143-16 est à l'initiative du périmètre de protection et de mise en valeur des espaces agricoles et naturels périurbains, les enquêtes publiques préalables à la création de ce périmètre et du schéma de cohérence territoriale peuvent être menées conjointement. &lt;br /&gt;Les périmètres approuvés et les programmes d'action associés sont tenus à la disposition du public.&lt;/p&gt;</text:p>
          </table:table-cell>
          <table:table-cell office:value-type="string" calcext:value-type="string">
            <text:p>&lt;p&gt;&lt;a href="https://www.legifrance.gouv.fr/affichCodeArticle.do?idArticle=LEGIARTI000034354968&amp;cidTexte=LEGITEXT000006074075"&gt;Article R151-52 3°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27</text:p>
          </table:table-cell>
          <table:table-cell office:value-type="string" calcext:value-type="string">
            <text:p>00</text:p>
          </table:table-cell>
          <table:table-cell/>
          <table:table-cell office:value-type="string" calcext:value-type="string">
            <text:p>Plan d’exposition au bruit des aérodromes</text:p>
          </table:table-cell>
          <table:table-cell office:value-type="string" calcext:value-type="string">
            <text:p>&lt;p&gt;&lt;a href="https://www.legifrance.gouv.fr/affichCodeArticle.do?cidTexte=LEGITEXT000006074075&amp;idArticle=LEGIARTI000031210261"&gt;Article L112-6 du Code de l'Urbanisme&lt;/a&gt; : Pour l'application des prescriptions édictées par la présente section, un plan d'exposition au bruit est établi pour chacun des aérodromes mentionnés à l'article &lt;a href="https://www.legifrance.gouv.fr/affichCodeArticle.do?cidTexte=LEGITEXT000006074075&amp;idArticle=LEGIARTI000031210257&amp;dateTexte=&amp;categorieLien=cid"&gt;L. 112-5&lt;/a&gt;. &lt;br /&gt;Le plan d'exposition au bruit est annexé au plan local d'urbanisme, au plan de sauvegarde et de mise en valeur et à la carte communale.&lt;/p&gt;</text:p>
          </table:table-cell>
          <table:table-cell office:value-type="string" calcext:value-type="string">
            <text:p>&lt;p&gt;&lt;a href="https://www.legifrance.gouv.fr/affichCodeArticle.do?idArticle=LEGIARTI000034354968&amp;cidTexte=LEGITEXT000006074075"&gt;Article R151-52 2°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0</text:p>
          </table:table-cell>
          <table:table-cell office:value-type="string" calcext:value-type="string">
            <text:p>00</text:p>
          </table:table-cell>
          <table:table-cell/>
          <table:table-cell office:value-type="string" calcext:value-type="string">
            <text:p>Périmètre projet urbain partenarial</text:p>
          </table:table-cell>
          <table:table-cell office:value-type="string" calcext:value-type="string">
            <text:p>&lt;p&gt;&lt;a href="https://www.legifrance.gouv.fr/affichCodeArticle.do?cidTexte=LEGITEXT000006074075&amp;idArticle=LEGIARTI000020442536"&gt;Article L332-11-3 du Code de l'Urbanisme&lt;/a&gt; : I.-Dans les zones urbaines et les zones à urbaniser délimitées par les plans locaux d'urbanisme ou les documents d'urbanisme en tenant lieu, lorsqu'une ou plusieurs opérations d'aménagement ou de construction nécessitent la réalisation d'équipements autres que les équipements propres mentionnés à l'article &lt;a href="https://www.legifrance.gouv.fr/affichCodeArticle.do?cidTexte=LEGITEXT000006074075&amp;idArticle=LEGIARTI000006815375&amp;dateTexte=&amp;categorieLien=cid"&gt;L. 332-15&lt;/a&gt;, une convention de projet urbain partenarial prévoyant la prise en charge financière de tout ou partie de ces équipements peut être conclue entre les propriétaires des terrains, les aménageurs, les constructeurs et :&lt;br /&gt;1° Dans le périmètre d'une opération d'intérêt national au sens de l'article &lt;a href="https://www.legifrance.gouv.fr/affichCodeArticle.do?cidTexte=LEGITEXT000006074075&amp;idArticle=LEGIARTI000037666425&amp;dateTexte=&amp;categorieLien=id"&gt;L. 102-12&lt;/a&gt;, le représentant de l'Etat ;&lt;br /&gt;2° Dans le périmètre d'une grande opération d'urbanisme au sens de l'article &lt;a href="https://www.legifrance.gouv.fr/affichCodeArticle.do?cidTexte=LEGITEXT000006074075&amp;idArticle=LEGIARTI000037666346&amp;dateTexte=&amp;categorieLien=id"&gt;L. 312-3&lt;/a&gt;, la collectivité territoriale ou l'établissement public cocontractant mentionné au même article L. 312-3 ;&lt;br /&gt;3° Dans les autres cas, la commune ou l'établissement public compétent en matière de plan local d'urbanisme.&lt;br /&gt;II.-Lorsque des équipements publics ayant vocation à faire l'objet d'une première convention de projet urbain partenarial desservent des terrains autres que ceux mentionnés dans le projet de ladite convention, par décision de leur organe délibérant, la commune ou l'établissement public compétent en matière de plan local d'urbanisme, ou la collectivité territoriale ou l'établissement public cocontractant mentionné à l'article L. 312-3 dans le périmètre des grandes opérations d'urbanisme ou le représentant de l'Etat par arrêté, dans le cadre des opérations d'intérêt national, fixe les modalités de partage des coûts des équipements et délimite un périmètre à l'intérieur duquel les propriétaires fonciers, les aménageurs ou les constructeurs qui s'y livrent à des opérations d'aménagement ou de construction participent, dans le cadre de conventions, à la prise en charge de ces mêmes équipements publics, qu'ils soient encore à réaliser ou déjà réalisés, dès lors qu'ils répondent aux besoins des futurs habitants ou usagers de leurs opérations. Les conventions successivement établies peuvent viser des programmes d'équipements publics différents lorsque les opérations de construction attendues dans chaque périmètre de convention ne nécessitent pas les mêmes besoins en équipements.&lt;br /&gt;Le périmètre est délimité par délibération du conseil municipal ou de l'organe délibérant de l'établissement public ou, dans le cadre des opérations d'intérêt national, par arrêté préfectoral, pour une durée maximale de quinze ans. Le périmètre est délimité par décision de l'organe délibérant de la collectivité territoriale ou de l'établissement public cocontractant mentionné au même article L. 312-3 dans le périmètre des grandes opérations d'urbanisme, pour une durée pouvant être supérieure à quinze ans sans pour autant pouvoir excéder la durée fixée par l'acte décidant de la qualification de grande opération d'urbanisme.&lt;br /&gt;III.-Avant la conclusion de la convention, les personnes ayant qualité pour déposer une demande de permis de construire ou d'aménager peuvent demander à la commune ou à l'établissement public de coopération intercommunale compétent en matière de plan local d'urbanisme ou à la collectivité territoriale ou l'établissement public mentionné audit article L. 312-3 dans le périmètre des grandes opérations d'urbanisme ou au représentant de l'Etat dans le cadre des opérations d'intérêt national qu'ils étudient le projet d'aménagement ou de construction et que ce projet fasse l'objet d'un débat au sein de l'organe délibérant. L'autorité compétente peut faire droit à cette demande.&lt;br /&gt;La demande est assortie d'un dossier comportant la délimitation du périmètre du projet d'aménagement ou de construction, la définition du projet ainsi que la liste des équipements publics à réaliser pour répondre aux besoins des futurs habitants ou usagers des constructions à édifier dans le périmètre.&lt;br /&gt;Cette convention ne peut mettre à la charge des propriétaires fonciers, des aménageurs ou des constructeurs que le coût des équipements publics à réaliser pour répondre aux besoins des futurs habitants ou usagers des constructions à édifier dans le périmètre fixé par la convention ou, lorsque la capacité des équipements programmés excède ces besoins, la fraction du coût proportionnelle à ceux-ci.&lt;br /&gt;La convention fixe les délais de paiement. La participation peut être acquittée sous forme de contribution financière ou d'apports de terrains bâtis ou non bâtis.&lt;br /&gt;La convention peut prévoir que la contribution financière prévue à l'avant-dernier alinéa du présent III est versée directement à la personne publique assurant la maîtrise d'ouvrage des équipements publics mentionnés au troisième alinéa du présent III.&lt;/p&gt;</text:p>
          </table:table-cell>
          <table:table-cell office:value-type="string" calcext:value-type="string">
            <text:p>&lt;p&gt;&lt;a href="https://www.legifrance.gouv.fr/affichCodeArticle.do?idArticle=LEGIARTI000034354968&amp;cidTexte=LEGITEXT000006074075"&gt;Article R151-52 12°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1</text:p>
          </table:table-cell>
          <table:table-cell office:value-type="string" calcext:value-type="string">
            <text:p>00</text:p>
          </table:table-cell>
          <table:table-cell/>
          <table:table-cell office:value-type="string" calcext:value-type="string">
            <text:p>Périmètres patrimoniaux d’exclusion des matériaux et énergies renouvelables pris par délibération</text:p>
          </table:table-cell>
          <table:table-cell office:value-type="string" calcext:value-type="string">
            <text:p>&lt;p&gt;&lt;a href="https://www.legifrance.gouv.fr/affichCodeArticle.do?idArticle=LEGIARTI000032860918&amp;cidTexte=LEGITEXT000006074075"&gt;Article L111-17 du Code de l'Urbanisme&lt;/a&gt; : Les dispositions de l'article &lt;a href="https://www.legifrance.gouv.fr/affichCodeArticle.do?cidTexte=LEGITEXT000006074075&amp;idArticle=LEGIARTI000031210213&amp;dateTexte=&amp;categorieLien=cid"&gt;L. 111-16&lt;/a&gt; ne sont pas applicables :&lt;br /&gt;1° Aux abords des monuments historiques définis au titre II du livre VI du &lt;a href="https://www.legifrance.gouv.fr/affichCode.do?cidTexte=LEGITEXT000006074236&amp;dateTexte=&amp;categorieLien=cid"&gt;code du patrimoine&lt;/a&gt;, dans le périmètre d'un site patrimonial remarquable créé en application du titre III du même livre VI, dans un site inscrit ou classé en application des articles &lt;a href="https://www.legifrance.gouv.fr/affichCodeArticle.do?cidTexte=LEGITEXT000006074220&amp;idArticle=LEGIARTI000006833654&amp;dateTexte=&amp;categorieLien=cid"&gt;L. 341-1 et L. 341-2&lt;/a&gt; du code de l'environnement, à l'intérieur du cœur d'un parc national délimité en application de l'article &lt;a href="https://www.legifrance.gouv.fr/affichCodeArticle.do?cidTexte=LEGITEXT000006074220&amp;idArticle=LEGIARTI000006833523&amp;dateTexte=&amp;categorieLien=cid"&gt;L. 331-2&lt;/a&gt; du même code, ni aux travaux portant sur un immeuble classé ou inscrit au titre des monuments historiques ou sur un immeuble protégé, en application des articles &lt;a href="https://www.legifrance.gouv.fr/affichCodeArticle.do?cidTexte=LEGITEXT000006074075&amp;idArticle=LEGIARTI000031211199&amp;dateTexte=&amp;categorieLien=cid"&gt;L. 151-18 et L. 151-19&lt;/a&gt; du présent code ;&lt;br /&gt;2° Dans des périmètres délimités, après avis de l'architecte des Bâtiments de France, par délibération du conseil municipal ou de l'organe délibérant de l'établissement public de coopération intercommunale compétent en matière de plan local d'urbanisme, motivée par la protection du patrimoine bâti ou non bâti, des paysages ou des perspectives monumentales et urbaines.&lt;/p&gt;</text:p>
          </table:table-cell>
          <table:table-cell office:value-type="string" calcext:value-type="string">
            <text:p>&lt;p&gt;&lt;a href="https://www.legifrance.gouv.fr/affichCodeArticle.do?idArticle=LEGIARTI000034354968&amp;cidTexte=LEGITEXT000006074075"&gt;Article R151-52 1°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2</text:p>
          </table:table-cell>
          <table:table-cell office:value-type="string" calcext:value-type="string">
            <text:p>00</text:p>
          </table:table-cell>
          <table:table-cell/>
          <table:table-cell office:value-type="string" calcext:value-type="string">
            <text:p>Secteur de taxe d’aménagement</text:p>
          </table:table-cell>
          <table:table-cell office:value-type="string" calcext:value-type="string">
            <text:p>&lt;p&gt;&lt;a href="https://www.legifrance.gouv.fr/affichCodeArticle.do?cidTexte=LEGITEXT000006074075&amp;idArticle=LEGIARTI000023368848"&gt;Article L331-14 du Code de l'Urbanisme&lt;/a&gt; : Par délibération adoptée avant le 30 novembre, les communes ou établissements publics de coopération intercommunale bénéficiaires de la part communale ou intercommunale de la taxe d'aménagement fixent les taux applicables à compter du 1er janvier de l'année suivante.&lt;br /&gt;Les communes ou établissements publics de coopération intercommunale peuvent fixer des taux différents dans une fourchette comprise entre 1 % et 5 %, selon les aménagements à réaliser, par secteurs de leur territoire définis par un document graphique figurant, à titre d'information, dans une annexe au plan local d'urbanisme ou au plan d'occupation des sols. A défaut de plan local d'urbanisme ou de plan d'occupation des sols, la délibération déterminant les taux et les secteurs ainsi que le plan font l'objet d'un affichage en mairie, conformément aux dispositions des articles &lt;a href="https://www.legifrance.gouv.fr/affichCodeArticle.do?cidTexte=LEGITEXT000006070633&amp;idArticle=LEGIARTI000006389884&amp;dateTexte=&amp;categorieLien=cid"&gt;L. 2121-24&lt;/a&gt; et &lt;a href="https://www.legifrance.gouv.fr/affichCodeArticle.do?cidTexte=LEGITEXT000006070633&amp;idArticle=LEGIARTI000006390075&amp;dateTexte=&amp;categorieLien=cid"&gt;L. 2131-1&lt;/a&gt; du code général des collectivités territoriales.&lt;br /&gt;La délibération est valable pour une période d'un an. Elle est reconduite de plein droit pour l'année suivante si une nouvelle délibération n'a pas été adoptée dans le délai prévu au premier alinéa.&lt;br /&gt;En l'absence de toute délibération fixant le taux de la taxe, ce dernier est fixé à 1 % dans les communes ou les établissements publics de coopération intercommunale où la taxe est instituée de plein droit.&lt;br /&gt;Les dispositions du présent article s'appliquent à la métropole de Lyon sur la part de taxe d'aménagement prévue au 3° de l'article &lt;a href="https://www.legifrance.gouv.fr/affichCodeArticle.do?cidTexte=LEGITEXT000006074075&amp;idArticle=LEGIARTI000006815346&amp;dateTexte=&amp;categorieLien=cid"&gt;L. 331-2&lt;/a&gt;. &lt;br /&gt;Les dispositions du présent article s'appliquent à la Ville de Paris sur la part de taxe d'aménagement prévue au 1° de l'article L. 331-2.&lt;/p&gt;&lt;p&gt;&lt;a href="https://www.legifrance.gouv.fr/affichCodeArticle.do;jsessionid=DDED898D69E08BED5F6180B950DD5D15.tplgfr36s_3?idArticle=LEGIARTI000036588634&amp;cidTexte=LEGITEXT000006074075&amp;dateTexte=20200228&amp;categorieLien=id&amp;oldAction=&amp;nbResultRech="&gt;Article L331-15 du Code de l'Urbanisme&lt;/a&gt; : Le taux de la part communale ou intercommunale de la taxe d'aménagement peut être augmenté jusqu'à 20 % dans certains secteurs par une délibération motivée, si la réalisation de travaux substantiels de voirie ou de réseaux ou la création d'équipements publics généraux est rendue nécessaire en raison de l'importance des constructions nouvelles édifiées dans ces secteurs.&lt;br /&gt;Il ne peut être mis à la charge des aménageurs ou constructeurs que le coût des équipements publics à réaliser pour répondre aux besoins des futurs habitants ou usagers des constructions à édifier dans ces secteurs ou, lorsque la capacité des équipements excède ces besoins, la fraction du coût proportionnelle à ceux-ci.&lt;br /&gt;En cas de vote d'un taux supérieur à 5 % dans un ou plusieurs secteurs, les contributions mentionnées au d du 2° et au 3° de l'article &lt;a href="https://www.legifrance.gouv.fr/affichCodeArticle.do?cidTexte=LEGITEXT000006074075&amp;idArticle=LEGIARTI000006815354&amp;dateTexte=&amp;categorieLien=cid"&gt;L. 332-6-1&lt;/a&gt;, dans leur rédaction antérieure à l'entrée en vigueur de la loi n° 2014-1655 du 29 décembre 2014 de finances rectificative pour 2014, ne sont plus applicables dans ce ou ces secteurs.&lt;br /&gt;Les dispositions du présent article s'appliquent à la métropole de Lyon sur la part de taxe d'aménagement prévue au 3° de l'article &lt;a href="https://www.legifrance.gouv.fr/affichCodeArticle.do?cidTexte=LEGITEXT000006074075&amp;idArticle=LEGIARTI000036588686&amp;dateTexte=&amp;categorieLien=id"&gt;L. 331-2&lt;/a&gt;. &lt;br /&gt;Les dispositions du présent article s'appliquent à la Ville de Paris sur la part de taxe d'aménagement prévue au 1° de l'article L. 331-2.&lt;/p&gt;</text:p>
          </table:table-cell>
          <table:table-cell office:value-type="string" calcext:value-type="string">
            <text:p>&lt;p&gt;&lt;a href="https://www.legifrance.gouv.fr/affichCodeArticle.do?idArticle=LEGIARTI000034354968&amp;cidTexte=LEGITEXT000006074075"&gt;Article R151-52 10°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3</text:p>
          </table:table-cell>
          <table:table-cell office:value-type="string" calcext:value-type="string">
            <text:p>00</text:p>
          </table:table-cell>
          <table:table-cell/>
          <table:table-cell office:value-type="string" calcext:value-type="string">
            <text:p>Droit de préemption commercial (information facultative non exigée par la loi)</text:p>
          </table:table-cell>
          <table:table-cell office:value-type="string" calcext:value-type="string">
            <text:p>&lt;p&gt;&lt;a href="https://www.legifrance.gouv.fr/affichCodeArticle.do?idArticle=LEGIARTI000029108800&amp;cidTexte=LEGITEXT000006074075"&gt;Article L214-1 du Code de l'Urbanisme&lt;/a&gt; : Le conseil municipal peut, par délibération motivée, délimiter un périmètre de sauvegarde du commerce et de l'artisanat de proximité, à l'intérieur duquel sont soumises au droit de préemption institué par le présent chapitre les aliénations à titre onéreux de fonds artisanaux, de fonds de commerce ou de baux commerciaux.&lt;br /&gt;A l'intérieur de ce périmètre, sont également soumises au droit de préemption visé à l'alinéa précédent les aliénations à titre onéreux de terrains portant ou destinés à porter des commerces d'une surface de vente comprise entre 300 et 1 000 mètres carrés. &lt;br /&gt;Chaque aliénation à titre onéreux est subordonnée, à peine de nullité, à une déclaration préalable faite par le cédant à la commune. Cette déclaration précise le prix, l'activité de l'acquéreur pressenti, le nombre de salariés du cédant, la nature de leur contrat de travail et les conditions de la cession. Elle comporte également le bail commercial, le cas échéant, et précise le chiffre d'affaires lorsque la cession porte sur un bail commercial ou un fonds artisanal ou commercial. &lt;br /&gt;Le droit de préemption est exercé selon les modalités prévues par les articles &lt;a href="https://www.legifrance.gouv.fr/affichCodeArticle.do?cidTexte=LEGITEXT000006074075&amp;idArticle=LEGIARTI000006815130&amp;dateTexte=&amp;categorieLien=cid"&gt;L. 213-4 à L. 213-7&lt;/a&gt;. Le silence du titulaire du droit de préemption pendant le délai de deux mois à compter de la réception de cette déclaration vaut renonciation à l'exercice du droit de préemption. Le cédant peut alors réaliser la vente aux prix et conditions figurant dans sa déclaration.&lt;/p&gt;&lt;p&gt;&lt;a href="https://www.legifrance.gouv.fr/affichCodeArticle.do;jsessionid=968DF5E0F32EFA4C92C7544A801B1701.tplgfr36s_3?idArticle=LEGIARTI000030935699&amp;cidTexte=LEGITEXT000006074075&amp;dateTexte=20200228"&gt;Article R214-1 du Code de l'Urbanisme&lt;/a&gt; : Lorsqu'une commune ou un établissement public de coopération intercommunale auquel la compétence en a été déléguée en application du premier alinéa de l'article L. 214-1-1 envisage d'instituer, en application de l'article &lt;a href="https://www.legifrance.gouv.fr/affichCodeArticle.do?cidTexte=LEGITEXT000006074075&amp;idArticle=LEGIARTI000006815136&amp;dateTexte=&amp;categorieLien=cid"&gt;L. 214-1&lt;/a&gt;, le droit de préemption sur les fonds artisanaux, les fonds de commerce, les baux commerciaux et les terrains portant ou destinés à porter des commerces d'une surface de vente comprise entre 300 et 1 000 mètres carrés, le maire ou, le cas échéant, le président de l'établissement public de coopération intercommunale soumet pour avis le projet de délibération du conseil municipal ou, le cas échéant, de l'organe délibérant de l'établissement public de coopération intercommunale à la chambre de commerce et d'industrie territoriale et à la chambre des métiers et de l'artisanat dans le ressort desquelles se trouve la commune. Le projet de délibération est accompagné du projet de plan délimitant le périmètre de sauvegarde du commerce et de l'artisanat de proximité et d'un rapport analysant la situation du commerce et de l'artisanat de proximité à l'intérieur de ce périmètre et les menaces pesant sur la diversité commerciale et artisanale. En l'absence d'observations de la chambre de commerce et d'industrie territoriale et de la chambre des métiers et de l'artisanat dans les deux mois de leur saisine, l'avis de l'organisme consulaire est réputé favorable.&lt;/p&gt;&lt;p&gt;&lt;a href="https://www.legifrance.gouv.fr/affichCodeArticle.do;jsessionid=968DF5E0F32EFA4C92C7544A801B1701.tplgfr36s_3?idArticle=LEGIARTI000030935704&amp;cidTexte=LEGITEXT000006074075&amp;dateTexte=20200228&amp;categorieLien=id&amp;oldAction=&amp;nbResultRech="&gt;Article R214-2 du Code de l'Urbanisme&lt;/a&gt; : La délibération du conseil municipal ou, le cas échéant, de l'organe délibérant de l'établissement public de coopération intercommunale délimitant le périmètre de sauvegarde du commerce et de l'artisanat de proximité fait l'objet des mesures de publicité et d'information dans les conditions prévues par l'article &lt;a href="https://www.legifrance.gouv.fr/affichCodeArticle.do?cidTexte=LEGITEXT000006074075&amp;idArticle=LEGIARTI000006817584&amp;dateTexte=&amp;categorieLien=cid"&gt;R. 211-2&lt;/a&gt;.&lt;/p&gt;</text:p>
          </table:table-cell>
          <table:table-cell office:value-type="string" calcext:value-type="string">
            <text:p>null</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4</text:p>
          </table:table-cell>
          <table:table-cell office:value-type="string" calcext:value-type="string">
            <text:p>00</text:p>
          </table:table-cell>
          <table:table-cell/>
          <table:table-cell office:value-type="string" calcext:value-type="string">
            <text:p>Périmètre d’opération d’intérêt national (information facultative non exigée par la loi)</text:p>
          </table:table-cell>
          <table:table-cell office:value-type="string" calcext:value-type="string">
            <text:p>&lt;p&gt;&lt;a href="https://www.legifrance.gouv.fr/affichCodeArticle.do;jsessionid=968DF5E0F32EFA4C92C7544A801B1701.tplgfr36s_3?idArticle=LEGIARTI000037666425&amp;cidTexte=LEGITEXT000006074075&amp;dateTexte=20200228"&gt;Article L102-12 du Code de l'Urbanisme&lt;/a&gt; : Une opération d'aménagement qui répond à des enjeux d'une importance telle qu'elle nécessite une mobilisation de la collectivité nationale et à laquelle l'Etat décide par conséquent de consacrer des moyens particuliers peut être qualifiée d'opération d'intérêt national par un décret en Conseil d'Etat qui l'inscrit sur la liste des opérations auxquelles cette qualité est reconnue.&lt;br /&gt;L'établissement public de coopération intercommunale à fiscalité propre compétent en matière d'opérations d'aménagement ou la métropole de Lyon ainsi que les communes, les départements et les régions dont le territoire est inclus en tout ou partie dans le périmètre de l'opération, sont consultés sur le projet d'opération d'intérêt national. L'avis intervient dans un délai de trois mois à compter de la saisine. Cet avis est réputé favorable s'il n'est pas intervenu avant l'expiration de ce délai.&lt;/p&gt;&lt;p&gt;&lt;a href="https://www.legifrance.gouv.fr/affichCode.do?idSectionTA=LEGISCTA000031721453&amp;cidTexte=LEGITEXT000006074075"&gt;Article R102-3 du Code de l'Urbanisme&lt;/a&gt; : Constituent des opérations d'intérêt national, au sens de l'article &lt;a href="https://www.legifrance.gouv.fr/affichCodeArticle.do?cidTexte=LEGITEXT000006074075&amp;idArticle=LEGIARTI000031210110&amp;dateTexte=&amp;categorieLien=cid"&gt;L. 102-12&lt;/a&gt;, les travaux relatifs : &lt;br /&gt;1° Aux agglomérations nouvelles régies par le livre III de la cinquième partie du code général des collectivités territoriales, dans leur périmètre d'urbanisation défini en application des articles &lt;a href="https://www.legifrance.gouv.fr/affichCodeArticle.do?cidTexte=LEGITEXT000006070633&amp;idArticle=LEGIARTI000006393282&amp;dateTexte=&amp;categorieLien=cid"&gt;L. 5311-1&lt;/a&gt; et L. 5311-2 de ce code ; &lt;br /&gt;2° A l'opération d'aménagement du quartier d'affaires de La Défense, dans le périmètre délimité par le &lt;a href="https://www.legifrance.gouv.fr/affichTexte.do?cidTexte=JORFTEXT000022423413&amp;categorieLien=cid"&gt;décret n° 2010-744 du 2 juillet 2010&lt;/a&gt; ; &lt;br /&gt;3° Aux domaines industrialo-portuaires d'Antifer, du Verdon et de Dunkerque, dans les périmètres respectifs des ports autonomes du Havre, de Bordeaux et de Dunkerque ; &lt;br /&gt;4° A l'aménagement de la zone de Fos-sur-Mer, dans un périmètre défini par décret en Conseil d'Etat ; &lt;br /&gt;5° A l'opération d'aménagement Euroméditerranée dans la commune de Marseille dans le périmètre de compétence de l'Etablissement public d'aménagement Euroméditerranée ; &lt;br /&gt;6° A l'opération d'aménagement de Nanterre et de La Garenne-Colombes, dans le périmètre délimité par le décret n° 2010-744 du 2 juillet 2010 ; &lt;br /&gt;7° A l'aménagement et au développement des aérodromes de Paris-Charles-de-Gaulle, de Paris-Orly et de Paris-Le Bourget, à l'intérieur des périmètres délimités, pour l'application de l'article &lt;a href="https://www.legifrance.gouv.fr/affichCodeArticle.do?cidTexte=LEGITEXT000023086525&amp;idArticle=LEGIARTI000023075671&amp;dateTexte=&amp;categorieLien=cid"&gt;L. 6323-6 du code des transports&lt;/a&gt;, par le cahier des charges d'Aéroports de Paris ; &lt;br /&gt;8° A l'aménagement de Saint-Etienne, dans le périmètre défini par le &lt;a href="https://www.legifrance.gouv.fr/affichTexte.do?cidTexte=JORFTEXT000000464054&amp;categorieLien=cid"&gt;décret n° 2007-783 du 10 mai 2007&lt;/a&gt; ; &lt;br /&gt;9° A l'aménagement du secteur du Mantois-Seine aval, dans les périmètres définis par le décret n° 2007-783 du 10 mai 2007 ; &lt;br /&gt;10° A l'aménagement du secteur d'Orly-Rungis-Seine amont, dans les périmètres définis par le décret n° 2007-783 du 10 mai 2007 ; &lt;br /&gt;11° Aux opérations d'aménagement de la Plaine du Var, dans le périmètre défini par le &lt;a href="https://www.legifrance.gouv.fr/affichTexte.do?cidTexte=JORFTEXT000018229080&amp;categorieLien=cid"&gt;décret n° 2008-229 du 7 mars 2008&lt;/a&gt; ; &lt;br /&gt;12° Aux opérations d'aménagement du Plateau de Saclay, dans le périmètre défini par le &lt;a href="https://www.legifrance.gouv.fr/affichTexte.do?cidTexte=JORFTEXT000020342940&amp;categorieLien=cid"&gt;décret n° 2009-248 du 3 mars 2009&lt;/a&gt; ; &lt;br /&gt;13° A l'opération d'aménagement Bordeaux-Euratlantique dans les communes de Bordeaux, Bègles et Floirac dans le périmètre défini par le &lt;a href="https://www.legifrance.gouv.fr/affichTexte.do?cidTexte=JORFTEXT000021241330&amp;categorieLien=cid"&gt;décret n° 2009-1359 du 5 novembre 2009&lt;/a&gt; ; &lt;br /&gt;14° A l'opération d'aménagement dite d'Alzette-Belval, dans le périmètre défini par le &lt;a href="https://www.legifrance.gouv.fr/affichTexte.do?cidTexte=JORFTEXT000023877337&amp;categorieLien=cid"&gt;décret n° 2011-414 du 18 avril 2011&lt;/a&gt; ; &lt;br /&gt;15° A l'opération d'aménagement dite " Villages Nature " sur la commune de Villeneuve-le-Comte dans le périmètre défini par le &lt;a href="https://www.legifrance.gouv.fr/affichTexte.do?cidTexte=JORFTEXT000024852288&amp;categorieLien=cid"&gt;décret n° 2011-1649 du 25 novembre 2011&lt;/a&gt; ; &lt;br /&gt;16° A l'opération de requalification de copropriétés dégradées d'intérêt national du quartier dit du Bas-Clichy à Clichy-sous-Bois, dans le périmètre défini par le &lt;a href="https://www.legifrance.gouv.fr/affichTexte.do?cidTexte=JORFTEXT000030172055&amp;categorieLien=cid"&gt;décret n° 2015-99 du 28 janvier 2015&lt;/a&gt; ; &lt;br /&gt;17° A l'opération d'aménagement de Grigny, dans le périmètre défini par le décret n° 2016-1484 du 2 novembre 2016 ; &lt;br /&gt;18° A l'opération de requalification de copropriétés dégradées d'intérêt national du quartier dit " Grigny 2 " à Grigny, dans le périmètre défini par le décret n° 2016-1439 du 26 octobre 2016 ; &lt;br /&gt;19° A l'aménagement des principaux pôles urbains de Guyane, dans les périmètres définis par le décret n° 2016-1736 du 14 décembre 2016 ; &lt;br /&gt;20° A l'opération d'aménagement dite de la Porte Sud du Grand Paris, sur les communes de Bondoufle, Courcouronnes, Corbeil-Essonnes, Evry, Fleury-Mérogis et Ris-Orangis, dans le périmètre défini par le décret n° 2017-560 du 14 avril 2017 ; &lt;br /&gt;21° A la réalisation, pour les jeux Olympiques et Paralympiques 2024, de certains ouvrages olympiques en Seine-Saint-Denis, dans le périmètre défini par le décret n° 2018-223 du 30 mars 2018.&lt;/p&gt;</text:p>
          </table:table-cell>
          <table:table-cell office:value-type="string" calcext:value-type="string">
            <text:p>null</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5</text:p>
          </table:table-cell>
          <table:table-cell office:value-type="string" calcext:value-type="string">
            <text:p>00</text:p>
          </table:table-cell>
          <table:table-cell/>
          <table:table-cell office:value-type="string" calcext:value-type="string">
            <text:p>Périmètre de secteur affecté par un seuil minimal de densité</text:p>
          </table:table-cell>
          <table:table-cell office:value-type="string" calcext:value-type="string">
            <text:p>&lt;p&gt;&lt;a href="https://www.legifrance.gouv.fr/affichCodeArticle.do?cidTexte=LEGITEXT000006074075&amp;idArticle=LEGIARTI000023370647"&gt;Article L331-36 du Code de l'Urbanisme&lt;/a&gt; : En vue de financer les actions et opérations contribuant à la réalisation des objectifs définis à l'article &lt;a href="https://www.legifrance.gouv.fr/affichCodeArticle.do?cidTexte=LEGITEXT000006074075&amp;idArticle=LEGIARTI000031210070&amp;dateTexte=&amp;categorieLien=cid"&gt;L. 101-2&lt;/a&gt;, les communes et établissements publics de coopération intercommunale compétents en matière de plan local d'urbanisme ou de plan d'occupation des sols ainsi que la métropole de Lyon peuvent instituer, par délibération, un seuil minimal de densité en deçà duquel un versement pour sous-densité est dû par les personnes mentionnées à l'article &lt;a href="https://www.legifrance.gouv.fr/affichCodeArticle.do?cidTexte=LEGITEXT000006074075&amp;idArticle=LEGIARTI000023370772&amp;dateTexte=&amp;categorieLien=cid"&gt;L. 331-39&lt;/a&gt;. &lt;br /&gt;Le seuil minimal de densité est déterminé par secteurs du territoire de la commune, de l'établissement public de coopération intercommunale ou de la métropole de Lyon, dans les zones urbaines et à urbaniser, définis sur un document graphique figurant, à titre d'information, dans une annexe au plan local d'urbanisme ou au plan d'occupation des sols. &lt;br /&gt;Le seuil minimal de densité est fixé pour une durée minimale de trois ans à compter de la date d'entrée en vigueur de la délibération l'ayant institué. &lt;br /&gt;Toutefois, une nouvelle délibération motivée tendant à favoriser l'investissement locatif, l'accession à la propriété et le développement de l'offre foncière peut être prise sans condition de délai. &lt;br /&gt;Le versement pour sous-densité constitue un élément du prix de revient de l'ensemble immobilier au sens de l'article 302 septies B du code général des impôts. &lt;br /&gt;Les délibérations sont adressées aux services de l'Etat chargés de l'urbanisme dans le département au plus tard le premier jour du deuxième mois qui suit la date à laquelle elles ont été adoptées.&lt;/p&gt;</text:p>
          </table:table-cell>
          <table:table-cell office:value-type="string" calcext:value-type="string">
            <text:p>&lt;p&gt;&lt;a href="https://www.legifrance.gouv.fr/affichCodeArticle.do?idArticle=LEGIARTI000034354968&amp;cidTexte=LEGITEXT000006074075"&gt;Article R151-52 11°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6</text:p>
          </table:table-cell>
          <table:table-cell office:value-type="string" calcext:value-type="string">
            <text:p>00</text:p>
          </table:table-cell>
          <table:table-cell/>
          <table:table-cell office:value-type="string" calcext:value-type="string">
            <text:p>Schémas d’aménagement de plage</text:p>
          </table:table-cell>
          <table:table-cell office:value-type="string" calcext:value-type="string">
            <text:p>&lt;p&gt;&lt;a href="https://www.legifrance.gouv.fr/affichCodeArticle.do?idArticle=LEGIARTI000031210492&amp;cidTexte=LEGITEXT000006074075"&gt;Article L121-28 du Code de l'Urbanisme&lt;/a&gt; : Afin de réduire les conséquences sur une plage et les espaces naturels qui lui sont proches de nuisances ou de dégradations liées à la présence d'équipements ou de constructions réalisés avant le 5 janvier 1986, une commune ou, le cas échéant, un établissement public de coopération intercommunale compétent peut établir un schéma d'aménagement.&lt;/p&gt;</text:p>
          </table:table-cell>
          <table:table-cell office:value-type="string" calcext:value-type="string">
            <text:p>&lt;p&gt;&lt;a href="https://www.legifrance.gouv.fr/affichCodeArticle.do?idArticle=LEGIARTI000034354968&amp;cidTexte=LEGITEXT000006074075"&gt;Article R151-52 5°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7</text:p>
          </table:table-cell>
          <table:table-cell office:value-type="string" calcext:value-type="string">
            <text:p>00</text:p>
          </table:table-cell>
          <table:table-cell/>
          <table:table-cell office:value-type="string" calcext:value-type="string">
            <text:p>Bois ou forêts relevant du régime forestier</text:p>
          </table:table-cell>
          <table:table-cell office:value-type="string" calcext:value-type="string">
            <text:p>&lt;p&gt;&lt;a href="https://www.legifrance.gouv.fr/affichCodeArticle.do;jsessionid=968DF5E0F32EFA4C92C7544A801B1701.tplgfr36s_3?idArticle=LEGIARTI000025246542&amp;cidTexte=LEGITEXT000025244092&amp;dateTexte=20200228"&gt;Article L211-1 du Code forestier&lt;/a&gt; : &lt;/br&gt;I. – Relèvent du régime forestier, constitué des dispositions du présent livre, et sont administrés conformément à celui-ci : &lt;/br&gt;1° Les bois et forêts qui appartiennent à l'Etat, ou sur lesquels l'Etat a des droits de propriété indivis ; &lt;/br&gt;2° Les bois et forêts susceptibles d'aménagement, d'exploitation régulière ou de reconstitution qui appartiennent aux collectivités et personnes morales suivantes, ou sur lesquels elles ont des droits de propriété indivis, et auxquels ce régime a été rendu applicable dans les conditions prévues à l'article L. 214-3 : &lt;/br&gt;a) Les régions, la collectivité territoriale de Corse, les départements, les communes ou leurs groupements, les sections de communes ; &lt;/br&gt;b) Les établissements publics ; &lt;/br&gt;c) Les établissements d'utilité publique ; &lt;/br&gt;d) Les sociétés mutualistes et les caisses d'épargne. &lt;/br&gt;II. – Cessent de relever du régime forestier les bois et forêts de l'Etat mis à disposition d'une administration de l'Etat ou d'un établissement public national pour l'exercice de leurs missions.&lt;/p&gt;&lt;p&gt;&lt;a href="https://www.legifrance.gouv.fr/affichCodeArticle.do;jsessionid=968DF5E0F32EFA4C92C7544A801B1701.tplgfr36s_3?idArticle=LEGIARTI000029595966&amp;cidTexte=LEGITEXT000025244092&amp;dateTexte=20200228&amp;categorieLien=id&amp;oldAction=&amp;nbResultRech="&gt;Article L211-2 du Code forestier&lt;/a&gt; : Relèvent également du régime forestier et sont gérés conformément au présent livre :&lt;br /&gt;1° En Corse, les bois et forêts qui faisaient partie du domaine privé de l'Etat, ou sur lesquels l'Etat avait des droits de propriété indivis, dont la propriété a été transférée à la collectivité territoriale de Corse par la &lt;a href="https://www.legifrance.gouv.fr/affichTexte.do?cidTexte=JORFTEXT000000409466&amp;categorieLien=cid"&gt;loi n° 2002-92 du 22 janvier 2002&lt;/a&gt; relative à la Corse et selon des modalités réglées par une convention conclue entre l'Etat, la collectivité territoriale de Corse et l'Office national des forêts ;&lt;br /&gt;2° Les bois et forêts remis en dotation au domaine national de Chambord ;&lt;br /&gt;3° Les forêts de Chantilly et de Chaalis appartenant à l'Institut de France.&lt;/p&gt;</text:p>
          </table:table-cell>
          <table:table-cell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7°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8</text:p>
          </table:table-cell>
          <table:table-cell office:value-type="string" calcext:value-type="string">
            <text:p>00</text:p>
          </table:table-cell>
          <table:table-cell/>
          <table:table-cell office:value-type="string" calcext:value-type="string">
            <text:p>Secteurs d’information sur les sols</text:p>
          </table:table-cell>
          <table:table-cell office:value-type="string" calcext:value-type="string">
            <text:p>&lt;p&gt;&lt;a href="https://www.legifrance.gouv.fr/affichCodeArticle.do?cidTexte=LEGITEXT000006074220&amp;idArticle=LEGIARTI000022480203"&gt;Article L125-6 du Code de l'Urbanisme&lt;/a&gt; : I. ― L'Etat élabore, au regard des informations dont il dispose, des secteurs d'information sur les sols qui comprennent les terrains où la connaissance de la pollution des sols justifie, notamment en cas de changement d'usage, la réalisation d'études de sols et de mesures de gestion de la pollution pour préserver la sécurité, la santé ou la salubrité publiques et l'environnement. &lt;br /&gt;II. ― Le représentant de l'Etat dans le département recueille l'avis des maires des communes sur le territoire desquelles sont situés les projets de secteur d'information sur les sols et, le cas échéant, celui des présidents des établissements publics de coopération intercommunale compétents en matière d'urbanisme. Il informe les propriétaires des terrains concernés. &lt;br /&gt;Les secteurs d'information sur les sols sont arrêtés par le représentant de l'Etat dans le département. &lt;br /&gt;III. ― Les secteurs d'information sur les sols sont indiqués sur un ou plusieurs documents graphiques et annexés au plan local d'urbanisme ou au document d'urbanisme en tenant lieu ou à la carte communale. &lt;br /&gt;IV. ― L'Etat publie, au regard des informations dont il dispose, une carte des anciens sites industriels et activités de services. Le certificat d'urbanisme prévu à l'article &lt;a href="https://www.legifrance.gouv.fr/affichCodeArticle.do?cidTexte=LEGITEXT000006074075&amp;idArticle=LEGIARTI000006815652&amp;dateTexte=&amp;categorieLien=cid"&gt;L. 410-1&lt;/a&gt; du code de l'urbanisme indique si le terrain est situé sur un site répertorié sur cette carte ou sur un ancien site industriel ou de service dont le service instructeur du certificat d'urbanisme a connaissance. &lt;br /&gt;V. ― Un décret en Conseil d'Etat définit les modalités d'application du présent article.&lt;/p&gt;</text:p>
          </table:table-cell>
          <table:table-cell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10°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9</text:p>
          </table:table-cell>
          <table:table-cell office:value-type="string" calcext:value-type="string">
            <text:p>00</text:p>
          </table:table-cell>
          <table:table-cell/>
          <table:table-cell office:value-type="string" calcext:value-type="string">
            <text:p>Périmètres de projets AFUP (dans lesquels les propriétaires fonciers sont incités à se regrouper en AFU de projet et les AFU de projet à mener leurs opérations de façon concertée)</text:p>
          </table:table-cell>
          <table:table-cell office:value-type="string" calcext:value-type="string">
            <text:p>&lt;p&gt;&lt;a href="https://www.legifrance.gouv.fr/affichCodeArticle.do?idArticle=LEGIARTI000028810969&amp;cidTexte=LEGITEXT000006074075"&gt;Article L322-13 du Code de l'Urbanisme&lt;/a&gt; : La commune ou l'établissement public de coopération intercommunale compétent en matière de plan local d'urbanisme ou le représentant de l'Etat dans le cadre d'une opération d'intérêt national peuvent délimiter des périmètres de projet au sein desquels les propriétaires fonciers sont incités à se regrouper en association foncière urbaine de projet et les associations foncières urbaines de projet à mener leurs opérations de façon concertée.&lt;/p&gt;</text:p>
          </table:table-cell>
          <table:table-cell office:value-type="string" calcext:value-type="string">
            <text:p>&lt;p&gt;&lt;a href="https://www.legifrance.gouv.fr/affichCodeArticle.do?idArticle=LEGIARTI000034354968&amp;cidTexte=LEGITEXT000006074075"&gt;Article R151-52 14°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1016"/>
        </table:table-row>
        <table:table-row table:style-name="ro1">
          <table:table-cell table:style-name="ce4" office:value-type="string" calcext:value-type="string">
            <text:p>INFORMATION</text:p>
          </table:table-cell>
          <table:table-cell office:value-type="string" calcext:value-type="string">
            <text:p>STYPEINF</text:p>
          </table:table-cell>
          <table:table-cell table:style-name="ce18" office:value-type="string" calcext:value-type="string">
            <text:p>40</text:p>
          </table:table-cell>
          <table:table-cell table:style-name="ce18" office:value-type="string" calcext:value-type="string">
            <text:p>01</text:p>
          </table:table-cell>
          <table:table-cell table:style-name="ce4"/>
          <table:table-cell table:style-name="ce4" office:value-type="string" calcext:value-type="string">
            <text:p>Périmètre d’un bien inscrit au patrimoine mondial</text:p>
          </table:table-cell>
          <table:table-cell table:style-name="ce4" office:value-type="string" calcext:value-type="string">
            <text:p>&lt;p&gt;&lt;a href="https://www.legifrance.gouv.fr/affichCodeArticle.do?cidTexte=LEGITEXT000006074236&amp;idArticle=LEGIARTI000006845797&amp;dateTexte=&amp;categorieLien=cid"&gt;Article L612-1 du Code du patrimoine&lt;/a&gt; : L'Etat et ses établissements publics, les collectivités territoriales et leurs groupements assurent, au titre de leurs compétences dans les domaines du patrimoine, de l'environnement et de l'urbanisme, la protection, la conservation et la mise en valeur du bien reconnu en tant que bien du patrimoine mondial en application de la convention concernant la protection du patrimoine mondial, culturel et naturel, adoptée par la Conférence générale de l'Organisation des Nations unies pour l'éducation, la science et la culture, le 16 novembre 1972, lors de sa XVIIe session. &lt;br /&gt;Pour assurer la protection du bien, une zone, dite " zone tampon ", incluant son environnement immédiat, les perspectives visuelles importantes et d'autres aires ou attributs ayant un rôle fonctionnel important en tant que soutien apporté au bien et à sa protection est, sauf s'il est justifié qu'elle n'est pas nécessaire, délimitée autour de celui-ci en concertation avec les collectivités territoriales concernées puis arrêtée par l'autorité administrative. &lt;br /&gt;Pour assurer la préservation de la valeur universelle exceptionnelle du bien, un plan de gestion comprenant les mesures de protection, de conservation et de mise en valeur à mettre en œuvre est élaboré conjointement par l'Etat et les collectivités territoriales concernées, pour le périmètre de ce bien et, le cas échéant, de sa zone tampon, puis arrêté par l'autorité administrative. &lt;br /&gt;Lorsque l'autorité compétente en matière de schéma de cohérence territoriale ou de plan local d'urbanisme engage l'élaboration ou la révision d'un schéma de cohérence territoriale ou d'un plan local d'urbanisme, le représentant de l'Etat dans le département porte à sa connaissance les dispositions du plan de gestion du bien afin d'assurer la protection, la conservation et la mise en valeur du bien et la préservation de sa valeur exceptionnelle. &lt;br /&gt;Un décret en Conseil d'Etat fixe les modalités d'application du présent article. &lt;/p&gt;&lt;p&gt;&lt;a href="https://www.legifrance.gouv.fr/affichCodeArticle.do?idArticle=LEGIARTI000034353588&amp;cidTexte=LEGITEXT000006074236&amp;dateTexte=20170401"&gt;Article R612-1 du Code du patrimoine&lt;/a&gt; : Pour assurer la préservation de la valeur universelle exceptionnelle des biens reconnus en tant que biens du patrimoine mondial, l'Etat et les collectivités territoriales ou leurs groupements protègent ces biens et, le cas échéant, tout ou partie de leur zone tampon par l'application des dispositions du présent livre, du livre III du code de l'environnement ou du livre Ier du code de l'urbanisme.&lt;/p&gt;&lt;p&gt;&lt;a href="https://www.legifrance.gouv.fr/affichCodeArticle.do;jsessionid=968DF5E0F32EFA4C92C7544A801B1701.tplgfr36s_3?idArticle=LEGIARTI000034353578&amp;cidTexte=LEGITEXT000006074236&amp;dateTexte=20170401&amp;categorieLien=id&amp;oldAction=&amp;nbResultRech="&gt;Article R612-2 du Code du patrimoine&lt;/a&gt; : Le périmètre de la zone tampon et le plan de gestion prévus à l'article &lt;a href="https://www.legifrance.gouv.fr/affichCodeArticle.do?cidTexte=LEGITEXT000006074236&amp;idArticle=LEGIARTI000006845797&amp;dateTexte=&amp;categorieLien=cid"&gt;L. 612-1&lt;/a&gt; sont arrêtés par le préfet de région. La Commission nationale du patrimoine et de l'architecture et la commission régionale du patrimoine et de l'architecture peuvent être consultées sur le périmètre de la zone tampon et le plan de gestion. &lt;br /&gt;Lorsque le périmètre du bien ou de sa zone tampon ou lorsque le plan de gestion concerne plusieurs régions, le préfet de région compétent est désigné par le Premier ministre.&lt;/p&gt;</text:p>
          </table:table-cell>
          <table:table-cell table:style-name="ce4"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style-name="ce4" table:number-columns-repeated="56"/>
          <table:table-cell table:number-columns-repeated="960"/>
        </table:table-row>
        <table:table-row table:style-name="ro1">
          <table:table-cell table:style-name="ce4" office:value-type="string" calcext:value-type="string">
            <text:p>INFORMATION</text:p>
          </table:table-cell>
          <table:table-cell office:value-type="string" calcext:value-type="string">
            <text:p>STYPEINF</text:p>
          </table:table-cell>
          <table:table-cell table:style-name="ce18" office:value-type="string" calcext:value-type="string">
            <text:p>40</text:p>
          </table:table-cell>
          <table:table-cell table:style-name="ce18" office:value-type="string" calcext:value-type="string">
            <text:p>02</text:p>
          </table:table-cell>
          <table:table-cell table:style-name="ce4"/>
          <table:table-cell table:style-name="ce4" office:value-type="string" calcext:value-type="string">
            <text:p>Zone tampon d’un bien inscrit au patrimoine mondial</text:p>
          </table:table-cell>
          <table:table-cell table:style-name="ce4" office:value-type="string" calcext:value-type="string">
            <text:p>&lt;p&gt;&lt;a href="https://www.legifrance.gouv.fr/affichCodeArticle.do?cidTexte=LEGITEXT000006074236&amp;idArticle=LEGIARTI000006845797&amp;dateTexte=&amp;categorieLien=cid"&gt;Article L612-1 du Code du patrimoine&lt;/a&gt; : L'Etat et ses établissements publics, les collectivités territoriales et leurs groupements assurent, au titre de leurs compétences dans les domaines du patrimoine, de l'environnement et de l'urbanisme, la protection, la conservation et la mise en valeur du bien reconnu en tant que bien du patrimoine mondial en application de la convention concernant la protection du patrimoine mondial, culturel et naturel, adoptée par la Conférence générale de l'Organisation des Nations unies pour l'éducation, la science et la culture, le 16 novembre 1972, lors de sa XVIIe session. &lt;br /&gt;Pour assurer la protection du bien, une zone, dite " zone tampon ", incluant son environnement immédiat, les perspectives visuelles importantes et d'autres aires ou attributs ayant un rôle fonctionnel important en tant que soutien apporté au bien et à sa protection est, sauf s'il est justifié qu'elle n'est pas nécessaire, délimitée autour de celui-ci en concertation avec les collectivités territoriales concernées puis arrêtée par l'autorité administrative. &lt;br /&gt;Pour assurer la préservation de la valeur universelle exceptionnelle du bien, un plan de gestion comprenant les mesures de protection, de conservation et de mise en valeur à mettre en œuvre est élaboré conjointement par l'Etat et les collectivités territoriales concernées, pour le périmètre de ce bien et, le cas échéant, de sa zone tampon, puis arrêté par l'autorité administrative. &lt;br /&gt;Lorsque l'autorité compétente en matière de schéma de cohérence territoriale ou de plan local d'urbanisme engage l'élaboration ou la révision d'un schéma de cohérence territoriale ou d'un plan local d'urbanisme, le représentant de l'Etat dans le département porte à sa connaissance les dispositions du plan de gestion du bien afin d'assurer la protection, la conservation et la mise en valeur du bien et la préservation de sa valeur exceptionnelle. &lt;br /&gt;Un décret en Conseil d'Etat fixe les modalités d'application du présent article. &lt;/p&gt;&lt;p&gt;&lt;a href="https://www.legifrance.gouv.fr/affichCodeArticle.do?idArticle=LEGIARTI000034353588&amp;cidTexte=LEGITEXT000006074236&amp;dateTexte=20170401"&gt;Article R612-1 du Code du patrimoine&lt;/a&gt; : Pour assurer la préservation de la valeur universelle exceptionnelle des biens reconnus en tant que biens du patrimoine mondial, l'Etat et les collectivités territoriales ou leurs groupements protègent ces biens et, le cas échéant, tout ou partie de leur zone tampon par l'application des dispositions du présent livre, du livre III du code de l'environnement ou du livre Ier du code de l'urbanisme.&lt;/p&gt;&lt;p&gt;&lt;a href="https://www.legifrance.gouv.fr/affichCodeArticle.do;jsessionid=968DF5E0F32EFA4C92C7544A801B1701.tplgfr36s_3?idArticle=LEGIARTI000034353578&amp;cidTexte=LEGITEXT000006074236&amp;dateTexte=20170401&amp;categorieLien=id&amp;oldAction=&amp;nbResultRech="&gt;Article R612-2 du Code du patrimoine&lt;/a&gt; : Le périmètre de la zone tampon et le plan de gestion prévus à l'article &lt;a href="https://www.legifrance.gouv.fr/affichCodeArticle.do?cidTexte=LEGITEXT000006074236&amp;idArticle=LEGIARTI000006845797&amp;dateTexte=&amp;categorieLien=cid"&gt;L. 612-1&lt;/a&gt; sont arrêtés par le préfet de région. La Commission nationale du patrimoine et de l'architecture et la commission régionale du patrimoine et de l'architecture peuvent être consultées sur le périmètre de la zone tampon et le plan de gestion. &lt;br /&gt;Lorsque le périmètre du bien ou de sa zone tampon ou lorsque le plan de gestion concerne plusieurs régions, le préfet de région compétent est désigné par le Premier ministre.&lt;/p&gt;</text:p>
          </table:table-cell>
          <table:table-cell table:style-name="ce4"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style-name="ce4" table:number-columns-repeated="56"/>
          <table:table-cell table:number-columns-repeated="960"/>
        </table:table-row>
        <table:table-row table:style-name="ro1">
          <table:table-cell table:style-name="ce4" office:value-type="string" calcext:value-type="string">
            <text:p>INFORMATION</text:p>
          </table:table-cell>
          <table:table-cell office:value-type="string" calcext:value-type="string">
            <text:p>STYPEINF</text:p>
          </table:table-cell>
          <table:table-cell table:style-name="ce18" office:value-type="string" calcext:value-type="string">
            <text:p>70</text:p>
          </table:table-cell>
          <table:table-cell table:style-name="ce18" office:value-type="string" calcext:value-type="string">
            <text:p>00</text:p>
          </table:table-cell>
          <table:table-cell table:style-name="ce4"/>
          <table:table-cell table:style-name="ce4" office:value-type="string" calcext:value-type="string">
            <text:p>Emprise ou localisation des immeubles bâtis ou non bâtis classés ou inscrits au titre des monuments historiques (information facultative non exigée par la loi)</text:p>
          </table:table-cell>
          <table:table-cell table:style-name="ce4" office:value-type="string" calcext:value-type="string">
            <text:p>&lt;p&gt;&lt;a href="https://www.legifrance.gouv.fr/affichCode.do?idArticle=LEGIARTI000006845801&amp;idSectionTA=LEGISCTA000006177318&amp;cidTexte=LEGITEXT000006074236&amp;dateTexte=20200228"&gt;Livre VI titre II du code du patrimoine&lt;/a&gt;&lt;/p&gt;</text:p>
          </table:table-cell>
          <table:table-cell table:style-name="ce4" office:value-type="string" calcext:value-type="string">
            <text:p>null</text:p>
          </table:table-cell>
          <table:table-cell table:style-name="ce4" table:number-columns-repeated="56"/>
          <table:table-cell table:number-columns-repeated="960"/>
        </table:table-row>
        <table:table-row table:style-name="ro1">
          <table:table-cell table:style-name="ce4" office:value-type="string" calcext:value-type="string">
            <text:p>INFORMATION</text:p>
          </table:table-cell>
          <table:table-cell office:value-type="string" calcext:value-type="string">
            <text:p>STYPEINF</text:p>
          </table:table-cell>
          <table:table-cell table:style-name="ce18" office:value-type="string" calcext:value-type="string">
            <text:p>97</text:p>
          </table:table-cell>
          <table:table-cell table:style-name="ce18" office:value-type="string" calcext:value-type="string">
            <text:p>00</text:p>
          </table:table-cell>
          <table:table-cell table:style-name="ce4"/>
          <table:table-cell table:style-name="ce4" office:value-type="string" calcext:value-type="string">
            <text:p>Périmètre d’application d’une pièce écrite territorialisée relative aux annexes (liste des annexes, liste des SUP, plan des SUP)</text:p>
          </table:table-cell>
          <table:table-cell table:number-columns-repeated="2" table:style-name="ce4" office:value-type="string" calcext:value-type="string">
            <text:p>null</text:p>
          </table:table-cell>
          <table:table-cell table:style-name="ce4" table:number-columns-repeated="56"/>
          <table:table-cell table:number-columns-repeated="960"/>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98</text:p>
          </table:table-cell>
          <table:table-cell office:value-type="string" calcext:value-type="string">
            <text:p>00</text:p>
          </table:table-cell>
          <table:table-cell/>
          <table:table-cell office:value-type="string" calcext:value-type="string">
            <text:p>Périmètre d’annulation partielle du document d’urbanisme (lorsqu’elle impacte le règlement graphique)</text:p>
          </table:table-cell>
          <table:table-cell table:number-columns-repeated="2" office:value-type="string" calcext:value-type="string">
            <text:p>null</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99</text:p>
          </table:table-cell>
          <table:table-cell office:value-type="string" calcext:value-type="string">
            <text:p>00</text:p>
          </table:table-cell>
          <table:table-cell/>
          <table:table-cell office:value-type="string" calcext:value-type="string">
            <text:p>Autre périmètre, secteur, plan, document, site, projet, espace</text:p>
          </table:table-cell>
          <table:table-cell table:number-columns-repeated="2" office:value-type="string" calcext:value-type="string">
            <text:p>null</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99</text:p>
          </table:table-cell>
          <table:table-cell office:value-type="string" calcext:value-type="string">
            <text:p>01</text:p>
          </table:table-cell>
          <table:table-cell/>
          <table:table-cell office:value-type="string" calcext:value-type="string">
            <text:p>Autre relevant de la loi littoral</text:p>
          </table:table-cell>
          <table:table-cell table:number-columns-repeated="2" office:value-type="string" calcext:value-type="string">
            <text:p>null</text:p>
          </table:table-cell>
          <table:table-cell table:number-columns-repeated="101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99</text:p>
          </table:table-cell>
          <table:table-cell office:value-type="string" calcext:value-type="string">
            <text:p>02</text:p>
          </table:table-cell>
          <table:table-cell/>
          <table:table-cell office:value-type="string" calcext:value-type="string">
            <text:p>Autre relevant de la loi montagne</text:p>
          </table:table-cell>
          <table:table-cell table:number-columns-repeated="2" office:value-type="string" calcext:value-type="string">
            <text:p>null</text:p>
          </table:table-cell>
          <table:table-cell table:number-columns-repeated="1016"/>
        </table:table-row>
        <table:table-row table:style-name="ro1" table:number-rows-repeated="104833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Sans" svg:font-family="LiberationSans"/>
    <style:font-face style:name="LiberationSerif" svg:font-family="LiberationSerif"/>
    <style:font-face style:name="TimesNewRomanPSMT" svg:font-family="TimesNewRomanPSMT"/>
    <style:font-face style:name="F" svg:font-family="" style:font-family-generic="roman"/>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1">00/00/0000</text:date>, <text:time style:data-style-name="N2" text:time-value="14:20:35.21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24T14:04:23.504000000</meta:creation-date>
    <meta:generator>LibreOffice/6.3.3.2$Windows_X86_64 LibreOffice_project/a64200df03143b798afd1ec74a12ab50359878ed</meta:generator>
    <dc:date>2020-03-11T14:55:26.510000000</dc:date>
    <meta:editing-duration>PT21H21M13S</meta:editing-duration>
    <meta:editing-cycles>180</meta:editing-cycles>
    <meta:document-statistic meta:table-count="2" meta:cell-count="2028" meta:object-count="0"/>
  </office:meta>
</office:document-meta>
</file>